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47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eycontrol_symbo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3MINDIA</text:p>
          </table:table-cell>
          <table:table-cell office:value-type="string" calcext:value-type="string">
            <text:p><text:s/>B3M</text:p>
          </table:table-cell>
          <table:table-cell table:formula="of:=CONCATENATE(&quot;UPDATE stocks set moneycontrol_sym='&quot;;TRIM([.B1]);&quot;' where symbol='&quot;;[.A1];&quot;';&quot;)" office:value-type="string" office:string-value="UPDATE stocks set moneycontrol_sym='B3M' where symbol='3MINDIA';" calcext:value-type="string">
            <text:p>UPDATE stocks set moneycontrol_sym='B3M' where symbol='3MINDIA';</text:p>
          </table:table-cell>
        </table:table-row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<text:s/>ACC</text:p>
          </table:table-cell>
          <table:table-cell table:formula="of:=CONCATENATE(&quot;UPDATE stocks set moneycontrol_sym='&quot;;TRIM([.B2]);&quot;' where symbol='&quot;;[.A2];&quot;';&quot;)" office:value-type="string" office:string-value="UPDATE stocks set moneycontrol_sym='ACC' where symbol='ACC';" calcext:value-type="string">
            <text:p>UPDATE stocks set moneycontrol_sym='ACC' where symbol='ACC';</text:p>
          </table:table-cell>
        </table:table-row>
        <table:table-row table:style-name="ro1">
          <table:table-cell office:value-type="string" calcext:value-type="string">
            <text:p>AIAENG</text:p>
          </table:table-cell>
          <table:table-cell office:value-type="string" calcext:value-type="string">
            <text:p><text:s/>AIE01</text:p>
          </table:table-cell>
          <table:table-cell table:formula="of:=CONCATENATE(&quot;UPDATE stocks set moneycontrol_sym='&quot;;TRIM([.B3]);&quot;' where symbol='&quot;;[.A3];&quot;';&quot;)" office:value-type="string" office:string-value="UPDATE stocks set moneycontrol_sym='AIE01' where symbol='AIAENG';" calcext:value-type="string">
            <text:p>UPDATE stocks set moneycontrol_sym='AIE01' where symbol='AIAENG';</text:p>
          </table:table-cell>
        </table:table-row>
        <table:table-row table:style-name="ro1">
          <table:table-cell office:value-type="string" calcext:value-type="string">
            <text:p>APLAPOLLO</text:p>
          </table:table-cell>
          <table:table-cell office:value-type="string" calcext:value-type="string">
            <text:p><text:s/>BT09</text:p>
          </table:table-cell>
          <table:table-cell table:formula="of:=CONCATENATE(&quot;UPDATE stocks set moneycontrol_sym='&quot;;TRIM([.B4]);&quot;' where symbol='&quot;;[.A4];&quot;';&quot;)" office:value-type="string" office:string-value="UPDATE stocks set moneycontrol_sym='BT09' where symbol='APLAPOLLO';" calcext:value-type="string">
            <text:p>UPDATE stocks set moneycontrol_sym='BT09' where symbol='APLAPOLLO';</text:p>
          </table:table-cell>
        </table:table-row>
        <table:table-row table:style-name="ro1">
          <table:table-cell office:value-type="string" calcext:value-type="string">
            <text:p>AUBANK</text:p>
          </table:table-cell>
          <table:table-cell office:value-type="string" calcext:value-type="string">
            <text:p><text:s/>ASF03</text:p>
          </table:table-cell>
          <table:table-cell table:formula="of:=CONCATENATE(&quot;UPDATE stocks set moneycontrol_sym='&quot;;TRIM([.B5]);&quot;' where symbol='&quot;;[.A5];&quot;';&quot;)" office:value-type="string" office:string-value="UPDATE stocks set moneycontrol_sym='ASF03' where symbol='AUBANK';" calcext:value-type="string">
            <text:p>UPDATE stocks set moneycontrol_sym='ASF03' where symbol='AUBANK';</text:p>
          </table:table-cell>
        </table:table-row>
        <table:table-row table:style-name="ro1">
          <table:table-cell office:value-type="string" calcext:value-type="string">
            <text:p>AARTIIND</text:p>
          </table:table-cell>
          <table:table-cell office:value-type="string" calcext:value-type="string">
            <text:p><text:s/>AI</text:p>
          </table:table-cell>
          <table:table-cell table:formula="of:=CONCATENATE(&quot;UPDATE stocks set moneycontrol_sym='&quot;;TRIM([.B6]);&quot;' where symbol='&quot;;[.A6];&quot;';&quot;)" office:value-type="string" office:string-value="UPDATE stocks set moneycontrol_sym='AI' where symbol='AARTIIND';" calcext:value-type="string">
            <text:p>UPDATE stocks set moneycontrol_sym='AI' where symbol='AARTIIND';</text:p>
          </table:table-cell>
        </table:table-row>
        <table:table-row table:style-name="ro1">
          <table:table-cell office:value-type="string" calcext:value-type="string">
            <text:p>AAVAS</text:p>
          </table:table-cell>
          <table:table-cell office:value-type="string" calcext:value-type="string">
            <text:p><text:s/>AF32</text:p>
          </table:table-cell>
          <table:table-cell table:formula="of:=CONCATENATE(&quot;UPDATE stocks set moneycontrol_sym='&quot;;TRIM([.B7]);&quot;' where symbol='&quot;;[.A7];&quot;';&quot;)" office:value-type="string" office:string-value="UPDATE stocks set moneycontrol_sym='AF32' where symbol='AAVAS';" calcext:value-type="string">
            <text:p>UPDATE stocks set moneycontrol_sym='AF32' where symbol='AAVAS';</text:p>
          </table:table-cell>
        </table:table-row>
        <table:table-row table:style-name="ro1">
          <table:table-cell office:value-type="string" calcext:value-type="string">
            <text:p>ABBOTINDIA</text:p>
          </table:table-cell>
          <table:table-cell office:value-type="string" calcext:value-type="string">
            <text:p><text:s/>KP</text:p>
          </table:table-cell>
          <table:table-cell table:formula="of:=CONCATENATE(&quot;UPDATE stocks set moneycontrol_sym='&quot;;TRIM([.B8]);&quot;' where symbol='&quot;;[.A8];&quot;';&quot;)" office:value-type="string" office:string-value="UPDATE stocks set moneycontrol_sym='KP' where symbol='ABBOTINDIA';" calcext:value-type="string">
            <text:p>UPDATE stocks set moneycontrol_sym='KP' where symbol='ABBOTINDIA';</text:p>
          </table:table-cell>
        </table:table-row>
        <table:table-row table:style-name="ro1">
          <table:table-cell office:value-type="string" calcext:value-type="string">
            <text:p>ADANIGAS</text:p>
          </table:table-cell>
          <table:table-cell office:value-type="string" calcext:value-type="string">
            <text:p><text:s/>ADG01</text:p>
          </table:table-cell>
          <table:table-cell table:formula="of:=CONCATENATE(&quot;UPDATE stocks set moneycontrol_sym='&quot;;TRIM([.B9]);&quot;' where symbol='&quot;;[.A9];&quot;';&quot;)" office:value-type="string" office:string-value="UPDATE stocks set moneycontrol_sym='ADG01' where symbol='ADANIGAS';" calcext:value-type="string">
            <text:p>UPDATE stocks set moneycontrol_sym='ADG01' where symbol='ADANIGAS';</text:p>
          </table:table-cell>
        </table:table-row>
        <table:table-row table:style-name="ro1">
          <table:table-cell office:value-type="string" calcext:value-type="string">
            <text:p>ADANIGREEN</text:p>
          </table:table-cell>
          <table:table-cell office:value-type="string" calcext:value-type="string">
            <text:p><text:s/>ADANI54145</text:p>
          </table:table-cell>
          <table:table-cell table:formula="of:=CONCATENATE(&quot;UPDATE stocks set moneycontrol_sym='&quot;;TRIM([.B10]);&quot;' where symbol='&quot;;[.A10];&quot;';&quot;)" office:value-type="string" office:string-value="UPDATE stocks set moneycontrol_sym='ADANI54145' where symbol='ADANIGREEN';" calcext:value-type="string">
            <text:p>UPDATE stocks set moneycontrol_sym='ADANI54145' where symbol='ADANIGREEN';</text:p>
          </table:table-cell>
        </table:table-row>
        <table:table-row table:style-name="ro1">
          <table:table-cell office:value-type="string" calcext:value-type="string">
            <text:p>ADANIPORTS</text:p>
          </table:table-cell>
          <table:table-cell office:value-type="string" calcext:value-type="string">
            <text:p><text:s/>MPS</text:p>
          </table:table-cell>
          <table:table-cell table:formula="of:=CONCATENATE(&quot;UPDATE stocks set moneycontrol_sym='&quot;;TRIM([.B11]);&quot;' where symbol='&quot;;[.A11];&quot;';&quot;)" office:value-type="string" office:string-value="UPDATE stocks set moneycontrol_sym='MPS' where symbol='ADANIPORTS';" calcext:value-type="string">
            <text:p>UPDATE stocks set moneycontrol_sym='MPS' where symbol='ADANIPORTS';</text:p>
          </table:table-cell>
        </table:table-row>
        <table:table-row table:style-name="ro1">
          <table:table-cell office:value-type="string" calcext:value-type="string">
            <text:p>ADANIPOWER</text:p>
          </table:table-cell>
          <table:table-cell office:value-type="string" calcext:value-type="string">
            <text:p><text:s/>AP26</text:p>
          </table:table-cell>
          <table:table-cell table:formula="of:=CONCATENATE(&quot;UPDATE stocks set moneycontrol_sym='&quot;;TRIM([.B12]);&quot;' where symbol='&quot;;[.A12];&quot;';&quot;)" office:value-type="string" office:string-value="UPDATE stocks set moneycontrol_sym='AP26' where symbol='ADANIPOWER';" calcext:value-type="string">
            <text:p>UPDATE stocks set moneycontrol_sym='AP26' where symbol='ADANIPOWER';</text:p>
          </table:table-cell>
        </table:table-row>
        <table:table-row table:style-name="ro1">
          <table:table-cell office:value-type="string" calcext:value-type="string">
            <text:p>ADANITRANS</text:p>
          </table:table-cell>
          <table:table-cell office:value-type="string" calcext:value-type="string">
            <text:p><text:s/>AT18</text:p>
          </table:table-cell>
          <table:table-cell table:formula="of:=CONCATENATE(&quot;UPDATE stocks set moneycontrol_sym='&quot;;TRIM([.B13]);&quot;' where symbol='&quot;;[.A13];&quot;';&quot;)" office:value-type="string" office:string-value="UPDATE stocks set moneycontrol_sym='AT18' where symbol='ADANITRANS';" calcext:value-type="string">
            <text:p>UPDATE stocks set moneycontrol_sym='AT18' where symbol='ADANITRANS';</text:p>
          </table:table-cell>
        </table:table-row>
        <table:table-row table:style-name="ro1">
          <table:table-cell office:value-type="string" calcext:value-type="string">
            <text:p>ABCAPITAL</text:p>
          </table:table-cell>
          <table:table-cell office:value-type="string" calcext:value-type="string">
            <text:p><text:s/>ABC07</text:p>
          </table:table-cell>
          <table:table-cell table:formula="of:=CONCATENATE(&quot;UPDATE stocks set moneycontrol_sym='&quot;;TRIM([.B14]);&quot;' where symbol='&quot;;[.A14];&quot;';&quot;)" office:value-type="string" office:string-value="UPDATE stocks set moneycontrol_sym='ABC07' where symbol='ABCAPITAL';" calcext:value-type="string">
            <text:p>UPDATE stocks set moneycontrol_sym='ABC07' where symbol='ABCAPITAL';</text:p>
          </table:table-cell>
        </table:table-row>
        <table:table-row table:style-name="ro1">
          <table:table-cell office:value-type="string" calcext:value-type="string">
            <text:p>ABFRL</text:p>
          </table:table-cell>
          <table:table-cell office:value-type="string" calcext:value-type="string">
            <text:p><text:s/>PFR</text:p>
          </table:table-cell>
          <table:table-cell table:formula="of:=CONCATENATE(&quot;UPDATE stocks set moneycontrol_sym='&quot;;TRIM([.B15]);&quot;' where symbol='&quot;;[.A15];&quot;';&quot;)" office:value-type="string" office:string-value="UPDATE stocks set moneycontrol_sym='PFR' where symbol='ABFRL';" calcext:value-type="string">
            <text:p>UPDATE stocks set moneycontrol_sym='PFR' where symbol='ABFRL';</text:p>
          </table:table-cell>
        </table:table-row>
        <table:table-row table:style-name="ro1">
          <table:table-cell office:value-type="string" calcext:value-type="string">
            <text:p>ADVENZYMES</text:p>
          </table:table-cell>
          <table:table-cell office:value-type="string" calcext:value-type="string">
            <text:p><text:s/>AET02</text:p>
          </table:table-cell>
          <table:table-cell table:formula="of:=CONCATENATE(&quot;UPDATE stocks set moneycontrol_sym='&quot;;TRIM([.B16]);&quot;' where symbol='&quot;;[.A16];&quot;';&quot;)" office:value-type="string" office:string-value="UPDATE stocks set moneycontrol_sym='AET02' where symbol='ADVENZYMES';" calcext:value-type="string">
            <text:p>UPDATE stocks set moneycontrol_sym='AET02' where symbol='ADVENZYMES';</text:p>
          </table:table-cell>
        </table:table-row>
        <table:table-row table:style-name="ro1">
          <table:table-cell office:value-type="string" calcext:value-type="string">
            <text:p>AEGISCHEM</text:p>
          </table:table-cell>
          <table:table-cell office:value-type="string" calcext:value-type="string">
            <text:p><text:s/>AC02</text:p>
          </table:table-cell>
          <table:table-cell table:formula="of:=CONCATENATE(&quot;UPDATE stocks set moneycontrol_sym='&quot;;TRIM([.B17]);&quot;' where symbol='&quot;;[.A17];&quot;';&quot;)" office:value-type="string" office:string-value="UPDATE stocks set moneycontrol_sym='AC02' where symbol='AEGISCHEM';" calcext:value-type="string">
            <text:p>UPDATE stocks set moneycontrol_sym='AC02' where symbol='AEGISCHEM';</text:p>
          </table:table-cell>
        </table:table-row>
        <table:table-row table:style-name="ro1">
          <table:table-cell office:value-type="string" calcext:value-type="string">
            <text:p>AFFLE</text:p>
          </table:table-cell>
          <table:table-cell office:value-type="string" calcext:value-type="string">
            <text:p><text:s/>AI72</text:p>
          </table:table-cell>
          <table:table-cell table:formula="of:=CONCATENATE(&quot;UPDATE stocks set moneycontrol_sym='&quot;;TRIM([.B18]);&quot;' where symbol='&quot;;[.A18];&quot;';&quot;)" office:value-type="string" office:string-value="UPDATE stocks set moneycontrol_sym='AI72' where symbol='AFFLE';" calcext:value-type="string">
            <text:p>UPDATE stocks set moneycontrol_sym='AI72' where symbol='AFFLE';</text:p>
          </table:table-cell>
        </table:table-row>
        <table:table-row table:style-name="ro1">
          <table:table-cell office:value-type="string" calcext:value-type="string">
            <text:p>AJANTPHARM</text:p>
          </table:table-cell>
          <table:table-cell office:value-type="string" calcext:value-type="string">
            <text:p><text:s/>AP22</text:p>
          </table:table-cell>
          <table:table-cell table:formula="of:=CONCATENATE(&quot;UPDATE stocks set moneycontrol_sym='&quot;;TRIM([.B19]);&quot;' where symbol='&quot;;[.A19];&quot;';&quot;)" office:value-type="string" office:string-value="UPDATE stocks set moneycontrol_sym='AP22' where symbol='AJANTPHARM';" calcext:value-type="string">
            <text:p>UPDATE stocks set moneycontrol_sym='AP22' where symbol='AJANTPHARM';</text:p>
          </table:table-cell>
        </table:table-row>
        <table:table-row table:style-name="ro1">
          <table:table-cell office:value-type="string" calcext:value-type="string">
            <text:p>AKZOINDIA</text:p>
          </table:table-cell>
          <table:table-cell office:value-type="string" calcext:value-type="string">
            <text:p><text:s/>ICI</text:p>
          </table:table-cell>
          <table:table-cell table:formula="of:=CONCATENATE(&quot;UPDATE stocks set moneycontrol_sym='&quot;;TRIM([.B20]);&quot;' where symbol='&quot;;[.A20];&quot;';&quot;)" office:value-type="string" office:string-value="UPDATE stocks set moneycontrol_sym='ICI' where symbol='AKZOINDIA';" calcext:value-type="string">
            <text:p>UPDATE stocks set moneycontrol_sym='ICI' where symbol='AKZOINDIA';</text:p>
          </table:table-cell>
        </table:table-row>
        <table:table-row table:style-name="ro1">
          <table:table-cell office:value-type="string" calcext:value-type="string">
            <text:p>APLLTD</text:p>
          </table:table-cell>
          <table:table-cell office:value-type="string" calcext:value-type="string">
            <text:p><text:s/>AP29</text:p>
          </table:table-cell>
          <table:table-cell table:formula="of:=CONCATENATE(&quot;UPDATE stocks set moneycontrol_sym='&quot;;TRIM([.B21]);&quot;' where symbol='&quot;;[.A21];&quot;';&quot;)" office:value-type="string" office:string-value="UPDATE stocks set moneycontrol_sym='AP29' where symbol='APLLTD';" calcext:value-type="string">
            <text:p>UPDATE stocks set moneycontrol_sym='AP29' where symbol='APLLTD';</text:p>
          </table:table-cell>
        </table:table-row>
        <table:table-row table:style-name="ro1">
          <table:table-cell office:value-type="string" calcext:value-type="string">
            <text:p>ALKEM</text:p>
          </table:table-cell>
          <table:table-cell office:value-type="string" calcext:value-type="string">
            <text:p><text:s/>AL16</text:p>
          </table:table-cell>
          <table:table-cell table:formula="of:=CONCATENATE(&quot;UPDATE stocks set moneycontrol_sym='&quot;;TRIM([.B22]);&quot;' where symbol='&quot;;[.A22];&quot;';&quot;)" office:value-type="string" office:string-value="UPDATE stocks set moneycontrol_sym='AL16' where symbol='ALKEM';" calcext:value-type="string">
            <text:p>UPDATE stocks set moneycontrol_sym='AL16' where symbol='ALKEM';</text:p>
          </table:table-cell>
        </table:table-row>
        <table:table-row table:style-name="ro1">
          <table:table-cell office:value-type="string" calcext:value-type="string">
            <text:p>ALLCARGO</text:p>
          </table:table-cell>
          <table:table-cell office:value-type="string" calcext:value-type="string">
            <text:p><text:s/>AGL02</text:p>
          </table:table-cell>
          <table:table-cell table:formula="of:=CONCATENATE(&quot;UPDATE stocks set moneycontrol_sym='&quot;;TRIM([.B23]);&quot;' where symbol='&quot;;[.A23];&quot;';&quot;)" office:value-type="string" office:string-value="UPDATE stocks set moneycontrol_sym='AGL02' where symbol='ALLCARGO';" calcext:value-type="string">
            <text:p>UPDATE stocks set moneycontrol_sym='AGL02' where symbol='ALLCARGO';</text:p>
          </table:table-cell>
        </table:table-row>
        <table:table-row table:style-name="ro1">
          <table:table-cell office:value-type="string" calcext:value-type="string">
            <text:p>AMARAJABAT</text:p>
          </table:table-cell>
          <table:table-cell office:value-type="string" calcext:value-type="string">
            <text:p><text:s/>ARB</text:p>
          </table:table-cell>
          <table:table-cell table:formula="of:=CONCATENATE(&quot;UPDATE stocks set moneycontrol_sym='&quot;;TRIM([.B24]);&quot;' where symbol='&quot;;[.A24];&quot;';&quot;)" office:value-type="string" office:string-value="UPDATE stocks set moneycontrol_sym='ARB' where symbol='AMARAJABAT';" calcext:value-type="string">
            <text:p>UPDATE stocks set moneycontrol_sym='ARB' where symbol='AMARAJABAT';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<text:s/>AEI01</text:p>
          </table:table-cell>
          <table:table-cell table:formula="of:=CONCATENATE(&quot;UPDATE stocks set moneycontrol_sym='&quot;;TRIM([.B25]);&quot;' where symbol='&quot;;[.A25];&quot;';&quot;)" office:value-type="string" office:string-value="UPDATE stocks set moneycontrol_sym='AEI01' where symbol='AMBER';" calcext:value-type="string">
            <text:p>UPDATE stocks set moneycontrol_sym='AEI01' where symbol='AMBER';</text:p>
          </table:table-cell>
        </table:table-row>
        <table:table-row table:style-name="ro1">
          <table:table-cell office:value-type="string" calcext:value-type="string">
            <text:p>AMBUJACEM</text:p>
          </table:table-cell>
          <table:table-cell office:value-type="string" calcext:value-type="string">
            <text:p><text:s/>GAC</text:p>
          </table:table-cell>
          <table:table-cell table:formula="of:=CONCATENATE(&quot;UPDATE stocks set moneycontrol_sym='&quot;;TRIM([.B26]);&quot;' where symbol='&quot;;[.A26];&quot;';&quot;)" office:value-type="string" office:string-value="UPDATE stocks set moneycontrol_sym='GAC' where symbol='AMBUJACEM';" calcext:value-type="string">
            <text:p>UPDATE stocks set moneycontrol_sym='GAC' where symbol='AMBUJACEM';</text:p>
          </table:table-cell>
        </table:table-row>
        <table:table-row table:style-name="ro1">
          <table:table-cell office:value-type="string" calcext:value-type="string">
            <text:p>APOLLOHOSP</text:p>
          </table:table-cell>
          <table:table-cell office:value-type="string" calcext:value-type="string">
            <text:p><text:s/>AHE</text:p>
          </table:table-cell>
          <table:table-cell table:formula="of:=CONCATENATE(&quot;UPDATE stocks set moneycontrol_sym='&quot;;TRIM([.B27]);&quot;' where symbol='&quot;;[.A27];&quot;';&quot;)" office:value-type="string" office:string-value="UPDATE stocks set moneycontrol_sym='AHE' where symbol='APOLLOHOSP';" calcext:value-type="string">
            <text:p>UPDATE stocks set moneycontrol_sym='AHE' where symbol='APOLLOHOSP';</text:p>
          </table:table-cell>
        </table:table-row>
        <table:table-row table:style-name="ro1">
          <table:table-cell office:value-type="string" calcext:value-type="string">
            <text:p>APOLLOTYRE</text:p>
          </table:table-cell>
          <table:table-cell office:value-type="string" calcext:value-type="string">
            <text:p><text:s/>AT</text:p>
          </table:table-cell>
          <table:table-cell table:formula="of:=CONCATENATE(&quot;UPDATE stocks set moneycontrol_sym='&quot;;TRIM([.B28]);&quot;' where symbol='&quot;;[.A28];&quot;';&quot;)" office:value-type="string" office:string-value="UPDATE stocks set moneycontrol_sym='AT' where symbol='APOLLOTYRE';" calcext:value-type="string">
            <text:p>UPDATE stocks set moneycontrol_sym='AT' where symbol='APOLLOTYRE';</text:p>
          </table:table-cell>
        </table:table-row>
        <table:table-row table:style-name="ro1">
          <table:table-cell office:value-type="string" calcext:value-type="string">
            <text:p>ARVINDFASN</text:p>
          </table:table-cell>
          <table:table-cell office:value-type="string" calcext:value-type="string">
            <text:p><text:s/>ARVIN54248</text:p>
          </table:table-cell>
          <table:table-cell table:formula="of:=CONCATENATE(&quot;UPDATE stocks set moneycontrol_sym='&quot;;TRIM([.B29]);&quot;' where symbol='&quot;;[.A29];&quot;';&quot;)" office:value-type="string" office:string-value="UPDATE stocks set moneycontrol_sym='ARVIN54248' where symbol='ARVINDFASN';" calcext:value-type="string">
            <text:p>UPDATE stocks set moneycontrol_sym='ARVIN54248' where symbol='ARVINDFASN';</text:p>
          </table:table-cell>
        </table:table-row>
        <table:table-row table:style-name="ro1">
          <table:table-cell office:value-type="string" calcext:value-type="string">
            <text:p>ASAHIINDIA</text:p>
          </table:table-cell>
          <table:table-cell office:value-type="string" calcext:value-type="string">
            <text:p><text:s/>AIS</text:p>
          </table:table-cell>
          <table:table-cell table:formula="of:=CONCATENATE(&quot;UPDATE stocks set moneycontrol_sym='&quot;;TRIM([.B30]);&quot;' where symbol='&quot;;[.A30];&quot;';&quot;)" office:value-type="string" office:string-value="UPDATE stocks set moneycontrol_sym='AIS' where symbol='ASAHIINDIA';" calcext:value-type="string">
            <text:p>UPDATE stocks set moneycontrol_sym='AIS' where symbol='ASAHIINDIA';</text:p>
          </table:table-cell>
        </table:table-row>
        <table:table-row table:style-name="ro1">
          <table:table-cell office:value-type="string" calcext:value-type="string">
            <text:p>ASHOKLEY</text:p>
          </table:table-cell>
          <table:table-cell office:value-type="string" calcext:value-type="string">
            <text:p><text:s/>AL</text:p>
          </table:table-cell>
          <table:table-cell table:formula="of:=CONCATENATE(&quot;UPDATE stocks set moneycontrol_sym='&quot;;TRIM([.B31]);&quot;' where symbol='&quot;;[.A31];&quot;';&quot;)" office:value-type="string" office:string-value="UPDATE stocks set moneycontrol_sym='AL' where symbol='ASHOKLEY';" calcext:value-type="string">
            <text:p>UPDATE stocks set moneycontrol_sym='AL' where symbol='ASHOKLEY';</text:p>
          </table:table-cell>
        </table:table-row>
        <table:table-row table:style-name="ro1">
          <table:table-cell office:value-type="string" calcext:value-type="string">
            <text:p>ASHOKA</text:p>
          </table:table-cell>
          <table:table-cell office:value-type="string" calcext:value-type="string">
            <text:p><text:s/>AB</text:p>
          </table:table-cell>
          <table:table-cell table:formula="of:=CONCATENATE(&quot;UPDATE stocks set moneycontrol_sym='&quot;;TRIM([.B32]);&quot;' where symbol='&quot;;[.A32];&quot;';&quot;)" office:value-type="string" office:string-value="UPDATE stocks set moneycontrol_sym='AB' where symbol='ASHOKA';" calcext:value-type="string">
            <text:p>UPDATE stocks set moneycontrol_sym='AB' where symbol='ASHOKA';</text:p>
          </table:table-cell>
        </table:table-row>
        <table:table-row table:style-name="ro1">
          <table:table-cell office:value-type="string" calcext:value-type="string">
            <text:p>ASIANPAINT</text:p>
          </table:table-cell>
          <table:table-cell office:value-type="string" calcext:value-type="string">
            <text:p><text:s/>API</text:p>
          </table:table-cell>
          <table:table-cell table:formula="of:=CONCATENATE(&quot;UPDATE stocks set moneycontrol_sym='&quot;;TRIM([.B33]);&quot;' where symbol='&quot;;[.A33];&quot;';&quot;)" office:value-type="string" office:string-value="UPDATE stocks set moneycontrol_sym='API' where symbol='ASIANPAINT';" calcext:value-type="string">
            <text:p>UPDATE stocks set moneycontrol_sym='API' where symbol='ASIANPAINT';</text:p>
          </table:table-cell>
        </table:table-row>
        <table:table-row table:style-name="ro1">
          <table:table-cell office:value-type="string" calcext:value-type="string">
            <text:p>ASTERDM</text:p>
          </table:table-cell>
          <table:table-cell office:value-type="string" calcext:value-type="string">
            <text:p><text:s/>ADH</text:p>
          </table:table-cell>
          <table:table-cell table:formula="of:=CONCATENATE(&quot;UPDATE stocks set moneycontrol_sym='&quot;;TRIM([.B34]);&quot;' where symbol='&quot;;[.A34];&quot;';&quot;)" office:value-type="string" office:string-value="UPDATE stocks set moneycontrol_sym='ADH' where symbol='ASTERDM';" calcext:value-type="string">
            <text:p>UPDATE stocks set moneycontrol_sym='ADH' where symbol='ASTERDM';</text:p>
          </table:table-cell>
        </table:table-row>
        <table:table-row table:style-name="ro1">
          <table:table-cell office:value-type="string" calcext:value-type="string">
            <text:p>ASTRAZEN</text:p>
          </table:table-cell>
          <table:table-cell office:value-type="string" calcext:value-type="string">
            <text:p><text:s/>AID</text:p>
          </table:table-cell>
          <table:table-cell table:formula="of:=CONCATENATE(&quot;UPDATE stocks set moneycontrol_sym='&quot;;TRIM([.B35]);&quot;' where symbol='&quot;;[.A35];&quot;';&quot;)" office:value-type="string" office:string-value="UPDATE stocks set moneycontrol_sym='AID' where symbol='ASTRAZEN';" calcext:value-type="string">
            <text:p>UPDATE stocks set moneycontrol_sym='AID' where symbol='ASTRAZEN';</text:p>
          </table:table-cell>
        </table:table-row>
        <table:table-row table:style-name="ro1">
          <table:table-cell office:value-type="string" calcext:value-type="string">
            <text:p>ASTRAL</text:p>
          </table:table-cell>
          <table:table-cell office:value-type="string" calcext:value-type="string">
            <text:p><text:s/>APT02</text:p>
          </table:table-cell>
          <table:table-cell table:formula="of:=CONCATENATE(&quot;UPDATE stocks set moneycontrol_sym='&quot;;TRIM([.B36]);&quot;' where symbol='&quot;;[.A36];&quot;';&quot;)" office:value-type="string" office:string-value="UPDATE stocks set moneycontrol_sym='APT02' where symbol='ASTRAL';" calcext:value-type="string">
            <text:p>UPDATE stocks set moneycontrol_sym='APT02' where symbol='ASTRAL';</text:p>
          </table:table-cell>
        </table:table-row>
        <table:table-row table:style-name="ro1">
          <table:table-cell office:value-type="string" calcext:value-type="string">
            <text:p>ATUL</text:p>
          </table:table-cell>
          <table:table-cell office:value-type="string" calcext:value-type="string">
            <text:p><text:s/>A06</text:p>
          </table:table-cell>
          <table:table-cell table:formula="of:=CONCATENATE(&quot;UPDATE stocks set moneycontrol_sym='&quot;;TRIM([.B37]);&quot;' where symbol='&quot;;[.A37];&quot;';&quot;)" office:value-type="string" office:string-value="UPDATE stocks set moneycontrol_sym='A06' where symbol='ATUL';" calcext:value-type="string">
            <text:p>UPDATE stocks set moneycontrol_sym='A06' where symbol='ATUL';</text:p>
          </table:table-cell>
        </table:table-row>
        <table:table-row table:style-name="ro1">
          <table:table-cell office:value-type="string" calcext:value-type="string">
            <text:p>AUROPHARMA</text:p>
          </table:table-cell>
          <table:table-cell office:value-type="string" calcext:value-type="string">
            <text:p><text:s/>AP</text:p>
          </table:table-cell>
          <table:table-cell table:formula="of:=CONCATENATE(&quot;UPDATE stocks set moneycontrol_sym='&quot;;TRIM([.B38]);&quot;' where symbol='&quot;;[.A38];&quot;';&quot;)" office:value-type="string" office:string-value="UPDATE stocks set moneycontrol_sym='AP' where symbol='AUROPHARMA';" calcext:value-type="string">
            <text:p>UPDATE stocks set moneycontrol_sym='AP' where symbol='AUROPHARMA';</text:p>
          </table:table-cell>
        </table:table-row>
        <table:table-row table:style-name="ro1">
          <table:table-cell office:value-type="string" calcext:value-type="string">
            <text:p>AVANTIFEED</text:p>
          </table:table-cell>
          <table:table-cell office:value-type="string" calcext:value-type="string">
            <text:p><text:s/>AF21</text:p>
          </table:table-cell>
          <table:table-cell table:formula="of:=CONCATENATE(&quot;UPDATE stocks set moneycontrol_sym='&quot;;TRIM([.B39]);&quot;' where symbol='&quot;;[.A39];&quot;';&quot;)" office:value-type="string" office:string-value="UPDATE stocks set moneycontrol_sym='AF21' where symbol='AVANTIFEED';" calcext:value-type="string">
            <text:p>UPDATE stocks set moneycontrol_sym='AF21' where symbol='AVANTIFEED';</text:p>
          </table:table-cell>
        </table:table-row>
        <table:table-row table:style-name="ro1">
          <table:table-cell office:value-type="string" calcext:value-type="string">
            <text:p>DMART</text:p>
          </table:table-cell>
          <table:table-cell office:value-type="string" calcext:value-type="string">
            <text:p><text:s/>AS28</text:p>
          </table:table-cell>
          <table:table-cell table:formula="of:=CONCATENATE(&quot;UPDATE stocks set moneycontrol_sym='&quot;;TRIM([.B40]);&quot;' where symbol='&quot;;[.A40];&quot;';&quot;)" office:value-type="string" office:string-value="UPDATE stocks set moneycontrol_sym='AS28' where symbol='DMART';" calcext:value-type="string">
            <text:p>UPDATE stocks set moneycontrol_sym='AS28' where symbol='DMART';</text:p>
          </table:table-cell>
        </table:table-row>
        <table:table-row table:style-name="ro1">
          <table:table-cell office:value-type="string" calcext:value-type="string">
            <text:p>AXISBANK</text:p>
          </table:table-cell>
          <table:table-cell office:value-type="string" calcext:value-type="string">
            <text:p><text:s/>UTI10</text:p>
          </table:table-cell>
          <table:table-cell table:formula="of:=CONCATENATE(&quot;UPDATE stocks set moneycontrol_sym='&quot;;TRIM([.B41]);&quot;' where symbol='&quot;;[.A41];&quot;';&quot;)" office:value-type="string" office:string-value="UPDATE stocks set moneycontrol_sym='UTI10' where symbol='AXISBANK';" calcext:value-type="string">
            <text:p>UPDATE stocks set moneycontrol_sym='UTI10' where symbol='AXISBANK';</text:p>
          </table:table-cell>
        </table:table-row>
        <table:table-row table:style-name="ro1">
          <table:table-cell office:value-type="string" calcext:value-type="string">
            <text:p>BASF</text:p>
          </table:table-cell>
          <table:table-cell office:value-type="string" calcext:value-type="string">
            <text:p><text:s/>BAS</text:p>
          </table:table-cell>
          <table:table-cell table:formula="of:=CONCATENATE(&quot;UPDATE stocks set moneycontrol_sym='&quot;;TRIM([.B42]);&quot;' where symbol='&quot;;[.A42];&quot;';&quot;)" office:value-type="string" office:string-value="UPDATE stocks set moneycontrol_sym='BAS' where symbol='BASF';" calcext:value-type="string">
            <text:p>UPDATE stocks set moneycontrol_sym='BAS' where symbol='BASF';</text:p>
          </table:table-cell>
        </table:table-row>
        <table:table-row table:style-name="ro1">
          <table:table-cell office:value-type="string" calcext:value-type="string">
            <text:p>BEML</text:p>
          </table:table-cell>
          <table:table-cell office:value-type="string" calcext:value-type="string">
            <text:p><text:s/>BEM</text:p>
          </table:table-cell>
          <table:table-cell table:formula="of:=CONCATENATE(&quot;UPDATE stocks set moneycontrol_sym='&quot;;TRIM([.B43]);&quot;' where symbol='&quot;;[.A43];&quot;';&quot;)" office:value-type="string" office:string-value="UPDATE stocks set moneycontrol_sym='BEM' where symbol='BEML';" calcext:value-type="string">
            <text:p>UPDATE stocks set moneycontrol_sym='BEM' where symbol='BEML';</text:p>
          </table:table-cell>
        </table:table-row>
        <table:table-row table:style-name="ro1">
          <table:table-cell office:value-type="string" calcext:value-type="string">
            <text:p>BSE</text:p>
          </table:table-cell>
          <table:table-cell office:value-type="string" calcext:value-type="string">
            <text:p><text:s/>B03</text:p>
          </table:table-cell>
          <table:table-cell table:formula="of:=CONCATENATE(&quot;UPDATE stocks set moneycontrol_sym='&quot;;TRIM([.B44]);&quot;' where symbol='&quot;;[.A44];&quot;';&quot;)" office:value-type="string" office:string-value="UPDATE stocks set moneycontrol_sym='B03' where symbol='BSE';" calcext:value-type="string">
            <text:p>UPDATE stocks set moneycontrol_sym='B03' where symbol='BSE';</text:p>
          </table:table-cell>
        </table:table-row>
        <table:table-row table:style-name="ro1">
          <table:table-cell office:value-type="string" calcext:value-type="string">
            <text:p>BAJAJ-AUTO</text:p>
          </table:table-cell>
          <table:table-cell office:value-type="string" calcext:value-type="string">
            <text:p><text:s/>BA06</text:p>
          </table:table-cell>
          <table:table-cell table:formula="of:=CONCATENATE(&quot;UPDATE stocks set moneycontrol_sym='&quot;;TRIM([.B45]);&quot;' where symbol='&quot;;[.A45];&quot;';&quot;)" office:value-type="string" office:string-value="UPDATE stocks set moneycontrol_sym='BA06' where symbol='BAJAJ-AUTO';" calcext:value-type="string">
            <text:p>UPDATE stocks set moneycontrol_sym='BA06' where symbol='BAJAJ-AUTO';</text:p>
          </table:table-cell>
        </table:table-row>
        <table:table-row table:style-name="ro1">
          <table:table-cell office:value-type="string" calcext:value-type="string">
            <text:p>BAJAJCON</text:p>
          </table:table-cell>
          <table:table-cell office:value-type="string" calcext:value-type="string">
            <text:p><text:s/>BC14</text:p>
          </table:table-cell>
          <table:table-cell table:formula="of:=CONCATENATE(&quot;UPDATE stocks set moneycontrol_sym='&quot;;TRIM([.B46]);&quot;' where symbol='&quot;;[.A46];&quot;';&quot;)" office:value-type="string" office:string-value="UPDATE stocks set moneycontrol_sym='BC14' where symbol='BAJAJCON';" calcext:value-type="string">
            <text:p>UPDATE stocks set moneycontrol_sym='BC14' where symbol='BAJAJCON';</text:p>
          </table:table-cell>
        </table:table-row>
        <table:table-row table:style-name="ro1">
          <table:table-cell office:value-type="string" calcext:value-type="string">
            <text:p>BAJAJELEC</text:p>
          </table:table-cell>
          <table:table-cell office:value-type="string" calcext:value-type="string">
            <text:p><text:s/>BE</text:p>
          </table:table-cell>
          <table:table-cell table:formula="of:=CONCATENATE(&quot;UPDATE stocks set moneycontrol_sym='&quot;;TRIM([.B47]);&quot;' where symbol='&quot;;[.A47];&quot;';&quot;)" office:value-type="string" office:string-value="UPDATE stocks set moneycontrol_sym='BE' where symbol='BAJAJELEC';" calcext:value-type="string">
            <text:p>UPDATE stocks set moneycontrol_sym='BE' where symbol='BAJAJELEC';</text:p>
          </table:table-cell>
        </table:table-row>
        <table:table-row table:style-name="ro1">
          <table:table-cell office:value-type="string" calcext:value-type="string">
            <text:p>BAJFINANCE</text:p>
          </table:table-cell>
          <table:table-cell office:value-type="string" calcext:value-type="string">
            <text:p><text:s/>BAF</text:p>
          </table:table-cell>
          <table:table-cell table:formula="of:=CONCATENATE(&quot;UPDATE stocks set moneycontrol_sym='&quot;;TRIM([.B48]);&quot;' where symbol='&quot;;[.A48];&quot;';&quot;)" office:value-type="string" office:string-value="UPDATE stocks set moneycontrol_sym='BAF' where symbol='BAJFINANCE';" calcext:value-type="string">
            <text:p>UPDATE stocks set moneycontrol_sym='BAF' where symbol='BAJFINANCE';</text:p>
          </table:table-cell>
        </table:table-row>
        <table:table-row table:style-name="ro1">
          <table:table-cell office:value-type="string" calcext:value-type="string">
            <text:p>BAJAJFINSV</text:p>
          </table:table-cell>
          <table:table-cell office:value-type="string" calcext:value-type="string">
            <text:p><text:s/>BF04</text:p>
          </table:table-cell>
          <table:table-cell table:formula="of:=CONCATENATE(&quot;UPDATE stocks set moneycontrol_sym='&quot;;TRIM([.B49]);&quot;' where symbol='&quot;;[.A49];&quot;';&quot;)" office:value-type="string" office:string-value="UPDATE stocks set moneycontrol_sym='BF04' where symbol='BAJAJFINSV';" calcext:value-type="string">
            <text:p>UPDATE stocks set moneycontrol_sym='BF04' where symbol='BAJAJFINSV';</text:p>
          </table:table-cell>
        </table:table-row>
        <table:table-row table:style-name="ro1">
          <table:table-cell office:value-type="string" calcext:value-type="string">
            <text:p>BAJAJHLDNG</text:p>
          </table:table-cell>
          <table:table-cell office:value-type="string" calcext:value-type="string">
            <text:p><text:s/>BA</text:p>
          </table:table-cell>
          <table:table-cell table:formula="of:=CONCATENATE(&quot;UPDATE stocks set moneycontrol_sym='&quot;;TRIM([.B50]);&quot;' where symbol='&quot;;[.A50];&quot;';&quot;)" office:value-type="string" office:string-value="UPDATE stocks set moneycontrol_sym='BA' where symbol='BAJAJHLDNG';" calcext:value-type="string">
            <text:p>UPDATE stocks set moneycontrol_sym='BA' where symbol='BAJAJHLDNG';</text:p>
          </table:table-cell>
        </table:table-row>
        <table:table-row table:style-name="ro1">
          <table:table-cell office:value-type="string" calcext:value-type="string">
            <text:p>BALKRISIND</text:p>
          </table:table-cell>
          <table:table-cell office:value-type="string" calcext:value-type="string">
            <text:p><text:s/>BI03</text:p>
          </table:table-cell>
          <table:table-cell table:formula="of:=CONCATENATE(&quot;UPDATE stocks set moneycontrol_sym='&quot;;TRIM([.B51]);&quot;' where symbol='&quot;;[.A51];&quot;';&quot;)" office:value-type="string" office:string-value="UPDATE stocks set moneycontrol_sym='BI03' where symbol='BALKRISIND';" calcext:value-type="string">
            <text:p>UPDATE stocks set moneycontrol_sym='BI03' where symbol='BALKRISIND';</text:p>
          </table:table-cell>
        </table:table-row>
        <table:table-row table:style-name="ro1">
          <table:table-cell office:value-type="string" calcext:value-type="string">
            <text:p>BALMLAWRIE</text:p>
          </table:table-cell>
          <table:table-cell office:value-type="string" calcext:value-type="string">
            <text:p><text:s/>BLC</text:p>
          </table:table-cell>
          <table:table-cell table:formula="of:=CONCATENATE(&quot;UPDATE stocks set moneycontrol_sym='&quot;;TRIM([.B52]);&quot;' where symbol='&quot;;[.A52];&quot;';&quot;)" office:value-type="string" office:string-value="UPDATE stocks set moneycontrol_sym='BLC' where symbol='BALMLAWRIE';" calcext:value-type="string">
            <text:p>UPDATE stocks set moneycontrol_sym='BLC' where symbol='BALMLAWRIE';</text:p>
          </table:table-cell>
        </table:table-row>
        <table:table-row table:style-name="ro1">
          <table:table-cell office:value-type="string" calcext:value-type="string">
            <text:p>BALRAMCHIN</text:p>
          </table:table-cell>
          <table:table-cell office:value-type="string" calcext:value-type="string">
            <text:p><text:s/>BCM</text:p>
          </table:table-cell>
          <table:table-cell table:formula="of:=CONCATENATE(&quot;UPDATE stocks set moneycontrol_sym='&quot;;TRIM([.B53]);&quot;' where symbol='&quot;;[.A53];&quot;';&quot;)" office:value-type="string" office:string-value="UPDATE stocks set moneycontrol_sym='BCM' where symbol='BALRAMCHIN';" calcext:value-type="string">
            <text:p>UPDATE stocks set moneycontrol_sym='BCM' where symbol='BALRAMCHIN';</text:p>
          </table:table-cell>
        </table:table-row>
        <table:table-row table:style-name="ro1">
          <table:table-cell office:value-type="string" calcext:value-type="string">
            <text:p>BANDHANBNK</text:p>
          </table:table-cell>
          <table:table-cell office:value-type="string" calcext:value-type="string">
            <text:p><text:s/>BB09</text:p>
          </table:table-cell>
          <table:table-cell table:formula="of:=CONCATENATE(&quot;UPDATE stocks set moneycontrol_sym='&quot;;TRIM([.B54]);&quot;' where symbol='&quot;;[.A54];&quot;';&quot;)" office:value-type="string" office:string-value="UPDATE stocks set moneycontrol_sym='BB09' where symbol='BANDHANBNK';" calcext:value-type="string">
            <text:p>UPDATE stocks set moneycontrol_sym='BB09' where symbol='BANDHANBNK';</text:p>
          </table:table-cell>
        </table:table-row>
        <table:table-row table:style-name="ro1">
          <table:table-cell office:value-type="string" calcext:value-type="string">
            <text:p>BANKBARODA</text:p>
          </table:table-cell>
          <table:table-cell office:value-type="string" calcext:value-type="string">
            <text:p><text:s/>BOB</text:p>
          </table:table-cell>
          <table:table-cell table:formula="of:=CONCATENATE(&quot;UPDATE stocks set moneycontrol_sym='&quot;;TRIM([.B55]);&quot;' where symbol='&quot;;[.A55];&quot;';&quot;)" office:value-type="string" office:string-value="UPDATE stocks set moneycontrol_sym='BOB' where symbol='BANKBARODA';" calcext:value-type="string">
            <text:p>UPDATE stocks set moneycontrol_sym='BOB' where symbol='BANKBARODA';</text:p>
          </table:table-cell>
        </table:table-row>
        <table:table-row table:style-name="ro1">
          <table:table-cell office:value-type="string" calcext:value-type="string">
            <text:p>BANKINDIA</text:p>
          </table:table-cell>
          <table:table-cell office:value-type="string" calcext:value-type="string">
            <text:p><text:s/>BOI</text:p>
          </table:table-cell>
          <table:table-cell table:formula="of:=CONCATENATE(&quot;UPDATE stocks set moneycontrol_sym='&quot;;TRIM([.B56]);&quot;' where symbol='&quot;;[.A56];&quot;';&quot;)" office:value-type="string" office:string-value="UPDATE stocks set moneycontrol_sym='BOI' where symbol='BANKINDIA';" calcext:value-type="string">
            <text:p>UPDATE stocks set moneycontrol_sym='BOI' where symbol='BANKINDIA';</text:p>
          </table:table-cell>
        </table:table-row>
        <table:table-row table:style-name="ro1">
          <table:table-cell office:value-type="string" calcext:value-type="string">
            <text:p>MAHABANK</text:p>
          </table:table-cell>
          <table:table-cell office:value-type="string" calcext:value-type="string">
            <text:p><text:s/>BM05</text:p>
          </table:table-cell>
          <table:table-cell table:formula="of:=CONCATENATE(&quot;UPDATE stocks set moneycontrol_sym='&quot;;TRIM([.B57]);&quot;' where symbol='&quot;;[.A57];&quot;';&quot;)" office:value-type="string" office:string-value="UPDATE stocks set moneycontrol_sym='BM05' where symbol='MAHABANK';" calcext:value-type="string">
            <text:p>UPDATE stocks set moneycontrol_sym='BM05' where symbol='MAHABANK';</text:p>
          </table:table-cell>
        </table:table-row>
        <table:table-row table:style-name="ro1">
          <table:table-cell office:value-type="string" calcext:value-type="string">
            <text:p>BATAINDIA</text:p>
          </table:table-cell>
          <table:table-cell office:value-type="string" calcext:value-type="string">
            <text:p><text:s/>BI01</text:p>
          </table:table-cell>
          <table:table-cell table:formula="of:=CONCATENATE(&quot;UPDATE stocks set moneycontrol_sym='&quot;;TRIM([.B58]);&quot;' where symbol='&quot;;[.A58];&quot;';&quot;)" office:value-type="string" office:string-value="UPDATE stocks set moneycontrol_sym='BI01' where symbol='BATAINDIA';" calcext:value-type="string">
            <text:p>UPDATE stocks set moneycontrol_sym='BI01' where symbol='BATAINDIA';</text:p>
          </table:table-cell>
        </table:table-row>
        <table:table-row table:style-name="ro1">
          <table:table-cell office:value-type="string" calcext:value-type="string">
            <text:p>BAYERCROP</text:p>
          </table:table-cell>
          <table:table-cell office:value-type="string" calcext:value-type="string">
            <text:p><text:s/>HSA01</text:p>
          </table:table-cell>
          <table:table-cell table:formula="of:=CONCATENATE(&quot;UPDATE stocks set moneycontrol_sym='&quot;;TRIM([.B59]);&quot;' where symbol='&quot;;[.A59];&quot;';&quot;)" office:value-type="string" office:string-value="UPDATE stocks set moneycontrol_sym='HSA01' where symbol='BAYERCROP';" calcext:value-type="string">
            <text:p>UPDATE stocks set moneycontrol_sym='HSA01' where symbol='BAYERCROP';</text:p>
          </table:table-cell>
        </table:table-row>
        <table:table-row table:style-name="ro1">
          <table:table-cell office:value-type="string" calcext:value-type="string">
            <text:p>BERGEPAINT</text:p>
          </table:table-cell>
          <table:table-cell office:value-type="string" calcext:value-type="string">
            <text:p><text:s/>BPI02</text:p>
          </table:table-cell>
          <table:table-cell table:formula="of:=CONCATENATE(&quot;UPDATE stocks set moneycontrol_sym='&quot;;TRIM([.B60]);&quot;' where symbol='&quot;;[.A60];&quot;';&quot;)" office:value-type="string" office:string-value="UPDATE stocks set moneycontrol_sym='BPI02' where symbol='BERGEPAINT';" calcext:value-type="string">
            <text:p>UPDATE stocks set moneycontrol_sym='BPI02' where symbol='BERGEPAINT';</text:p>
          </table:table-cell>
        </table:table-row>
        <table:table-row table:style-name="ro1">
          <table:table-cell office:value-type="string" calcext:value-type="string">
            <text:p>BDL</text:p>
          </table:table-cell>
          <table:table-cell office:value-type="string" calcext:value-type="string">
            <text:p><text:s/>BDL01</text:p>
          </table:table-cell>
          <table:table-cell table:formula="of:=CONCATENATE(&quot;UPDATE stocks set moneycontrol_sym='&quot;;TRIM([.B61]);&quot;' where symbol='&quot;;[.A61];&quot;';&quot;)" office:value-type="string" office:string-value="UPDATE stocks set moneycontrol_sym='BDL01' where symbol='BDL';" calcext:value-type="string">
            <text:p>UPDATE stocks set moneycontrol_sym='BDL01' where symbol='BDL';</text:p>
          </table:table-cell>
        </table:table-row>
        <table:table-row table:style-name="ro1">
          <table:table-cell office:value-type="string" calcext:value-type="string">
            <text:p>BEL</text:p>
          </table:table-cell>
          <table:table-cell office:value-type="string" calcext:value-type="string">
            <text:p><text:s/>BE03</text:p>
          </table:table-cell>
          <table:table-cell table:formula="of:=CONCATENATE(&quot;UPDATE stocks set moneycontrol_sym='&quot;;TRIM([.B62]);&quot;' where symbol='&quot;;[.A62];&quot;';&quot;)" office:value-type="string" office:string-value="UPDATE stocks set moneycontrol_sym='BE03' where symbol='BEL';" calcext:value-type="string">
            <text:p>UPDATE stocks set moneycontrol_sym='BE03' where symbol='BEL';</text:p>
          </table:table-cell>
        </table:table-row>
        <table:table-row table:style-name="ro1">
          <table:table-cell office:value-type="string" calcext:value-type="string">
            <text:p>BHARATFORG</text:p>
          </table:table-cell>
          <table:table-cell office:value-type="string" calcext:value-type="string">
            <text:p><text:s/>BFC</text:p>
          </table:table-cell>
          <table:table-cell table:formula="of:=CONCATENATE(&quot;UPDATE stocks set moneycontrol_sym='&quot;;TRIM([.B63]);&quot;' where symbol='&quot;;[.A63];&quot;';&quot;)" office:value-type="string" office:string-value="UPDATE stocks set moneycontrol_sym='BFC' where symbol='BHARATFORG';" calcext:value-type="string">
            <text:p>UPDATE stocks set moneycontrol_sym='BFC' where symbol='BHARATFORG';</text:p>
          </table:table-cell>
        </table:table-row>
        <table:table-row table:style-name="ro1">
          <table:table-cell office:value-type="string" calcext:value-type="string">
            <text:p>BHEL</text:p>
          </table:table-cell>
          <table:table-cell office:value-type="string" calcext:value-type="string">
            <text:p><text:s/>BHE</text:p>
          </table:table-cell>
          <table:table-cell table:formula="of:=CONCATENATE(&quot;UPDATE stocks set moneycontrol_sym='&quot;;TRIM([.B64]);&quot;' where symbol='&quot;;[.A64];&quot;';&quot;)" office:value-type="string" office:string-value="UPDATE stocks set moneycontrol_sym='BHE' where symbol='BHEL';" calcext:value-type="string">
            <text:p>UPDATE stocks set moneycontrol_sym='BHE' where symbol='BHEL';</text:p>
          </table:table-cell>
        </table:table-row>
        <table:table-row table:style-name="ro1">
          <table:table-cell office:value-type="string" calcext:value-type="string">
            <text:p>BPCL</text:p>
          </table:table-cell>
          <table:table-cell office:value-type="string" calcext:value-type="string">
            <text:p><text:s/>BPC</text:p>
          </table:table-cell>
          <table:table-cell table:formula="of:=CONCATENATE(&quot;UPDATE stocks set moneycontrol_sym='&quot;;TRIM([.B65]);&quot;' where symbol='&quot;;[.A65];&quot;';&quot;)" office:value-type="string" office:string-value="UPDATE stocks set moneycontrol_sym='BPC' where symbol='BPCL';" calcext:value-type="string">
            <text:p>UPDATE stocks set moneycontrol_sym='BPC' where symbol='BPCL';</text:p>
          </table:table-cell>
        </table:table-row>
        <table:table-row table:style-name="ro1">
          <table:table-cell office:value-type="string" calcext:value-type="string">
            <text:p>BHARTIARTL</text:p>
          </table:table-cell>
          <table:table-cell office:value-type="string" calcext:value-type="string">
            <text:p><text:s/>BTV</text:p>
          </table:table-cell>
          <table:table-cell table:formula="of:=CONCATENATE(&quot;UPDATE stocks set moneycontrol_sym='&quot;;TRIM([.B66]);&quot;' where symbol='&quot;;[.A66];&quot;';&quot;)" office:value-type="string" office:string-value="UPDATE stocks set moneycontrol_sym='BTV' where symbol='BHARTIARTL';" calcext:value-type="string">
            <text:p>UPDATE stocks set moneycontrol_sym='BTV' where symbol='BHARTIARTL';</text:p>
          </table:table-cell>
        </table:table-row>
        <table:table-row table:style-name="ro1">
          <table:table-cell office:value-type="string" calcext:value-type="string">
            <text:p>INFRATEL</text:p>
          </table:table-cell>
          <table:table-cell office:value-type="string" calcext:value-type="string">
            <text:p><text:s/>BI26</text:p>
          </table:table-cell>
          <table:table-cell table:formula="of:=CONCATENATE(&quot;UPDATE stocks set moneycontrol_sym='&quot;;TRIM([.B67]);&quot;' where symbol='&quot;;[.A67];&quot;';&quot;)" office:value-type="string" office:string-value="UPDATE stocks set moneycontrol_sym='BI26' where symbol='INFRATEL';" calcext:value-type="string">
            <text:p>UPDATE stocks set moneycontrol_sym='BI26' where symbol='INFRATEL';</text:p>
          </table:table-cell>
        </table:table-row>
        <table:table-row table:style-name="ro1">
          <table:table-cell office:value-type="string" calcext:value-type="string">
            <text:p>BIOCON</text:p>
          </table:table-cell>
          <table:table-cell office:value-type="string" calcext:value-type="string">
            <text:p><text:s/>BL03</text:p>
          </table:table-cell>
          <table:table-cell table:formula="of:=CONCATENATE(&quot;UPDATE stocks set moneycontrol_sym='&quot;;TRIM([.B68]);&quot;' where symbol='&quot;;[.A68];&quot;';&quot;)" office:value-type="string" office:string-value="UPDATE stocks set moneycontrol_sym='BL03' where symbol='BIOCON';" calcext:value-type="string">
            <text:p>UPDATE stocks set moneycontrol_sym='BL03' where symbol='BIOCON';</text:p>
          </table:table-cell>
        </table:table-row>
        <table:table-row table:style-name="ro1">
          <table:table-cell office:value-type="string" calcext:value-type="string">
            <text:p>BIRLACORPN</text:p>
          </table:table-cell>
          <table:table-cell office:value-type="string" calcext:value-type="string">
            <text:p><text:s/>BC07</text:p>
          </table:table-cell>
          <table:table-cell table:formula="of:=CONCATENATE(&quot;UPDATE stocks set moneycontrol_sym='&quot;;TRIM([.B69]);&quot;' where symbol='&quot;;[.A69];&quot;';&quot;)" office:value-type="string" office:string-value="UPDATE stocks set moneycontrol_sym='BC07' where symbol='BIRLACORPN';" calcext:value-type="string">
            <text:p>UPDATE stocks set moneycontrol_sym='BC07' where symbol='BIRLACORPN';</text:p>
          </table:table-cell>
        </table:table-row>
        <table:table-row table:style-name="ro1">
          <table:table-cell office:value-type="string" calcext:value-type="string">
            <text:p>BSOFT</text:p>
          </table:table-cell>
          <table:table-cell office:value-type="string" calcext:value-type="string">
            <text:p><text:s/>KPI01</text:p>
          </table:table-cell>
          <table:table-cell table:formula="of:=CONCATENATE(&quot;UPDATE stocks set moneycontrol_sym='&quot;;TRIM([.B70]);&quot;' where symbol='&quot;;[.A70];&quot;';&quot;)" office:value-type="string" office:string-value="UPDATE stocks set moneycontrol_sym='KPI01' where symbol='BSOFT';" calcext:value-type="string">
            <text:p>UPDATE stocks set moneycontrol_sym='KPI01' where symbol='BSOFT';</text:p>
          </table:table-cell>
        </table:table-row>
        <table:table-row table:style-name="ro1">
          <table:table-cell office:value-type="string" calcext:value-type="string">
            <text:p>BLISSGVS</text:p>
          </table:table-cell>
          <table:table-cell office:value-type="string" calcext:value-type="string">
            <text:p><text:s/>BCP01</text:p>
          </table:table-cell>
          <table:table-cell table:formula="of:=CONCATENATE(&quot;UPDATE stocks set moneycontrol_sym='&quot;;TRIM([.B71]);&quot;' where symbol='&quot;;[.A71];&quot;';&quot;)" office:value-type="string" office:string-value="UPDATE stocks set moneycontrol_sym='BCP01' where symbol='BLISSGVS';" calcext:value-type="string">
            <text:p>UPDATE stocks set moneycontrol_sym='BCP01' where symbol='BLISSGVS';</text:p>
          </table:table-cell>
        </table:table-row>
        <table:table-row table:style-name="ro1">
          <table:table-cell office:value-type="string" calcext:value-type="string">
            <text:p>BLUEDART</text:p>
          </table:table-cell>
          <table:table-cell office:value-type="string" calcext:value-type="string">
            <text:p><text:s/>BDE</text:p>
          </table:table-cell>
          <table:table-cell table:formula="of:=CONCATENATE(&quot;UPDATE stocks set moneycontrol_sym='&quot;;TRIM([.B72]);&quot;' where symbol='&quot;;[.A72];&quot;';&quot;)" office:value-type="string" office:string-value="UPDATE stocks set moneycontrol_sym='BDE' where symbol='BLUEDART';" calcext:value-type="string">
            <text:p>UPDATE stocks set moneycontrol_sym='BDE' where symbol='BLUEDART';</text:p>
          </table:table-cell>
        </table:table-row>
        <table:table-row table:style-name="ro1">
          <table:table-cell office:value-type="string" calcext:value-type="string">
            <text:p>BLUESTARCO</text:p>
          </table:table-cell>
          <table:table-cell office:value-type="string" calcext:value-type="string">
            <text:p><text:s/>BS</text:p>
          </table:table-cell>
          <table:table-cell table:formula="of:=CONCATENATE(&quot;UPDATE stocks set moneycontrol_sym='&quot;;TRIM([.B73]);&quot;' where symbol='&quot;;[.A73];&quot;';&quot;)" office:value-type="string" office:string-value="UPDATE stocks set moneycontrol_sym='BS' where symbol='BLUESTARCO';" calcext:value-type="string">
            <text:p>UPDATE stocks set moneycontrol_sym='BS' where symbol='BLUESTARCO';</text:p>
          </table:table-cell>
        </table:table-row>
        <table:table-row table:style-name="ro1">
          <table:table-cell office:value-type="string" calcext:value-type="string">
            <text:p>BBTC</text:p>
          </table:table-cell>
          <table:table-cell office:value-type="string" calcext:value-type="string">
            <text:p><text:s/>BBT</text:p>
          </table:table-cell>
          <table:table-cell table:formula="of:=CONCATENATE(&quot;UPDATE stocks set moneycontrol_sym='&quot;;TRIM([.B74]);&quot;' where symbol='&quot;;[.A74];&quot;';&quot;)" office:value-type="string" office:string-value="UPDATE stocks set moneycontrol_sym='BBT' where symbol='BBTC';" calcext:value-type="string">
            <text:p>UPDATE stocks set moneycontrol_sym='BBT' where symbol='BBTC';</text:p>
          </table:table-cell>
        </table:table-row>
        <table:table-row table:style-name="ro1">
          <table:table-cell office:value-type="string" calcext:value-type="string">
            <text:p>BOMDYEING</text:p>
          </table:table-cell>
          <table:table-cell office:value-type="string" calcext:value-type="string">
            <text:p><text:s/>BDM</text:p>
          </table:table-cell>
          <table:table-cell table:formula="of:=CONCATENATE(&quot;UPDATE stocks set moneycontrol_sym='&quot;;TRIM([.B75]);&quot;' where symbol='&quot;;[.A75];&quot;';&quot;)" office:value-type="string" office:string-value="UPDATE stocks set moneycontrol_sym='BDM' where symbol='BOMDYEING';" calcext:value-type="string">
            <text:p>UPDATE stocks set moneycontrol_sym='BDM' where symbol='BOMDYEING';</text:p>
          </table:table-cell>
        </table:table-row>
        <table:table-row table:style-name="ro1">
          <table:table-cell office:value-type="string" calcext:value-type="string">
            <text:p>BOSCHLTD</text:p>
          </table:table-cell>
          <table:table-cell office:value-type="string" calcext:value-type="string">
            <text:p><text:s/>MIC</text:p>
          </table:table-cell>
          <table:table-cell table:formula="of:=CONCATENATE(&quot;UPDATE stocks set moneycontrol_sym='&quot;;TRIM([.B76]);&quot;' where symbol='&quot;;[.A76];&quot;';&quot;)" office:value-type="string" office:string-value="UPDATE stocks set moneycontrol_sym='MIC' where symbol='BOSCHLTD';" calcext:value-type="string">
            <text:p>UPDATE stocks set moneycontrol_sym='MIC' where symbol='BOSCHLTD';</text:p>
          </table:table-cell>
        </table:table-row>
        <table:table-row table:style-name="ro1">
          <table:table-cell office:value-type="string" calcext:value-type="string">
            <text:p>BRIGADE</text:p>
          </table:table-cell>
          <table:table-cell office:value-type="string" calcext:value-type="string">
            <text:p><text:s/>BE08</text:p>
          </table:table-cell>
          <table:table-cell table:formula="of:=CONCATENATE(&quot;UPDATE stocks set moneycontrol_sym='&quot;;TRIM([.B77]);&quot;' where symbol='&quot;;[.A77];&quot;';&quot;)" office:value-type="string" office:string-value="UPDATE stocks set moneycontrol_sym='BE08' where symbol='BRIGADE';" calcext:value-type="string">
            <text:p>UPDATE stocks set moneycontrol_sym='BE08' where symbol='BRIGADE';</text:p>
          </table:table-cell>
        </table:table-row>
        <table:table-row table:style-name="ro1">
          <table:table-cell office:value-type="string" calcext:value-type="string">
            <text:p>BRITANNIA</text:p>
          </table:table-cell>
          <table:table-cell office:value-type="string" calcext:value-type="string">
            <text:p><text:s/>BI</text:p>
          </table:table-cell>
          <table:table-cell table:formula="of:=CONCATENATE(&quot;UPDATE stocks set moneycontrol_sym='&quot;;TRIM([.B78]);&quot;' where symbol='&quot;;[.A78];&quot;';&quot;)" office:value-type="string" office:string-value="UPDATE stocks set moneycontrol_sym='BI' where symbol='BRITANNIA';" calcext:value-type="string">
            <text:p>UPDATE stocks set moneycontrol_sym='BI' where symbol='BRITANNIA';</text:p>
          </table:table-cell>
        </table:table-row>
        <table:table-row table:style-name="ro1">
          <table:table-cell office:value-type="string" calcext:value-type="string">
            <text:p>CARERATING</text:p>
          </table:table-cell>
          <table:table-cell office:value-type="string" calcext:value-type="string">
            <text:p><text:s/>CAR</text:p>
          </table:table-cell>
          <table:table-cell table:formula="of:=CONCATENATE(&quot;UPDATE stocks set moneycontrol_sym='&quot;;TRIM([.B79]);&quot;' where symbol='&quot;;[.A79];&quot;';&quot;)" office:value-type="string" office:string-value="UPDATE stocks set moneycontrol_sym='CAR' where symbol='CARERATING';" calcext:value-type="string">
            <text:p>UPDATE stocks set moneycontrol_sym='CAR' where symbol='CARERATING';</text:p>
          </table:table-cell>
        </table:table-row>
        <table:table-row table:style-name="ro1">
          <table:table-cell office:value-type="string" calcext:value-type="string">
            <text:p>CCL</text:p>
          </table:table-cell>
          <table:table-cell office:value-type="string" calcext:value-type="string">
            <text:p><text:s/>CC10</text:p>
          </table:table-cell>
          <table:table-cell table:formula="of:=CONCATENATE(&quot;UPDATE stocks set moneycontrol_sym='&quot;;TRIM([.B80]);&quot;' where symbol='&quot;;[.A80];&quot;';&quot;)" office:value-type="string" office:string-value="UPDATE stocks set moneycontrol_sym='CC10' where symbol='CCL';" calcext:value-type="string">
            <text:p>UPDATE stocks set moneycontrol_sym='CC10' where symbol='CCL';</text:p>
          </table:table-cell>
        </table:table-row>
        <table:table-row table:style-name="ro1">
          <table:table-cell office:value-type="string" calcext:value-type="string">
            <text:p>CESC</text:p>
          </table:table-cell>
          <table:table-cell office:value-type="string" calcext:value-type="string">
            <text:p><text:s/>CES</text:p>
          </table:table-cell>
          <table:table-cell table:formula="of:=CONCATENATE(&quot;UPDATE stocks set moneycontrol_sym='&quot;;TRIM([.B81]);&quot;' where symbol='&quot;;[.A81];&quot;';&quot;)" office:value-type="string" office:string-value="UPDATE stocks set moneycontrol_sym='CES' where symbol='CESC';" calcext:value-type="string">
            <text:p>UPDATE stocks set moneycontrol_sym='CES' where symbol='CESC';</text:p>
          </table:table-cell>
        </table:table-row>
        <table:table-row table:style-name="ro1">
          <table:table-cell office:value-type="string" calcext:value-type="string">
            <text:p>CRISIL</text:p>
          </table:table-cell>
          <table:table-cell office:value-type="string" calcext:value-type="string">
            <text:p><text:s/>CRI</text:p>
          </table:table-cell>
          <table:table-cell table:formula="of:=CONCATENATE(&quot;UPDATE stocks set moneycontrol_sym='&quot;;TRIM([.B82]);&quot;' where symbol='&quot;;[.A82];&quot;';&quot;)" office:value-type="string" office:string-value="UPDATE stocks set moneycontrol_sym='CRI' where symbol='CRISIL';" calcext:value-type="string">
            <text:p>UPDATE stocks set moneycontrol_sym='CRI' where symbol='CRISIL';</text:p>
          </table:table-cell>
        </table:table-row>
        <table:table-row table:style-name="ro1">
          <table:table-cell office:value-type="string" calcext:value-type="string">
            <text:p>CADILAHC</text:p>
          </table:table-cell>
          <table:table-cell office:value-type="string" calcext:value-type="string">
            <text:p><text:s/>CHC</text:p>
          </table:table-cell>
          <table:table-cell table:formula="of:=CONCATENATE(&quot;UPDATE stocks set moneycontrol_sym='&quot;;TRIM([.B83]);&quot;' where symbol='&quot;;[.A83];&quot;';&quot;)" office:value-type="string" office:string-value="UPDATE stocks set moneycontrol_sym='CHC' where symbol='CADILAHC';" calcext:value-type="string">
            <text:p>UPDATE stocks set moneycontrol_sym='CHC' where symbol='CADILAHC';</text:p>
          </table:table-cell>
        </table:table-row>
        <table:table-row table:style-name="ro1">
          <table:table-cell office:value-type="string" calcext:value-type="string">
            <text:p>CANFINHOME</text:p>
          </table:table-cell>
          <table:table-cell office:value-type="string" calcext:value-type="string">
            <text:p><text:s/>CFH</text:p>
          </table:table-cell>
          <table:table-cell table:formula="of:=CONCATENATE(&quot;UPDATE stocks set moneycontrol_sym='&quot;;TRIM([.B84]);&quot;' where symbol='&quot;;[.A84];&quot;';&quot;)" office:value-type="string" office:string-value="UPDATE stocks set moneycontrol_sym='CFH' where symbol='CANFINHOME';" calcext:value-type="string">
            <text:p>UPDATE stocks set moneycontrol_sym='CFH' where symbol='CANFINHOME';</text:p>
          </table:table-cell>
        </table:table-row>
        <table:table-row table:style-name="ro1">
          <table:table-cell office:value-type="string" calcext:value-type="string">
            <text:p>CANBK</text:p>
          </table:table-cell>
          <table:table-cell office:value-type="string" calcext:value-type="string">
            <text:p><text:s/>CB06</text:p>
          </table:table-cell>
          <table:table-cell table:formula="of:=CONCATENATE(&quot;UPDATE stocks set moneycontrol_sym='&quot;;TRIM([.B85]);&quot;' where symbol='&quot;;[.A85];&quot;';&quot;)" office:value-type="string" office:string-value="UPDATE stocks set moneycontrol_sym='CB06' where symbol='CANBK';" calcext:value-type="string">
            <text:p>UPDATE stocks set moneycontrol_sym='CB06' where symbol='CANBK';</text:p>
          </table:table-cell>
        </table:table-row>
        <table:table-row table:style-name="ro1">
          <table:table-cell office:value-type="string" calcext:value-type="string">
            <text:p>CAPLIPOINT</text:p>
          </table:table-cell>
          <table:table-cell office:value-type="string" calcext:value-type="string">
            <text:p><text:s/>CPL</text:p>
          </table:table-cell>
          <table:table-cell table:formula="of:=CONCATENATE(&quot;UPDATE stocks set moneycontrol_sym='&quot;;TRIM([.B86]);&quot;' where symbol='&quot;;[.A86];&quot;';&quot;)" office:value-type="string" office:string-value="UPDATE stocks set moneycontrol_sym='CPL' where symbol='CAPLIPOINT';" calcext:value-type="string">
            <text:p>UPDATE stocks set moneycontrol_sym='CPL' where symbol='CAPLIPOINT';</text:p>
          </table:table-cell>
        </table:table-row>
        <table:table-row table:style-name="ro1">
          <table:table-cell office:value-type="string" calcext:value-type="string">
            <text:p>CGCL</text:p>
          </table:table-cell>
          <table:table-cell office:value-type="string" calcext:value-type="string">
            <text:p><text:s/>DSL01</text:p>
          </table:table-cell>
          <table:table-cell table:formula="of:=CONCATENATE(&quot;UPDATE stocks set moneycontrol_sym='&quot;;TRIM([.B87]);&quot;' where symbol='&quot;;[.A87];&quot;';&quot;)" office:value-type="string" office:string-value="UPDATE stocks set moneycontrol_sym='DSL01' where symbol='CGCL';" calcext:value-type="string">
            <text:p>UPDATE stocks set moneycontrol_sym='DSL01' where symbol='CGCL';</text:p>
          </table:table-cell>
        </table:table-row>
        <table:table-row table:style-name="ro1">
          <table:table-cell office:value-type="string" calcext:value-type="string">
            <text:p>CARBORUNIV</text:p>
          </table:table-cell>
          <table:table-cell office:value-type="string" calcext:value-type="string">
            <text:p><text:s/>CU</text:p>
          </table:table-cell>
          <table:table-cell table:formula="of:=CONCATENATE(&quot;UPDATE stocks set moneycontrol_sym='&quot;;TRIM([.B88]);&quot;' where symbol='&quot;;[.A88];&quot;';&quot;)" office:value-type="string" office:string-value="UPDATE stocks set moneycontrol_sym='CU' where symbol='CARBORUNIV';" calcext:value-type="string">
            <text:p>UPDATE stocks set moneycontrol_sym='CU' where symbol='CARBORUNIV';</text:p>
          </table:table-cell>
        </table:table-row>
        <table:table-row table:style-name="ro1">
          <table:table-cell office:value-type="string" calcext:value-type="string">
            <text:p>CASTROLIND</text:p>
          </table:table-cell>
          <table:table-cell office:value-type="string" calcext:value-type="string">
            <text:p><text:s/>CI01</text:p>
          </table:table-cell>
          <table:table-cell table:formula="of:=CONCATENATE(&quot;UPDATE stocks set moneycontrol_sym='&quot;;TRIM([.B89]);&quot;' where symbol='&quot;;[.A89];&quot;';&quot;)" office:value-type="string" office:string-value="UPDATE stocks set moneycontrol_sym='CI01' where symbol='CASTROLIND';" calcext:value-type="string">
            <text:p>UPDATE stocks set moneycontrol_sym='CI01' where symbol='CASTROLIND';</text:p>
          </table:table-cell>
        </table:table-row>
        <table:table-row table:style-name="ro1">
          <table:table-cell office:value-type="string" calcext:value-type="string">
            <text:p>CEATLTD</text:p>
          </table:table-cell>
          <table:table-cell office:value-type="string" calcext:value-type="string">
            <text:p><text:s/>C07</text:p>
          </table:table-cell>
          <table:table-cell table:formula="of:=CONCATENATE(&quot;UPDATE stocks set moneycontrol_sym='&quot;;TRIM([.B90]);&quot;' where symbol='&quot;;[.A90];&quot;';&quot;)" office:value-type="string" office:string-value="UPDATE stocks set moneycontrol_sym='C07' where symbol='CEATLTD';" calcext:value-type="string">
            <text:p>UPDATE stocks set moneycontrol_sym='C07' where symbol='CEATLTD';</text:p>
          </table:table-cell>
        </table:table-row>
        <table:table-row table:style-name="ro1">
          <table:table-cell office:value-type="string" calcext:value-type="string">
            <text:p>CENTRALBK</text:p>
          </table:table-cell>
          <table:table-cell office:value-type="string" calcext:value-type="string">
            <text:p><text:s/>CBO01</text:p>
          </table:table-cell>
          <table:table-cell table:formula="of:=CONCATENATE(&quot;UPDATE stocks set moneycontrol_sym='&quot;;TRIM([.B91]);&quot;' where symbol='&quot;;[.A91];&quot;';&quot;)" office:value-type="string" office:string-value="UPDATE stocks set moneycontrol_sym='CBO01' where symbol='CENTRALBK';" calcext:value-type="string">
            <text:p>UPDATE stocks set moneycontrol_sym='CBO01' where symbol='CENTRALBK';</text:p>
          </table:table-cell>
        </table:table-row>
        <table:table-row table:style-name="ro1">
          <table:table-cell office:value-type="string" calcext:value-type="string">
            <text:p>CDSL</text:p>
          </table:table-cell>
          <table:table-cell office:value-type="string" calcext:value-type="string">
            <text:p><text:s/>CDS</text:p>
          </table:table-cell>
          <table:table-cell table:formula="of:=CONCATENATE(&quot;UPDATE stocks set moneycontrol_sym='&quot;;TRIM([.B92]);&quot;' where symbol='&quot;;[.A92];&quot;';&quot;)" office:value-type="string" office:string-value="UPDATE stocks set moneycontrol_sym='CDS' where symbol='CDSL';" calcext:value-type="string">
            <text:p>UPDATE stocks set moneycontrol_sym='CDS' where symbol='CDSL';</text:p>
          </table:table-cell>
        </table:table-row>
        <table:table-row table:style-name="ro1">
          <table:table-cell office:value-type="string" calcext:value-type="string">
            <text:p>CENTURYPLY</text:p>
          </table:table-cell>
          <table:table-cell office:value-type="string" calcext:value-type="string">
            <text:p><text:s/>CP9</text:p>
          </table:table-cell>
          <table:table-cell table:formula="of:=CONCATENATE(&quot;UPDATE stocks set moneycontrol_sym='&quot;;TRIM([.B93]);&quot;' where symbol='&quot;;[.A93];&quot;';&quot;)" office:value-type="string" office:string-value="UPDATE stocks set moneycontrol_sym='CP9' where symbol='CENTURYPLY';" calcext:value-type="string">
            <text:p>UPDATE stocks set moneycontrol_sym='CP9' where symbol='CENTURYPLY';</text:p>
          </table:table-cell>
        </table:table-row>
        <table:table-row table:style-name="ro1">
          <table:table-cell office:value-type="string" calcext:value-type="string">
            <text:p>CERA</text:p>
          </table:table-cell>
          <table:table-cell office:value-type="string" calcext:value-type="string">
            <text:p><text:s/>MOF</text:p>
          </table:table-cell>
          <table:table-cell table:formula="of:=CONCATENATE(&quot;UPDATE stocks set moneycontrol_sym='&quot;;TRIM([.B94]);&quot;' where symbol='&quot;;[.A94];&quot;';&quot;)" office:value-type="string" office:string-value="UPDATE stocks set moneycontrol_sym='MOF' where symbol='CERA';" calcext:value-type="string">
            <text:p>UPDATE stocks set moneycontrol_sym='MOF' where symbol='CERA';</text:p>
          </table:table-cell>
        </table:table-row>
        <table:table-row table:style-name="ro1">
          <table:table-cell office:value-type="string" calcext:value-type="string">
            <text:p>CHALET</text:p>
          </table:table-cell>
          <table:table-cell office:value-type="string" calcext:value-type="string">
            <text:p><text:s/>CH03</text:p>
          </table:table-cell>
          <table:table-cell table:formula="of:=CONCATENATE(&quot;UPDATE stocks set moneycontrol_sym='&quot;;TRIM([.B95]);&quot;' where symbol='&quot;;[.A95];&quot;';&quot;)" office:value-type="string" office:string-value="UPDATE stocks set moneycontrol_sym='CH03' where symbol='CHALET';" calcext:value-type="string">
            <text:p>UPDATE stocks set moneycontrol_sym='CH03' where symbol='CHALET';</text:p>
          </table:table-cell>
        </table:table-row>
        <table:table-row table:style-name="ro1">
          <table:table-cell office:value-type="string" calcext:value-type="string">
            <text:p>CHAMBLFERT</text:p>
          </table:table-cell>
          <table:table-cell office:value-type="string" calcext:value-type="string">
            <text:p><text:s/>CFC</text:p>
          </table:table-cell>
          <table:table-cell table:formula="of:=CONCATENATE(&quot;UPDATE stocks set moneycontrol_sym='&quot;;TRIM([.B96]);&quot;' where symbol='&quot;;[.A96];&quot;';&quot;)" office:value-type="string" office:string-value="UPDATE stocks set moneycontrol_sym='CFC' where symbol='CHAMBLFERT';" calcext:value-type="string">
            <text:p>UPDATE stocks set moneycontrol_sym='CFC' where symbol='CHAMBLFERT';</text:p>
          </table:table-cell>
        </table:table-row>
        <table:table-row table:style-name="ro1">
          <table:table-cell office:value-type="string" calcext:value-type="string">
            <text:p>CHENNPETRO</text:p>
          </table:table-cell>
          <table:table-cell office:value-type="string" calcext:value-type="string">
            <text:p><text:s/>MR</text:p>
          </table:table-cell>
          <table:table-cell table:formula="of:=CONCATENATE(&quot;UPDATE stocks set moneycontrol_sym='&quot;;TRIM([.B97]);&quot;' where symbol='&quot;;[.A97];&quot;';&quot;)" office:value-type="string" office:string-value="UPDATE stocks set moneycontrol_sym='MR' where symbol='CHENNPETRO';" calcext:value-type="string">
            <text:p>UPDATE stocks set moneycontrol_sym='MR' where symbol='CHENNPETRO';</text:p>
          </table:table-cell>
        </table:table-row>
        <table:table-row table:style-name="ro1">
          <table:table-cell office:value-type="string" calcext:value-type="string">
            <text:p>CHOLAHLDNG</text:p>
          </table:table-cell>
          <table:table-cell office:value-type="string" calcext:value-type="string">
            <text:p><text:s/>TII</text:p>
          </table:table-cell>
          <table:table-cell table:formula="of:=CONCATENATE(&quot;UPDATE stocks set moneycontrol_sym='&quot;;TRIM([.B98]);&quot;' where symbol='&quot;;[.A98];&quot;';&quot;)" office:value-type="string" office:string-value="UPDATE stocks set moneycontrol_sym='TII' where symbol='CHOLAHLDNG';" calcext:value-type="string">
            <text:p>UPDATE stocks set moneycontrol_sym='TII' where symbol='CHOLAHLDNG';</text:p>
          </table:table-cell>
        </table:table-row>
        <table:table-row table:style-name="ro1">
          <table:table-cell office:value-type="string" calcext:value-type="string">
            <text:p>CHOLAFIN</text:p>
          </table:table-cell>
          <table:table-cell office:value-type="string" calcext:value-type="string">
            <text:p><text:s/>CIF01</text:p>
          </table:table-cell>
          <table:table-cell table:formula="of:=CONCATENATE(&quot;UPDATE stocks set moneycontrol_sym='&quot;;TRIM([.B99]);&quot;' where symbol='&quot;;[.A99];&quot;';&quot;)" office:value-type="string" office:string-value="UPDATE stocks set moneycontrol_sym='CIF01' where symbol='CHOLAFIN';" calcext:value-type="string">
            <text:p>UPDATE stocks set moneycontrol_sym='CIF01' where symbol='CHOLAFIN';</text:p>
          </table:table-cell>
        </table:table-row>
        <table:table-row table:style-name="ro1">
          <table:table-cell office:value-type="string" calcext:value-type="string">
            <text:p>CIPLA</text:p>
          </table:table-cell>
          <table:table-cell office:value-type="string" calcext:value-type="string">
            <text:p><text:s/>C</text:p>
          </table:table-cell>
          <table:table-cell table:formula="of:=CONCATENATE(&quot;UPDATE stocks set moneycontrol_sym='&quot;;TRIM([.B100]);&quot;' where symbol='&quot;;[.A100];&quot;';&quot;)" office:value-type="string" office:string-value="UPDATE stocks set moneycontrol_sym='C' where symbol='CIPLA';" calcext:value-type="string">
            <text:p>UPDATE stocks set moneycontrol_sym='C' where symbol='CIPLA';</text:p>
          </table:table-cell>
        </table:table-row>
        <table:table-row table:style-name="ro1">
          <table:table-cell office:value-type="string" calcext:value-type="string">
            <text:p>CUB</text:p>
          </table:table-cell>
          <table:table-cell office:value-type="string" calcext:value-type="string">
            <text:p><text:s/>CUB</text:p>
          </table:table-cell>
          <table:table-cell table:formula="of:=CONCATENATE(&quot;UPDATE stocks set moneycontrol_sym='&quot;;TRIM([.B101]);&quot;' where symbol='&quot;;[.A101];&quot;';&quot;)" office:value-type="string" office:string-value="UPDATE stocks set moneycontrol_sym='CUB' where symbol='CUB';" calcext:value-type="string">
            <text:p>UPDATE stocks set moneycontrol_sym='CUB' where symbol='CUB';</text:p>
          </table:table-cell>
        </table:table-row>
        <table:table-row table:style-name="ro1">
          <table:table-cell office:value-type="string" calcext:value-type="string">
            <text:p>COALINDIA</text:p>
          </table:table-cell>
          <table:table-cell office:value-type="string" calcext:value-type="string">
            <text:p><text:s/>CI29</text:p>
          </table:table-cell>
          <table:table-cell table:formula="of:=CONCATENATE(&quot;UPDATE stocks set moneycontrol_sym='&quot;;TRIM([.B102]);&quot;' where symbol='&quot;;[.A102];&quot;';&quot;)" office:value-type="string" office:string-value="UPDATE stocks set moneycontrol_sym='CI29' where symbol='COALINDIA';" calcext:value-type="string">
            <text:p>UPDATE stocks set moneycontrol_sym='CI29' where symbol='COALINDIA';</text:p>
          </table:table-cell>
        </table:table-row>
        <table:table-row table:style-name="ro1">
          <table:table-cell office:value-type="string" calcext:value-type="string">
            <text:p>COCHINSHIP</text:p>
          </table:table-cell>
          <table:table-cell office:value-type="string" calcext:value-type="string">
            <text:p><text:s/>CS17</text:p>
          </table:table-cell>
          <table:table-cell table:formula="of:=CONCATENATE(&quot;UPDATE stocks set moneycontrol_sym='&quot;;TRIM([.B103]);&quot;' where symbol='&quot;;[.A103];&quot;';&quot;)" office:value-type="string" office:string-value="UPDATE stocks set moneycontrol_sym='CS17' where symbol='COCHINSHIP';" calcext:value-type="string">
            <text:p>UPDATE stocks set moneycontrol_sym='CS17' where symbol='COCHINSHIP';</text:p>
          </table:table-cell>
        </table:table-row>
        <table:table-row table:style-name="ro1">
          <table:table-cell office:value-type="string" calcext:value-type="string">
            <text:p>COLPAL</text:p>
          </table:table-cell>
          <table:table-cell office:value-type="string" calcext:value-type="string">
            <text:p><text:s/>CPI</text:p>
          </table:table-cell>
          <table:table-cell table:formula="of:=CONCATENATE(&quot;UPDATE stocks set moneycontrol_sym='&quot;;TRIM([.B104]);&quot;' where symbol='&quot;;[.A104];&quot;';&quot;)" office:value-type="string" office:string-value="UPDATE stocks set moneycontrol_sym='CPI' where symbol='COLPAL';" calcext:value-type="string">
            <text:p>UPDATE stocks set moneycontrol_sym='CPI' where symbol='COLPAL';</text:p>
          </table:table-cell>
        </table:table-row>
        <table:table-row table:style-name="ro1">
          <table:table-cell office:value-type="string" calcext:value-type="string">
            <text:p>CONCOR</text:p>
          </table:table-cell>
          <table:table-cell office:value-type="string" calcext:value-type="string">
            <text:p><text:s/>CCI</text:p>
          </table:table-cell>
          <table:table-cell table:formula="of:=CONCATENATE(&quot;UPDATE stocks set moneycontrol_sym='&quot;;TRIM([.B105]);&quot;' where symbol='&quot;;[.A105];&quot;';&quot;)" office:value-type="string" office:string-value="UPDATE stocks set moneycontrol_sym='CCI' where symbol='CONCOR';" calcext:value-type="string">
            <text:p>UPDATE stocks set moneycontrol_sym='CCI' where symbol='CONCOR';</text:p>
          </table:table-cell>
        </table:table-row>
        <table:table-row table:style-name="ro1">
          <table:table-cell office:value-type="string" calcext:value-type="string">
            <text:p>COROMANDEL</text:p>
          </table:table-cell>
          <table:table-cell office:value-type="string" calcext:value-type="string">
            <text:p><text:s/>CF06</text:p>
          </table:table-cell>
          <table:table-cell table:formula="of:=CONCATENATE(&quot;UPDATE stocks set moneycontrol_sym='&quot;;TRIM([.B106]);&quot;' where symbol='&quot;;[.A106];&quot;';&quot;)" office:value-type="string" office:string-value="UPDATE stocks set moneycontrol_sym='CF06' where symbol='COROMANDEL';" calcext:value-type="string">
            <text:p>UPDATE stocks set moneycontrol_sym='CF06' where symbol='COROMANDEL';</text:p>
          </table:table-cell>
        </table:table-row>
        <table:table-row table:style-name="ro1">
          <table:table-cell office:value-type="string" calcext:value-type="string">
            <text:p>CREDITACC</text:p>
          </table:table-cell>
          <table:table-cell office:value-type="string" calcext:value-type="string">
            <text:p><text:s/>CG02</text:p>
          </table:table-cell>
          <table:table-cell table:formula="of:=CONCATENATE(&quot;UPDATE stocks set moneycontrol_sym='&quot;;TRIM([.B107]);&quot;' where symbol='&quot;;[.A107];&quot;';&quot;)" office:value-type="string" office:string-value="UPDATE stocks set moneycontrol_sym='CG02' where symbol='CREDITACC';" calcext:value-type="string">
            <text:p>UPDATE stocks set moneycontrol_sym='CG02' where symbol='CREDITACC';</text:p>
          </table:table-cell>
        </table:table-row>
        <table:table-row table:style-name="ro1">
          <table:table-cell office:value-type="string" calcext:value-type="string">
            <text:p>CROMPTON</text:p>
          </table:table-cell>
          <table:table-cell office:value-type="string" calcext:value-type="string">
            <text:p><text:s/>CGC01</text:p>
          </table:table-cell>
          <table:table-cell table:formula="of:=CONCATENATE(&quot;UPDATE stocks set moneycontrol_sym='&quot;;TRIM([.B108]);&quot;' where symbol='&quot;;[.A108];&quot;';&quot;)" office:value-type="string" office:string-value="UPDATE stocks set moneycontrol_sym='CGC01' where symbol='CROMPTON';" calcext:value-type="string">
            <text:p>UPDATE stocks set moneycontrol_sym='CGC01' where symbol='CROMPTON';</text:p>
          </table:table-cell>
        </table:table-row>
        <table:table-row table:style-name="ro1">
          <table:table-cell office:value-type="string" calcext:value-type="string">
            <text:p>CUMMINSIND</text:p>
          </table:table-cell>
          <table:table-cell office:value-type="string" calcext:value-type="string">
            <text:p><text:s/>CI02</text:p>
          </table:table-cell>
          <table:table-cell table:formula="of:=CONCATENATE(&quot;UPDATE stocks set moneycontrol_sym='&quot;;TRIM([.B109]);&quot;' where symbol='&quot;;[.A109];&quot;';&quot;)" office:value-type="string" office:string-value="UPDATE stocks set moneycontrol_sym='CI02' where symbol='CUMMINSIND';" calcext:value-type="string">
            <text:p>UPDATE stocks set moneycontrol_sym='CI02' where symbol='CUMMINSIND';</text:p>
          </table:table-cell>
        </table:table-row>
        <table:table-row table:style-name="ro1">
          <table:table-cell office:value-type="string" calcext:value-type="string">
            <text:p>CYIENT</text:p>
          </table:table-cell>
          <table:table-cell office:value-type="string" calcext:value-type="string">
            <text:p><text:s/>IE07</text:p>
          </table:table-cell>
          <table:table-cell table:formula="of:=CONCATENATE(&quot;UPDATE stocks set moneycontrol_sym='&quot;;TRIM([.B110]);&quot;' where symbol='&quot;;[.A110];&quot;';&quot;)" office:value-type="string" office:string-value="UPDATE stocks set moneycontrol_sym='IE07' where symbol='CYIENT';" calcext:value-type="string">
            <text:p>UPDATE stocks set moneycontrol_sym='IE07' where symbol='CYIENT';</text:p>
          </table:table-cell>
        </table:table-row>
        <table:table-row table:style-name="ro1">
          <table:table-cell office:value-type="string" calcext:value-type="string">
            <text:p>DBCORP</text:p>
          </table:table-cell>
          <table:table-cell office:value-type="string" calcext:value-type="string">
            <text:p><text:s/>C13</text:p>
          </table:table-cell>
          <table:table-cell table:formula="of:=CONCATENATE(&quot;UPDATE stocks set moneycontrol_sym='&quot;;TRIM([.B111]);&quot;' where symbol='&quot;;[.A111];&quot;';&quot;)" office:value-type="string" office:string-value="UPDATE stocks set moneycontrol_sym='C13' where symbol='DBCORP';" calcext:value-type="string">
            <text:p>UPDATE stocks set moneycontrol_sym='C13' where symbol='DBCORP';</text:p>
          </table:table-cell>
        </table:table-row>
        <table:table-row table:style-name="ro1">
          <table:table-cell office:value-type="string" calcext:value-type="string">
            <text:p>DCBBANK</text:p>
          </table:table-cell>
          <table:table-cell office:value-type="string" calcext:value-type="string">
            <text:p><text:s/>DCB01</text:p>
          </table:table-cell>
          <table:table-cell table:formula="of:=CONCATENATE(&quot;UPDATE stocks set moneycontrol_sym='&quot;;TRIM([.B112]);&quot;' where symbol='&quot;;[.A112];&quot;';&quot;)" office:value-type="string" office:string-value="UPDATE stocks set moneycontrol_sym='DCB01' where symbol='DCBBANK';" calcext:value-type="string">
            <text:p>UPDATE stocks set moneycontrol_sym='DCB01' where symbol='DCBBANK';</text:p>
          </table:table-cell>
        </table:table-row>
        <table:table-row table:style-name="ro1">
          <table:table-cell office:value-type="string" calcext:value-type="string">
            <text:p>DCMSHRIRAM</text:p>
          </table:table-cell>
          <table:table-cell office:value-type="string" calcext:value-type="string">
            <text:p><text:s/>DCM02</text:p>
          </table:table-cell>
          <table:table-cell table:formula="of:=CONCATENATE(&quot;UPDATE stocks set moneycontrol_sym='&quot;;TRIM([.B113]);&quot;' where symbol='&quot;;[.A113];&quot;';&quot;)" office:value-type="string" office:string-value="UPDATE stocks set moneycontrol_sym='DCM02' where symbol='DCMSHRIRAM';" calcext:value-type="string">
            <text:p>UPDATE stocks set moneycontrol_sym='DCM02' where symbol='DCMSHRIRAM';</text:p>
          </table:table-cell>
        </table:table-row>
        <table:table-row table:style-name="ro1">
          <table:table-cell office:value-type="string" calcext:value-type="string">
            <text:p>DLF</text:p>
          </table:table-cell>
          <table:table-cell office:value-type="string" calcext:value-type="string">
            <text:p><text:s/>D04</text:p>
          </table:table-cell>
          <table:table-cell table:formula="of:=CONCATENATE(&quot;UPDATE stocks set moneycontrol_sym='&quot;;TRIM([.B114]);&quot;' where symbol='&quot;;[.A114];&quot;';&quot;)" office:value-type="string" office:string-value="UPDATE stocks set moneycontrol_sym='D04' where symbol='DLF';" calcext:value-type="string">
            <text:p>UPDATE stocks set moneycontrol_sym='D04' where symbol='DLF';</text:p>
          </table:table-cell>
        </table:table-row>
        <table:table-row table:style-name="ro1">
          <table:table-cell office:value-type="string" calcext:value-type="string">
            <text:p>DABUR</text:p>
          </table:table-cell>
          <table:table-cell office:value-type="string" calcext:value-type="string">
            <text:p><text:s/>DI</text:p>
          </table:table-cell>
          <table:table-cell table:formula="of:=CONCATENATE(&quot;UPDATE stocks set moneycontrol_sym='&quot;;TRIM([.B115]);&quot;' where symbol='&quot;;[.A115];&quot;';&quot;)" office:value-type="string" office:string-value="UPDATE stocks set moneycontrol_sym='DI' where symbol='DABUR';" calcext:value-type="string">
            <text:p>UPDATE stocks set moneycontrol_sym='DI' where symbol='DABUR';</text:p>
          </table:table-cell>
        </table:table-row>
        <table:table-row table:style-name="ro1">
          <table:table-cell office:value-type="string" calcext:value-type="string">
            <text:p>DALBHARAT</text:p>
          </table:table-cell>
          <table:table-cell office:value-type="string" calcext:value-type="string">
            <text:p><text:s/>OCL</text:p>
          </table:table-cell>
          <table:table-cell table:formula="of:=CONCATENATE(&quot;UPDATE stocks set moneycontrol_sym='&quot;;TRIM([.B116]);&quot;' where symbol='&quot;;[.A116];&quot;';&quot;)" office:value-type="string" office:string-value="UPDATE stocks set moneycontrol_sym='OCL' where symbol='DALBHARAT';" calcext:value-type="string">
            <text:p>UPDATE stocks set moneycontrol_sym='OCL' where symbol='DALBHARAT';</text:p>
          </table:table-cell>
        </table:table-row>
        <table:table-row table:style-name="ro1">
          <table:table-cell office:value-type="string" calcext:value-type="string">
            <text:p>DEEPAKNTR</text:p>
          </table:table-cell>
          <table:table-cell office:value-type="string" calcext:value-type="string">
            <text:p><text:s/>DN</text:p>
          </table:table-cell>
          <table:table-cell table:formula="of:=CONCATENATE(&quot;UPDATE stocks set moneycontrol_sym='&quot;;TRIM([.B117]);&quot;' where symbol='&quot;;[.A117];&quot;';&quot;)" office:value-type="string" office:string-value="UPDATE stocks set moneycontrol_sym='DN' where symbol='DEEPAKNTR';" calcext:value-type="string">
            <text:p>UPDATE stocks set moneycontrol_sym='DN' where symbol='DEEPAKNTR';</text:p>
          </table:table-cell>
        </table:table-row>
        <table:table-row table:style-name="ro1">
          <table:table-cell office:value-type="string" calcext:value-type="string">
            <text:p>DELTACORP</text:p>
          </table:table-cell>
          <table:table-cell office:value-type="string" calcext:value-type="string">
            <text:p><text:s/>AW</text:p>
          </table:table-cell>
          <table:table-cell table:formula="of:=CONCATENATE(&quot;UPDATE stocks set moneycontrol_sym='&quot;;TRIM([.B118]);&quot;' where symbol='&quot;;[.A118];&quot;';&quot;)" office:value-type="string" office:string-value="UPDATE stocks set moneycontrol_sym='AW' where symbol='DELTACORP';" calcext:value-type="string">
            <text:p>UPDATE stocks set moneycontrol_sym='AW' where symbol='DELTACORP';</text:p>
          </table:table-cell>
        </table:table-row>
        <table:table-row table:style-name="ro1">
          <table:table-cell office:value-type="string" calcext:value-type="string">
            <text:p>DHFL</text:p>
          </table:table-cell>
          <table:table-cell office:value-type="string" calcext:value-type="string">
            <text:p><text:s/>DHF</text:p>
          </table:table-cell>
          <table:table-cell table:formula="of:=CONCATENATE(&quot;UPDATE stocks set moneycontrol_sym='&quot;;TRIM([.B119]);&quot;' where symbol='&quot;;[.A119];&quot;';&quot;)" office:value-type="string" office:string-value="UPDATE stocks set moneycontrol_sym='DHF' where symbol='DHFL';" calcext:value-type="string">
            <text:p>UPDATE stocks set moneycontrol_sym='DHF' where symbol='DHFL';</text:p>
          </table:table-cell>
        </table:table-row>
        <table:table-row table:style-name="ro1">
          <table:table-cell office:value-type="string" calcext:value-type="string">
            <text:p>DBL</text:p>
          </table:table-cell>
          <table:table-cell office:value-type="string" calcext:value-type="string">
            <text:p><text:s/>DB03</text:p>
          </table:table-cell>
          <table:table-cell table:formula="of:=CONCATENATE(&quot;UPDATE stocks set moneycontrol_sym='&quot;;TRIM([.B120]);&quot;' where symbol='&quot;;[.A120];&quot;';&quot;)" office:value-type="string" office:string-value="UPDATE stocks set moneycontrol_sym='DB03' where symbol='DBL';" calcext:value-type="string">
            <text:p>UPDATE stocks set moneycontrol_sym='DB03' where symbol='DBL';</text:p>
          </table:table-cell>
        </table:table-row>
        <table:table-row table:style-name="ro1">
          <table:table-cell office:value-type="string" calcext:value-type="string">
            <text:p>DISHTV</text:p>
          </table:table-cell>
          <table:table-cell office:value-type="string" calcext:value-type="string">
            <text:p><text:s/>DTV</text:p>
          </table:table-cell>
          <table:table-cell table:formula="of:=CONCATENATE(&quot;UPDATE stocks set moneycontrol_sym='&quot;;TRIM([.B121]);&quot;' where symbol='&quot;;[.A121];&quot;';&quot;)" office:value-type="string" office:string-value="UPDATE stocks set moneycontrol_sym='DTV' where symbol='DISHTV';" calcext:value-type="string">
            <text:p>UPDATE stocks set moneycontrol_sym='DTV' where symbol='DISHTV';</text:p>
          </table:table-cell>
        </table:table-row>
        <table:table-row table:style-name="ro1">
          <table:table-cell office:value-type="string" calcext:value-type="string">
            <text:p>DCAL</text:p>
          </table:table-cell>
          <table:table-cell office:value-type="string" calcext:value-type="string">
            <text:p><text:s/>DCA</text:p>
          </table:table-cell>
          <table:table-cell table:formula="of:=CONCATENATE(&quot;UPDATE stocks set moneycontrol_sym='&quot;;TRIM([.B122]);&quot;' where symbol='&quot;;[.A122];&quot;';&quot;)" office:value-type="string" office:string-value="UPDATE stocks set moneycontrol_sym='DCA' where symbol='DCAL';" calcext:value-type="string">
            <text:p>UPDATE stocks set moneycontrol_sym='DCA' where symbol='DCAL';</text:p>
          </table:table-cell>
        </table:table-row>
        <table:table-row table:style-name="ro1">
          <table:table-cell office:value-type="string" calcext:value-type="string">
            <text:p>DIVISLAB</text:p>
          </table:table-cell>
          <table:table-cell office:value-type="string" calcext:value-type="string">
            <text:p><text:s/>DL03</text:p>
          </table:table-cell>
          <table:table-cell table:formula="of:=CONCATENATE(&quot;UPDATE stocks set moneycontrol_sym='&quot;;TRIM([.B123]);&quot;' where symbol='&quot;;[.A123];&quot;';&quot;)" office:value-type="string" office:string-value="UPDATE stocks set moneycontrol_sym='DL03' where symbol='DIVISLAB';" calcext:value-type="string">
            <text:p>UPDATE stocks set moneycontrol_sym='DL03' where symbol='DIVISLAB';</text:p>
          </table:table-cell>
        </table:table-row>
        <table:table-row table:style-name="ro1">
          <table:table-cell office:value-type="string" calcext:value-type="string">
            <text:p>DIXON</text:p>
          </table:table-cell>
          <table:table-cell office:value-type="string" calcext:value-type="string">
            <text:p><text:s/>DT07</text:p>
          </table:table-cell>
          <table:table-cell table:formula="of:=CONCATENATE(&quot;UPDATE stocks set moneycontrol_sym='&quot;;TRIM([.B124]);&quot;' where symbol='&quot;;[.A124];&quot;';&quot;)" office:value-type="string" office:string-value="UPDATE stocks set moneycontrol_sym='DT07' where symbol='DIXON';" calcext:value-type="string">
            <text:p>UPDATE stocks set moneycontrol_sym='DT07' where symbol='DIXON';</text:p>
          </table:table-cell>
        </table:table-row>
        <table:table-row table:style-name="ro1">
          <table:table-cell office:value-type="string" calcext:value-type="string">
            <text:p>LALPATHLAB</text:p>
          </table:table-cell>
          <table:table-cell office:value-type="string" calcext:value-type="string">
            <text:p><text:s/>DLP01</text:p>
          </table:table-cell>
          <table:table-cell table:formula="of:=CONCATENATE(&quot;UPDATE stocks set moneycontrol_sym='&quot;;TRIM([.B125]);&quot;' where symbol='&quot;;[.A125];&quot;';&quot;)" office:value-type="string" office:string-value="UPDATE stocks set moneycontrol_sym='DLP01' where symbol='LALPATHLAB';" calcext:value-type="string">
            <text:p>UPDATE stocks set moneycontrol_sym='DLP01' where symbol='LALPATHLAB';</text:p>
          </table:table-cell>
        </table:table-row>
        <table:table-row table:style-name="ro1">
          <table:table-cell office:value-type="string" calcext:value-type="string">
            <text:p>DRREDDY</text:p>
          </table:table-cell>
          <table:table-cell office:value-type="string" calcext:value-type="string">
            <text:p><text:s/>DRL</text:p>
          </table:table-cell>
          <table:table-cell table:formula="of:=CONCATENATE(&quot;UPDATE stocks set moneycontrol_sym='&quot;;TRIM([.B126]);&quot;' where symbol='&quot;;[.A126];&quot;';&quot;)" office:value-type="string" office:string-value="UPDATE stocks set moneycontrol_sym='DRL' where symbol='DRREDDY';" calcext:value-type="string">
            <text:p>UPDATE stocks set moneycontrol_sym='DRL' where symbol='DRREDDY';</text:p>
          </table:table-cell>
        </table:table-row>
        <table:table-row table:style-name="ro1">
          <table:table-cell office:value-type="string" calcext:value-type="string">
            <text:p>EIDPARRY</text:p>
          </table:table-cell>
          <table:table-cell office:value-type="string" calcext:value-type="string">
            <text:p><text:s/>EID</text:p>
          </table:table-cell>
          <table:table-cell table:formula="of:=CONCATENATE(&quot;UPDATE stocks set moneycontrol_sym='&quot;;TRIM([.B127]);&quot;' where symbol='&quot;;[.A127];&quot;';&quot;)" office:value-type="string" office:string-value="UPDATE stocks set moneycontrol_sym='EID' where symbol='EIDPARRY';" calcext:value-type="string">
            <text:p>UPDATE stocks set moneycontrol_sym='EID' where symbol='EIDPARRY';</text:p>
          </table:table-cell>
        </table:table-row>
        <table:table-row table:style-name="ro1">
          <table:table-cell office:value-type="string" calcext:value-type="string">
            <text:p>EIHOTEL</text:p>
          </table:table-cell>
          <table:table-cell office:value-type="string" calcext:value-type="string">
            <text:p><text:s/>EIH</text:p>
          </table:table-cell>
          <table:table-cell table:formula="of:=CONCATENATE(&quot;UPDATE stocks set moneycontrol_sym='&quot;;TRIM([.B128]);&quot;' where symbol='&quot;;[.A128];&quot;';&quot;)" office:value-type="string" office:string-value="UPDATE stocks set moneycontrol_sym='EIH' where symbol='EIHOTEL';" calcext:value-type="string">
            <text:p>UPDATE stocks set moneycontrol_sym='EIH' where symbol='EIHOTEL';</text:p>
          </table:table-cell>
        </table:table-row>
        <table:table-row table:style-name="ro1">
          <table:table-cell office:value-type="string" calcext:value-type="string">
            <text:p>EDELWEISS</text:p>
          </table:table-cell>
          <table:table-cell office:value-type="string" calcext:value-type="string">
            <text:p><text:s/>EC06</text:p>
          </table:table-cell>
          <table:table-cell table:formula="of:=CONCATENATE(&quot;UPDATE stocks set moneycontrol_sym='&quot;;TRIM([.B129]);&quot;' where symbol='&quot;;[.A129];&quot;';&quot;)" office:value-type="string" office:string-value="UPDATE stocks set moneycontrol_sym='EC06' where symbol='EDELWEISS';" calcext:value-type="string">
            <text:p>UPDATE stocks set moneycontrol_sym='EC06' where symbol='EDELWEISS';</text:p>
          </table:table-cell>
        </table:table-row>
        <table:table-row table:style-name="ro1">
          <table:table-cell office:value-type="string" calcext:value-type="string">
            <text:p>EICHERMOT</text:p>
          </table:table-cell>
          <table:table-cell office:value-type="string" calcext:value-type="string">
            <text:p><text:s/>EM</text:p>
          </table:table-cell>
          <table:table-cell table:formula="of:=CONCATENATE(&quot;UPDATE stocks set moneycontrol_sym='&quot;;TRIM([.B130]);&quot;' where symbol='&quot;;[.A130];&quot;';&quot;)" office:value-type="string" office:string-value="UPDATE stocks set moneycontrol_sym='EM' where symbol='EICHERMOT';" calcext:value-type="string">
            <text:p>UPDATE stocks set moneycontrol_sym='EM' where symbol='EICHERMOT';</text:p>
          </table:table-cell>
        </table:table-row>
        <table:table-row table:style-name="ro1">
          <table:table-cell office:value-type="string" calcext:value-type="string">
            <text:p>ELGIEQUIP</text:p>
          </table:table-cell>
          <table:table-cell office:value-type="string" calcext:value-type="string">
            <text:p><text:s/>EE01</text:p>
          </table:table-cell>
          <table:table-cell table:formula="of:=CONCATENATE(&quot;UPDATE stocks set moneycontrol_sym='&quot;;TRIM([.B131]);&quot;' where symbol='&quot;;[.A131];&quot;';&quot;)" office:value-type="string" office:string-value="UPDATE stocks set moneycontrol_sym='EE01' where symbol='ELGIEQUIP';" calcext:value-type="string">
            <text:p>UPDATE stocks set moneycontrol_sym='EE01' where symbol='ELGIEQUIP';</text:p>
          </table:table-cell>
        </table:table-row>
        <table:table-row table:style-name="ro1">
          <table:table-cell office:value-type="string" calcext:value-type="string">
            <text:p>EMAMILTD</text:p>
          </table:table-cell>
          <table:table-cell office:value-type="string" calcext:value-type="string">
            <text:p><text:s/>E05</text:p>
          </table:table-cell>
          <table:table-cell table:formula="of:=CONCATENATE(&quot;UPDATE stocks set moneycontrol_sym='&quot;;TRIM([.B132]);&quot;' where symbol='&quot;;[.A132];&quot;';&quot;)" office:value-type="string" office:string-value="UPDATE stocks set moneycontrol_sym='E05' where symbol='EMAMILTD';" calcext:value-type="string">
            <text:p>UPDATE stocks set moneycontrol_sym='E05' where symbol='EMAMILTD';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office:value-type="string" calcext:value-type="string">
            <text:p><text:s/>ET04</text:p>
          </table:table-cell>
          <table:table-cell table:formula="of:=CONCATENATE(&quot;UPDATE stocks set moneycontrol_sym='&quot;;TRIM([.B133]);&quot;' where symbol='&quot;;[.A133];&quot;';&quot;)" office:value-type="string" office:string-value="UPDATE stocks set moneycontrol_sym='ET04' where symbol='ENDURANCE';" calcext:value-type="string">
            <text:p>UPDATE stocks set moneycontrol_sym='ET04' where symbol='ENDURANCE';</text:p>
          </table:table-cell>
        </table:table-row>
        <table:table-row table:style-name="ro1">
          <table:table-cell office:value-type="string" calcext:value-type="string">
            <text:p>ENGINERSIN</text:p>
          </table:table-cell>
          <table:table-cell office:value-type="string" calcext:value-type="string">
            <text:p><text:s/>EI14</text:p>
          </table:table-cell>
          <table:table-cell table:formula="of:=CONCATENATE(&quot;UPDATE stocks set moneycontrol_sym='&quot;;TRIM([.B134]);&quot;' where symbol='&quot;;[.A134];&quot;';&quot;)" office:value-type="string" office:string-value="UPDATE stocks set moneycontrol_sym='EI14' where symbol='ENGINERSIN';" calcext:value-type="string">
            <text:p>UPDATE stocks set moneycontrol_sym='EI14' where symbol='ENGINERSIN';</text:p>
          </table:table-cell>
        </table:table-row>
        <table:table-row table:style-name="ro1">
          <table:table-cell office:value-type="string" calcext:value-type="string">
            <text:p>EQUITAS</text:p>
          </table:table-cell>
          <table:table-cell office:value-type="string" calcext:value-type="string">
            <text:p><text:s/>EH03</text:p>
          </table:table-cell>
          <table:table-cell table:formula="of:=CONCATENATE(&quot;UPDATE stocks set moneycontrol_sym='&quot;;TRIM([.B135]);&quot;' where symbol='&quot;;[.A135];&quot;';&quot;)" office:value-type="string" office:string-value="UPDATE stocks set moneycontrol_sym='EH03' where symbol='EQUITAS';" calcext:value-type="string">
            <text:p>UPDATE stocks set moneycontrol_sym='EH03' where symbol='EQUITAS';</text:p>
          </table:table-cell>
        </table:table-row>
        <table:table-row table:style-name="ro1">
          <table:table-cell office:value-type="string" calcext:value-type="string">
            <text:p>ERIS</text:p>
          </table:table-cell>
          <table:table-cell office:value-type="string" calcext:value-type="string">
            <text:p><text:s/>EL01</text:p>
          </table:table-cell>
          <table:table-cell table:formula="of:=CONCATENATE(&quot;UPDATE stocks set moneycontrol_sym='&quot;;TRIM([.B136]);&quot;' where symbol='&quot;;[.A136];&quot;';&quot;)" office:value-type="string" office:string-value="UPDATE stocks set moneycontrol_sym='EL01' where symbol='ERIS';" calcext:value-type="string">
            <text:p>UPDATE stocks set moneycontrol_sym='EL01' where symbol='ERIS';</text:p>
          </table:table-cell>
        </table:table-row>
        <table:table-row table:style-name="ro1">
          <table:table-cell office:value-type="string" calcext:value-type="string">
            <text:p>ESCORTS</text:p>
          </table:table-cell>
          <table:table-cell office:value-type="string" calcext:value-type="string">
            <text:p><text:s/>E</text:p>
          </table:table-cell>
          <table:table-cell table:formula="of:=CONCATENATE(&quot;UPDATE stocks set moneycontrol_sym='&quot;;TRIM([.B137]);&quot;' where symbol='&quot;;[.A137];&quot;';&quot;)" office:value-type="string" office:string-value="UPDATE stocks set moneycontrol_sym='E' where symbol='ESCORTS';" calcext:value-type="string">
            <text:p>UPDATE stocks set moneycontrol_sym='E' where symbol='ESCORTS';</text:p>
          </table:table-cell>
        </table:table-row>
        <table:table-row table:style-name="ro1">
          <table:table-cell office:value-type="string" calcext:value-type="string">
            <text:p>ESSELPACK</text:p>
          </table:table-cell>
          <table:table-cell office:value-type="string" calcext:value-type="string">
            <text:p><text:s/>EP</text:p>
          </table:table-cell>
          <table:table-cell table:formula="of:=CONCATENATE(&quot;UPDATE stocks set moneycontrol_sym='&quot;;TRIM([.B138]);&quot;' where symbol='&quot;;[.A138];&quot;';&quot;)" office:value-type="string" office:string-value="UPDATE stocks set moneycontrol_sym='EP' where symbol='ESSELPACK';" calcext:value-type="string">
            <text:p>UPDATE stocks set moneycontrol_sym='EP' where symbol='ESSELPACK';</text:p>
          </table:table-cell>
        </table:table-row>
        <table:table-row table:style-name="ro1">
          <table:table-cell office:value-type="string" calcext:value-type="string">
            <text:p>EXIDEIND</text:p>
          </table:table-cell>
          <table:table-cell office:value-type="string" calcext:value-type="string">
            <text:p><text:s/>EI</text:p>
          </table:table-cell>
          <table:table-cell table:formula="of:=CONCATENATE(&quot;UPDATE stocks set moneycontrol_sym='&quot;;TRIM([.B139]);&quot;' where symbol='&quot;;[.A139];&quot;';&quot;)" office:value-type="string" office:string-value="UPDATE stocks set moneycontrol_sym='EI' where symbol='EXIDEIND';" calcext:value-type="string">
            <text:p>UPDATE stocks set moneycontrol_sym='EI' where symbol='EXIDEIND';</text:p>
          </table:table-cell>
        </table:table-row>
        <table:table-row table:style-name="ro1">
          <table:table-cell office:value-type="string" calcext:value-type="string">
            <text:p>FDC</text:p>
          </table:table-cell>
          <table:table-cell office:value-type="string" calcext:value-type="string">
            <text:p><text:s/>FDC</text:p>
          </table:table-cell>
          <table:table-cell table:formula="of:=CONCATENATE(&quot;UPDATE stocks set moneycontrol_sym='&quot;;TRIM([.B140]);&quot;' where symbol='&quot;;[.A140];&quot;';&quot;)" office:value-type="string" office:string-value="UPDATE stocks set moneycontrol_sym='FDC' where symbol='FDC';" calcext:value-type="string">
            <text:p>UPDATE stocks set moneycontrol_sym='FDC' where symbol='FDC';</text:p>
          </table:table-cell>
        </table:table-row>
        <table:table-row table:style-name="ro1">
          <table:table-cell office:value-type="string" calcext:value-type="string">
            <text:p>FEDERALBNK</text:p>
          </table:table-cell>
          <table:table-cell office:value-type="string" calcext:value-type="string">
            <text:p><text:s/>FB</text:p>
          </table:table-cell>
          <table:table-cell table:formula="of:=CONCATENATE(&quot;UPDATE stocks set moneycontrol_sym='&quot;;TRIM([.B141]);&quot;' where symbol='&quot;;[.A141];&quot;';&quot;)" office:value-type="string" office:string-value="UPDATE stocks set moneycontrol_sym='FB' where symbol='FEDERALBNK';" calcext:value-type="string">
            <text:p>UPDATE stocks set moneycontrol_sym='FB' where symbol='FEDERALBNK';</text:p>
          </table:table-cell>
        </table:table-row>
        <table:table-row table:style-name="ro1">
          <table:table-cell office:value-type="string" calcext:value-type="string">
            <text:p>FMGOETZE</text:p>
          </table:table-cell>
          <table:table-cell office:value-type="string" calcext:value-type="string">
            <text:p><text:s/>GI09</text:p>
          </table:table-cell>
          <table:table-cell table:formula="of:=CONCATENATE(&quot;UPDATE stocks set moneycontrol_sym='&quot;;TRIM([.B142]);&quot;' where symbol='&quot;;[.A142];&quot;';&quot;)" office:value-type="string" office:string-value="UPDATE stocks set moneycontrol_sym='GI09' where symbol='FMGOETZE';" calcext:value-type="string">
            <text:p>UPDATE stocks set moneycontrol_sym='GI09' where symbol='FMGOETZE';</text:p>
          </table:table-cell>
        </table:table-row>
        <table:table-row table:style-name="ro1">
          <table:table-cell office:value-type="string" calcext:value-type="string">
            <text:p>FINEORG</text:p>
          </table:table-cell>
          <table:table-cell office:value-type="string" calcext:value-type="string">
            <text:p><text:s/>FOI</text:p>
          </table:table-cell>
          <table:table-cell table:formula="of:=CONCATENATE(&quot;UPDATE stocks set moneycontrol_sym='&quot;;TRIM([.B143]);&quot;' where symbol='&quot;;[.A143];&quot;';&quot;)" office:value-type="string" office:string-value="UPDATE stocks set moneycontrol_sym='FOI' where symbol='FINEORG';" calcext:value-type="string">
            <text:p>UPDATE stocks set moneycontrol_sym='FOI' where symbol='FINEORG';</text:p>
          </table:table-cell>
        </table:table-row>
        <table:table-row table:style-name="ro1">
          <table:table-cell office:value-type="string" calcext:value-type="string">
            <text:p>FINCABLES</text:p>
          </table:table-cell>
          <table:table-cell office:value-type="string" calcext:value-type="string">
            <text:p><text:s/>FC01</text:p>
          </table:table-cell>
          <table:table-cell table:formula="of:=CONCATENATE(&quot;UPDATE stocks set moneycontrol_sym='&quot;;TRIM([.B144]);&quot;' where symbol='&quot;;[.A144];&quot;';&quot;)" office:value-type="string" office:string-value="UPDATE stocks set moneycontrol_sym='FC01' where symbol='FINCABLES';" calcext:value-type="string">
            <text:p>UPDATE stocks set moneycontrol_sym='FC01' where symbol='FINCABLES';</text:p>
          </table:table-cell>
        </table:table-row>
        <table:table-row table:style-name="ro1">
          <table:table-cell office:value-type="string" calcext:value-type="string">
            <text:p>FINPIPE</text:p>
          </table:table-cell>
          <table:table-cell office:value-type="string" calcext:value-type="string">
            <text:p><text:s/>FI</text:p>
          </table:table-cell>
          <table:table-cell table:formula="of:=CONCATENATE(&quot;UPDATE stocks set moneycontrol_sym='&quot;;TRIM([.B145]);&quot;' where symbol='&quot;;[.A145];&quot;';&quot;)" office:value-type="string" office:string-value="UPDATE stocks set moneycontrol_sym='FI' where symbol='FINPIPE';" calcext:value-type="string">
            <text:p>UPDATE stocks set moneycontrol_sym='FI' where symbol='FINPIPE';</text:p>
          </table:table-cell>
        </table:table-row>
        <table:table-row table:style-name="ro1">
          <table:table-cell office:value-type="string" calcext:value-type="string">
            <text:p>FSL</text:p>
          </table:table-cell>
          <table:table-cell office:value-type="string" calcext:value-type="string">
            <text:p><text:s/>FS07</text:p>
          </table:table-cell>
          <table:table-cell table:formula="of:=CONCATENATE(&quot;UPDATE stocks set moneycontrol_sym='&quot;;TRIM([.B146]);&quot;' where symbol='&quot;;[.A146];&quot;';&quot;)" office:value-type="string" office:string-value="UPDATE stocks set moneycontrol_sym='FS07' where symbol='FSL';" calcext:value-type="string">
            <text:p>UPDATE stocks set moneycontrol_sym='FS07' where symbol='FSL';</text:p>
          </table:table-cell>
        </table:table-row>
        <table:table-row table:style-name="ro1">
          <table:table-cell office:value-type="string" calcext:value-type="string">
            <text:p>FORTIS</text:p>
          </table:table-cell>
          <table:table-cell office:value-type="string" calcext:value-type="string">
            <text:p><text:s/>FH</text:p>
          </table:table-cell>
          <table:table-cell table:formula="of:=CONCATENATE(&quot;UPDATE stocks set moneycontrol_sym='&quot;;TRIM([.B147]);&quot;' where symbol='&quot;;[.A147];&quot;';&quot;)" office:value-type="string" office:string-value="UPDATE stocks set moneycontrol_sym='FH' where symbol='FORTIS';" calcext:value-type="string">
            <text:p>UPDATE stocks set moneycontrol_sym='FH' where symbol='FORTIS';</text:p>
          </table:table-cell>
        </table:table-row>
        <table:table-row table:style-name="ro1">
          <table:table-cell office:value-type="string" calcext:value-type="string">
            <text:p>FCONSUMER</text:p>
          </table:table-cell>
          <table:table-cell office:value-type="string" calcext:value-type="string">
            <text:p><text:s/>FVI</text:p>
          </table:table-cell>
          <table:table-cell table:formula="of:=CONCATENATE(&quot;UPDATE stocks set moneycontrol_sym='&quot;;TRIM([.B148]);&quot;' where symbol='&quot;;[.A148];&quot;';&quot;)" office:value-type="string" office:string-value="UPDATE stocks set moneycontrol_sym='FVI' where symbol='FCONSUMER';" calcext:value-type="string">
            <text:p>UPDATE stocks set moneycontrol_sym='FVI' where symbol='FCONSUMER';</text:p>
          </table:table-cell>
        </table:table-row>
        <table:table-row table:style-name="ro1">
          <table:table-cell office:value-type="string" calcext:value-type="string">
            <text:p>FLFL</text:p>
          </table:table-cell>
          <table:table-cell office:value-type="string" calcext:value-type="string">
            <text:p><text:s/>FLF01</text:p>
          </table:table-cell>
          <table:table-cell table:formula="of:=CONCATENATE(&quot;UPDATE stocks set moneycontrol_sym='&quot;;TRIM([.B149]);&quot;' where symbol='&quot;;[.A149];&quot;';&quot;)" office:value-type="string" office:string-value="UPDATE stocks set moneycontrol_sym='FLF01' where symbol='FLFL';" calcext:value-type="string">
            <text:p>UPDATE stocks set moneycontrol_sym='FLF01' where symbol='FLFL';</text:p>
          </table:table-cell>
        </table:table-row>
        <table:table-row table:style-name="ro1">
          <table:table-cell office:value-type="string" calcext:value-type="string">
            <text:p>FRETAIL</text:p>
          </table:table-cell>
          <table:table-cell office:value-type="string" calcext:value-type="string">
            <text:p><text:s/>FR</text:p>
          </table:table-cell>
          <table:table-cell table:formula="of:=CONCATENATE(&quot;UPDATE stocks set moneycontrol_sym='&quot;;TRIM([.B150]);&quot;' where symbol='&quot;;[.A150];&quot;';&quot;)" office:value-type="string" office:string-value="UPDATE stocks set moneycontrol_sym='FR' where symbol='FRETAIL';" calcext:value-type="string">
            <text:p>UPDATE stocks set moneycontrol_sym='FR' where symbol='FRETAIL';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string" calcext:value-type="string">
            <text:p><text:s/>GAI</text:p>
          </table:table-cell>
          <table:table-cell table:formula="of:=CONCATENATE(&quot;UPDATE stocks set moneycontrol_sym='&quot;;TRIM([.B151]);&quot;' where symbol='&quot;;[.A151];&quot;';&quot;)" office:value-type="string" office:string-value="UPDATE stocks set moneycontrol_sym='GAI' where symbol='GAIL';" calcext:value-type="string">
            <text:p>UPDATE stocks set moneycontrol_sym='GAI' where symbol='GAIL';</text:p>
          </table:table-cell>
        </table:table-row>
        <table:table-row table:style-name="ro1">
          <table:table-cell office:value-type="string" calcext:value-type="string">
            <text:p>GEPIL</text:p>
          </table:table-cell>
          <table:table-cell office:value-type="string" calcext:value-type="string">
            <text:p><text:s/>ABB01</text:p>
          </table:table-cell>
          <table:table-cell table:formula="of:=CONCATENATE(&quot;UPDATE stocks set moneycontrol_sym='&quot;;TRIM([.B152]);&quot;' where symbol='&quot;;[.A152];&quot;';&quot;)" office:value-type="string" office:string-value="UPDATE stocks set moneycontrol_sym='ABB01' where symbol='GEPIL';" calcext:value-type="string">
            <text:p>UPDATE stocks set moneycontrol_sym='ABB01' where symbol='GEPIL';</text:p>
          </table:table-cell>
        </table:table-row>
        <table:table-row table:style-name="ro1">
          <table:table-cell office:value-type="string" calcext:value-type="string">
            <text:p>GET&amp;D</text:p>
          </table:table-cell>
          <table:table-cell office:value-type="string" calcext:value-type="string">
            <text:p><text:s/>GEC</text:p>
          </table:table-cell>
          <table:table-cell table:formula="of:=CONCATENATE(&quot;UPDATE stocks set moneycontrol_sym='&quot;;TRIM([.B153]);&quot;' where symbol='&quot;;[.A153];&quot;';&quot;)" office:value-type="string" office:string-value="UPDATE stocks set moneycontrol_sym='GEC' where symbol='GET&amp;D';" calcext:value-type="string">
            <text:p>UPDATE stocks set moneycontrol_sym='GEC' where symbol='GET&amp;D';</text:p>
          </table:table-cell>
        </table:table-row>
        <table:table-row table:style-name="ro1">
          <table:table-cell office:value-type="string" calcext:value-type="string">
            <text:p>GHCL</text:p>
          </table:table-cell>
          <table:table-cell office:value-type="string" calcext:value-type="string">
            <text:p><text:s/>GHC</text:p>
          </table:table-cell>
          <table:table-cell table:formula="of:=CONCATENATE(&quot;UPDATE stocks set moneycontrol_sym='&quot;;TRIM([.B154]);&quot;' where symbol='&quot;;[.A154];&quot;';&quot;)" office:value-type="string" office:string-value="UPDATE stocks set moneycontrol_sym='GHC' where symbol='GHCL';" calcext:value-type="string">
            <text:p>UPDATE stocks set moneycontrol_sym='GHC' where symbol='GHCL';</text:p>
          </table:table-cell>
        </table:table-row>
        <table:table-row table:style-name="ro1">
          <table:table-cell office:value-type="string" calcext:value-type="string">
            <text:p>GMRINFRA</text:p>
          </table:table-cell>
          <table:table-cell office:value-type="string" calcext:value-type="string">
            <text:p><text:s/>GI27</text:p>
          </table:table-cell>
          <table:table-cell table:formula="of:=CONCATENATE(&quot;UPDATE stocks set moneycontrol_sym='&quot;;TRIM([.B155]);&quot;' where symbol='&quot;;[.A155];&quot;';&quot;)" office:value-type="string" office:string-value="UPDATE stocks set moneycontrol_sym='GI27' where symbol='GMRINFRA';" calcext:value-type="string">
            <text:p>UPDATE stocks set moneycontrol_sym='GI27' where symbol='GMRINFRA';</text:p>
          </table:table-cell>
        </table:table-row>
        <table:table-row table:style-name="ro1">
          <table:table-cell office:value-type="string" calcext:value-type="string">
            <text:p>GALAXYSURF</text:p>
          </table:table-cell>
          <table:table-cell office:value-type="string" calcext:value-type="string">
            <text:p><text:s/>GSL06</text:p>
          </table:table-cell>
          <table:table-cell table:formula="of:=CONCATENATE(&quot;UPDATE stocks set moneycontrol_sym='&quot;;TRIM([.B156]);&quot;' where symbol='&quot;;[.A156];&quot;';&quot;)" office:value-type="string" office:string-value="UPDATE stocks set moneycontrol_sym='GSL06' where symbol='GALAXYSURF';" calcext:value-type="string">
            <text:p>UPDATE stocks set moneycontrol_sym='GSL06' where symbol='GALAXYSURF';</text:p>
          </table:table-cell>
        </table:table-row>
        <table:table-row table:style-name="ro1">
          <table:table-cell office:value-type="string" calcext:value-type="string">
            <text:p>GARFIBRES</text:p>
          </table:table-cell>
          <table:table-cell office:value-type="string" calcext:value-type="string">
            <text:p><text:s/>GWR</text:p>
          </table:table-cell>
          <table:table-cell table:formula="of:=CONCATENATE(&quot;UPDATE stocks set moneycontrol_sym='&quot;;TRIM([.B157]);&quot;' where symbol='&quot;;[.A157];&quot;';&quot;)" office:value-type="string" office:string-value="UPDATE stocks set moneycontrol_sym='GWR' where symbol='GARFIBRES';" calcext:value-type="string">
            <text:p>UPDATE stocks set moneycontrol_sym='GWR' where symbol='GARFIBRES';</text:p>
          </table:table-cell>
        </table:table-row>
        <table:table-row table:style-name="ro1">
          <table:table-cell office:value-type="string" calcext:value-type="string">
            <text:p>GAYAPROJ</text:p>
          </table:table-cell>
          <table:table-cell office:value-type="string" calcext:value-type="string">
            <text:p><text:s/>GP10</text:p>
          </table:table-cell>
          <table:table-cell table:formula="of:=CONCATENATE(&quot;UPDATE stocks set moneycontrol_sym='&quot;;TRIM([.B158]);&quot;' where symbol='&quot;;[.A158];&quot;';&quot;)" office:value-type="string" office:string-value="UPDATE stocks set moneycontrol_sym='GP10' where symbol='GAYAPROJ';" calcext:value-type="string">
            <text:p>UPDATE stocks set moneycontrol_sym='GP10' where symbol='GAYAPROJ';</text:p>
          </table:table-cell>
        </table:table-row>
        <table:table-row table:style-name="ro1">
          <table:table-cell office:value-type="string" calcext:value-type="string">
            <text:p>GICRE</text:p>
          </table:table-cell>
          <table:table-cell office:value-type="string" calcext:value-type="string">
            <text:p><text:s/>GIC12</text:p>
          </table:table-cell>
          <table:table-cell table:formula="of:=CONCATENATE(&quot;UPDATE stocks set moneycontrol_sym='&quot;;TRIM([.B159]);&quot;' where symbol='&quot;;[.A159];&quot;';&quot;)" office:value-type="string" office:string-value="UPDATE stocks set moneycontrol_sym='GIC12' where symbol='GICRE';" calcext:value-type="string">
            <text:p>UPDATE stocks set moneycontrol_sym='GIC12' where symbol='GICRE';</text:p>
          </table:table-cell>
        </table:table-row>
        <table:table-row table:style-name="ro1">
          <table:table-cell office:value-type="string" calcext:value-type="string">
            <text:p>GILLETTE</text:p>
          </table:table-cell>
          <table:table-cell office:value-type="string" calcext:value-type="string">
            <text:p><text:s/>ISP</text:p>
          </table:table-cell>
          <table:table-cell table:formula="of:=CONCATENATE(&quot;UPDATE stocks set moneycontrol_sym='&quot;;TRIM([.B160]);&quot;' where symbol='&quot;;[.A160];&quot;';&quot;)" office:value-type="string" office:string-value="UPDATE stocks set moneycontrol_sym='ISP' where symbol='GILLETTE';" calcext:value-type="string">
            <text:p>UPDATE stocks set moneycontrol_sym='ISP' where symbol='GILLETTE';</text:p>
          </table:table-cell>
        </table:table-row>
        <table:table-row table:style-name="ro1">
          <table:table-cell office:value-type="string" calcext:value-type="string">
            <text:p>GLAXO</text:p>
          </table:table-cell>
          <table:table-cell office:value-type="string" calcext:value-type="string">
            <text:p><text:s/>SB</text:p>
          </table:table-cell>
          <table:table-cell table:formula="of:=CONCATENATE(&quot;UPDATE stocks set moneycontrol_sym='&quot;;TRIM([.B161]);&quot;' where symbol='&quot;;[.A161];&quot;';&quot;)" office:value-type="string" office:string-value="UPDATE stocks set moneycontrol_sym='SB' where symbol='GLAXO';" calcext:value-type="string">
            <text:p>UPDATE stocks set moneycontrol_sym='SB' where symbol='GLAXO';</text:p>
          </table:table-cell>
        </table:table-row>
        <table:table-row table:style-name="ro1">
          <table:table-cell office:value-type="string" calcext:value-type="string">
            <text:p>GLENMARK</text:p>
          </table:table-cell>
          <table:table-cell office:value-type="string" calcext:value-type="string">
            <text:p><text:s/>GP08</text:p>
          </table:table-cell>
          <table:table-cell table:formula="of:=CONCATENATE(&quot;UPDATE stocks set moneycontrol_sym='&quot;;TRIM([.B162]);&quot;' where symbol='&quot;;[.A162];&quot;';&quot;)" office:value-type="string" office:string-value="UPDATE stocks set moneycontrol_sym='GP08' where symbol='GLENMARK';" calcext:value-type="string">
            <text:p>UPDATE stocks set moneycontrol_sym='GP08' where symbol='GLENMARK';</text:p>
          </table:table-cell>
        </table:table-row>
        <table:table-row table:style-name="ro1">
          <table:table-cell office:value-type="string" calcext:value-type="string">
            <text:p>GODFRYPHLP</text:p>
          </table:table-cell>
          <table:table-cell office:value-type="string" calcext:value-type="string">
            <text:p><text:s/>GPI</text:p>
          </table:table-cell>
          <table:table-cell table:formula="of:=CONCATENATE(&quot;UPDATE stocks set moneycontrol_sym='&quot;;TRIM([.B163]);&quot;' where symbol='&quot;;[.A163];&quot;';&quot;)" office:value-type="string" office:string-value="UPDATE stocks set moneycontrol_sym='GPI' where symbol='GODFRYPHLP';" calcext:value-type="string">
            <text:p>UPDATE stocks set moneycontrol_sym='GPI' where symbol='GODFRYPHLP';</text:p>
          </table:table-cell>
        </table:table-row>
        <table:table-row table:style-name="ro1">
          <table:table-cell office:value-type="string" calcext:value-type="string">
            <text:p>GODREJAGRO</text:p>
          </table:table-cell>
          <table:table-cell office:value-type="string" calcext:value-type="string">
            <text:p><text:s/>GA08</text:p>
          </table:table-cell>
          <table:table-cell table:formula="of:=CONCATENATE(&quot;UPDATE stocks set moneycontrol_sym='&quot;;TRIM([.B164]);&quot;' where symbol='&quot;;[.A164];&quot;';&quot;)" office:value-type="string" office:string-value="UPDATE stocks set moneycontrol_sym='GA08' where symbol='GODREJAGRO';" calcext:value-type="string">
            <text:p>UPDATE stocks set moneycontrol_sym='GA08' where symbol='GODREJAGRO';</text:p>
          </table:table-cell>
        </table:table-row>
        <table:table-row table:style-name="ro1">
          <table:table-cell office:value-type="string" calcext:value-type="string">
            <text:p>GODREJCP</text:p>
          </table:table-cell>
          <table:table-cell office:value-type="string" calcext:value-type="string">
            <text:p><text:s/>GCP</text:p>
          </table:table-cell>
          <table:table-cell table:formula="of:=CONCATENATE(&quot;UPDATE stocks set moneycontrol_sym='&quot;;TRIM([.B165]);&quot;' where symbol='&quot;;[.A165];&quot;';&quot;)" office:value-type="string" office:string-value="UPDATE stocks set moneycontrol_sym='GCP' where symbol='GODREJCP';" calcext:value-type="string">
            <text:p>UPDATE stocks set moneycontrol_sym='GCP' where symbol='GODREJCP';</text:p>
          </table:table-cell>
        </table:table-row>
        <table:table-row table:style-name="ro1">
          <table:table-cell office:value-type="string" calcext:value-type="string">
            <text:p>GODREJIND</text:p>
          </table:table-cell>
          <table:table-cell office:value-type="string" calcext:value-type="string">
            <text:p><text:s/>GS</text:p>
          </table:table-cell>
          <table:table-cell table:formula="of:=CONCATENATE(&quot;UPDATE stocks set moneycontrol_sym='&quot;;TRIM([.B166]);&quot;' where symbol='&quot;;[.A166];&quot;';&quot;)" office:value-type="string" office:string-value="UPDATE stocks set moneycontrol_sym='GS' where symbol='GODREJIND';" calcext:value-type="string">
            <text:p>UPDATE stocks set moneycontrol_sym='GS' where symbol='GODREJIND';</text:p>
          </table:table-cell>
        </table:table-row>
        <table:table-row table:style-name="ro1">
          <table:table-cell office:value-type="string" calcext:value-type="string">
            <text:p>GODREJPROP</text:p>
          </table:table-cell>
          <table:table-cell office:value-type="string" calcext:value-type="string">
            <text:p><text:s/>GP11</text:p>
          </table:table-cell>
          <table:table-cell table:formula="of:=CONCATENATE(&quot;UPDATE stocks set moneycontrol_sym='&quot;;TRIM([.B167]);&quot;' where symbol='&quot;;[.A167];&quot;';&quot;)" office:value-type="string" office:string-value="UPDATE stocks set moneycontrol_sym='GP11' where symbol='GODREJPROP';" calcext:value-type="string">
            <text:p>UPDATE stocks set moneycontrol_sym='GP11' where symbol='GODREJPROP';</text:p>
          </table:table-cell>
        </table:table-row>
        <table:table-row table:style-name="ro1">
          <table:table-cell office:value-type="string" calcext:value-type="string">
            <text:p>GRANULES</text:p>
          </table:table-cell>
          <table:table-cell office:value-type="string" calcext:value-type="string">
            <text:p><text:s/>GI22</text:p>
          </table:table-cell>
          <table:table-cell table:formula="of:=CONCATENATE(&quot;UPDATE stocks set moneycontrol_sym='&quot;;TRIM([.B168]);&quot;' where symbol='&quot;;[.A168];&quot;';&quot;)" office:value-type="string" office:string-value="UPDATE stocks set moneycontrol_sym='GI22' where symbol='GRANULES';" calcext:value-type="string">
            <text:p>UPDATE stocks set moneycontrol_sym='GI22' where symbol='GRANULES';</text:p>
          </table:table-cell>
        </table:table-row>
        <table:table-row table:style-name="ro1">
          <table:table-cell office:value-type="string" calcext:value-type="string">
            <text:p>GRAPHITE</text:p>
          </table:table-cell>
          <table:table-cell office:value-type="string" calcext:value-type="string">
            <text:p><text:s/>GI13</text:p>
          </table:table-cell>
          <table:table-cell table:formula="of:=CONCATENATE(&quot;UPDATE stocks set moneycontrol_sym='&quot;;TRIM([.B169]);&quot;' where symbol='&quot;;[.A169];&quot;';&quot;)" office:value-type="string" office:string-value="UPDATE stocks set moneycontrol_sym='GI13' where symbol='GRAPHITE';" calcext:value-type="string">
            <text:p>UPDATE stocks set moneycontrol_sym='GI13' where symbol='GRAPHITE';</text:p>
          </table:table-cell>
        </table:table-row>
        <table:table-row table:style-name="ro1">
          <table:table-cell office:value-type="string" calcext:value-type="string">
            <text:p>GRASIM</text:p>
          </table:table-cell>
          <table:table-cell office:value-type="string" calcext:value-type="string">
            <text:p><text:s/>GI01</text:p>
          </table:table-cell>
          <table:table-cell table:formula="of:=CONCATENATE(&quot;UPDATE stocks set moneycontrol_sym='&quot;;TRIM([.B170]);&quot;' where symbol='&quot;;[.A170];&quot;';&quot;)" office:value-type="string" office:string-value="UPDATE stocks set moneycontrol_sym='GI01' where symbol='GRASIM';" calcext:value-type="string">
            <text:p>UPDATE stocks set moneycontrol_sym='GI01' where symbol='GRASIM';</text:p>
          </table:table-cell>
        </table:table-row>
        <table:table-row table:style-name="ro1">
          <table:table-cell office:value-type="string" calcext:value-type="string">
            <text:p>GESHIP</text:p>
          </table:table-cell>
          <table:table-cell office:value-type="string" calcext:value-type="string">
            <text:p><text:s/>GES</text:p>
          </table:table-cell>
          <table:table-cell table:formula="of:=CONCATENATE(&quot;UPDATE stocks set moneycontrol_sym='&quot;;TRIM([.B171]);&quot;' where symbol='&quot;;[.A171];&quot;';&quot;)" office:value-type="string" office:string-value="UPDATE stocks set moneycontrol_sym='GES' where symbol='GESHIP';" calcext:value-type="string">
            <text:p>UPDATE stocks set moneycontrol_sym='GES' where symbol='GESHIP';</text:p>
          </table:table-cell>
        </table:table-row>
        <table:table-row table:style-name="ro1">
          <table:table-cell office:value-type="string" calcext:value-type="string">
            <text:p>GREAVESCOT</text:p>
          </table:table-cell>
          <table:table-cell office:value-type="string" calcext:value-type="string">
            <text:p><text:s/>G</text:p>
          </table:table-cell>
          <table:table-cell table:formula="of:=CONCATENATE(&quot;UPDATE stocks set moneycontrol_sym='&quot;;TRIM([.B172]);&quot;' where symbol='&quot;;[.A172];&quot;';&quot;)" office:value-type="string" office:string-value="UPDATE stocks set moneycontrol_sym='G' where symbol='GREAVESCOT';" calcext:value-type="string">
            <text:p>UPDATE stocks set moneycontrol_sym='G' where symbol='GREAVESCOT';</text:p>
          </table:table-cell>
        </table:table-row>
        <table:table-row table:style-name="ro1">
          <table:table-cell office:value-type="string" calcext:value-type="string">
            <text:p>GRINDWELL</text:p>
          </table:table-cell>
          <table:table-cell office:value-type="string" calcext:value-type="string">
            <text:p><text:s/>GN</text:p>
          </table:table-cell>
          <table:table-cell table:formula="of:=CONCATENATE(&quot;UPDATE stocks set moneycontrol_sym='&quot;;TRIM([.B173]);&quot;' where symbol='&quot;;[.A173];&quot;';&quot;)" office:value-type="string" office:string-value="UPDATE stocks set moneycontrol_sym='GN' where symbol='GRINDWELL';" calcext:value-type="string">
            <text:p>UPDATE stocks set moneycontrol_sym='GN' where symbol='GRINDWELL';</text:p>
          </table:table-cell>
        </table:table-row>
        <table:table-row table:style-name="ro1">
          <table:table-cell office:value-type="string" calcext:value-type="string">
            <text:p>GUJALKALI</text:p>
          </table:table-cell>
          <table:table-cell office:value-type="string" calcext:value-type="string">
            <text:p><text:s/>GAC01</text:p>
          </table:table-cell>
          <table:table-cell table:formula="of:=CONCATENATE(&quot;UPDATE stocks set moneycontrol_sym='&quot;;TRIM([.B174]);&quot;' where symbol='&quot;;[.A174];&quot;';&quot;)" office:value-type="string" office:string-value="UPDATE stocks set moneycontrol_sym='GAC01' where symbol='GUJALKALI';" calcext:value-type="string">
            <text:p>UPDATE stocks set moneycontrol_sym='GAC01' where symbol='GUJALKALI';</text:p>
          </table:table-cell>
        </table:table-row>
        <table:table-row table:style-name="ro1">
          <table:table-cell office:value-type="string" calcext:value-type="string">
            <text:p>GUJGASLTD</text:p>
          </table:table-cell>
          <table:table-cell office:value-type="string" calcext:value-type="string">
            <text:p><text:s/>GGC</text:p>
          </table:table-cell>
          <table:table-cell table:formula="of:=CONCATENATE(&quot;UPDATE stocks set moneycontrol_sym='&quot;;TRIM([.B175]);&quot;' where symbol='&quot;;[.A175];&quot;';&quot;)" office:value-type="string" office:string-value="UPDATE stocks set moneycontrol_sym='GGC' where symbol='GUJGASLTD';" calcext:value-type="string">
            <text:p>UPDATE stocks set moneycontrol_sym='GGC' where symbol='GUJGASLTD';</text:p>
          </table:table-cell>
        </table:table-row>
        <table:table-row table:style-name="ro1">
          <table:table-cell office:value-type="string" calcext:value-type="string">
            <text:p>GMDCLTD</text:p>
          </table:table-cell>
          <table:table-cell office:value-type="string" calcext:value-type="string">
            <text:p><text:s/>GMD</text:p>
          </table:table-cell>
          <table:table-cell table:formula="of:=CONCATENATE(&quot;UPDATE stocks set moneycontrol_sym='&quot;;TRIM([.B176]);&quot;' where symbol='&quot;;[.A176];&quot;';&quot;)" office:value-type="string" office:string-value="UPDATE stocks set moneycontrol_sym='GMD' where symbol='GMDCLTD';" calcext:value-type="string">
            <text:p>UPDATE stocks set moneycontrol_sym='GMD' where symbol='GMDCLTD';</text:p>
          </table:table-cell>
        </table:table-row>
        <table:table-row table:style-name="ro1">
          <table:table-cell office:value-type="string" calcext:value-type="string">
            <text:p>GNFC</text:p>
          </table:table-cell>
          <table:table-cell office:value-type="string" calcext:value-type="string">
            <text:p><text:s/>GNV</text:p>
          </table:table-cell>
          <table:table-cell table:formula="of:=CONCATENATE(&quot;UPDATE stocks set moneycontrol_sym='&quot;;TRIM([.B177]);&quot;' where symbol='&quot;;[.A177];&quot;';&quot;)" office:value-type="string" office:string-value="UPDATE stocks set moneycontrol_sym='GNV' where symbol='GNFC';" calcext:value-type="string">
            <text:p>UPDATE stocks set moneycontrol_sym='GNV' where symbol='GNFC';</text:p>
          </table:table-cell>
        </table:table-row>
        <table:table-row table:style-name="ro1">
          <table:table-cell office:value-type="string" calcext:value-type="string">
            <text:p>GPPL</text:p>
          </table:table-cell>
          <table:table-cell office:value-type="string" calcext:value-type="string">
            <text:p><text:s/>GPP03</text:p>
          </table:table-cell>
          <table:table-cell table:formula="of:=CONCATENATE(&quot;UPDATE stocks set moneycontrol_sym='&quot;;TRIM([.B178]);&quot;' where symbol='&quot;;[.A178];&quot;';&quot;)" office:value-type="string" office:string-value="UPDATE stocks set moneycontrol_sym='GPP03' where symbol='GPPL';" calcext:value-type="string">
            <text:p>UPDATE stocks set moneycontrol_sym='GPP03' where symbol='GPPL';</text:p>
          </table:table-cell>
        </table:table-row>
        <table:table-row table:style-name="ro1">
          <table:table-cell office:value-type="string" calcext:value-type="string">
            <text:p>GSFC</text:p>
          </table:table-cell>
          <table:table-cell office:value-type="string" calcext:value-type="string">
            <text:p><text:s/>GSF</text:p>
          </table:table-cell>
          <table:table-cell table:formula="of:=CONCATENATE(&quot;UPDATE stocks set moneycontrol_sym='&quot;;TRIM([.B179]);&quot;' where symbol='&quot;;[.A179];&quot;';&quot;)" office:value-type="string" office:string-value="UPDATE stocks set moneycontrol_sym='GSF' where symbol='GSFC';" calcext:value-type="string">
            <text:p>UPDATE stocks set moneycontrol_sym='GSF' where symbol='GSFC';</text:p>
          </table:table-cell>
        </table:table-row>
        <table:table-row table:style-name="ro1">
          <table:table-cell office:value-type="string" calcext:value-type="string">
            <text:p>GSPL</text:p>
          </table:table-cell>
          <table:table-cell office:value-type="string" calcext:value-type="string">
            <text:p><text:s/>GSP02</text:p>
          </table:table-cell>
          <table:table-cell table:formula="of:=CONCATENATE(&quot;UPDATE stocks set moneycontrol_sym='&quot;;TRIM([.B180]);&quot;' where symbol='&quot;;[.A180];&quot;';&quot;)" office:value-type="string" office:string-value="UPDATE stocks set moneycontrol_sym='GSP02' where symbol='GSPL';" calcext:value-type="string">
            <text:p>UPDATE stocks set moneycontrol_sym='GSP02' where symbol='GSPL';</text:p>
          </table:table-cell>
        </table:table-row>
        <table:table-row table:style-name="ro1">
          <table:table-cell office:value-type="string" calcext:value-type="string">
            <text:p>GULFOILLUB</text:p>
          </table:table-cell>
          <table:table-cell office:value-type="string" calcext:value-type="string">
            <text:p><text:s/>GOL01</text:p>
          </table:table-cell>
          <table:table-cell table:formula="of:=CONCATENATE(&quot;UPDATE stocks set moneycontrol_sym='&quot;;TRIM([.B181]);&quot;' where symbol='&quot;;[.A181];&quot;';&quot;)" office:value-type="string" office:string-value="UPDATE stocks set moneycontrol_sym='GOL01' where symbol='GULFOILLUB';" calcext:value-type="string">
            <text:p>UPDATE stocks set moneycontrol_sym='GOL01' where symbol='GULFOILLUB';</text:p>
          </table:table-cell>
        </table:table-row>
        <table:table-row table:style-name="ro1">
          <table:table-cell office:value-type="string" calcext:value-type="string">
            <text:p>HEG</text:p>
          </table:table-cell>
          <table:table-cell office:value-type="string" calcext:value-type="string">
            <text:p><text:s/>HEG</text:p>
          </table:table-cell>
          <table:table-cell table:formula="of:=CONCATENATE(&quot;UPDATE stocks set moneycontrol_sym='&quot;;TRIM([.B182]);&quot;' where symbol='&quot;;[.A182];&quot;';&quot;)" office:value-type="string" office:string-value="UPDATE stocks set moneycontrol_sym='HEG' where symbol='HEG';" calcext:value-type="string">
            <text:p>UPDATE stocks set moneycontrol_sym='HEG' where symbol='HEG';</text:p>
          </table:table-cell>
        </table:table-row>
        <table:table-row table:style-name="ro1">
          <table:table-cell office:value-type="string" calcext:value-type="string">
            <text:p>HCLTECH</text:p>
          </table:table-cell>
          <table:table-cell office:value-type="string" calcext:value-type="string">
            <text:p><text:s/>HCL02</text:p>
          </table:table-cell>
          <table:table-cell table:formula="of:=CONCATENATE(&quot;UPDATE stocks set moneycontrol_sym='&quot;;TRIM([.B183]);&quot;' where symbol='&quot;;[.A183];&quot;';&quot;)" office:value-type="string" office:string-value="UPDATE stocks set moneycontrol_sym='HCL02' where symbol='HCLTECH';" calcext:value-type="string">
            <text:p>UPDATE stocks set moneycontrol_sym='HCL02' where symbol='HCLTECH';</text:p>
          </table:table-cell>
        </table:table-row>
        <table:table-row table:style-name="ro1">
          <table:table-cell office:value-type="string" calcext:value-type="string">
            <text:p>HDFCAMC</text:p>
          </table:table-cell>
          <table:table-cell office:value-type="string" calcext:value-type="string">
            <text:p><text:s/>HAM02</text:p>
          </table:table-cell>
          <table:table-cell table:formula="of:=CONCATENATE(&quot;UPDATE stocks set moneycontrol_sym='&quot;;TRIM([.B184]);&quot;' where symbol='&quot;;[.A184];&quot;';&quot;)" office:value-type="string" office:string-value="UPDATE stocks set moneycontrol_sym='HAM02' where symbol='HDFCAMC';" calcext:value-type="string">
            <text:p>UPDATE stocks set moneycontrol_sym='HAM02' where symbol='HDFCAMC';</text:p>
          </table:table-cell>
        </table:table-row>
        <table:table-row table:style-name="ro1">
          <table:table-cell office:value-type="string" calcext:value-type="string">
            <text:p>HDFCBANK</text:p>
          </table:table-cell>
          <table:table-cell office:value-type="string" calcext:value-type="string">
            <text:p><text:s/>HDF01</text:p>
          </table:table-cell>
          <table:table-cell table:formula="of:=CONCATENATE(&quot;UPDATE stocks set moneycontrol_sym='&quot;;TRIM([.B185]);&quot;' where symbol='&quot;;[.A185];&quot;';&quot;)" office:value-type="string" office:string-value="UPDATE stocks set moneycontrol_sym='HDF01' where symbol='HDFCBANK';" calcext:value-type="string">
            <text:p>UPDATE stocks set moneycontrol_sym='HDF01' where symbol='HDFCBANK';</text:p>
          </table:table-cell>
        </table:table-row>
        <table:table-row table:style-name="ro1">
          <table:table-cell office:value-type="string" calcext:value-type="string">
            <text:p>HDFCLIFE</text:p>
          </table:table-cell>
          <table:table-cell office:value-type="string" calcext:value-type="string">
            <text:p><text:s/>HSL01</text:p>
          </table:table-cell>
          <table:table-cell table:formula="of:=CONCATENATE(&quot;UPDATE stocks set moneycontrol_sym='&quot;;TRIM([.B186]);&quot;' where symbol='&quot;;[.A186];&quot;';&quot;)" office:value-type="string" office:string-value="UPDATE stocks set moneycontrol_sym='HSL01' where symbol='HDFCLIFE';" calcext:value-type="string">
            <text:p>UPDATE stocks set moneycontrol_sym='HSL01' where symbol='HDFCLIFE';</text:p>
          </table:table-cell>
        </table:table-row>
        <table:table-row table:style-name="ro1">
          <table:table-cell office:value-type="string" calcext:value-type="string">
            <text:p>HFCL</text:p>
          </table:table-cell>
          <table:table-cell office:value-type="string" calcext:value-type="string">
            <text:p><text:s/>HFC</text:p>
          </table:table-cell>
          <table:table-cell table:formula="of:=CONCATENATE(&quot;UPDATE stocks set moneycontrol_sym='&quot;;TRIM([.B187]);&quot;' where symbol='&quot;;[.A187];&quot;';&quot;)" office:value-type="string" office:string-value="UPDATE stocks set moneycontrol_sym='HFC' where symbol='HFCL';" calcext:value-type="string">
            <text:p>UPDATE stocks set moneycontrol_sym='HFC' where symbol='HFCL';</text:p>
          </table:table-cell>
        </table:table-row>
        <table:table-row table:style-name="ro1">
          <table:table-cell office:value-type="string" calcext:value-type="string">
            <text:p>HATSUN</text:p>
          </table:table-cell>
          <table:table-cell office:value-type="string" calcext:value-type="string">
            <text:p><text:s/>HAP</text:p>
          </table:table-cell>
          <table:table-cell table:formula="of:=CONCATENATE(&quot;UPDATE stocks set moneycontrol_sym='&quot;;TRIM([.B188]);&quot;' where symbol='&quot;;[.A188];&quot;';&quot;)" office:value-type="string" office:string-value="UPDATE stocks set moneycontrol_sym='HAP' where symbol='HATSUN';" calcext:value-type="string">
            <text:p>UPDATE stocks set moneycontrol_sym='HAP' where symbol='HATSUN';</text:p>
          </table:table-cell>
        </table:table-row>
        <table:table-row table:style-name="ro1">
          <table:table-cell office:value-type="string" calcext:value-type="string">
            <text:p>HAVELLS</text:p>
          </table:table-cell>
          <table:table-cell office:value-type="string" calcext:value-type="string">
            <text:p><text:s/>HI01</text:p>
          </table:table-cell>
          <table:table-cell table:formula="of:=CONCATENATE(&quot;UPDATE stocks set moneycontrol_sym='&quot;;TRIM([.B189]);&quot;' where symbol='&quot;;[.A189];&quot;';&quot;)" office:value-type="string" office:string-value="UPDATE stocks set moneycontrol_sym='HI01' where symbol='HAVELLS';" calcext:value-type="string">
            <text:p>UPDATE stocks set moneycontrol_sym='HI01' where symbol='HAVELLS';</text:p>
          </table:table-cell>
        </table:table-row>
        <table:table-row table:style-name="ro1">
          <table:table-cell office:value-type="string" calcext:value-type="string">
            <text:p>HEIDELBERG</text:p>
          </table:table-cell>
          <table:table-cell office:value-type="string" calcext:value-type="string">
            <text:p><text:s/>MC14</text:p>
          </table:table-cell>
          <table:table-cell table:formula="of:=CONCATENATE(&quot;UPDATE stocks set moneycontrol_sym='&quot;;TRIM([.B190]);&quot;' where symbol='&quot;;[.A190];&quot;';&quot;)" office:value-type="string" office:string-value="UPDATE stocks set moneycontrol_sym='MC14' where symbol='HEIDELBERG';" calcext:value-type="string">
            <text:p>UPDATE stocks set moneycontrol_sym='MC14' where symbol='HEIDELBERG';</text:p>
          </table:table-cell>
        </table:table-row>
        <table:table-row table:style-name="ro1">
          <table:table-cell office:value-type="string" calcext:value-type="string">
            <text:p>HERITGFOOD</text:p>
          </table:table-cell>
          <table:table-cell office:value-type="string" calcext:value-type="string">
            <text:p><text:s/>HFI</text:p>
          </table:table-cell>
          <table:table-cell table:formula="of:=CONCATENATE(&quot;UPDATE stocks set moneycontrol_sym='&quot;;TRIM([.B191]);&quot;' where symbol='&quot;;[.A191];&quot;';&quot;)" office:value-type="string" office:string-value="UPDATE stocks set moneycontrol_sym='HFI' where symbol='HERITGFOOD';" calcext:value-type="string">
            <text:p>UPDATE stocks set moneycontrol_sym='HFI' where symbol='HERITGFOOD';</text:p>
          </table:table-cell>
        </table:table-row>
        <table:table-row table:style-name="ro1">
          <table:table-cell office:value-type="string" calcext:value-type="string">
            <text:p>HEROMOTOCO</text:p>
          </table:table-cell>
          <table:table-cell office:value-type="string" calcext:value-type="string">
            <text:p><text:s/>HHM</text:p>
          </table:table-cell>
          <table:table-cell table:formula="of:=CONCATENATE(&quot;UPDATE stocks set moneycontrol_sym='&quot;;TRIM([.B192]);&quot;' where symbol='&quot;;[.A192];&quot;';&quot;)" office:value-type="string" office:string-value="UPDATE stocks set moneycontrol_sym='HHM' where symbol='HEROMOTOCO';" calcext:value-type="string">
            <text:p>UPDATE stocks set moneycontrol_sym='HHM' where symbol='HEROMOTOCO';</text:p>
          </table:table-cell>
        </table:table-row>
        <table:table-row table:style-name="ro1">
          <table:table-cell office:value-type="string" calcext:value-type="string">
            <text:p>HEXAWARE</text:p>
          </table:table-cell>
          <table:table-cell office:value-type="string" calcext:value-type="string">
            <text:p><text:s/>A</text:p>
          </table:table-cell>
          <table:table-cell table:formula="of:=CONCATENATE(&quot;UPDATE stocks set moneycontrol_sym='&quot;;TRIM([.B193]);&quot;' where symbol='&quot;;[.A193];&quot;';&quot;)" office:value-type="string" office:string-value="UPDATE stocks set moneycontrol_sym='A' where symbol='HEXAWARE';" calcext:value-type="string">
            <text:p>UPDATE stocks set moneycontrol_sym='A' where symbol='HEXAWARE';</text:p>
          </table:table-cell>
        </table:table-row>
        <table:table-row table:style-name="ro1">
          <table:table-cell office:value-type="string" calcext:value-type="string">
            <text:p>HSCL</text:p>
          </table:table-cell>
          <table:table-cell office:value-type="string" calcext:value-type="string">
            <text:p><text:s/>HCI01</text:p>
          </table:table-cell>
          <table:table-cell table:formula="of:=CONCATENATE(&quot;UPDATE stocks set moneycontrol_sym='&quot;;TRIM([.B194]);&quot;' where symbol='&quot;;[.A194];&quot;';&quot;)" office:value-type="string" office:string-value="UPDATE stocks set moneycontrol_sym='HCI01' where symbol='HSCL';" calcext:value-type="string">
            <text:p>UPDATE stocks set moneycontrol_sym='HCI01' where symbol='HSCL';</text:p>
          </table:table-cell>
        </table:table-row>
        <table:table-row table:style-name="ro1">
          <table:table-cell office:value-type="string" calcext:value-type="string">
            <text:p>HIMATSEIDE</text:p>
          </table:table-cell>
          <table:table-cell office:value-type="string" calcext:value-type="string">
            <text:p><text:s/>HS</text:p>
          </table:table-cell>
          <table:table-cell table:formula="of:=CONCATENATE(&quot;UPDATE stocks set moneycontrol_sym='&quot;;TRIM([.B195]);&quot;' where symbol='&quot;;[.A195];&quot;';&quot;)" office:value-type="string" office:string-value="UPDATE stocks set moneycontrol_sym='HS' where symbol='HIMATSEIDE';" calcext:value-type="string">
            <text:p>UPDATE stocks set moneycontrol_sym='HS' where symbol='HIMATSEIDE';</text:p>
          </table:table-cell>
        </table:table-row>
        <table:table-row table:style-name="ro1">
          <table:table-cell office:value-type="string" calcext:value-type="string">
            <text:p>HINDALCO</text:p>
          </table:table-cell>
          <table:table-cell office:value-type="string" calcext:value-type="string">
            <text:p><text:s/>H</text:p>
          </table:table-cell>
          <table:table-cell table:formula="of:=CONCATENATE(&quot;UPDATE stocks set moneycontrol_sym='&quot;;TRIM([.B196]);&quot;' where symbol='&quot;;[.A196];&quot;';&quot;)" office:value-type="string" office:string-value="UPDATE stocks set moneycontrol_sym='H' where symbol='HINDALCO';" calcext:value-type="string">
            <text:p>UPDATE stocks set moneycontrol_sym='H' where symbol='HINDALCO';</text:p>
          </table:table-cell>
        </table:table-row>
        <table:table-row table:style-name="ro1">
          <table:table-cell office:value-type="string" calcext:value-type="string">
            <text:p>HAL</text:p>
          </table:table-cell>
          <table:table-cell office:value-type="string" calcext:value-type="string">
            <text:p><text:s/>HAL</text:p>
          </table:table-cell>
          <table:table-cell table:formula="of:=CONCATENATE(&quot;UPDATE stocks set moneycontrol_sym='&quot;;TRIM([.B197]);&quot;' where symbol='&quot;;[.A197];&quot;';&quot;)" office:value-type="string" office:string-value="UPDATE stocks set moneycontrol_sym='HAL' where symbol='HAL';" calcext:value-type="string">
            <text:p>UPDATE stocks set moneycontrol_sym='HAL' where symbol='HAL';</text:p>
          </table:table-cell>
        </table:table-row>
        <table:table-row table:style-name="ro1">
          <table:table-cell office:value-type="string" calcext:value-type="string">
            <text:p>HINDCOPPER</text:p>
          </table:table-cell>
          <table:table-cell office:value-type="string" calcext:value-type="string">
            <text:p><text:s/>HC07</text:p>
          </table:table-cell>
          <table:table-cell table:formula="of:=CONCATENATE(&quot;UPDATE stocks set moneycontrol_sym='&quot;;TRIM([.B198]);&quot;' where symbol='&quot;;[.A198];&quot;';&quot;)" office:value-type="string" office:string-value="UPDATE stocks set moneycontrol_sym='HC07' where symbol='HINDCOPPER';" calcext:value-type="string">
            <text:p>UPDATE stocks set moneycontrol_sym='HC07' where symbol='HINDCOPPER';</text:p>
          </table:table-cell>
        </table:table-row>
        <table:table-row table:style-name="ro1">
          <table:table-cell office:value-type="string" calcext:value-type="string">
            <text:p>HINDPETRO</text:p>
          </table:table-cell>
          <table:table-cell office:value-type="string" calcext:value-type="string">
            <text:p><text:s/>HPC</text:p>
          </table:table-cell>
          <table:table-cell table:formula="of:=CONCATENATE(&quot;UPDATE stocks set moneycontrol_sym='&quot;;TRIM([.B199]);&quot;' where symbol='&quot;;[.A199];&quot;';&quot;)" office:value-type="string" office:string-value="UPDATE stocks set moneycontrol_sym='HPC' where symbol='HINDPETRO';" calcext:value-type="string">
            <text:p>UPDATE stocks set moneycontrol_sym='HPC' where symbol='HINDPETRO';</text:p>
          </table:table-cell>
        </table:table-row>
        <table:table-row table:style-name="ro1">
          <table:table-cell office:value-type="string" calcext:value-type="string">
            <text:p>HINDUNILVR</text:p>
          </table:table-cell>
          <table:table-cell office:value-type="string" calcext:value-type="string">
            <text:p><text:s/>HL</text:p>
          </table:table-cell>
          <table:table-cell table:formula="of:=CONCATENATE(&quot;UPDATE stocks set moneycontrol_sym='&quot;;TRIM([.B200]);&quot;' where symbol='&quot;;[.A200];&quot;';&quot;)" office:value-type="string" office:string-value="UPDATE stocks set moneycontrol_sym='HL' where symbol='HINDUNILVR';" calcext:value-type="string">
            <text:p>UPDATE stocks set moneycontrol_sym='HL' where symbol='HINDUNILVR';</text:p>
          </table:table-cell>
        </table:table-row>
        <table:table-row table:style-name="ro1">
          <table:table-cell office:value-type="string" calcext:value-type="string">
            <text:p>HINDZINC</text:p>
          </table:table-cell>
          <table:table-cell office:value-type="string" calcext:value-type="string">
            <text:p><text:s/>HZ</text:p>
          </table:table-cell>
          <table:table-cell table:formula="of:=CONCATENATE(&quot;UPDATE stocks set moneycontrol_sym='&quot;;TRIM([.B201]);&quot;' where symbol='&quot;;[.A201];&quot;';&quot;)" office:value-type="string" office:string-value="UPDATE stocks set moneycontrol_sym='HZ' where symbol='HINDZINC';" calcext:value-type="string">
            <text:p>UPDATE stocks set moneycontrol_sym='HZ' where symbol='HINDZINC';</text:p>
          </table:table-cell>
        </table:table-row>
        <table:table-row table:style-name="ro1">
          <table:table-cell office:value-type="string" calcext:value-type="string">
            <text:p>HONAUT</text:p>
          </table:table-cell>
          <table:table-cell office:value-type="string" calcext:value-type="string">
            <text:p><text:s/>TH</text:p>
          </table:table-cell>
          <table:table-cell table:formula="of:=CONCATENATE(&quot;UPDATE stocks set moneycontrol_sym='&quot;;TRIM([.B202]);&quot;' where symbol='&quot;;[.A202];&quot;';&quot;)" office:value-type="string" office:string-value="UPDATE stocks set moneycontrol_sym='TH' where symbol='HONAUT';" calcext:value-type="string">
            <text:p>UPDATE stocks set moneycontrol_sym='TH' where symbol='HONAUT';</text:p>
          </table:table-cell>
        </table:table-row>
        <table:table-row table:style-name="ro1">
          <table:table-cell office:value-type="string" calcext:value-type="string">
            <text:p>HUDCO</text:p>
          </table:table-cell>
          <table:table-cell office:value-type="string" calcext:value-type="string">
            <text:p><text:s/>HUD</text:p>
          </table:table-cell>
          <table:table-cell table:formula="of:=CONCATENATE(&quot;UPDATE stocks set moneycontrol_sym='&quot;;TRIM([.B203]);&quot;' where symbol='&quot;;[.A203];&quot;';&quot;)" office:value-type="string" office:string-value="UPDATE stocks set moneycontrol_sym='HUD' where symbol='HUDCO';" calcext:value-type="string">
            <text:p>UPDATE stocks set moneycontrol_sym='HUD' where symbol='HUDCO';</text:p>
          </table:table-cell>
        </table:table-row>
        <table:table-row table:style-name="ro1">
          <table:table-cell office:value-type="string" calcext:value-type="string">
            <text:p>HDFC</text:p>
          </table:table-cell>
          <table:table-cell office:value-type="string" calcext:value-type="string">
            <text:p><text:s/>HDF01</text:p>
          </table:table-cell>
          <table:table-cell table:formula="of:=CONCATENATE(&quot;UPDATE stocks set moneycontrol_sym='&quot;;TRIM([.B204]);&quot;' where symbol='&quot;;[.A204];&quot;';&quot;)" office:value-type="string" office:string-value="UPDATE stocks set moneycontrol_sym='HDF01' where symbol='HDFC';" calcext:value-type="string">
            <text:p>UPDATE stocks set moneycontrol_sym='HDF01' where symbol='HDFC';</text:p>
          </table:table-cell>
        </table:table-row>
        <table:table-row table:style-name="ro1">
          <table:table-cell office:value-type="string" calcext:value-type="string">
            <text:p>ICICIBANK</text:p>
          </table:table-cell>
          <table:table-cell office:value-type="string" calcext:value-type="string">
            <text:p><text:s/>ICI02</text:p>
          </table:table-cell>
          <table:table-cell table:formula="of:=CONCATENATE(&quot;UPDATE stocks set moneycontrol_sym='&quot;;TRIM([.B205]);&quot;' where symbol='&quot;;[.A205];&quot;';&quot;)" office:value-type="string" office:string-value="UPDATE stocks set moneycontrol_sym='ICI02' where symbol='ICICIBANK';" calcext:value-type="string">
            <text:p>UPDATE stocks set moneycontrol_sym='ICI02' where symbol='ICICIBANK';</text:p>
          </table:table-cell>
        </table:table-row>
        <table:table-row table:style-name="ro1">
          <table:table-cell office:value-type="string" calcext:value-type="string">
            <text:p>ICICIGI</text:p>
          </table:table-cell>
          <table:table-cell office:value-type="string" calcext:value-type="string">
            <text:p><text:s/>ILG</text:p>
          </table:table-cell>
          <table:table-cell table:formula="of:=CONCATENATE(&quot;UPDATE stocks set moneycontrol_sym='&quot;;TRIM([.B206]);&quot;' where symbol='&quot;;[.A206];&quot;';&quot;)" office:value-type="string" office:string-value="UPDATE stocks set moneycontrol_sym='ILG' where symbol='ICICIGI';" calcext:value-type="string">
            <text:p>UPDATE stocks set moneycontrol_sym='ILG' where symbol='ICICIGI';</text:p>
          </table:table-cell>
        </table:table-row>
        <table:table-row table:style-name="ro1">
          <table:table-cell office:value-type="string" calcext:value-type="string">
            <text:p>ICICIPRULI</text:p>
          </table:table-cell>
          <table:table-cell office:value-type="string" calcext:value-type="string">
            <text:p><text:s/>IPL01</text:p>
          </table:table-cell>
          <table:table-cell table:formula="of:=CONCATENATE(&quot;UPDATE stocks set moneycontrol_sym='&quot;;TRIM([.B207]);&quot;' where symbol='&quot;;[.A207];&quot;';&quot;)" office:value-type="string" office:string-value="UPDATE stocks set moneycontrol_sym='IPL01' where symbol='ICICIPRULI';" calcext:value-type="string">
            <text:p>UPDATE stocks set moneycontrol_sym='IPL01' where symbol='ICICIPRULI';</text:p>
          </table:table-cell>
        </table:table-row>
        <table:table-row table:style-name="ro1">
          <table:table-cell office:value-type="string" calcext:value-type="string">
            <text:p>ISEC</text:p>
          </table:table-cell>
          <table:table-cell office:value-type="string" calcext:value-type="string">
            <text:p><text:s/>ISL03</text:p>
          </table:table-cell>
          <table:table-cell table:formula="of:=CONCATENATE(&quot;UPDATE stocks set moneycontrol_sym='&quot;;TRIM([.B208]);&quot;' where symbol='&quot;;[.A208];&quot;';&quot;)" office:value-type="string" office:string-value="UPDATE stocks set moneycontrol_sym='ISL03' where symbol='ISEC';" calcext:value-type="string">
            <text:p>UPDATE stocks set moneycontrol_sym='ISL03' where symbol='ISEC';</text:p>
          </table:table-cell>
        </table:table-row>
        <table:table-row table:style-name="ro1">
          <table:table-cell office:value-type="string" calcext:value-type="string">
            <text:p>ICRA</text:p>
          </table:table-cell>
          <table:table-cell office:value-type="string" calcext:value-type="string">
            <text:p><text:s/>ICR</text:p>
          </table:table-cell>
          <table:table-cell table:formula="of:=CONCATENATE(&quot;UPDATE stocks set moneycontrol_sym='&quot;;TRIM([.B209]);&quot;' where symbol='&quot;;[.A209];&quot;';&quot;)" office:value-type="string" office:string-value="UPDATE stocks set moneycontrol_sym='ICR' where symbol='ICRA';" calcext:value-type="string">
            <text:p>UPDATE stocks set moneycontrol_sym='ICR' where symbol='ICRA';</text:p>
          </table:table-cell>
        </table:table-row>
        <table:table-row table:style-name="ro1">
          <table:table-cell office:value-type="string" calcext:value-type="string">
            <text:p>IDBI</text:p>
          </table:table-cell>
          <table:table-cell office:value-type="string" calcext:value-type="string">
            <text:p><text:s/>IDB</text:p>
          </table:table-cell>
          <table:table-cell table:formula="of:=CONCATENATE(&quot;UPDATE stocks set moneycontrol_sym='&quot;;TRIM([.B210]);&quot;' where symbol='&quot;;[.A210];&quot;';&quot;)" office:value-type="string" office:string-value="UPDATE stocks set moneycontrol_sym='IDB' where symbol='IDBI';" calcext:value-type="string">
            <text:p>UPDATE stocks set moneycontrol_sym='IDB' where symbol='IDBI';</text:p>
          </table:table-cell>
        </table:table-row>
        <table:table-row table:style-name="ro1">
          <table:table-cell office:value-type="string" calcext:value-type="string">
            <text:p>IDFCFIRSTB</text:p>
          </table:table-cell>
          <table:table-cell office:value-type="string" calcext:value-type="string">
            <text:p><text:s/>IDF01</text:p>
          </table:table-cell>
          <table:table-cell table:formula="of:=CONCATENATE(&quot;UPDATE stocks set moneycontrol_sym='&quot;;TRIM([.B211]);&quot;' where symbol='&quot;;[.A211];&quot;';&quot;)" office:value-type="string" office:string-value="UPDATE stocks set moneycontrol_sym='IDF01' where symbol='IDFCFIRSTB';" calcext:value-type="string">
            <text:p>UPDATE stocks set moneycontrol_sym='IDF01' where symbol='IDFCFIRSTB';</text:p>
          </table:table-cell>
        </table:table-row>
        <table:table-row table:style-name="ro1">
          <table:table-cell office:value-type="string" calcext:value-type="string">
            <text:p>IDFC</text:p>
          </table:table-cell>
          <table:table-cell office:value-type="string" calcext:value-type="string">
            <text:p><text:s/>IDF01</text:p>
          </table:table-cell>
          <table:table-cell table:formula="of:=CONCATENATE(&quot;UPDATE stocks set moneycontrol_sym='&quot;;TRIM([.B212]);&quot;' where symbol='&quot;;[.A212];&quot;';&quot;)" office:value-type="string" office:string-value="UPDATE stocks set moneycontrol_sym='IDF01' where symbol='IDFC';" calcext:value-type="string">
            <text:p>UPDATE stocks set moneycontrol_sym='IDF01' where symbol='IDFC';</text:p>
          </table:table-cell>
        </table:table-row>
        <table:table-row table:style-name="ro1">
          <table:table-cell office:value-type="string" calcext:value-type="string">
            <text:p>IFBIND</text:p>
          </table:table-cell>
          <table:table-cell office:value-type="string" calcext:value-type="string">
            <text:p><text:s/>IFB02</text:p>
          </table:table-cell>
          <table:table-cell table:formula="of:=CONCATENATE(&quot;UPDATE stocks set moneycontrol_sym='&quot;;TRIM([.B213]);&quot;' where symbol='&quot;;[.A213];&quot;';&quot;)" office:value-type="string" office:string-value="UPDATE stocks set moneycontrol_sym='IFB02' where symbol='IFBIND';" calcext:value-type="string">
            <text:p>UPDATE stocks set moneycontrol_sym='IFB02' where symbol='IFBIND';</text:p>
          </table:table-cell>
        </table:table-row>
        <table:table-row table:style-name="ro1">
          <table:table-cell office:value-type="string" calcext:value-type="string">
            <text:p>IFCI</text:p>
          </table:table-cell>
          <table:table-cell office:value-type="string" calcext:value-type="string">
            <text:p><text:s/>IFC</text:p>
          </table:table-cell>
          <table:table-cell table:formula="of:=CONCATENATE(&quot;UPDATE stocks set moneycontrol_sym='&quot;;TRIM([.B214]);&quot;' where symbol='&quot;;[.A214];&quot;';&quot;)" office:value-type="string" office:string-value="UPDATE stocks set moneycontrol_sym='IFC' where symbol='IFCI';" calcext:value-type="string">
            <text:p>UPDATE stocks set moneycontrol_sym='IFC' where symbol='IFCI';</text:p>
          </table:table-cell>
        </table:table-row>
        <table:table-row table:style-name="ro1">
          <table:table-cell office:value-type="string" calcext:value-type="string">
            <text:p>IIFL</text:p>
          </table:table-cell>
          <table:table-cell office:value-type="string" calcext:value-type="string">
            <text:p><text:s/>IIFLW54277</text:p>
          </table:table-cell>
          <table:table-cell table:formula="of:=CONCATENATE(&quot;UPDATE stocks set moneycontrol_sym='&quot;;TRIM([.B215]);&quot;' where symbol='&quot;;[.A215];&quot;';&quot;)" office:value-type="string" office:string-value="UPDATE stocks set moneycontrol_sym='IIFLW54277' where symbol='IIFL';" calcext:value-type="string">
            <text:p>UPDATE stocks set moneycontrol_sym='IIFLW54277' where symbol='IIFL';</text:p>
          </table:table-cell>
        </table:table-row>
        <table:table-row table:style-name="ro1">
          <table:table-cell office:value-type="string" calcext:value-type="string">
            <text:p>IRB</text:p>
          </table:table-cell>
          <table:table-cell office:value-type="string" calcext:value-type="string">
            <text:p><text:s/>IID01</text:p>
          </table:table-cell>
          <table:table-cell table:formula="of:=CONCATENATE(&quot;UPDATE stocks set moneycontrol_sym='&quot;;TRIM([.B216]);&quot;' where symbol='&quot;;[.A216];&quot;';&quot;)" office:value-type="string" office:string-value="UPDATE stocks set moneycontrol_sym='IID01' where symbol='IRB';" calcext:value-type="string">
            <text:p>UPDATE stocks set moneycontrol_sym='IID01' where symbol='IRB';</text:p>
          </table:table-cell>
        </table:table-row>
        <table:table-row table:style-name="ro1">
          <table:table-cell office:value-type="string" calcext:value-type="string">
            <text:p>IRCON</text:p>
          </table:table-cell>
          <table:table-cell office:value-type="string" calcext:value-type="string">
            <text:p><text:s/>II21</text:p>
          </table:table-cell>
          <table:table-cell table:formula="of:=CONCATENATE(&quot;UPDATE stocks set moneycontrol_sym='&quot;;TRIM([.B217]);&quot;' where symbol='&quot;;[.A217];&quot;';&quot;)" office:value-type="string" office:string-value="UPDATE stocks set moneycontrol_sym='II21' where symbol='IRCON';" calcext:value-type="string">
            <text:p>UPDATE stocks set moneycontrol_sym='II21' where symbol='IRCON';</text:p>
          </table:table-cell>
        </table:table-row>
        <table:table-row table:style-name="ro1">
          <table:table-cell office:value-type="string" calcext:value-type="string">
            <text:p>ITC</text:p>
          </table:table-cell>
          <table:table-cell office:value-type="string" calcext:value-type="string">
            <text:p><text:s/>ITC</text:p>
          </table:table-cell>
          <table:table-cell table:formula="of:=CONCATENATE(&quot;UPDATE stocks set moneycontrol_sym='&quot;;TRIM([.B218]);&quot;' where symbol='&quot;;[.A218];&quot;';&quot;)" office:value-type="string" office:string-value="UPDATE stocks set moneycontrol_sym='ITC' where symbol='ITC';" calcext:value-type="string">
            <text:p>UPDATE stocks set moneycontrol_sym='ITC' where symbol='ITC';</text:p>
          </table:table-cell>
        </table:table-row>
        <table:table-row table:style-name="ro1">
          <table:table-cell office:value-type="string" calcext:value-type="string">
            <text:p>ITDCEM</text:p>
          </table:table-cell>
          <table:table-cell office:value-type="string" calcext:value-type="string">
            <text:p><text:s/>THC</text:p>
          </table:table-cell>
          <table:table-cell table:formula="of:=CONCATENATE(&quot;UPDATE stocks set moneycontrol_sym='&quot;;TRIM([.B219]);&quot;' where symbol='&quot;;[.A219];&quot;';&quot;)" office:value-type="string" office:string-value="UPDATE stocks set moneycontrol_sym='THC' where symbol='ITDCEM';" calcext:value-type="string">
            <text:p>UPDATE stocks set moneycontrol_sym='THC' where symbol='ITDCEM';</text:p>
          </table:table-cell>
        </table:table-row>
        <table:table-row table:style-name="ro1">
          <table:table-cell office:value-type="string" calcext:value-type="string">
            <text:p>ITI</text:p>
          </table:table-cell>
          <table:table-cell office:value-type="string" calcext:value-type="string">
            <text:p><text:s/>ITI</text:p>
          </table:table-cell>
          <table:table-cell table:formula="of:=CONCATENATE(&quot;UPDATE stocks set moneycontrol_sym='&quot;;TRIM([.B220]);&quot;' where symbol='&quot;;[.A220];&quot;';&quot;)" office:value-type="string" office:string-value="UPDATE stocks set moneycontrol_sym='ITI' where symbol='ITI';" calcext:value-type="string">
            <text:p>UPDATE stocks set moneycontrol_sym='ITI' where symbol='ITI';</text:p>
          </table:table-cell>
        </table:table-row>
        <table:table-row table:style-name="ro1">
          <table:table-cell office:value-type="string" calcext:value-type="string">
            <text:p>INDIACEM</text:p>
          </table:table-cell>
          <table:table-cell office:value-type="string" calcext:value-type="string">
            <text:p><text:s/>IC</text:p>
          </table:table-cell>
          <table:table-cell table:formula="of:=CONCATENATE(&quot;UPDATE stocks set moneycontrol_sym='&quot;;TRIM([.B221]);&quot;' where symbol='&quot;;[.A221];&quot;';&quot;)" office:value-type="string" office:string-value="UPDATE stocks set moneycontrol_sym='IC' where symbol='INDIACEM';" calcext:value-type="string">
            <text:p>UPDATE stocks set moneycontrol_sym='IC' where symbol='INDIACEM';</text:p>
          </table:table-cell>
        </table:table-row>
        <table:table-row table:style-name="ro1">
          <table:table-cell office:value-type="string" calcext:value-type="string">
            <text:p>ITDC</text:p>
          </table:table-cell>
          <table:table-cell office:value-type="string" calcext:value-type="string">
            <text:p><text:s/>THC</text:p>
          </table:table-cell>
          <table:table-cell table:formula="of:=CONCATENATE(&quot;UPDATE stocks set moneycontrol_sym='&quot;;TRIM([.B222]);&quot;' where symbol='&quot;;[.A222];&quot;';&quot;)" office:value-type="string" office:string-value="UPDATE stocks set moneycontrol_sym='THC' where symbol='ITDC';" calcext:value-type="string">
            <text:p>UPDATE stocks set moneycontrol_sym='THC' where symbol='ITDC';</text:p>
          </table:table-cell>
        </table:table-row>
        <table:table-row table:style-name="ro1">
          <table:table-cell office:value-type="string" calcext:value-type="string">
            <text:p>IBULHSGFIN</text:p>
          </table:table-cell>
          <table:table-cell office:value-type="string" calcext:value-type="string">
            <text:p><text:s/>IHF01</text:p>
          </table:table-cell>
          <table:table-cell table:formula="of:=CONCATENATE(&quot;UPDATE stocks set moneycontrol_sym='&quot;;TRIM([.B223]);&quot;' where symbol='&quot;;[.A223];&quot;';&quot;)" office:value-type="string" office:string-value="UPDATE stocks set moneycontrol_sym='IHF01' where symbol='IBULHSGFIN';" calcext:value-type="string">
            <text:p>UPDATE stocks set moneycontrol_sym='IHF01' where symbol='IBULHSGFIN';</text:p>
          </table:table-cell>
        </table:table-row>
        <table:table-row table:style-name="ro1">
          <table:table-cell office:value-type="string" calcext:value-type="string">
            <text:p>IBULISL</text:p>
          </table:table-cell>
          <table:table-cell office:value-type="string" calcext:value-type="string">
            <text:p><text:s/>IWS</text:p>
          </table:table-cell>
          <table:table-cell table:formula="of:=CONCATENATE(&quot;UPDATE stocks set moneycontrol_sym='&quot;;TRIM([.B224]);&quot;' where symbol='&quot;;[.A224];&quot;';&quot;)" office:value-type="string" office:string-value="UPDATE stocks set moneycontrol_sym='IWS' where symbol='IBULISL';" calcext:value-type="string">
            <text:p>UPDATE stocks set moneycontrol_sym='IWS' where symbol='IBULISL';</text:p>
          </table:table-cell>
        </table:table-row>
        <table:table-row table:style-name="ro1">
          <table:table-cell office:value-type="string" calcext:value-type="string">
            <text:p>IBREALEST</text:p>
          </table:table-cell>
          <table:table-cell office:value-type="string" calcext:value-type="string">
            <text:p><text:s/>IRE01</text:p>
          </table:table-cell>
          <table:table-cell table:formula="of:=CONCATENATE(&quot;UPDATE stocks set moneycontrol_sym='&quot;;TRIM([.B225]);&quot;' where symbol='&quot;;[.A225];&quot;';&quot;)" office:value-type="string" office:string-value="UPDATE stocks set moneycontrol_sym='IRE01' where symbol='IBREALEST';" calcext:value-type="string">
            <text:p>UPDATE stocks set moneycontrol_sym='IRE01' where symbol='IBREALEST';</text:p>
          </table:table-cell>
        </table:table-row>
        <table:table-row table:style-name="ro1">
          <table:table-cell office:value-type="string" calcext:value-type="string">
            <text:p>IBVENTURES</text:p>
          </table:table-cell>
          <table:table-cell office:value-type="string" calcext:value-type="string">
            <text:p><text:s/>IS08</text:p>
          </table:table-cell>
          <table:table-cell table:formula="of:=CONCATENATE(&quot;UPDATE stocks set moneycontrol_sym='&quot;;TRIM([.B226]);&quot;' where symbol='&quot;;[.A226];&quot;';&quot;)" office:value-type="string" office:string-value="UPDATE stocks set moneycontrol_sym='IS08' where symbol='IBVENTURES';" calcext:value-type="string">
            <text:p>UPDATE stocks set moneycontrol_sym='IS08' where symbol='IBVENTURES';</text:p>
          </table:table-cell>
        </table:table-row>
        <table:table-row table:style-name="ro1">
          <table:table-cell office:value-type="string" calcext:value-type="string">
            <text:p>INDIAMART</text:p>
          </table:table-cell>
          <table:table-cell office:value-type="string" calcext:value-type="string">
            <text:p><text:s/>II22</text:p>
          </table:table-cell>
          <table:table-cell table:formula="of:=CONCATENATE(&quot;UPDATE stocks set moneycontrol_sym='&quot;;TRIM([.B227]);&quot;' where symbol='&quot;;[.A227];&quot;';&quot;)" office:value-type="string" office:string-value="UPDATE stocks set moneycontrol_sym='II22' where symbol='INDIAMART';" calcext:value-type="string">
            <text:p>UPDATE stocks set moneycontrol_sym='II22' where symbol='INDIAMART';</text:p>
          </table:table-cell>
        </table:table-row>
        <table:table-row table:style-name="ro1">
          <table:table-cell office:value-type="string" calcext:value-type="string">
            <text:p>INDIANB</text:p>
          </table:table-cell>
          <table:table-cell office:value-type="string" calcext:value-type="string">
            <text:p><text:s/>IB04</text:p>
          </table:table-cell>
          <table:table-cell table:formula="of:=CONCATENATE(&quot;UPDATE stocks set moneycontrol_sym='&quot;;TRIM([.B228]);&quot;' where symbol='&quot;;[.A228];&quot;';&quot;)" office:value-type="string" office:string-value="UPDATE stocks set moneycontrol_sym='IB04' where symbol='INDIANB';" calcext:value-type="string">
            <text:p>UPDATE stocks set moneycontrol_sym='IB04' where symbol='INDIANB';</text:p>
          </table:table-cell>
        </table:table-row>
        <table:table-row table:style-name="ro1">
          <table:table-cell office:value-type="string" calcext:value-type="string">
            <text:p>IEX</text:p>
          </table:table-cell>
          <table:table-cell office:value-type="string" calcext:value-type="string">
            <text:p><text:s/>IEE</text:p>
          </table:table-cell>
          <table:table-cell table:formula="of:=CONCATENATE(&quot;UPDATE stocks set moneycontrol_sym='&quot;;TRIM([.B229]);&quot;' where symbol='&quot;;[.A229];&quot;';&quot;)" office:value-type="string" office:string-value="UPDATE stocks set moneycontrol_sym='IEE' where symbol='IEX';" calcext:value-type="string">
            <text:p>UPDATE stocks set moneycontrol_sym='IEE' where symbol='IEX';</text:p>
          </table:table-cell>
        </table:table-row>
        <table:table-row table:style-name="ro1">
          <table:table-cell office:value-type="string" calcext:value-type="string">
            <text:p>INDHOTEL</text:p>
          </table:table-cell>
          <table:table-cell office:value-type="string" calcext:value-type="string">
            <text:p><text:s/>IHC</text:p>
          </table:table-cell>
          <table:table-cell table:formula="of:=CONCATENATE(&quot;UPDATE stocks set moneycontrol_sym='&quot;;TRIM([.B230]);&quot;' where symbol='&quot;;[.A230];&quot;';&quot;)" office:value-type="string" office:string-value="UPDATE stocks set moneycontrol_sym='IHC' where symbol='INDHOTEL';" calcext:value-type="string">
            <text:p>UPDATE stocks set moneycontrol_sym='IHC' where symbol='INDHOTEL';</text:p>
          </table:table-cell>
        </table:table-row>
        <table:table-row table:style-name="ro1">
          <table:table-cell office:value-type="string" calcext:value-type="string">
            <text:p>IOC</text:p>
          </table:table-cell>
          <table:table-cell office:value-type="string" calcext:value-type="string">
            <text:p><text:s/>IOC</text:p>
          </table:table-cell>
          <table:table-cell table:formula="of:=CONCATENATE(&quot;UPDATE stocks set moneycontrol_sym='&quot;;TRIM([.B231]);&quot;' where symbol='&quot;;[.A231];&quot;';&quot;)" office:value-type="string" office:string-value="UPDATE stocks set moneycontrol_sym='IOC' where symbol='IOC';" calcext:value-type="string">
            <text:p>UPDATE stocks set moneycontrol_sym='IOC' where symbol='IOC';</text:p>
          </table:table-cell>
        </table:table-row>
        <table:table-row table:style-name="ro1">
          <table:table-cell office:value-type="string" calcext:value-type="string">
            <text:p>IOB</text:p>
          </table:table-cell>
          <table:table-cell office:value-type="string" calcext:value-type="string">
            <text:p><text:s/>IOB</text:p>
          </table:table-cell>
          <table:table-cell table:formula="of:=CONCATENATE(&quot;UPDATE stocks set moneycontrol_sym='&quot;;TRIM([.B232]);&quot;' where symbol='&quot;;[.A232];&quot;';&quot;)" office:value-type="string" office:string-value="UPDATE stocks set moneycontrol_sym='IOB' where symbol='IOB';" calcext:value-type="string">
            <text:p>UPDATE stocks set moneycontrol_sym='IOB' where symbol='IOB';</text:p>
          </table:table-cell>
        </table:table-row>
        <table:table-row table:style-name="ro1">
          <table:table-cell office:value-type="string" calcext:value-type="string">
            <text:p>INDOSTAR</text:p>
          </table:table-cell>
          <table:table-cell office:value-type="string" calcext:value-type="string">
            <text:p><text:s/>ICF01</text:p>
          </table:table-cell>
          <table:table-cell table:formula="of:=CONCATENATE(&quot;UPDATE stocks set moneycontrol_sym='&quot;;TRIM([.B233]);&quot;' where symbol='&quot;;[.A233];&quot;';&quot;)" office:value-type="string" office:string-value="UPDATE stocks set moneycontrol_sym='ICF01' where symbol='INDOSTAR';" calcext:value-type="string">
            <text:p>UPDATE stocks set moneycontrol_sym='ICF01' where symbol='INDOSTAR';</text:p>
          </table:table-cell>
        </table:table-row>
        <table:table-row table:style-name="ro1">
          <table:table-cell office:value-type="string" calcext:value-type="string">
            <text:p>IGL</text:p>
          </table:table-cell>
          <table:table-cell office:value-type="string" calcext:value-type="string">
            <text:p><text:s/>IG04</text:p>
          </table:table-cell>
          <table:table-cell table:formula="of:=CONCATENATE(&quot;UPDATE stocks set moneycontrol_sym='&quot;;TRIM([.B234]);&quot;' where symbol='&quot;;[.A234];&quot;';&quot;)" office:value-type="string" office:string-value="UPDATE stocks set moneycontrol_sym='IG04' where symbol='IGL';" calcext:value-type="string">
            <text:p>UPDATE stocks set moneycontrol_sym='IG04' where symbol='IGL';</text:p>
          </table:table-cell>
        </table:table-row>
        <table:table-row table:style-name="ro1">
          <table:table-cell office:value-type="string" calcext:value-type="string">
            <text:p>INDUSINDBK</text:p>
          </table:table-cell>
          <table:table-cell office:value-type="string" calcext:value-type="string">
            <text:p><text:s/>IIB</text:p>
          </table:table-cell>
          <table:table-cell table:formula="of:=CONCATENATE(&quot;UPDATE stocks set moneycontrol_sym='&quot;;TRIM([.B235]);&quot;' where symbol='&quot;;[.A235];&quot;';&quot;)" office:value-type="string" office:string-value="UPDATE stocks set moneycontrol_sym='IIB' where symbol='INDUSINDBK';" calcext:value-type="string">
            <text:p>UPDATE stocks set moneycontrol_sym='IIB' where symbol='INDUSINDBK';</text:p>
          </table:table-cell>
        </table:table-row>
        <table:table-row table:style-name="ro1">
          <table:table-cell office:value-type="string" calcext:value-type="string">
            <text:p>INFIBEAM</text:p>
          </table:table-cell>
          <table:table-cell office:value-type="string" calcext:value-type="string">
            <text:p><text:s/>IIL03</text:p>
          </table:table-cell>
          <table:table-cell table:formula="of:=CONCATENATE(&quot;UPDATE stocks set moneycontrol_sym='&quot;;TRIM([.B236]);&quot;' where symbol='&quot;;[.A236];&quot;';&quot;)" office:value-type="string" office:string-value="UPDATE stocks set moneycontrol_sym='IIL03' where symbol='INFIBEAM';" calcext:value-type="string">
            <text:p>UPDATE stocks set moneycontrol_sym='IIL03' where symbol='INFIBEAM';</text:p>
          </table:table-cell>
        </table:table-row>
        <table:table-row table:style-name="ro1">
          <table:table-cell office:value-type="string" calcext:value-type="string">
            <text:p>NAUKRI</text:p>
          </table:table-cell>
          <table:table-cell office:value-type="string" calcext:value-type="string">
            <text:p><text:s/>IEI01</text:p>
          </table:table-cell>
          <table:table-cell table:formula="of:=CONCATENATE(&quot;UPDATE stocks set moneycontrol_sym='&quot;;TRIM([.B237]);&quot;' where symbol='&quot;;[.A237];&quot;';&quot;)" office:value-type="string" office:string-value="UPDATE stocks set moneycontrol_sym='IEI01' where symbol='NAUKRI';" calcext:value-type="string">
            <text:p>UPDATE stocks set moneycontrol_sym='IEI01' where symbol='NAUKRI';</text:p>
          </table:table-cell>
        </table:table-row>
        <table:table-row table:style-name="ro1">
          <table:table-cell office:value-type="string" calcext:value-type="string">
            <text:p>INFY</text:p>
          </table:table-cell>
          <table:table-cell office:value-type="string" calcext:value-type="string">
            <text:p><text:s/>IT</text:p>
          </table:table-cell>
          <table:table-cell table:formula="of:=CONCATENATE(&quot;UPDATE stocks set moneycontrol_sym='&quot;;TRIM([.B238]);&quot;' where symbol='&quot;;[.A238];&quot;';&quot;)" office:value-type="string" office:string-value="UPDATE stocks set moneycontrol_sym='IT' where symbol='INFY';" calcext:value-type="string">
            <text:p>UPDATE stocks set moneycontrol_sym='IT' where symbol='INFY';</text:p>
          </table:table-cell>
        </table:table-row>
        <table:table-row table:style-name="ro1">
          <table:table-cell office:value-type="string" calcext:value-type="string">
            <text:p>INOXLEISUR</text:p>
          </table:table-cell>
          <table:table-cell office:value-type="string" calcext:value-type="string">
            <text:p><text:s/>INO01</text:p>
          </table:table-cell>
          <table:table-cell table:formula="of:=CONCATENATE(&quot;UPDATE stocks set moneycontrol_sym='&quot;;TRIM([.B239]);&quot;' where symbol='&quot;;[.A239];&quot;';&quot;)" office:value-type="string" office:string-value="UPDATE stocks set moneycontrol_sym='INO01' where symbol='INOXLEISUR';" calcext:value-type="string">
            <text:p>UPDATE stocks set moneycontrol_sym='INO01' where symbol='INOXLEISUR';</text:p>
          </table:table-cell>
        </table:table-row>
        <table:table-row table:style-name="ro1">
          <table:table-cell office:value-type="string" calcext:value-type="string">
            <text:p>INTELLECT</text:p>
          </table:table-cell>
          <table:table-cell office:value-type="string" calcext:value-type="string">
            <text:p><text:s/>IDA</text:p>
          </table:table-cell>
          <table:table-cell table:formula="of:=CONCATENATE(&quot;UPDATE stocks set moneycontrol_sym='&quot;;TRIM([.B240]);&quot;' where symbol='&quot;;[.A240];&quot;';&quot;)" office:value-type="string" office:string-value="UPDATE stocks set moneycontrol_sym='IDA' where symbol='INTELLECT';" calcext:value-type="string">
            <text:p>UPDATE stocks set moneycontrol_sym='IDA' where symbol='INTELLECT';</text:p>
          </table:table-cell>
        </table:table-row>
        <table:table-row table:style-name="ro1">
          <table:table-cell office:value-type="string" calcext:value-type="string">
            <text:p>INDIGO</text:p>
          </table:table-cell>
          <table:table-cell office:value-type="string" calcext:value-type="string">
            <text:p><text:s/>IA05</text:p>
          </table:table-cell>
          <table:table-cell table:formula="of:=CONCATENATE(&quot;UPDATE stocks set moneycontrol_sym='&quot;;TRIM([.B241]);&quot;' where symbol='&quot;;[.A241];&quot;';&quot;)" office:value-type="string" office:string-value="UPDATE stocks set moneycontrol_sym='IA05' where symbol='INDIGO';" calcext:value-type="string">
            <text:p>UPDATE stocks set moneycontrol_sym='IA05' where symbol='INDIGO';</text:p>
          </table:table-cell>
        </table:table-row>
        <table:table-row table:style-name="ro1">
          <table:table-cell office:value-type="string" calcext:value-type="string">
            <text:p>IPCALAB</text:p>
          </table:table-cell>
          <table:table-cell office:value-type="string" calcext:value-type="string">
            <text:p><text:s/>IL</text:p>
          </table:table-cell>
          <table:table-cell table:formula="of:=CONCATENATE(&quot;UPDATE stocks set moneycontrol_sym='&quot;;TRIM([.B242]);&quot;' where symbol='&quot;;[.A242];&quot;';&quot;)" office:value-type="string" office:string-value="UPDATE stocks set moneycontrol_sym='IL' where symbol='IPCALAB';" calcext:value-type="string">
            <text:p>UPDATE stocks set moneycontrol_sym='IL' where symbol='IPCALAB';</text:p>
          </table:table-cell>
        </table:table-row>
        <table:table-row table:style-name="ro1">
          <table:table-cell office:value-type="string" calcext:value-type="string">
            <text:p>JBCHEPHARM</text:p>
          </table:table-cell>
          <table:table-cell office:value-type="string" calcext:value-type="string">
            <text:p><text:s/>JBC</text:p>
          </table:table-cell>
          <table:table-cell table:formula="of:=CONCATENATE(&quot;UPDATE stocks set moneycontrol_sym='&quot;;TRIM([.B243]);&quot;' where symbol='&quot;;[.A243];&quot;';&quot;)" office:value-type="string" office:string-value="UPDATE stocks set moneycontrol_sym='JBC' where symbol='JBCHEPHARM';" calcext:value-type="string">
            <text:p>UPDATE stocks set moneycontrol_sym='JBC' where symbol='JBCHEPHARM';</text:p>
          </table:table-cell>
        </table:table-row>
        <table:table-row table:style-name="ro1">
          <table:table-cell office:value-type="string" calcext:value-type="string">
            <text:p>JKCEMENT</text:p>
          </table:table-cell>
          <table:table-cell office:value-type="string" calcext:value-type="string">
            <text:p><text:s/>JKC03</text:p>
          </table:table-cell>
          <table:table-cell table:formula="of:=CONCATENATE(&quot;UPDATE stocks set moneycontrol_sym='&quot;;TRIM([.B244]);&quot;' where symbol='&quot;;[.A244];&quot;';&quot;)" office:value-type="string" office:string-value="UPDATE stocks set moneycontrol_sym='JKC03' where symbol='JKCEMENT';" calcext:value-type="string">
            <text:p>UPDATE stocks set moneycontrol_sym='JKC03' where symbol='JKCEMENT';</text:p>
          </table:table-cell>
        </table:table-row>
        <table:table-row table:style-name="ro1">
          <table:table-cell office:value-type="string" calcext:value-type="string">
            <text:p>JKLAKSHMI</text:p>
          </table:table-cell>
          <table:table-cell office:value-type="string" calcext:value-type="string">
            <text:p><text:s/>JKC</text:p>
          </table:table-cell>
          <table:table-cell table:formula="of:=CONCATENATE(&quot;UPDATE stocks set moneycontrol_sym='&quot;;TRIM([.B245]);&quot;' where symbol='&quot;;[.A245];&quot;';&quot;)" office:value-type="string" office:string-value="UPDATE stocks set moneycontrol_sym='JKC' where symbol='JKLAKSHMI';" calcext:value-type="string">
            <text:p>UPDATE stocks set moneycontrol_sym='JKC' where symbol='JKLAKSHMI';</text:p>
          </table:table-cell>
        </table:table-row>
        <table:table-row table:style-name="ro1">
          <table:table-cell office:value-type="string" calcext:value-type="string">
            <text:p>JKPAPER</text:p>
          </table:table-cell>
          <table:table-cell office:value-type="string" calcext:value-type="string">
            <text:p><text:s/>CPM01</text:p>
          </table:table-cell>
          <table:table-cell table:formula="of:=CONCATENATE(&quot;UPDATE stocks set moneycontrol_sym='&quot;;TRIM([.B246]);&quot;' where symbol='&quot;;[.A246];&quot;';&quot;)" office:value-type="string" office:string-value="UPDATE stocks set moneycontrol_sym='CPM01' where symbol='JKPAPER';" calcext:value-type="string">
            <text:p>UPDATE stocks set moneycontrol_sym='CPM01' where symbol='JKPAPER';</text:p>
          </table:table-cell>
        </table:table-row>
        <table:table-row table:style-name="ro1">
          <table:table-cell office:value-type="string" calcext:value-type="string">
            <text:p>JKTYRE</text:p>
          </table:table-cell>
          <table:table-cell office:value-type="string" calcext:value-type="string">
            <text:p><text:s/>JKI</text:p>
          </table:table-cell>
          <table:table-cell table:formula="of:=CONCATENATE(&quot;UPDATE stocks set moneycontrol_sym='&quot;;TRIM([.B247]);&quot;' where symbol='&quot;;[.A247];&quot;';&quot;)" office:value-type="string" office:string-value="UPDATE stocks set moneycontrol_sym='JKI' where symbol='JKTYRE';" calcext:value-type="string">
            <text:p>UPDATE stocks set moneycontrol_sym='JKI' where symbol='JKTYRE';</text:p>
          </table:table-cell>
        </table:table-row>
        <table:table-row table:style-name="ro1">
          <table:table-cell office:value-type="string" calcext:value-type="string">
            <text:p>JMFINANCIL</text:p>
          </table:table-cell>
          <table:table-cell office:value-type="string" calcext:value-type="string">
            <text:p><text:s/>JMS</text:p>
          </table:table-cell>
          <table:table-cell table:formula="of:=CONCATENATE(&quot;UPDATE stocks set moneycontrol_sym='&quot;;TRIM([.B248]);&quot;' where symbol='&quot;;[.A248];&quot;';&quot;)" office:value-type="string" office:string-value="UPDATE stocks set moneycontrol_sym='JMS' where symbol='JMFINANCIL';" calcext:value-type="string">
            <text:p>UPDATE stocks set moneycontrol_sym='JMS' where symbol='JMFINANCIL';</text:p>
          </table:table-cell>
        </table:table-row>
        <table:table-row table:style-name="ro1">
          <table:table-cell office:value-type="string" calcext:value-type="string">
            <text:p>JSWENERGY</text:p>
          </table:table-cell>
          <table:table-cell office:value-type="string" calcext:value-type="string">
            <text:p><text:s/>JE02</text:p>
          </table:table-cell>
          <table:table-cell table:formula="of:=CONCATENATE(&quot;UPDATE stocks set moneycontrol_sym='&quot;;TRIM([.B249]);&quot;' where symbol='&quot;;[.A249];&quot;';&quot;)" office:value-type="string" office:string-value="UPDATE stocks set moneycontrol_sym='JE02' where symbol='JSWENERGY';" calcext:value-type="string">
            <text:p>UPDATE stocks set moneycontrol_sym='JE02' where symbol='JSWENERGY';</text:p>
          </table:table-cell>
        </table:table-row>
        <table:table-row table:style-name="ro1">
          <table:table-cell office:value-type="string" calcext:value-type="string">
            <text:p>JSWSTEEL</text:p>
          </table:table-cell>
          <table:table-cell office:value-type="string" calcext:value-type="string">
            <text:p><text:s/>JVS</text:p>
          </table:table-cell>
          <table:table-cell table:formula="of:=CONCATENATE(&quot;UPDATE stocks set moneycontrol_sym='&quot;;TRIM([.B250]);&quot;' where symbol='&quot;;[.A250];&quot;';&quot;)" office:value-type="string" office:string-value="UPDATE stocks set moneycontrol_sym='JVS' where symbol='JSWSTEEL';" calcext:value-type="string">
            <text:p>UPDATE stocks set moneycontrol_sym='JVS' where symbol='JSWSTEEL';</text:p>
          </table:table-cell>
        </table:table-row>
        <table:table-row table:style-name="ro1">
          <table:table-cell office:value-type="string" calcext:value-type="string">
            <text:p>JAGRAN</text:p>
          </table:table-cell>
          <table:table-cell office:value-type="string" calcext:value-type="string">
            <text:p><text:s/>JP12</text:p>
          </table:table-cell>
          <table:table-cell table:formula="of:=CONCATENATE(&quot;UPDATE stocks set moneycontrol_sym='&quot;;TRIM([.B251]);&quot;' where symbol='&quot;;[.A251];&quot;';&quot;)" office:value-type="string" office:string-value="UPDATE stocks set moneycontrol_sym='JP12' where symbol='JAGRAN';" calcext:value-type="string">
            <text:p>UPDATE stocks set moneycontrol_sym='JP12' where symbol='JAGRAN';</text:p>
          </table:table-cell>
        </table:table-row>
        <table:table-row table:style-name="ro1">
          <table:table-cell office:value-type="string" calcext:value-type="string">
            <text:p>JAICORPLTD</text:p>
          </table:table-cell>
          <table:table-cell office:value-type="string" calcext:value-type="string">
            <text:p><text:s/>JC01</text:p>
          </table:table-cell>
          <table:table-cell table:formula="of:=CONCATENATE(&quot;UPDATE stocks set moneycontrol_sym='&quot;;TRIM([.B252]);&quot;' where symbol='&quot;;[.A252];&quot;';&quot;)" office:value-type="string" office:string-value="UPDATE stocks set moneycontrol_sym='JC01' where symbol='JAICORPLTD';" calcext:value-type="string">
            <text:p>UPDATE stocks set moneycontrol_sym='JC01' where symbol='JAICORPLTD';</text:p>
          </table:table-cell>
        </table:table-row>
        <table:table-row table:style-name="ro1">
          <table:table-cell office:value-type="string" calcext:value-type="string">
            <text:p>JISLJALEQS</text:p>
          </table:table-cell>
          <table:table-cell office:value-type="string" calcext:value-type="string">
            <text:p><text:s/>JIS02</text:p>
          </table:table-cell>
          <table:table-cell table:formula="of:=CONCATENATE(&quot;UPDATE stocks set moneycontrol_sym='&quot;;TRIM([.B253]);&quot;' where symbol='&quot;;[.A253];&quot;';&quot;)" office:value-type="string" office:string-value="UPDATE stocks set moneycontrol_sym='JIS02' where symbol='JISLJALEQS';" calcext:value-type="string">
            <text:p>UPDATE stocks set moneycontrol_sym='JIS02' where symbol='JISLJALEQS';</text:p>
          </table:table-cell>
        </table:table-row>
        <table:table-row table:style-name="ro1">
          <table:table-cell office:value-type="string" calcext:value-type="string">
            <text:p>J&amp;KBANK</text:p>
          </table:table-cell>
          <table:table-cell office:value-type="string" calcext:value-type="string">
            <text:p><text:s/>JVS</text:p>
          </table:table-cell>
          <table:table-cell table:formula="of:=CONCATENATE(&quot;UPDATE stocks set moneycontrol_sym='&quot;;TRIM([.B254]);&quot;' where symbol='&quot;;[.A254];&quot;';&quot;)" office:value-type="string" office:string-value="UPDATE stocks set moneycontrol_sym='JVS' where symbol='J&amp;KBANK';" calcext:value-type="string">
            <text:p>UPDATE stocks set moneycontrol_sym='JVS' where symbol='J&amp;KBANK';</text:p>
          </table:table-cell>
        </table:table-row>
        <table:table-row table:style-name="ro1">
          <table:table-cell office:value-type="string" calcext:value-type="string">
            <text:p>JAMNAAUTO</text:p>
          </table:table-cell>
          <table:table-cell office:value-type="string" calcext:value-type="string">
            <text:p><text:s/>JAI</text:p>
          </table:table-cell>
          <table:table-cell table:formula="of:=CONCATENATE(&quot;UPDATE stocks set moneycontrol_sym='&quot;;TRIM([.B255]);&quot;' where symbol='&quot;;[.A255];&quot;';&quot;)" office:value-type="string" office:string-value="UPDATE stocks set moneycontrol_sym='JAI' where symbol='JAMNAAUTO';" calcext:value-type="string">
            <text:p>UPDATE stocks set moneycontrol_sym='JAI' where symbol='JAMNAAUTO';</text:p>
          </table:table-cell>
        </table:table-row>
        <table:table-row table:style-name="ro1">
          <table:table-cell office:value-type="string" calcext:value-type="string">
            <text:p>JINDALSAW</text:p>
          </table:table-cell>
          <table:table-cell office:value-type="string" calcext:value-type="string">
            <text:p><text:s/>SP09</text:p>
          </table:table-cell>
          <table:table-cell table:formula="of:=CONCATENATE(&quot;UPDATE stocks set moneycontrol_sym='&quot;;TRIM([.B256]);&quot;' where symbol='&quot;;[.A256];&quot;';&quot;)" office:value-type="string" office:string-value="UPDATE stocks set moneycontrol_sym='SP09' where symbol='JINDALSAW';" calcext:value-type="string">
            <text:p>UPDATE stocks set moneycontrol_sym='SP09' where symbol='JINDALSAW';</text:p>
          </table:table-cell>
        </table:table-row>
        <table:table-row table:style-name="ro1">
          <table:table-cell office:value-type="string" calcext:value-type="string">
            <text:p>JSLHISAR</text:p>
          </table:table-cell>
          <table:table-cell office:value-type="string" calcext:value-type="string">
            <text:p><text:s/>JSH</text:p>
          </table:table-cell>
          <table:table-cell table:formula="of:=CONCATENATE(&quot;UPDATE stocks set moneycontrol_sym='&quot;;TRIM([.B257]);&quot;' where symbol='&quot;;[.A257];&quot;';&quot;)" office:value-type="string" office:string-value="UPDATE stocks set moneycontrol_sym='JSH' where symbol='JSLHISAR';" calcext:value-type="string">
            <text:p>UPDATE stocks set moneycontrol_sym='JSH' where symbol='JSLHISAR';</text:p>
          </table:table-cell>
        </table:table-row>
        <table:table-row table:style-name="ro1">
          <table:table-cell office:value-type="string" calcext:value-type="string">
            <text:p>JSL</text:p>
          </table:table-cell>
          <table:table-cell office:value-type="string" calcext:value-type="string">
            <text:p><text:s/>JS07</text:p>
          </table:table-cell>
          <table:table-cell table:formula="of:=CONCATENATE(&quot;UPDATE stocks set moneycontrol_sym='&quot;;TRIM([.B258]);&quot;' where symbol='&quot;;[.A258];&quot;';&quot;)" office:value-type="string" office:string-value="UPDATE stocks set moneycontrol_sym='JS07' where symbol='JSL';" calcext:value-type="string">
            <text:p>UPDATE stocks set moneycontrol_sym='JS07' where symbol='JSL';</text:p>
          </table:table-cell>
        </table:table-row>
        <table:table-row table:style-name="ro1">
          <table:table-cell office:value-type="string" calcext:value-type="string">
            <text:p>JINDALSTEL</text:p>
          </table:table-cell>
          <table:table-cell office:value-type="string" calcext:value-type="string">
            <text:p><text:s/>JSP</text:p>
          </table:table-cell>
          <table:table-cell table:formula="of:=CONCATENATE(&quot;UPDATE stocks set moneycontrol_sym='&quot;;TRIM([.B259]);&quot;' where symbol='&quot;;[.A259];&quot;';&quot;)" office:value-type="string" office:string-value="UPDATE stocks set moneycontrol_sym='JSP' where symbol='JINDALSTEL';" calcext:value-type="string">
            <text:p>UPDATE stocks set moneycontrol_sym='JSP' where symbol='JINDALSTEL';</text:p>
          </table:table-cell>
        </table:table-row>
        <table:table-row table:style-name="ro1">
          <table:table-cell office:value-type="string" calcext:value-type="string">
            <text:p>JCHAC</text:p>
          </table:table-cell>
          <table:table-cell office:value-type="string" calcext:value-type="string">
            <text:p><text:s/>AA02</text:p>
          </table:table-cell>
          <table:table-cell table:formula="of:=CONCATENATE(&quot;UPDATE stocks set moneycontrol_sym='&quot;;TRIM([.B260]);&quot;' where symbol='&quot;;[.A260];&quot;';&quot;)" office:value-type="string" office:string-value="UPDATE stocks set moneycontrol_sym='AA02' where symbol='JCHAC';" calcext:value-type="string">
            <text:p>UPDATE stocks set moneycontrol_sym='AA02' where symbol='JCHAC';</text:p>
          </table:table-cell>
        </table:table-row>
        <table:table-row table:style-name="ro1">
          <table:table-cell office:value-type="string" calcext:value-type="string">
            <text:p>JUBLFOOD</text:p>
          </table:table-cell>
          <table:table-cell office:value-type="string" calcext:value-type="string">
            <text:p><text:s/>JF04</text:p>
          </table:table-cell>
          <table:table-cell table:formula="of:=CONCATENATE(&quot;UPDATE stocks set moneycontrol_sym='&quot;;TRIM([.B261]);&quot;' where symbol='&quot;;[.A261];&quot;';&quot;)" office:value-type="string" office:string-value="UPDATE stocks set moneycontrol_sym='JF04' where symbol='JUBLFOOD';" calcext:value-type="string">
            <text:p>UPDATE stocks set moneycontrol_sym='JF04' where symbol='JUBLFOOD';</text:p>
          </table:table-cell>
        </table:table-row>
        <table:table-row table:style-name="ro1">
          <table:table-cell office:value-type="string" calcext:value-type="string">
            <text:p>JUBILANT</text:p>
          </table:table-cell>
          <table:table-cell office:value-type="string" calcext:value-type="string">
            <text:p><text:s/>JF04</text:p>
          </table:table-cell>
          <table:table-cell table:formula="of:=CONCATENATE(&quot;UPDATE stocks set moneycontrol_sym='&quot;;TRIM([.B262]);&quot;' where symbol='&quot;;[.A262];&quot;';&quot;)" office:value-type="string" office:string-value="UPDATE stocks set moneycontrol_sym='JF04' where symbol='JUBILANT';" calcext:value-type="string">
            <text:p>UPDATE stocks set moneycontrol_sym='JF04' where symbol='JUBILANT';</text:p>
          </table:table-cell>
        </table:table-row>
        <table:table-row table:style-name="ro1">
          <table:table-cell office:value-type="string" calcext:value-type="string">
            <text:p>JUSTDIAL</text:p>
          </table:table-cell>
          <table:table-cell office:value-type="string" calcext:value-type="string">
            <text:p><text:s/>JD02</text:p>
          </table:table-cell>
          <table:table-cell table:formula="of:=CONCATENATE(&quot;UPDATE stocks set moneycontrol_sym='&quot;;TRIM([.B263]);&quot;' where symbol='&quot;;[.A263];&quot;';&quot;)" office:value-type="string" office:string-value="UPDATE stocks set moneycontrol_sym='JD02' where symbol='JUSTDIAL';" calcext:value-type="string">
            <text:p>UPDATE stocks set moneycontrol_sym='JD02' where symbol='JUSTDIAL';</text:p>
          </table:table-cell>
        </table:table-row>
        <table:table-row table:style-name="ro1">
          <table:table-cell office:value-type="string" calcext:value-type="string">
            <text:p>JYOTHYLAB</text:p>
          </table:table-cell>
          <table:table-cell office:value-type="string" calcext:value-type="string">
            <text:p><text:s/>JL</text:p>
          </table:table-cell>
          <table:table-cell table:formula="of:=CONCATENATE(&quot;UPDATE stocks set moneycontrol_sym='&quot;;TRIM([.B264]);&quot;' where symbol='&quot;;[.A264];&quot;';&quot;)" office:value-type="string" office:string-value="UPDATE stocks set moneycontrol_sym='JL' where symbol='JYOTHYLAB';" calcext:value-type="string">
            <text:p>UPDATE stocks set moneycontrol_sym='JL' where symbol='JYOTHYLAB';</text:p>
          </table:table-cell>
        </table:table-row>
        <table:table-row table:style-name="ro1">
          <table:table-cell office:value-type="string" calcext:value-type="string">
            <text:p>KPRMILL</text:p>
          </table:table-cell>
          <table:table-cell office:value-type="string" calcext:value-type="string">
            <text:p><text:s/>M09</text:p>
          </table:table-cell>
          <table:table-cell table:formula="of:=CONCATENATE(&quot;UPDATE stocks set moneycontrol_sym='&quot;;TRIM([.B265]);&quot;' where symbol='&quot;;[.A265];&quot;';&quot;)" office:value-type="string" office:string-value="UPDATE stocks set moneycontrol_sym='M09' where symbol='KPRMILL';" calcext:value-type="string">
            <text:p>UPDATE stocks set moneycontrol_sym='M09' where symbol='KPRMILL';</text:p>
          </table:table-cell>
        </table:table-row>
        <table:table-row table:style-name="ro1">
          <table:table-cell office:value-type="string" calcext:value-type="string">
            <text:p>KEI</text:p>
          </table:table-cell>
          <table:table-cell office:value-type="string" calcext:value-type="string">
            <text:p><text:s/>KEI</text:p>
          </table:table-cell>
          <table:table-cell table:formula="of:=CONCATENATE(&quot;UPDATE stocks set moneycontrol_sym='&quot;;TRIM([.B266]);&quot;' where symbol='&quot;;[.A266];&quot;';&quot;)" office:value-type="string" office:string-value="UPDATE stocks set moneycontrol_sym='KEI' where symbol='KEI';" calcext:value-type="string">
            <text:p>UPDATE stocks set moneycontrol_sym='KEI' where symbol='KEI';</text:p>
          </table:table-cell>
        </table:table-row>
        <table:table-row table:style-name="ro1">
          <table:table-cell office:value-type="string" calcext:value-type="string">
            <text:p>KNRCON</text:p>
          </table:table-cell>
          <table:table-cell office:value-type="string" calcext:value-type="string">
            <text:p><text:s/>KC13</text:p>
          </table:table-cell>
          <table:table-cell table:formula="of:=CONCATENATE(&quot;UPDATE stocks set moneycontrol_sym='&quot;;TRIM([.B267]);&quot;' where symbol='&quot;;[.A267];&quot;';&quot;)" office:value-type="string" office:string-value="UPDATE stocks set moneycontrol_sym='KC13' where symbol='KNRCON';" calcext:value-type="string">
            <text:p>UPDATE stocks set moneycontrol_sym='KC13' where symbol='KNRCON';</text:p>
          </table:table-cell>
        </table:table-row>
        <table:table-row table:style-name="ro1">
          <table:table-cell office:value-type="string" calcext:value-type="string">
            <text:p>KPITTECH</text:p>
          </table:table-cell>
          <table:table-cell office:value-type="string" calcext:value-type="string">
            <text:p><text:s/>KPI01</text:p>
          </table:table-cell>
          <table:table-cell table:formula="of:=CONCATENATE(&quot;UPDATE stocks set moneycontrol_sym='&quot;;TRIM([.B268]);&quot;' where symbol='&quot;;[.A268];&quot;';&quot;)" office:value-type="string" office:string-value="UPDATE stocks set moneycontrol_sym='KPI01' where symbol='KPITTECH';" calcext:value-type="string">
            <text:p>UPDATE stocks set moneycontrol_sym='KPI01' where symbol='KPITTECH';</text:p>
          </table:table-cell>
        </table:table-row>
        <table:table-row table:style-name="ro1">
          <table:table-cell office:value-type="string" calcext:value-type="string">
            <text:p>KRBL</text:p>
          </table:table-cell>
          <table:table-cell office:value-type="string" calcext:value-type="string">
            <text:p><text:s/>KRB</text:p>
          </table:table-cell>
          <table:table-cell table:formula="of:=CONCATENATE(&quot;UPDATE stocks set moneycontrol_sym='&quot;;TRIM([.B269]);&quot;' where symbol='&quot;;[.A269];&quot;';&quot;)" office:value-type="string" office:string-value="UPDATE stocks set moneycontrol_sym='KRB' where symbol='KRBL';" calcext:value-type="string">
            <text:p>UPDATE stocks set moneycontrol_sym='KRB' where symbol='KRBL';</text:p>
          </table:table-cell>
        </table:table-row>
        <table:table-row table:style-name="ro1">
          <table:table-cell office:value-type="string" calcext:value-type="string">
            <text:p>KAJARIACER</text:p>
          </table:table-cell>
          <table:table-cell office:value-type="string" calcext:value-type="string">
            <text:p><text:s/>KC06</text:p>
          </table:table-cell>
          <table:table-cell table:formula="of:=CONCATENATE(&quot;UPDATE stocks set moneycontrol_sym='&quot;;TRIM([.B270]);&quot;' where symbol='&quot;;[.A270];&quot;';&quot;)" office:value-type="string" office:string-value="UPDATE stocks set moneycontrol_sym='KC06' where symbol='KAJARIACER';" calcext:value-type="string">
            <text:p>UPDATE stocks set moneycontrol_sym='KC06' where symbol='KAJARIACER';</text:p>
          </table:table-cell>
        </table:table-row>
        <table:table-row table:style-name="ro1">
          <table:table-cell office:value-type="string" calcext:value-type="string">
            <text:p>KALPATPOWR</text:p>
          </table:table-cell>
          <table:table-cell office:value-type="string" calcext:value-type="string">
            <text:p><text:s/>KPT</text:p>
          </table:table-cell>
          <table:table-cell table:formula="of:=CONCATENATE(&quot;UPDATE stocks set moneycontrol_sym='&quot;;TRIM([.B271]);&quot;' where symbol='&quot;;[.A271];&quot;';&quot;)" office:value-type="string" office:string-value="UPDATE stocks set moneycontrol_sym='KPT' where symbol='KALPATPOWR';" calcext:value-type="string">
            <text:p>UPDATE stocks set moneycontrol_sym='KPT' where symbol='KALPATPOWR';</text:p>
          </table:table-cell>
        </table:table-row>
        <table:table-row table:style-name="ro1">
          <table:table-cell office:value-type="string" calcext:value-type="string">
            <text:p>KANSAINER</text:p>
          </table:table-cell>
          <table:table-cell office:value-type="string" calcext:value-type="string">
            <text:p><text:s/>GNP</text:p>
          </table:table-cell>
          <table:table-cell table:formula="of:=CONCATENATE(&quot;UPDATE stocks set moneycontrol_sym='&quot;;TRIM([.B272]);&quot;' where symbol='&quot;;[.A272];&quot;';&quot;)" office:value-type="string" office:string-value="UPDATE stocks set moneycontrol_sym='GNP' where symbol='KANSAINER';" calcext:value-type="string">
            <text:p>UPDATE stocks set moneycontrol_sym='GNP' where symbol='KANSAINER';</text:p>
          </table:table-cell>
        </table:table-row>
        <table:table-row table:style-name="ro1">
          <table:table-cell office:value-type="string" calcext:value-type="string">
            <text:p>KTKBANK</text:p>
          </table:table-cell>
          <table:table-cell office:value-type="string" calcext:value-type="string">
            <text:p><text:s/>KB04</text:p>
          </table:table-cell>
          <table:table-cell table:formula="of:=CONCATENATE(&quot;UPDATE stocks set moneycontrol_sym='&quot;;TRIM([.B273]);&quot;' where symbol='&quot;;[.A273];&quot;';&quot;)" office:value-type="string" office:string-value="UPDATE stocks set moneycontrol_sym='KB04' where symbol='KTKBANK';" calcext:value-type="string">
            <text:p>UPDATE stocks set moneycontrol_sym='KB04' where symbol='KTKBANK';</text:p>
          </table:table-cell>
        </table:table-row>
        <table:table-row table:style-name="ro1">
          <table:table-cell office:value-type="string" calcext:value-type="string">
            <text:p>KARURVYSYA</text:p>
          </table:table-cell>
          <table:table-cell office:value-type="string" calcext:value-type="string">
            <text:p><text:s/>KVB</text:p>
          </table:table-cell>
          <table:table-cell table:formula="of:=CONCATENATE(&quot;UPDATE stocks set moneycontrol_sym='&quot;;TRIM([.B274]);&quot;' where symbol='&quot;;[.A274];&quot;';&quot;)" office:value-type="string" office:string-value="UPDATE stocks set moneycontrol_sym='KVB' where symbol='KARURVYSYA';" calcext:value-type="string">
            <text:p>UPDATE stocks set moneycontrol_sym='KVB' where symbol='KARURVYSYA';</text:p>
          </table:table-cell>
        </table:table-row>
        <table:table-row table:style-name="ro1">
          <table:table-cell office:value-type="string" calcext:value-type="string">
            <text:p>KSCL</text:p>
          </table:table-cell>
          <table:table-cell office:value-type="string" calcext:value-type="string">
            <text:p><text:s/>KSC01</text:p>
          </table:table-cell>
          <table:table-cell table:formula="of:=CONCATENATE(&quot;UPDATE stocks set moneycontrol_sym='&quot;;TRIM([.B275]);&quot;' where symbol='&quot;;[.A275];&quot;';&quot;)" office:value-type="string" office:string-value="UPDATE stocks set moneycontrol_sym='KSC01' where symbol='KSCL';" calcext:value-type="string">
            <text:p>UPDATE stocks set moneycontrol_sym='KSC01' where symbol='KSCL';</text:p>
          </table:table-cell>
        </table:table-row>
        <table:table-row table:style-name="ro1">
          <table:table-cell office:value-type="string" calcext:value-type="string">
            <text:p>KEC</text:p>
          </table:table-cell>
          <table:table-cell office:value-type="string" calcext:value-type="string">
            <text:p><text:s/>KEC03</text:p>
          </table:table-cell>
          <table:table-cell table:formula="of:=CONCATENATE(&quot;UPDATE stocks set moneycontrol_sym='&quot;;TRIM([.B276]);&quot;' where symbol='&quot;;[.A276];&quot;';&quot;)" office:value-type="string" office:string-value="UPDATE stocks set moneycontrol_sym='KEC03' where symbol='KEC';" calcext:value-type="string">
            <text:p>UPDATE stocks set moneycontrol_sym='KEC03' where symbol='KEC';</text:p>
          </table:table-cell>
        </table:table-row>
        <table:table-row table:style-name="ro1">
          <table:table-cell office:value-type="string" calcext:value-type="string">
            <text:p>KENNAMET</text:p>
          </table:table-cell>
          <table:table-cell office:value-type="string" calcext:value-type="string">
            <text:p><text:s/>WI06</text:p>
          </table:table-cell>
          <table:table-cell table:formula="of:=CONCATENATE(&quot;UPDATE stocks set moneycontrol_sym='&quot;;TRIM([.B277]);&quot;' where symbol='&quot;;[.A277];&quot;';&quot;)" office:value-type="string" office:string-value="UPDATE stocks set moneycontrol_sym='WI06' where symbol='KENNAMET';" calcext:value-type="string">
            <text:p>UPDATE stocks set moneycontrol_sym='WI06' where symbol='KENNAMET';</text:p>
          </table:table-cell>
        </table:table-row>
        <table:table-row table:style-name="ro1">
          <table:table-cell office:value-type="string" calcext:value-type="string">
            <text:p>KIRLOSENG</text:p>
          </table:table-cell>
          <table:table-cell office:value-type="string" calcext:value-type="string">
            <text:p><text:s/>KOE03</text:p>
          </table:table-cell>
          <table:table-cell table:formula="of:=CONCATENATE(&quot;UPDATE stocks set moneycontrol_sym='&quot;;TRIM([.B278]);&quot;' where symbol='&quot;;[.A278];&quot;';&quot;)" office:value-type="string" office:string-value="UPDATE stocks set moneycontrol_sym='KOE03' where symbol='KIRLOSENG';" calcext:value-type="string">
            <text:p>UPDATE stocks set moneycontrol_sym='KOE03' where symbol='KIRLOSENG';</text:p>
          </table:table-cell>
        </table:table-row>
        <table:table-row table:style-name="ro1">
          <table:table-cell office:value-type="string" calcext:value-type="string">
            <text:p>KOLTEPATIL</text:p>
          </table:table-cell>
          <table:table-cell office:value-type="string" calcext:value-type="string">
            <text:p><text:s/>KD07</text:p>
          </table:table-cell>
          <table:table-cell table:formula="of:=CONCATENATE(&quot;UPDATE stocks set moneycontrol_sym='&quot;;TRIM([.B279]);&quot;' where symbol='&quot;;[.A279];&quot;';&quot;)" office:value-type="string" office:string-value="UPDATE stocks set moneycontrol_sym='KD07' where symbol='KOLTEPATIL';" calcext:value-type="string">
            <text:p>UPDATE stocks set moneycontrol_sym='KD07' where symbol='KOLTEPATIL';</text:p>
          </table:table-cell>
        </table:table-row>
        <table:table-row table:style-name="ro1">
          <table:table-cell office:value-type="string" calcext:value-type="string">
            <text:p>KOTAKBANK</text:p>
          </table:table-cell>
          <table:table-cell office:value-type="string" calcext:value-type="string">
            <text:p><text:s/>KMF</text:p>
          </table:table-cell>
          <table:table-cell table:formula="of:=CONCATENATE(&quot;UPDATE stocks set moneycontrol_sym='&quot;;TRIM([.B280]);&quot;' where symbol='&quot;;[.A280];&quot;';&quot;)" office:value-type="string" office:string-value="UPDATE stocks set moneycontrol_sym='KMF' where symbol='KOTAKBANK';" calcext:value-type="string">
            <text:p>UPDATE stocks set moneycontrol_sym='KMF' where symbol='KOTAKBANK';</text:p>
          </table:table-cell>
        </table:table-row>
        <table:table-row table:style-name="ro1">
          <table:table-cell office:value-type="string" calcext:value-type="string">
            <text:p>L&amp;TFH</text:p>
          </table:table-cell>
          <table:table-cell office:value-type="string" calcext:value-type="string">
            <text:p><text:s/>LT</text:p>
          </table:table-cell>
          <table:table-cell table:formula="of:=CONCATENATE(&quot;UPDATE stocks set moneycontrol_sym='&quot;;TRIM([.B281]);&quot;' where symbol='&quot;;[.A281];&quot;';&quot;)" office:value-type="string" office:string-value="UPDATE stocks set moneycontrol_sym='LT' where symbol='L&amp;TFH';" calcext:value-type="string">
            <text:p>UPDATE stocks set moneycontrol_sym='LT' where symbol='L&amp;TFH';</text:p>
          </table:table-cell>
        </table:table-row>
        <table:table-row table:style-name="ro1">
          <table:table-cell office:value-type="string" calcext:value-type="string">
            <text:p>LTTS</text:p>
          </table:table-cell>
          <table:table-cell office:value-type="string" calcext:value-type="string">
            <text:p><text:s/>LTS</text:p>
          </table:table-cell>
          <table:table-cell table:formula="of:=CONCATENATE(&quot;UPDATE stocks set moneycontrol_sym='&quot;;TRIM([.B282]);&quot;' where symbol='&quot;;[.A282];&quot;';&quot;)" office:value-type="string" office:string-value="UPDATE stocks set moneycontrol_sym='LTS' where symbol='LTTS';" calcext:value-type="string">
            <text:p>UPDATE stocks set moneycontrol_sym='LTS' where symbol='LTTS';</text:p>
          </table:table-cell>
        </table:table-row>
        <table:table-row table:style-name="ro1">
          <table:table-cell office:value-type="string" calcext:value-type="string">
            <text:p>LICHSGFIN</text:p>
          </table:table-cell>
          <table:table-cell office:value-type="string" calcext:value-type="string">
            <text:p><text:s/>LIC</text:p>
          </table:table-cell>
          <table:table-cell table:formula="of:=CONCATENATE(&quot;UPDATE stocks set moneycontrol_sym='&quot;;TRIM([.B283]);&quot;' where symbol='&quot;;[.A283];&quot;';&quot;)" office:value-type="string" office:string-value="UPDATE stocks set moneycontrol_sym='LIC' where symbol='LICHSGFIN';" calcext:value-type="string">
            <text:p>UPDATE stocks set moneycontrol_sym='LIC' where symbol='LICHSGFIN';</text:p>
          </table:table-cell>
        </table:table-row>
        <table:table-row table:style-name="ro1">
          <table:table-cell office:value-type="string" calcext:value-type="string">
            <text:p>LAXMIMACH</text:p>
          </table:table-cell>
          <table:table-cell office:value-type="string" calcext:value-type="string">
            <text:p><text:s/>LMW</text:p>
          </table:table-cell>
          <table:table-cell table:formula="of:=CONCATENATE(&quot;UPDATE stocks set moneycontrol_sym='&quot;;TRIM([.B284]);&quot;' where symbol='&quot;;[.A284];&quot;';&quot;)" office:value-type="string" office:string-value="UPDATE stocks set moneycontrol_sym='LMW' where symbol='LAXMIMACH';" calcext:value-type="string">
            <text:p>UPDATE stocks set moneycontrol_sym='LMW' where symbol='LAXMIMACH';</text:p>
          </table:table-cell>
        </table:table-row>
        <table:table-row table:style-name="ro1">
          <table:table-cell office:value-type="string" calcext:value-type="string">
            <text:p>LAKSHVILAS</text:p>
          </table:table-cell>
          <table:table-cell office:value-type="string" calcext:value-type="string">
            <text:p><text:s/>LVB</text:p>
          </table:table-cell>
          <table:table-cell table:formula="of:=CONCATENATE(&quot;UPDATE stocks set moneycontrol_sym='&quot;;TRIM([.B285]);&quot;' where symbol='&quot;;[.A285];&quot;';&quot;)" office:value-type="string" office:string-value="UPDATE stocks set moneycontrol_sym='LVB' where symbol='LAKSHVILAS';" calcext:value-type="string">
            <text:p>UPDATE stocks set moneycontrol_sym='LVB' where symbol='LAKSHVILAS';</text:p>
          </table:table-cell>
        </table:table-row>
        <table:table-row table:style-name="ro1">
          <table:table-cell office:value-type="string" calcext:value-type="string">
            <text:p>LTI</text:p>
          </table:table-cell>
          <table:table-cell office:value-type="string" calcext:value-type="string">
            <text:p><text:s/>LI09</text:p>
          </table:table-cell>
          <table:table-cell table:formula="of:=CONCATENATE(&quot;UPDATE stocks set moneycontrol_sym='&quot;;TRIM([.B286]);&quot;' where symbol='&quot;;[.A286];&quot;';&quot;)" office:value-type="string" office:string-value="UPDATE stocks set moneycontrol_sym='LI09' where symbol='LTI';" calcext:value-type="string">
            <text:p>UPDATE stocks set moneycontrol_sym='LI09' where symbol='LTI';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<text:s/>LT</text:p>
          </table:table-cell>
          <table:table-cell table:formula="of:=CONCATENATE(&quot;UPDATE stocks set moneycontrol_sym='&quot;;TRIM([.B287]);&quot;' where symbol='&quot;;[.A287];&quot;';&quot;)" office:value-type="string" office:string-value="UPDATE stocks set moneycontrol_sym='LT' where symbol='LT';" calcext:value-type="string">
            <text:p>UPDATE stocks set moneycontrol_sym='LT' where symbol='LT';</text:p>
          </table:table-cell>
        </table:table-row>
        <table:table-row table:style-name="ro1">
          <table:table-cell office:value-type="string" calcext:value-type="string">
            <text:p>LAURUSLABS</text:p>
          </table:table-cell>
          <table:table-cell office:value-type="string" calcext:value-type="string">
            <text:p><text:s/>LL06</text:p>
          </table:table-cell>
          <table:table-cell table:formula="of:=CONCATENATE(&quot;UPDATE stocks set moneycontrol_sym='&quot;;TRIM([.B288]);&quot;' where symbol='&quot;;[.A288];&quot;';&quot;)" office:value-type="string" office:string-value="UPDATE stocks set moneycontrol_sym='LL06' where symbol='LAURUSLABS';" calcext:value-type="string">
            <text:p>UPDATE stocks set moneycontrol_sym='LL06' where symbol='LAURUSLABS';</text:p>
          </table:table-cell>
        </table:table-row>
        <table:table-row table:style-name="ro1">
          <table:table-cell office:value-type="string" calcext:value-type="string">
            <text:p>LEMONTREE</text:p>
          </table:table-cell>
          <table:table-cell office:value-type="string" calcext:value-type="string">
            <text:p><text:s/>LTH</text:p>
          </table:table-cell>
          <table:table-cell table:formula="of:=CONCATENATE(&quot;UPDATE stocks set moneycontrol_sym='&quot;;TRIM([.B289]);&quot;' where symbol='&quot;;[.A289];&quot;';&quot;)" office:value-type="string" office:string-value="UPDATE stocks set moneycontrol_sym='LTH' where symbol='LEMONTREE';" calcext:value-type="string">
            <text:p>UPDATE stocks set moneycontrol_sym='LTH' where symbol='LEMONTREE';</text:p>
          </table:table-cell>
        </table:table-row>
        <table:table-row table:style-name="ro1">
          <table:table-cell office:value-type="string" calcext:value-type="string">
            <text:p>LINDEINDIA</text:p>
          </table:table-cell>
          <table:table-cell office:value-type="string" calcext:value-type="string">
            <text:p><text:s/>BOC</text:p>
          </table:table-cell>
          <table:table-cell table:formula="of:=CONCATENATE(&quot;UPDATE stocks set moneycontrol_sym='&quot;;TRIM([.B290]);&quot;' where symbol='&quot;;[.A290];&quot;';&quot;)" office:value-type="string" office:string-value="UPDATE stocks set moneycontrol_sym='BOC' where symbol='LINDEINDIA';" calcext:value-type="string">
            <text:p>UPDATE stocks set moneycontrol_sym='BOC' where symbol='LINDEINDIA';</text:p>
          </table:table-cell>
        </table:table-row>
        <table:table-row table:style-name="ro1">
          <table:table-cell office:value-type="string" calcext:value-type="string">
            <text:p>LUPIN</text:p>
          </table:table-cell>
          <table:table-cell office:value-type="string" calcext:value-type="string">
            <text:p><text:s/>LC03</text:p>
          </table:table-cell>
          <table:table-cell table:formula="of:=CONCATENATE(&quot;UPDATE stocks set moneycontrol_sym='&quot;;TRIM([.B291]);&quot;' where symbol='&quot;;[.A291];&quot;';&quot;)" office:value-type="string" office:string-value="UPDATE stocks set moneycontrol_sym='LC03' where symbol='LUPIN';" calcext:value-type="string">
            <text:p>UPDATE stocks set moneycontrol_sym='LC03' where symbol='LUPIN';</text:p>
          </table:table-cell>
        </table:table-row>
        <table:table-row table:style-name="ro1">
          <table:table-cell office:value-type="string" calcext:value-type="string">
            <text:p>LUXIND</text:p>
          </table:table-cell>
          <table:table-cell office:value-type="string" calcext:value-type="string">
            <text:p><text:s/>LHI</text:p>
          </table:table-cell>
          <table:table-cell table:formula="of:=CONCATENATE(&quot;UPDATE stocks set moneycontrol_sym='&quot;;TRIM([.B292]);&quot;' where symbol='&quot;;[.A292];&quot;';&quot;)" office:value-type="string" office:string-value="UPDATE stocks set moneycontrol_sym='LHI' where symbol='LUXIND';" calcext:value-type="string">
            <text:p>UPDATE stocks set moneycontrol_sym='LHI' where symbol='LUXIND';</text:p>
          </table:table-cell>
        </table:table-row>
        <table:table-row table:style-name="ro1">
          <table:table-cell office:value-type="string" calcext:value-type="string">
            <text:p>MASFIN</text:p>
          </table:table-cell>
          <table:table-cell office:value-type="string" calcext:value-type="string">
            <text:p><text:s/>MFS09</text:p>
          </table:table-cell>
          <table:table-cell table:formula="of:=CONCATENATE(&quot;UPDATE stocks set moneycontrol_sym='&quot;;TRIM([.B293]);&quot;' where symbol='&quot;;[.A293];&quot;';&quot;)" office:value-type="string" office:string-value="UPDATE stocks set moneycontrol_sym='MFS09' where symbol='MASFIN';" calcext:value-type="string">
            <text:p>UPDATE stocks set moneycontrol_sym='MFS09' where symbol='MASFIN';</text:p>
          </table:table-cell>
        </table:table-row>
        <table:table-row table:style-name="ro1">
          <table:table-cell office:value-type="string" calcext:value-type="string">
            <text:p>MMTC</text:p>
          </table:table-cell>
          <table:table-cell office:value-type="string" calcext:value-type="string">
            <text:p><text:s/>MMT</text:p>
          </table:table-cell>
          <table:table-cell table:formula="of:=CONCATENATE(&quot;UPDATE stocks set moneycontrol_sym='&quot;;TRIM([.B294]);&quot;' where symbol='&quot;;[.A294];&quot;';&quot;)" office:value-type="string" office:string-value="UPDATE stocks set moneycontrol_sym='MMT' where symbol='MMTC';" calcext:value-type="string">
            <text:p>UPDATE stocks set moneycontrol_sym='MMT' where symbol='MMTC';</text:p>
          </table:table-cell>
        </table:table-row>
        <table:table-row table:style-name="ro1">
          <table:table-cell office:value-type="string" calcext:value-type="string">
            <text:p>MOIL</text:p>
          </table:table-cell>
          <table:table-cell office:value-type="string" calcext:value-type="string">
            <text:p><text:s/>M11</text:p>
          </table:table-cell>
          <table:table-cell table:formula="of:=CONCATENATE(&quot;UPDATE stocks set moneycontrol_sym='&quot;;TRIM([.B295]);&quot;' where symbol='&quot;;[.A295];&quot;';&quot;)" office:value-type="string" office:string-value="UPDATE stocks set moneycontrol_sym='M11' where symbol='MOIL';" calcext:value-type="string">
            <text:p>UPDATE stocks set moneycontrol_sym='M11' where symbol='MOIL';</text:p>
          </table:table-cell>
        </table:table-row>
        <table:table-row table:style-name="ro1">
          <table:table-cell office:value-type="string" calcext:value-type="string">
            <text:p>MRF</text:p>
          </table:table-cell>
          <table:table-cell office:value-type="string" calcext:value-type="string">
            <text:p><text:s/>MRF</text:p>
          </table:table-cell>
          <table:table-cell table:formula="of:=CONCATENATE(&quot;UPDATE stocks set moneycontrol_sym='&quot;;TRIM([.B296]);&quot;' where symbol='&quot;;[.A296];&quot;';&quot;)" office:value-type="string" office:string-value="UPDATE stocks set moneycontrol_sym='MRF' where symbol='MRF';" calcext:value-type="string">
            <text:p>UPDATE stocks set moneycontrol_sym='MRF' where symbol='MRF';</text:p>
          </table:table-cell>
        </table:table-row>
        <table:table-row table:style-name="ro1">
          <table:table-cell office:value-type="string" calcext:value-type="string">
            <text:p>MAGMA</text:p>
          </table:table-cell>
          <table:table-cell office:value-type="string" calcext:value-type="string">
            <text:p><text:s/>ML07</text:p>
          </table:table-cell>
          <table:table-cell table:formula="of:=CONCATENATE(&quot;UPDATE stocks set moneycontrol_sym='&quot;;TRIM([.B297]);&quot;' where symbol='&quot;;[.A297];&quot;';&quot;)" office:value-type="string" office:string-value="UPDATE stocks set moneycontrol_sym='ML07' where symbol='MAGMA';" calcext:value-type="string">
            <text:p>UPDATE stocks set moneycontrol_sym='ML07' where symbol='MAGMA';</text:p>
          </table:table-cell>
        </table:table-row>
        <table:table-row table:style-name="ro1">
          <table:table-cell office:value-type="string" calcext:value-type="string">
            <text:p>MGL</text:p>
          </table:table-cell>
          <table:table-cell office:value-type="string" calcext:value-type="string">
            <text:p><text:s/>MG02</text:p>
          </table:table-cell>
          <table:table-cell table:formula="of:=CONCATENATE(&quot;UPDATE stocks set moneycontrol_sym='&quot;;TRIM([.B298]);&quot;' where symbol='&quot;;[.A298];&quot;';&quot;)" office:value-type="string" office:string-value="UPDATE stocks set moneycontrol_sym='MG02' where symbol='MGL';" calcext:value-type="string">
            <text:p>UPDATE stocks set moneycontrol_sym='MG02' where symbol='MGL';</text:p>
          </table:table-cell>
        </table:table-row>
        <table:table-row table:style-name="ro1">
          <table:table-cell office:value-type="string" calcext:value-type="string">
            <text:p>MAHSCOOTER</text:p>
          </table:table-cell>
          <table:table-cell office:value-type="string" calcext:value-type="string">
            <text:p><text:s/>MS01</text:p>
          </table:table-cell>
          <table:table-cell table:formula="of:=CONCATENATE(&quot;UPDATE stocks set moneycontrol_sym='&quot;;TRIM([.B299]);&quot;' where symbol='&quot;;[.A299];&quot;';&quot;)" office:value-type="string" office:string-value="UPDATE stocks set moneycontrol_sym='MS01' where symbol='MAHSCOOTER';" calcext:value-type="string">
            <text:p>UPDATE stocks set moneycontrol_sym='MS01' where symbol='MAHSCOOTER';</text:p>
          </table:table-cell>
        </table:table-row>
        <table:table-row table:style-name="ro1">
          <table:table-cell office:value-type="string" calcext:value-type="string">
            <text:p>MAHSEAMLES</text:p>
          </table:table-cell>
          <table:table-cell office:value-type="string" calcext:value-type="string">
            <text:p><text:s/>MS02</text:p>
          </table:table-cell>
          <table:table-cell table:formula="of:=CONCATENATE(&quot;UPDATE stocks set moneycontrol_sym='&quot;;TRIM([.B300]);&quot;' where symbol='&quot;;[.A300];&quot;';&quot;)" office:value-type="string" office:string-value="UPDATE stocks set moneycontrol_sym='MS02' where symbol='MAHSEAMLES';" calcext:value-type="string">
            <text:p>UPDATE stocks set moneycontrol_sym='MS02' where symbol='MAHSEAMLES';</text:p>
          </table:table-cell>
        </table:table-row>
        <table:table-row table:style-name="ro1">
          <table:table-cell office:value-type="string" calcext:value-type="string">
            <text:p>M&amp;MFIN</text:p>
          </table:table-cell>
          <table:table-cell office:value-type="string" calcext:value-type="string">
            <text:p><text:s/>MU01</text:p>
          </table:table-cell>
          <table:table-cell table:formula="of:=CONCATENATE(&quot;UPDATE stocks set moneycontrol_sym='&quot;;TRIM([.B301]);&quot;' where symbol='&quot;;[.A301];&quot;';&quot;)" office:value-type="string" office:string-value="UPDATE stocks set moneycontrol_sym='MU01' where symbol='M&amp;MFIN';" calcext:value-type="string">
            <text:p>UPDATE stocks set moneycontrol_sym='MU01' where symbol='M&amp;MFIN';</text:p>
          </table:table-cell>
        </table:table-row>
        <table:table-row table:style-name="ro1">
          <table:table-cell office:value-type="string" calcext:value-type="string">
            <text:p>M&amp;M</text:p>
          </table:table-cell>
          <table:table-cell office:value-type="string" calcext:value-type="string">
            <text:p><text:s/>MU01</text:p>
          </table:table-cell>
          <table:table-cell table:formula="of:=CONCATENATE(&quot;UPDATE stocks set moneycontrol_sym='&quot;;TRIM([.B302]);&quot;' where symbol='&quot;;[.A302];&quot;';&quot;)" office:value-type="string" office:string-value="UPDATE stocks set moneycontrol_sym='MU01' where symbol='M&amp;M';" calcext:value-type="string">
            <text:p>UPDATE stocks set moneycontrol_sym='MU01' where symbol='M&amp;M';</text:p>
          </table:table-cell>
        </table:table-row>
        <table:table-row table:style-name="ro1">
          <table:table-cell office:value-type="string" calcext:value-type="string">
            <text:p>MAHINDCIE</text:p>
          </table:table-cell>
          <table:table-cell office:value-type="string" calcext:value-type="string">
            <text:p><text:s/>MAS</text:p>
          </table:table-cell>
          <table:table-cell table:formula="of:=CONCATENATE(&quot;UPDATE stocks set moneycontrol_sym='&quot;;TRIM([.B303]);&quot;' where symbol='&quot;;[.A303];&quot;';&quot;)" office:value-type="string" office:string-value="UPDATE stocks set moneycontrol_sym='MAS' where symbol='MAHINDCIE';" calcext:value-type="string">
            <text:p>UPDATE stocks set moneycontrol_sym='MAS' where symbol='MAHINDCIE';</text:p>
          </table:table-cell>
        </table:table-row>
        <table:table-row table:style-name="ro1">
          <table:table-cell office:value-type="string" calcext:value-type="string">
            <text:p>MHRIL</text:p>
          </table:table-cell>
          <table:table-cell office:value-type="string" calcext:value-type="string">
            <text:p><text:s/>MHR</text:p>
          </table:table-cell>
          <table:table-cell table:formula="of:=CONCATENATE(&quot;UPDATE stocks set moneycontrol_sym='&quot;;TRIM([.B304]);&quot;' where symbol='&quot;;[.A304];&quot;';&quot;)" office:value-type="string" office:string-value="UPDATE stocks set moneycontrol_sym='MHR' where symbol='MHRIL';" calcext:value-type="string">
            <text:p>UPDATE stocks set moneycontrol_sym='MHR' where symbol='MHRIL';</text:p>
          </table:table-cell>
        </table:table-row>
        <table:table-row table:style-name="ro1">
          <table:table-cell office:value-type="string" calcext:value-type="string">
            <text:p>MAHLOG</text:p>
          </table:table-cell>
          <table:table-cell office:value-type="string" calcext:value-type="string">
            <text:p><text:s/>ML12</text:p>
          </table:table-cell>
          <table:table-cell table:formula="of:=CONCATENATE(&quot;UPDATE stocks set moneycontrol_sym='&quot;;TRIM([.B305]);&quot;' where symbol='&quot;;[.A305];&quot;';&quot;)" office:value-type="string" office:string-value="UPDATE stocks set moneycontrol_sym='ML12' where symbol='MAHLOG';" calcext:value-type="string">
            <text:p>UPDATE stocks set moneycontrol_sym='ML12' where symbol='MAHLOG';</text:p>
          </table:table-cell>
        </table:table-row>
        <table:table-row table:style-name="ro1">
          <table:table-cell office:value-type="string" calcext:value-type="string">
            <text:p>MANAPPURAM</text:p>
          </table:table-cell>
          <table:table-cell office:value-type="string" calcext:value-type="string">
            <text:p><text:s/>MGF01</text:p>
          </table:table-cell>
          <table:table-cell table:formula="of:=CONCATENATE(&quot;UPDATE stocks set moneycontrol_sym='&quot;;TRIM([.B306]);&quot;' where symbol='&quot;;[.A306];&quot;';&quot;)" office:value-type="string" office:string-value="UPDATE stocks set moneycontrol_sym='MGF01' where symbol='MANAPPURAM';" calcext:value-type="string">
            <text:p>UPDATE stocks set moneycontrol_sym='MGF01' where symbol='MANAPPURAM';</text:p>
          </table:table-cell>
        </table:table-row>
        <table:table-row table:style-name="ro1">
          <table:table-cell office:value-type="string" calcext:value-type="string">
            <text:p>MRPL</text:p>
          </table:table-cell>
          <table:table-cell office:value-type="string" calcext:value-type="string">
            <text:p><text:s/>MRP</text:p>
          </table:table-cell>
          <table:table-cell table:formula="of:=CONCATENATE(&quot;UPDATE stocks set moneycontrol_sym='&quot;;TRIM([.B307]);&quot;' where symbol='&quot;;[.A307];&quot;';&quot;)" office:value-type="string" office:string-value="UPDATE stocks set moneycontrol_sym='MRP' where symbol='MRPL';" calcext:value-type="string">
            <text:p>UPDATE stocks set moneycontrol_sym='MRP' where symbol='MRPL';</text:p>
          </table:table-cell>
        </table:table-row>
        <table:table-row table:style-name="ro1">
          <table:table-cell office:value-type="string" calcext:value-type="string">
            <text:p>MARICO</text:p>
          </table:table-cell>
          <table:table-cell office:value-type="string" calcext:value-type="string">
            <text:p><text:s/>MI25</text:p>
          </table:table-cell>
          <table:table-cell table:formula="of:=CONCATENATE(&quot;UPDATE stocks set moneycontrol_sym='&quot;;TRIM([.B308]);&quot;' where symbol='&quot;;[.A308];&quot;';&quot;)" office:value-type="string" office:string-value="UPDATE stocks set moneycontrol_sym='MI25' where symbol='MARICO';" calcext:value-type="string">
            <text:p>UPDATE stocks set moneycontrol_sym='MI25' where symbol='MARICO';</text:p>
          </table:table-cell>
        </table:table-row>
        <table:table-row table:style-name="ro1">
          <table:table-cell office:value-type="string" calcext:value-type="string">
            <text:p>MARUTI</text:p>
          </table:table-cell>
          <table:table-cell office:value-type="string" calcext:value-type="string">
            <text:p><text:s/>MU01</text:p>
          </table:table-cell>
          <table:table-cell table:formula="of:=CONCATENATE(&quot;UPDATE stocks set moneycontrol_sym='&quot;;TRIM([.B309]);&quot;' where symbol='&quot;;[.A309];&quot;';&quot;)" office:value-type="string" office:string-value="UPDATE stocks set moneycontrol_sym='MU01' where symbol='MARUTI';" calcext:value-type="string">
            <text:p>UPDATE stocks set moneycontrol_sym='MU01' where symbol='MARUTI';</text:p>
          </table:table-cell>
        </table:table-row>
        <table:table-row table:style-name="ro1">
          <table:table-cell office:value-type="string" calcext:value-type="string">
            <text:p>MFSL</text:p>
          </table:table-cell>
          <table:table-cell office:value-type="string" calcext:value-type="string">
            <text:p><text:s/>MI</text:p>
          </table:table-cell>
          <table:table-cell table:formula="of:=CONCATENATE(&quot;UPDATE stocks set moneycontrol_sym='&quot;;TRIM([.B310]);&quot;' where symbol='&quot;;[.A310];&quot;';&quot;)" office:value-type="string" office:string-value="UPDATE stocks set moneycontrol_sym='MI' where symbol='MFSL';" calcext:value-type="string">
            <text:p>UPDATE stocks set moneycontrol_sym='MI' where symbol='MFSL';</text:p>
          </table:table-cell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<text:s/>MH09</text:p>
          </table:table-cell>
          <table:table-cell table:formula="of:=CONCATENATE(&quot;UPDATE stocks set moneycontrol_sym='&quot;;TRIM([.B311]);&quot;' where symbol='&quot;;[.A311];&quot;';&quot;)" office:value-type="string" office:string-value="UPDATE stocks set moneycontrol_sym='MH09' where symbol='METROPOLIS';" calcext:value-type="string">
            <text:p>UPDATE stocks set moneycontrol_sym='MH09' where symbol='METROPOLIS';</text:p>
          </table:table-cell>
        </table:table-row>
        <table:table-row table:style-name="ro1">
          <table:table-cell office:value-type="string" calcext:value-type="string">
            <text:p>MINDTREE</text:p>
          </table:table-cell>
          <table:table-cell office:value-type="string" calcext:value-type="string">
            <text:p><text:s/>MC20</text:p>
          </table:table-cell>
          <table:table-cell table:formula="of:=CONCATENATE(&quot;UPDATE stocks set moneycontrol_sym='&quot;;TRIM([.B312]);&quot;' where symbol='&quot;;[.A312];&quot;';&quot;)" office:value-type="string" office:string-value="UPDATE stocks set moneycontrol_sym='MC20' where symbol='MINDTREE';" calcext:value-type="string">
            <text:p>UPDATE stocks set moneycontrol_sym='MC20' where symbol='MINDTREE';</text:p>
          </table:table-cell>
        </table:table-row>
        <table:table-row table:style-name="ro1">
          <table:table-cell office:value-type="string" calcext:value-type="string">
            <text:p>MINDACORP</text:p>
          </table:table-cell>
          <table:table-cell office:value-type="string" calcext:value-type="string">
            <text:p><text:s/>MC22</text:p>
          </table:table-cell>
          <table:table-cell table:formula="of:=CONCATENATE(&quot;UPDATE stocks set moneycontrol_sym='&quot;;TRIM([.B313]);&quot;' where symbol='&quot;;[.A313];&quot;';&quot;)" office:value-type="string" office:string-value="UPDATE stocks set moneycontrol_sym='MC22' where symbol='MINDACORP';" calcext:value-type="string">
            <text:p>UPDATE stocks set moneycontrol_sym='MC22' where symbol='MINDACORP';</text:p>
          </table:table-cell>
        </table:table-row>
        <table:table-row table:style-name="ro1">
          <table:table-cell office:value-type="string" calcext:value-type="string">
            <text:p>MINDAIND</text:p>
          </table:table-cell>
          <table:table-cell office:value-type="string" calcext:value-type="string">
            <text:p><text:s/>MI44</text:p>
          </table:table-cell>
          <table:table-cell table:formula="of:=CONCATENATE(&quot;UPDATE stocks set moneycontrol_sym='&quot;;TRIM([.B314]);&quot;' where symbol='&quot;;[.A314];&quot;';&quot;)" office:value-type="string" office:string-value="UPDATE stocks set moneycontrol_sym='MI44' where symbol='MINDAIND';" calcext:value-type="string">
            <text:p>UPDATE stocks set moneycontrol_sym='MI44' where symbol='MINDAIND';</text:p>
          </table:table-cell>
        </table:table-row>
        <table:table-row table:style-name="ro1">
          <table:table-cell office:value-type="string" calcext:value-type="string">
            <text:p>MIDHANI</text:p>
          </table:table-cell>
          <table:table-cell office:value-type="string" calcext:value-type="string">
            <text:p><text:s/>MDN</text:p>
          </table:table-cell>
          <table:table-cell table:formula="of:=CONCATENATE(&quot;UPDATE stocks set moneycontrol_sym='&quot;;TRIM([.B315]);&quot;' where symbol='&quot;;[.A315];&quot;';&quot;)" office:value-type="string" office:string-value="UPDATE stocks set moneycontrol_sym='MDN' where symbol='MIDHANI';" calcext:value-type="string">
            <text:p>UPDATE stocks set moneycontrol_sym='MDN' where symbol='MIDHANI';</text:p>
          </table:table-cell>
        </table:table-row>
        <table:table-row table:style-name="ro1">
          <table:table-cell office:value-type="string" calcext:value-type="string">
            <text:p>MOTHERSUMI</text:p>
          </table:table-cell>
          <table:table-cell office:value-type="string" calcext:value-type="string">
            <text:p><text:s/>MSS01</text:p>
          </table:table-cell>
          <table:table-cell table:formula="of:=CONCATENATE(&quot;UPDATE stocks set moneycontrol_sym='&quot;;TRIM([.B316]);&quot;' where symbol='&quot;;[.A316];&quot;';&quot;)" office:value-type="string" office:string-value="UPDATE stocks set moneycontrol_sym='MSS01' where symbol='MOTHERSUMI';" calcext:value-type="string">
            <text:p>UPDATE stocks set moneycontrol_sym='MSS01' where symbol='MOTHERSUMI';</text:p>
          </table:table-cell>
        </table:table-row>
        <table:table-row table:style-name="ro1">
          <table:table-cell office:value-type="string" calcext:value-type="string">
            <text:p>MOTILALOFS</text:p>
          </table:table-cell>
          <table:table-cell office:value-type="string" calcext:value-type="string">
            <text:p><text:s/>MOF01</text:p>
          </table:table-cell>
          <table:table-cell table:formula="of:=CONCATENATE(&quot;UPDATE stocks set moneycontrol_sym='&quot;;TRIM([.B317]);&quot;' where symbol='&quot;;[.A317];&quot;';&quot;)" office:value-type="string" office:string-value="UPDATE stocks set moneycontrol_sym='MOF01' where symbol='MOTILALOFS';" calcext:value-type="string">
            <text:p>UPDATE stocks set moneycontrol_sym='MOF01' where symbol='MOTILALOFS';</text:p>
          </table:table-cell>
        </table:table-row>
        <table:table-row table:style-name="ro1">
          <table:table-cell office:value-type="string" calcext:value-type="string">
            <text:p>MPHASIS</text:p>
          </table:table-cell>
          <table:table-cell office:value-type="string" calcext:value-type="string">
            <text:p><text:s/>BFL</text:p>
          </table:table-cell>
          <table:table-cell table:formula="of:=CONCATENATE(&quot;UPDATE stocks set moneycontrol_sym='&quot;;TRIM([.B318]);&quot;' where symbol='&quot;;[.A318];&quot;';&quot;)" office:value-type="string" office:string-value="UPDATE stocks set moneycontrol_sym='BFL' where symbol='MPHASIS';" calcext:value-type="string">
            <text:p>UPDATE stocks set moneycontrol_sym='BFL' where symbol='MPHASIS';</text:p>
          </table:table-cell>
        </table:table-row>
        <table:table-row table:style-name="ro1">
          <table:table-cell office:value-type="string" calcext:value-type="string">
            <text:p>MCX</text:p>
          </table:table-cell>
          <table:table-cell office:value-type="string" calcext:value-type="string">
            <text:p><text:s/>MCE</text:p>
          </table:table-cell>
          <table:table-cell table:formula="of:=CONCATENATE(&quot;UPDATE stocks set moneycontrol_sym='&quot;;TRIM([.B319]);&quot;' where symbol='&quot;;[.A319];&quot;';&quot;)" office:value-type="string" office:string-value="UPDATE stocks set moneycontrol_sym='MCE' where symbol='MCX';" calcext:value-type="string">
            <text:p>UPDATE stocks set moneycontrol_sym='MCE' where symbol='MCX';</text:p>
          </table:table-cell>
        </table:table-row>
        <table:table-row table:style-name="ro1">
          <table:table-cell office:value-type="string" calcext:value-type="string">
            <text:p>MUTHOOTFIN</text:p>
          </table:table-cell>
          <table:table-cell office:value-type="string" calcext:value-type="string">
            <text:p><text:s/>MF19</text:p>
          </table:table-cell>
          <table:table-cell table:formula="of:=CONCATENATE(&quot;UPDATE stocks set moneycontrol_sym='&quot;;TRIM([.B320]);&quot;' where symbol='&quot;;[.A320];&quot;';&quot;)" office:value-type="string" office:string-value="UPDATE stocks set moneycontrol_sym='MF19' where symbol='MUTHOOTFIN';" calcext:value-type="string">
            <text:p>UPDATE stocks set moneycontrol_sym='MF19' where symbol='MUTHOOTFIN';</text:p>
          </table:table-cell>
        </table:table-row>
        <table:table-row table:style-name="ro1">
          <table:table-cell office:value-type="string" calcext:value-type="string">
            <text:p>NATCOPHARM</text:p>
          </table:table-cell>
          <table:table-cell office:value-type="string" calcext:value-type="string">
            <text:p><text:s/>NP01</text:p>
          </table:table-cell>
          <table:table-cell table:formula="of:=CONCATENATE(&quot;UPDATE stocks set moneycontrol_sym='&quot;;TRIM([.B321]);&quot;' where symbol='&quot;;[.A321];&quot;';&quot;)" office:value-type="string" office:string-value="UPDATE stocks set moneycontrol_sym='NP01' where symbol='NATCOPHARM';" calcext:value-type="string">
            <text:p>UPDATE stocks set moneycontrol_sym='NP01' where symbol='NATCOPHARM';</text:p>
          </table:table-cell>
        </table:table-row>
        <table:table-row table:style-name="ro1">
          <table:table-cell office:value-type="string" calcext:value-type="string">
            <text:p>NBCC</text:p>
          </table:table-cell>
          <table:table-cell office:value-type="string" calcext:value-type="string">
            <text:p><text:s/>NBC</text:p>
          </table:table-cell>
          <table:table-cell table:formula="of:=CONCATENATE(&quot;UPDATE stocks set moneycontrol_sym='&quot;;TRIM([.B322]);&quot;' where symbol='&quot;;[.A322];&quot;';&quot;)" office:value-type="string" office:string-value="UPDATE stocks set moneycontrol_sym='NBC' where symbol='NBCC';" calcext:value-type="string">
            <text:p>UPDATE stocks set moneycontrol_sym='NBC' where symbol='NBCC';</text:p>
          </table:table-cell>
        </table:table-row>
        <table:table-row table:style-name="ro1">
          <table:table-cell office:value-type="string" calcext:value-type="string">
            <text:p>NCC</text:p>
          </table:table-cell>
          <table:table-cell office:value-type="string" calcext:value-type="string">
            <text:p><text:s/>NCC01</text:p>
          </table:table-cell>
          <table:table-cell table:formula="of:=CONCATENATE(&quot;UPDATE stocks set moneycontrol_sym='&quot;;TRIM([.B323]);&quot;' where symbol='&quot;;[.A323];&quot;';&quot;)" office:value-type="string" office:string-value="UPDATE stocks set moneycontrol_sym='NCC01' where symbol='NCC';" calcext:value-type="string">
            <text:p>UPDATE stocks set moneycontrol_sym='NCC01' where symbol='NCC';</text:p>
          </table:table-cell>
        </table:table-row>
        <table:table-row table:style-name="ro1">
          <table:table-cell office:value-type="string" calcext:value-type="string">
            <text:p>NESCO</text:p>
          </table:table-cell>
          <table:table-cell office:value-type="string" calcext:value-type="string">
            <text:p><text:s/>NSE</text:p>
          </table:table-cell>
          <table:table-cell table:formula="of:=CONCATENATE(&quot;UPDATE stocks set moneycontrol_sym='&quot;;TRIM([.B324]);&quot;' where symbol='&quot;;[.A324];&quot;';&quot;)" office:value-type="string" office:string-value="UPDATE stocks set moneycontrol_sym='NSE' where symbol='NESCO';" calcext:value-type="string">
            <text:p>UPDATE stocks set moneycontrol_sym='NSE' where symbol='NESCO';</text:p>
          </table:table-cell>
        </table:table-row>
        <table:table-row table:style-name="ro1">
          <table:table-cell office:value-type="string" calcext:value-type="string">
            <text:p>NHPC</text:p>
          </table:table-cell>
          <table:table-cell office:value-type="string" calcext:value-type="string">
            <text:p><text:s/>undefined</text:p>
          </table:table-cell>
          <table:table-cell table:formula="of:=CONCATENATE(&quot;UPDATE stocks set moneycontrol_sym='&quot;;TRIM([.B325]);&quot;' where symbol='&quot;;[.A325];&quot;';&quot;)" office:value-type="string" office:string-value="UPDATE stocks set moneycontrol_sym='undefined' where symbol='NHPC';" calcext:value-type="string">
            <text:p>UPDATE stocks set moneycontrol_sym='undefined' where symbol='NHPC';</text:p>
          </table:table-cell>
        </table:table-row>
        <table:table-row table:style-name="ro1">
          <table:table-cell office:value-type="string" calcext:value-type="string">
            <text:p>NIITTECH</text:p>
          </table:table-cell>
          <table:table-cell office:value-type="string" calcext:value-type="string">
            <text:p><text:s/>NII02</text:p>
          </table:table-cell>
          <table:table-cell table:formula="of:=CONCATENATE(&quot;UPDATE stocks set moneycontrol_sym='&quot;;TRIM([.B326]);&quot;' where symbol='&quot;;[.A326];&quot;';&quot;)" office:value-type="string" office:string-value="UPDATE stocks set moneycontrol_sym='NII02' where symbol='NIITTECH';" calcext:value-type="string">
            <text:p>UPDATE stocks set moneycontrol_sym='NII02' where symbol='NIITTECH';</text:p>
          </table:table-cell>
        </table:table-row>
        <table:table-row table:style-name="ro1">
          <table:table-cell office:value-type="string" calcext:value-type="string">
            <text:p>NLCINDIA</text:p>
          </table:table-cell>
          <table:table-cell office:value-type="string" calcext:value-type="string">
            <text:p><text:s/>NLC</text:p>
          </table:table-cell>
          <table:table-cell table:formula="of:=CONCATENATE(&quot;UPDATE stocks set moneycontrol_sym='&quot;;TRIM([.B327]);&quot;' where symbol='&quot;;[.A327];&quot;';&quot;)" office:value-type="string" office:string-value="UPDATE stocks set moneycontrol_sym='NLC' where symbol='NLCINDIA';" calcext:value-type="string">
            <text:p>UPDATE stocks set moneycontrol_sym='NLC' where symbol='NLCINDIA';</text:p>
          </table:table-cell>
        </table:table-row>
        <table:table-row table:style-name="ro1">
          <table:table-cell office:value-type="string" calcext:value-type="string">
            <text:p>NMDC</text:p>
          </table:table-cell>
          <table:table-cell office:value-type="string" calcext:value-type="string">
            <text:p><text:s/>NMD01</text:p>
          </table:table-cell>
          <table:table-cell table:formula="of:=CONCATENATE(&quot;UPDATE stocks set moneycontrol_sym='&quot;;TRIM([.B328]);&quot;' where symbol='&quot;;[.A328];&quot;';&quot;)" office:value-type="string" office:string-value="UPDATE stocks set moneycontrol_sym='NMD01' where symbol='NMDC';" calcext:value-type="string">
            <text:p>UPDATE stocks set moneycontrol_sym='NMD01' where symbol='NMDC';</text:p>
          </table:table-cell>
        </table:table-row>
        <table:table-row table:style-name="ro1">
          <table:table-cell office:value-type="string" calcext:value-type="string">
            <text:p>NTPC</text:p>
          </table:table-cell>
          <table:table-cell office:value-type="string" calcext:value-type="string">
            <text:p><text:s/>NTP</text:p>
          </table:table-cell>
          <table:table-cell table:formula="of:=CONCATENATE(&quot;UPDATE stocks set moneycontrol_sym='&quot;;TRIM([.B329]);&quot;' where symbol='&quot;;[.A329];&quot;';&quot;)" office:value-type="string" office:string-value="UPDATE stocks set moneycontrol_sym='NTP' where symbol='NTPC';" calcext:value-type="string">
            <text:p>UPDATE stocks set moneycontrol_sym='NTP' where symbol='NTPC';</text:p>
          </table:table-cell>
        </table:table-row>
        <table:table-row table:style-name="ro1">
          <table:table-cell office:value-type="string" calcext:value-type="string">
            <text:p>NH</text:p>
          </table:table-cell>
          <table:table-cell office:value-type="string" calcext:value-type="string">
            <text:p><text:s/>undefined</text:p>
          </table:table-cell>
          <table:table-cell table:formula="of:=CONCATENATE(&quot;UPDATE stocks set moneycontrol_sym='&quot;;TRIM([.B330]);&quot;' where symbol='&quot;;[.A330];&quot;';&quot;)" office:value-type="string" office:string-value="UPDATE stocks set moneycontrol_sym='undefined' where symbol='NH';" calcext:value-type="string">
            <text:p>UPDATE stocks set moneycontrol_sym='undefined' where symbol='NH';</text:p>
          </table:table-cell>
        </table:table-row>
        <table:table-row table:style-name="ro1">
          <table:table-cell office:value-type="string" calcext:value-type="string">
            <text:p>NATIONALUM</text:p>
          </table:table-cell>
          <table:table-cell office:value-type="string" calcext:value-type="string">
            <text:p><text:s/>NAC</text:p>
          </table:table-cell>
          <table:table-cell table:formula="of:=CONCATENATE(&quot;UPDATE stocks set moneycontrol_sym='&quot;;TRIM([.B331]);&quot;' where symbol='&quot;;[.A331];&quot;';&quot;)" office:value-type="string" office:string-value="UPDATE stocks set moneycontrol_sym='NAC' where symbol='NATIONALUM';" calcext:value-type="string">
            <text:p>UPDATE stocks set moneycontrol_sym='NAC' where symbol='NATIONALUM';</text:p>
          </table:table-cell>
        </table:table-row>
        <table:table-row table:style-name="ro1">
          <table:table-cell office:value-type="string" calcext:value-type="string">
            <text:p>NFL</text:p>
          </table:table-cell>
          <table:table-cell office:value-type="string" calcext:value-type="string">
            <text:p><text:s/>NF06</text:p>
          </table:table-cell>
          <table:table-cell table:formula="of:=CONCATENATE(&quot;UPDATE stocks set moneycontrol_sym='&quot;;TRIM([.B332]);&quot;' where symbol='&quot;;[.A332];&quot;';&quot;)" office:value-type="string" office:string-value="UPDATE stocks set moneycontrol_sym='NF06' where symbol='NFL';" calcext:value-type="string">
            <text:p>UPDATE stocks set moneycontrol_sym='NF06' where symbol='NFL';</text:p>
          </table:table-cell>
        </table:table-row>
        <table:table-row table:style-name="ro1">
          <table:table-cell office:value-type="string" calcext:value-type="string">
            <text:p>NBVENTURES</text:p>
          </table:table-cell>
          <table:table-cell office:value-type="string" calcext:value-type="string">
            <text:p><text:s/>NBF01</text:p>
          </table:table-cell>
          <table:table-cell table:formula="of:=CONCATENATE(&quot;UPDATE stocks set moneycontrol_sym='&quot;;TRIM([.B333]);&quot;' where symbol='&quot;;[.A333];&quot;';&quot;)" office:value-type="string" office:string-value="UPDATE stocks set moneycontrol_sym='NBF01' where symbol='NBVENTURES';" calcext:value-type="string">
            <text:p>UPDATE stocks set moneycontrol_sym='NBF01' where symbol='NBVENTURES';</text:p>
          </table:table-cell>
        </table:table-row>
        <table:table-row table:style-name="ro1">
          <table:table-cell office:value-type="string" calcext:value-type="string">
            <text:p>NAVINFLUOR</text:p>
          </table:table-cell>
          <table:table-cell office:value-type="string" calcext:value-type="string">
            <text:p><text:s/>PRC</text:p>
          </table:table-cell>
          <table:table-cell table:formula="of:=CONCATENATE(&quot;UPDATE stocks set moneycontrol_sym='&quot;;TRIM([.B334]);&quot;' where symbol='&quot;;[.A334];&quot;';&quot;)" office:value-type="string" office:string-value="UPDATE stocks set moneycontrol_sym='PRC' where symbol='NAVINFLUOR';" calcext:value-type="string">
            <text:p>UPDATE stocks set moneycontrol_sym='PRC' where symbol='NAVINFLUOR';</text:p>
          </table:table-cell>
        </table:table-row>
        <table:table-row table:style-name="ro1">
          <table:table-cell office:value-type="string" calcext:value-type="string">
            <text:p>NESTLEIND</text:p>
          </table:table-cell>
          <table:table-cell office:value-type="string" calcext:value-type="string">
            <text:p><text:s/>NI</text:p>
          </table:table-cell>
          <table:table-cell table:formula="of:=CONCATENATE(&quot;UPDATE stocks set moneycontrol_sym='&quot;;TRIM([.B335]);&quot;' where symbol='&quot;;[.A335];&quot;';&quot;)" office:value-type="string" office:string-value="UPDATE stocks set moneycontrol_sym='NI' where symbol='NESTLEIND';" calcext:value-type="string">
            <text:p>UPDATE stocks set moneycontrol_sym='NI' where symbol='NESTLEIND';</text:p>
          </table:table-cell>
        </table:table-row>
        <table:table-row table:style-name="ro1">
          <table:table-cell office:value-type="string" calcext:value-type="string">
            <text:p>NETWORK18</text:p>
          </table:table-cell>
          <table:table-cell office:value-type="string" calcext:value-type="string">
            <text:p><text:s/>NF07</text:p>
          </table:table-cell>
          <table:table-cell table:formula="of:=CONCATENATE(&quot;UPDATE stocks set moneycontrol_sym='&quot;;TRIM([.B336]);&quot;' where symbol='&quot;;[.A336];&quot;';&quot;)" office:value-type="string" office:string-value="UPDATE stocks set moneycontrol_sym='NF07' where symbol='NETWORK18';" calcext:value-type="string">
            <text:p>UPDATE stocks set moneycontrol_sym='NF07' where symbol='NETWORK18';</text:p>
          </table:table-cell>
        </table:table-row>
        <table:table-row table:style-name="ro1">
          <table:table-cell office:value-type="string" calcext:value-type="string">
            <text:p>NILKAMAL</text:p>
          </table:table-cell>
          <table:table-cell office:value-type="string" calcext:value-type="string">
            <text:p><text:s/>NP08</text:p>
          </table:table-cell>
          <table:table-cell table:formula="of:=CONCATENATE(&quot;UPDATE stocks set moneycontrol_sym='&quot;;TRIM([.B337]);&quot;' where symbol='&quot;;[.A337];&quot;';&quot;)" office:value-type="string" office:string-value="UPDATE stocks set moneycontrol_sym='NP08' where symbol='NILKAMAL';" calcext:value-type="string">
            <text:p>UPDATE stocks set moneycontrol_sym='NP08' where symbol='NILKAMAL';</text:p>
          </table:table-cell>
        </table:table-row>
        <table:table-row table:style-name="ro1">
          <table:table-cell office:value-type="string" calcext:value-type="string">
            <text:p>NAM-INDIA</text:p>
          </table:table-cell>
          <table:table-cell office:value-type="string" calcext:value-type="string">
            <text:p><text:s/>RNL</text:p>
          </table:table-cell>
          <table:table-cell table:formula="of:=CONCATENATE(&quot;UPDATE stocks set moneycontrol_sym='&quot;;TRIM([.B338]);&quot;' where symbol='&quot;;[.A338];&quot;';&quot;)" office:value-type="string" office:string-value="UPDATE stocks set moneycontrol_sym='RNL' where symbol='NAM-INDIA';" calcext:value-type="string">
            <text:p>UPDATE stocks set moneycontrol_sym='RNL' where symbol='NAM-INDIA';</text:p>
          </table:table-cell>
        </table:table-row>
        <table:table-row table:style-name="ro1">
          <table:table-cell office:value-type="string" calcext:value-type="string">
            <text:p>OBEROIRLTY</text:p>
          </table:table-cell>
          <table:table-cell office:value-type="string" calcext:value-type="string">
            <text:p><text:s/>OR</text:p>
          </table:table-cell>
          <table:table-cell table:formula="of:=CONCATENATE(&quot;UPDATE stocks set moneycontrol_sym='&quot;;TRIM([.B339]);&quot;' where symbol='&quot;;[.A339];&quot;';&quot;)" office:value-type="string" office:string-value="UPDATE stocks set moneycontrol_sym='OR' where symbol='OBEROIRLTY';" calcext:value-type="string">
            <text:p>UPDATE stocks set moneycontrol_sym='OR' where symbol='OBEROIRLTY';</text:p>
          </table:table-cell>
        </table:table-row>
        <table:table-row table:style-name="ro1">
          <table:table-cell office:value-type="string" calcext:value-type="string">
            <text:p>ONGC</text:p>
          </table:table-cell>
          <table:table-cell office:value-type="string" calcext:value-type="string">
            <text:p><text:s/>ONG</text:p>
          </table:table-cell>
          <table:table-cell table:formula="of:=CONCATENATE(&quot;UPDATE stocks set moneycontrol_sym='&quot;;TRIM([.B340]);&quot;' where symbol='&quot;;[.A340];&quot;';&quot;)" office:value-type="string" office:string-value="UPDATE stocks set moneycontrol_sym='ONG' where symbol='ONGC';" calcext:value-type="string">
            <text:p>UPDATE stocks set moneycontrol_sym='ONG' where symbol='ONGC';</text:p>
          </table:table-cell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<text:s/>ONG</text:p>
          </table:table-cell>
          <table:table-cell table:formula="of:=CONCATENATE(&quot;UPDATE stocks set moneycontrol_sym='&quot;;TRIM([.B341]);&quot;' where symbol='&quot;;[.A341];&quot;';&quot;)" office:value-type="string" office:string-value="UPDATE stocks set moneycontrol_sym='ONG' where symbol='OIL';" calcext:value-type="string">
            <text:p>UPDATE stocks set moneycontrol_sym='ONG' where symbol='OIL';</text:p>
          </table:table-cell>
        </table:table-row>
        <table:table-row table:style-name="ro1">
          <table:table-cell office:value-type="string" calcext:value-type="string">
            <text:p>OMAXE</text:p>
          </table:table-cell>
          <table:table-cell office:value-type="string" calcext:value-type="string">
            <text:p><text:s/>O02</text:p>
          </table:table-cell>
          <table:table-cell table:formula="of:=CONCATENATE(&quot;UPDATE stocks set moneycontrol_sym='&quot;;TRIM([.B342]);&quot;' where symbol='&quot;;[.A342];&quot;';&quot;)" office:value-type="string" office:string-value="UPDATE stocks set moneycontrol_sym='O02' where symbol='OMAXE';" calcext:value-type="string">
            <text:p>UPDATE stocks set moneycontrol_sym='O02' where symbol='OMAXE';</text:p>
          </table:table-cell>
        </table:table-row>
        <table:table-row table:style-name="ro1">
          <table:table-cell office:value-type="string" calcext:value-type="string">
            <text:p>OFSS</text:p>
          </table:table-cell>
          <table:table-cell office:value-type="string" calcext:value-type="string">
            <text:p><text:s/>S11</text:p>
          </table:table-cell>
          <table:table-cell table:formula="of:=CONCATENATE(&quot;UPDATE stocks set moneycontrol_sym='&quot;;TRIM([.B343]);&quot;' where symbol='&quot;;[.A343];&quot;';&quot;)" office:value-type="string" office:string-value="UPDATE stocks set moneycontrol_sym='S11' where symbol='OFSS';" calcext:value-type="string">
            <text:p>UPDATE stocks set moneycontrol_sym='S11' where symbol='OFSS';</text:p>
          </table:table-cell>
        </table:table-row>
        <table:table-row table:style-name="ro1">
          <table:table-cell office:value-type="string" calcext:value-type="string">
            <text:p>ORIENTCEM</text:p>
          </table:table-cell>
          <table:table-cell office:value-type="string" calcext:value-type="string">
            <text:p><text:s/>OC12</text:p>
          </table:table-cell>
          <table:table-cell table:formula="of:=CONCATENATE(&quot;UPDATE stocks set moneycontrol_sym='&quot;;TRIM([.B344]);&quot;' where symbol='&quot;;[.A344];&quot;';&quot;)" office:value-type="string" office:string-value="UPDATE stocks set moneycontrol_sym='OC12' where symbol='ORIENTCEM';" calcext:value-type="string">
            <text:p>UPDATE stocks set moneycontrol_sym='OC12' where symbol='ORIENTCEM';</text:p>
          </table:table-cell>
        </table:table-row>
        <table:table-row table:style-name="ro1">
          <table:table-cell office:value-type="string" calcext:value-type="string">
            <text:p>ORIENTELEC</text:p>
          </table:table-cell>
          <table:table-cell office:value-type="string" calcext:value-type="string">
            <text:p><text:s/>ORIEN54130</text:p>
          </table:table-cell>
          <table:table-cell table:formula="of:=CONCATENATE(&quot;UPDATE stocks set moneycontrol_sym='&quot;;TRIM([.B345]);&quot;' where symbol='&quot;;[.A345];&quot;';&quot;)" office:value-type="string" office:string-value="UPDATE stocks set moneycontrol_sym='ORIEN54130' where symbol='ORIENTELEC';" calcext:value-type="string">
            <text:p>UPDATE stocks set moneycontrol_sym='ORIEN54130' where symbol='ORIENTELEC';</text:p>
          </table:table-cell>
        </table:table-row>
        <table:table-row table:style-name="ro1">
          <table:table-cell office:value-type="string" calcext:value-type="string">
            <text:p>ORIENTREF</text:p>
          </table:table-cell>
          <table:table-cell office:value-type="string" calcext:value-type="string">
            <text:p><text:s/>OR01</text:p>
          </table:table-cell>
          <table:table-cell table:formula="of:=CONCATENATE(&quot;UPDATE stocks set moneycontrol_sym='&quot;;TRIM([.B346]);&quot;' where symbol='&quot;;[.A346];&quot;';&quot;)" office:value-type="string" office:string-value="UPDATE stocks set moneycontrol_sym='OR01' where symbol='ORIENTREF';" calcext:value-type="string">
            <text:p>UPDATE stocks set moneycontrol_sym='OR01' where symbol='ORIENTREF';</text:p>
          </table:table-cell>
        </table:table-row>
        <table:table-row table:style-name="ro1">
          <table:table-cell office:value-type="string" calcext:value-type="string">
            <text:p>PCJEWELLER</text:p>
          </table:table-cell>
          <table:table-cell office:value-type="string" calcext:value-type="string">
            <text:p><text:s/>PJ</text:p>
          </table:table-cell>
          <table:table-cell table:formula="of:=CONCATENATE(&quot;UPDATE stocks set moneycontrol_sym='&quot;;TRIM([.B347]);&quot;' where symbol='&quot;;[.A347];&quot;';&quot;)" office:value-type="string" office:string-value="UPDATE stocks set moneycontrol_sym='PJ' where symbol='PCJEWELLER';" calcext:value-type="string">
            <text:p>UPDATE stocks set moneycontrol_sym='PJ' where symbol='PCJEWELLER';</text:p>
          </table:table-cell>
        </table:table-row>
        <table:table-row table:style-name="ro1">
          <table:table-cell office:value-type="string" calcext:value-type="string">
            <text:p>PIIND</text:p>
          </table:table-cell>
          <table:table-cell office:value-type="string" calcext:value-type="string">
            <text:p><text:s/>PII</text:p>
          </table:table-cell>
          <table:table-cell table:formula="of:=CONCATENATE(&quot;UPDATE stocks set moneycontrol_sym='&quot;;TRIM([.B348]);&quot;' where symbol='&quot;;[.A348];&quot;';&quot;)" office:value-type="string" office:string-value="UPDATE stocks set moneycontrol_sym='PII' where symbol='PIIND';" calcext:value-type="string">
            <text:p>UPDATE stocks set moneycontrol_sym='PII' where symbol='PIIND';</text:p>
          </table:table-cell>
        </table:table-row>
        <table:table-row table:style-name="ro1">
          <table:table-cell office:value-type="string" calcext:value-type="string">
            <text:p>PNBHOUSING</text:p>
          </table:table-cell>
          <table:table-cell office:value-type="string" calcext:value-type="string">
            <text:p><text:s/>PHF</text:p>
          </table:table-cell>
          <table:table-cell table:formula="of:=CONCATENATE(&quot;UPDATE stocks set moneycontrol_sym='&quot;;TRIM([.B349]);&quot;' where symbol='&quot;;[.A349];&quot;';&quot;)" office:value-type="string" office:string-value="UPDATE stocks set moneycontrol_sym='PHF' where symbol='PNBHOUSING';" calcext:value-type="string">
            <text:p>UPDATE stocks set moneycontrol_sym='PHF' where symbol='PNBHOUSING';</text:p>
          </table:table-cell>
        </table:table-row>
        <table:table-row table:style-name="ro1">
          <table:table-cell office:value-type="string" calcext:value-type="string">
            <text:p>PNCINFRA</text:p>
          </table:table-cell>
          <table:table-cell office:value-type="string" calcext:value-type="string">
            <text:p><text:s/>PI29</text:p>
          </table:table-cell>
          <table:table-cell table:formula="of:=CONCATENATE(&quot;UPDATE stocks set moneycontrol_sym='&quot;;TRIM([.B350]);&quot;' where symbol='&quot;;[.A350];&quot;';&quot;)" office:value-type="string" office:string-value="UPDATE stocks set moneycontrol_sym='PI29' where symbol='PNCINFRA';" calcext:value-type="string">
            <text:p>UPDATE stocks set moneycontrol_sym='PI29' where symbol='PNCINFRA';</text:p>
          </table:table-cell>
        </table:table-row>
        <table:table-row table:style-name="ro1">
          <table:table-cell office:value-type="string" calcext:value-type="string">
            <text:p>PTC</text:p>
          </table:table-cell>
          <table:table-cell office:value-type="string" calcext:value-type="string">
            <text:p><text:s/>PTC01</text:p>
          </table:table-cell>
          <table:table-cell table:formula="of:=CONCATENATE(&quot;UPDATE stocks set moneycontrol_sym='&quot;;TRIM([.B351]);&quot;' where symbol='&quot;;[.A351];&quot;';&quot;)" office:value-type="string" office:string-value="UPDATE stocks set moneycontrol_sym='PTC01' where symbol='PTC';" calcext:value-type="string">
            <text:p>UPDATE stocks set moneycontrol_sym='PTC01' where symbol='PTC';</text:p>
          </table:table-cell>
        </table:table-row>
        <table:table-row table:style-name="ro1">
          <table:table-cell office:value-type="string" calcext:value-type="string">
            <text:p>PVR</text:p>
          </table:table-cell>
          <table:table-cell office:value-type="string" calcext:value-type="string">
            <text:p><text:s/>PVR</text:p>
          </table:table-cell>
          <table:table-cell table:formula="of:=CONCATENATE(&quot;UPDATE stocks set moneycontrol_sym='&quot;;TRIM([.B352]);&quot;' where symbol='&quot;;[.A352];&quot;';&quot;)" office:value-type="string" office:string-value="UPDATE stocks set moneycontrol_sym='PVR' where symbol='PVR';" calcext:value-type="string">
            <text:p>UPDATE stocks set moneycontrol_sym='PVR' where symbol='PVR';</text:p>
          </table:table-cell>
        </table:table-row>
        <table:table-row table:style-name="ro1">
          <table:table-cell office:value-type="string" calcext:value-type="string">
            <text:p>PAGEIND</text:p>
          </table:table-cell>
          <table:table-cell office:value-type="string" calcext:value-type="string">
            <text:p><text:s/>PI35</text:p>
          </table:table-cell>
          <table:table-cell table:formula="of:=CONCATENATE(&quot;UPDATE stocks set moneycontrol_sym='&quot;;TRIM([.B353]);&quot;' where symbol='&quot;;[.A353];&quot;';&quot;)" office:value-type="string" office:string-value="UPDATE stocks set moneycontrol_sym='PI35' where symbol='PAGEIND';" calcext:value-type="string">
            <text:p>UPDATE stocks set moneycontrol_sym='PI35' where symbol='PAGEIND';</text:p>
          </table:table-cell>
        </table:table-row>
        <table:table-row table:style-name="ro1">
          <table:table-cell office:value-type="string" calcext:value-type="string">
            <text:p>PARAGMILK</text:p>
          </table:table-cell>
          <table:table-cell office:value-type="string" calcext:value-type="string">
            <text:p><text:s/>PMF01</text:p>
          </table:table-cell>
          <table:table-cell table:formula="of:=CONCATENATE(&quot;UPDATE stocks set moneycontrol_sym='&quot;;TRIM([.B354]);&quot;' where symbol='&quot;;[.A354];&quot;';&quot;)" office:value-type="string" office:string-value="UPDATE stocks set moneycontrol_sym='PMF01' where symbol='PARAGMILK';" calcext:value-type="string">
            <text:p>UPDATE stocks set moneycontrol_sym='PMF01' where symbol='PARAGMILK';</text:p>
          </table:table-cell>
        </table:table-row>
        <table:table-row table:style-name="ro1">
          <table:table-cell office:value-type="string" calcext:value-type="string">
            <text:p>PERSISTENT</text:p>
          </table:table-cell>
          <table:table-cell office:value-type="string" calcext:value-type="string">
            <text:p><text:s/>PS15</text:p>
          </table:table-cell>
          <table:table-cell table:formula="of:=CONCATENATE(&quot;UPDATE stocks set moneycontrol_sym='&quot;;TRIM([.B355]);&quot;' where symbol='&quot;;[.A355];&quot;';&quot;)" office:value-type="string" office:string-value="UPDATE stocks set moneycontrol_sym='PS15' where symbol='PERSISTENT';" calcext:value-type="string">
            <text:p>UPDATE stocks set moneycontrol_sym='PS15' where symbol='PERSISTENT';</text:p>
          </table:table-cell>
        </table:table-row>
        <table:table-row table:style-name="ro1">
          <table:table-cell office:value-type="string" calcext:value-type="string">
            <text:p>PETRONET</text:p>
          </table:table-cell>
          <table:table-cell office:value-type="string" calcext:value-type="string">
            <text:p><text:s/>PLN</text:p>
          </table:table-cell>
          <table:table-cell table:formula="of:=CONCATENATE(&quot;UPDATE stocks set moneycontrol_sym='&quot;;TRIM([.B356]);&quot;' where symbol='&quot;;[.A356];&quot;';&quot;)" office:value-type="string" office:string-value="UPDATE stocks set moneycontrol_sym='PLN' where symbol='PETRONET';" calcext:value-type="string">
            <text:p>UPDATE stocks set moneycontrol_sym='PLN' where symbol='PETRONET';</text:p>
          </table:table-cell>
        </table:table-row>
        <table:table-row table:style-name="ro1">
          <table:table-cell office:value-type="string" calcext:value-type="string">
            <text:p>PFIZER</text:p>
          </table:table-cell>
          <table:table-cell office:value-type="string" calcext:value-type="string">
            <text:p><text:s/>P</text:p>
          </table:table-cell>
          <table:table-cell table:formula="of:=CONCATENATE(&quot;UPDATE stocks set moneycontrol_sym='&quot;;TRIM([.B357]);&quot;' where symbol='&quot;;[.A357];&quot;';&quot;)" office:value-type="string" office:string-value="UPDATE stocks set moneycontrol_sym='P' where symbol='PFIZER';" calcext:value-type="string">
            <text:p>UPDATE stocks set moneycontrol_sym='P' where symbol='PFIZER';</text:p>
          </table:table-cell>
        </table:table-row>
        <table:table-row table:style-name="ro1">
          <table:table-cell office:value-type="string" calcext:value-type="string">
            <text:p>PHILIPCARB</text:p>
          </table:table-cell>
          <table:table-cell office:value-type="string" calcext:value-type="string">
            <text:p><text:s/>PCB01</text:p>
          </table:table-cell>
          <table:table-cell table:formula="of:=CONCATENATE(&quot;UPDATE stocks set moneycontrol_sym='&quot;;TRIM([.B358]);&quot;' where symbol='&quot;;[.A358];&quot;';&quot;)" office:value-type="string" office:string-value="UPDATE stocks set moneycontrol_sym='PCB01' where symbol='PHILIPCARB';" calcext:value-type="string">
            <text:p>UPDATE stocks set moneycontrol_sym='PCB01' where symbol='PHILIPCARB';</text:p>
          </table:table-cell>
        </table:table-row>
        <table:table-row table:style-name="ro1">
          <table:table-cell office:value-type="string" calcext:value-type="string">
            <text:p>PHOENIXLTD</text:p>
          </table:table-cell>
          <table:table-cell office:value-type="string" calcext:value-type="string">
            <text:p><text:s/>PM02</text:p>
          </table:table-cell>
          <table:table-cell table:formula="of:=CONCATENATE(&quot;UPDATE stocks set moneycontrol_sym='&quot;;TRIM([.B359]);&quot;' where symbol='&quot;;[.A359];&quot;';&quot;)" office:value-type="string" office:string-value="UPDATE stocks set moneycontrol_sym='PM02' where symbol='PHOENIXLTD';" calcext:value-type="string">
            <text:p>UPDATE stocks set moneycontrol_sym='PM02' where symbol='PHOENIXLTD';</text:p>
          </table:table-cell>
        </table:table-row>
        <table:table-row table:style-name="ro1">
          <table:table-cell office:value-type="string" calcext:value-type="string">
            <text:p>PIDILITIND</text:p>
          </table:table-cell>
          <table:table-cell office:value-type="string" calcext:value-type="string">
            <text:p><text:s/>PI11</text:p>
          </table:table-cell>
          <table:table-cell table:formula="of:=CONCATENATE(&quot;UPDATE stocks set moneycontrol_sym='&quot;;TRIM([.B360]);&quot;' where symbol='&quot;;[.A360];&quot;';&quot;)" office:value-type="string" office:string-value="UPDATE stocks set moneycontrol_sym='PI11' where symbol='PIDILITIND';" calcext:value-type="string">
            <text:p>UPDATE stocks set moneycontrol_sym='PI11' where symbol='PIDILITIND';</text:p>
          </table:table-cell>
        </table:table-row>
        <table:table-row table:style-name="ro1">
          <table:table-cell office:value-type="string" calcext:value-type="string">
            <text:p>PEL</text:p>
          </table:table-cell>
          <table:table-cell office:value-type="string" calcext:value-type="string">
            <text:p><text:s/>NP07</text:p>
          </table:table-cell>
          <table:table-cell table:formula="of:=CONCATENATE(&quot;UPDATE stocks set moneycontrol_sym='&quot;;TRIM([.B361]);&quot;' where symbol='&quot;;[.A361];&quot;';&quot;)" office:value-type="string" office:string-value="UPDATE stocks set moneycontrol_sym='NP07' where symbol='PEL';" calcext:value-type="string">
            <text:p>UPDATE stocks set moneycontrol_sym='NP07' where symbol='PEL';</text:p>
          </table:table-cell>
        </table:table-row>
        <table:table-row table:style-name="ro1">
          <table:table-cell office:value-type="string" calcext:value-type="string">
            <text:p>POLYCAB</text:p>
          </table:table-cell>
          <table:table-cell office:value-type="string" calcext:value-type="string">
            <text:p><text:s/>PI41</text:p>
          </table:table-cell>
          <table:table-cell table:formula="of:=CONCATENATE(&quot;UPDATE stocks set moneycontrol_sym='&quot;;TRIM([.B362]);&quot;' where symbol='&quot;;[.A362];&quot;';&quot;)" office:value-type="string" office:string-value="UPDATE stocks set moneycontrol_sym='PI41' where symbol='POLYCAB';" calcext:value-type="string">
            <text:p>UPDATE stocks set moneycontrol_sym='PI41' where symbol='POLYCAB';</text:p>
          </table:table-cell>
        </table:table-row>
        <table:table-row table:style-name="ro1">
          <table:table-cell office:value-type="string" calcext:value-type="string">
            <text:p>PFC</text:p>
          </table:table-cell>
          <table:table-cell office:value-type="string" calcext:value-type="string">
            <text:p><text:s/>PFC02</text:p>
          </table:table-cell>
          <table:table-cell table:formula="of:=CONCATENATE(&quot;UPDATE stocks set moneycontrol_sym='&quot;;TRIM([.B363]);&quot;' where symbol='&quot;;[.A363];&quot;';&quot;)" office:value-type="string" office:string-value="UPDATE stocks set moneycontrol_sym='PFC02' where symbol='PFC';" calcext:value-type="string">
            <text:p>UPDATE stocks set moneycontrol_sym='PFC02' where symbol='PFC';</text:p>
          </table:table-cell>
        </table:table-row>
        <table:table-row table:style-name="ro1">
          <table:table-cell office:value-type="string" calcext:value-type="string">
            <text:p>POWERGRID</text:p>
          </table:table-cell>
          <table:table-cell office:value-type="string" calcext:value-type="string">
            <text:p><text:s/>PGC</text:p>
          </table:table-cell>
          <table:table-cell table:formula="of:=CONCATENATE(&quot;UPDATE stocks set moneycontrol_sym='&quot;;TRIM([.B364]);&quot;' where symbol='&quot;;[.A364];&quot;';&quot;)" office:value-type="string" office:string-value="UPDATE stocks set moneycontrol_sym='PGC' where symbol='POWERGRID';" calcext:value-type="string">
            <text:p>UPDATE stocks set moneycontrol_sym='PGC' where symbol='POWERGRID';</text:p>
          </table:table-cell>
        </table:table-row>
        <table:table-row table:style-name="ro1">
          <table:table-cell office:value-type="string" calcext:value-type="string">
            <text:p>PRAJIND</text:p>
          </table:table-cell>
          <table:table-cell office:value-type="string" calcext:value-type="string">
            <text:p><text:s/>PI17</text:p>
          </table:table-cell>
          <table:table-cell table:formula="of:=CONCATENATE(&quot;UPDATE stocks set moneycontrol_sym='&quot;;TRIM([.B365]);&quot;' where symbol='&quot;;[.A365];&quot;';&quot;)" office:value-type="string" office:string-value="UPDATE stocks set moneycontrol_sym='PI17' where symbol='PRAJIND';" calcext:value-type="string">
            <text:p>UPDATE stocks set moneycontrol_sym='PI17' where symbol='PRAJIND';</text:p>
          </table:table-cell>
        </table:table-row>
        <table:table-row table:style-name="ro1">
          <table:table-cell office:value-type="string" calcext:value-type="string">
            <text:p>PRESTIGE</text:p>
          </table:table-cell>
          <table:table-cell office:value-type="string" calcext:value-type="string">
            <text:p><text:s/>PEP02</text:p>
          </table:table-cell>
          <table:table-cell table:formula="of:=CONCATENATE(&quot;UPDATE stocks set moneycontrol_sym='&quot;;TRIM([.B366]);&quot;' where symbol='&quot;;[.A366];&quot;';&quot;)" office:value-type="string" office:string-value="UPDATE stocks set moneycontrol_sym='PEP02' where symbol='PRESTIGE';" calcext:value-type="string">
            <text:p>UPDATE stocks set moneycontrol_sym='PEP02' where symbol='PRESTIGE';</text:p>
          </table:table-cell>
        </table:table-row>
        <table:table-row table:style-name="ro1">
          <table:table-cell office:value-type="string" calcext:value-type="string">
            <text:p>PRSMJOHNSN</text:p>
          </table:table-cell>
          <table:table-cell office:value-type="string" calcext:value-type="string">
            <text:p><text:s/>PC</text:p>
          </table:table-cell>
          <table:table-cell table:formula="of:=CONCATENATE(&quot;UPDATE stocks set moneycontrol_sym='&quot;;TRIM([.B367]);&quot;' where symbol='&quot;;[.A367];&quot;';&quot;)" office:value-type="string" office:string-value="UPDATE stocks set moneycontrol_sym='PC' where symbol='PRSMJOHNSN';" calcext:value-type="string">
            <text:p>UPDATE stocks set moneycontrol_sym='PC' where symbol='PRSMJOHNSN';</text:p>
          </table:table-cell>
        </table:table-row>
        <table:table-row table:style-name="ro1">
          <table:table-cell office:value-type="string" calcext:value-type="string">
            <text:p>PGHL</text:p>
          </table:table-cell>
          <table:table-cell office:value-type="string" calcext:value-type="string">
            <text:p><text:s/>EMI</text:p>
          </table:table-cell>
          <table:table-cell table:formula="of:=CONCATENATE(&quot;UPDATE stocks set moneycontrol_sym='&quot;;TRIM([.B368]);&quot;' where symbol='&quot;;[.A368];&quot;';&quot;)" office:value-type="string" office:string-value="UPDATE stocks set moneycontrol_sym='EMI' where symbol='PGHL';" calcext:value-type="string">
            <text:p>UPDATE stocks set moneycontrol_sym='EMI' where symbol='PGHL';</text:p>
          </table:table-cell>
        </table:table-row>
        <table:table-row table:style-name="ro1">
          <table:table-cell office:value-type="string" calcext:value-type="string">
            <text:p>PGHH</text:p>
          </table:table-cell>
          <table:table-cell office:value-type="string" calcext:value-type="string">
            <text:p><text:s/>PGI</text:p>
          </table:table-cell>
          <table:table-cell table:formula="of:=CONCATENATE(&quot;UPDATE stocks set moneycontrol_sym='&quot;;TRIM([.B369]);&quot;' where symbol='&quot;;[.A369];&quot;';&quot;)" office:value-type="string" office:string-value="UPDATE stocks set moneycontrol_sym='PGI' where symbol='PGHH';" calcext:value-type="string">
            <text:p>UPDATE stocks set moneycontrol_sym='PGI' where symbol='PGHH';</text:p>
          </table:table-cell>
        </table:table-row>
        <table:table-row table:style-name="ro1">
          <table:table-cell office:value-type="string" calcext:value-type="string">
            <text:p>PNB</text:p>
          </table:table-cell>
          <table:table-cell office:value-type="string" calcext:value-type="string">
            <text:p><text:s/>PNB05</text:p>
          </table:table-cell>
          <table:table-cell table:formula="of:=CONCATENATE(&quot;UPDATE stocks set moneycontrol_sym='&quot;;TRIM([.B370]);&quot;' where symbol='&quot;;[.A370];&quot;';&quot;)" office:value-type="string" office:string-value="UPDATE stocks set moneycontrol_sym='PNB05' where symbol='PNB';" calcext:value-type="string">
            <text:p>UPDATE stocks set moneycontrol_sym='PNB05' where symbol='PNB';</text:p>
          </table:table-cell>
        </table:table-row>
        <table:table-row table:style-name="ro1">
          <table:table-cell office:value-type="string" calcext:value-type="string">
            <text:p>QUESS</text:p>
          </table:table-cell>
          <table:table-cell office:value-type="string" calcext:value-type="string">
            <text:p><text:s/>QC</text:p>
          </table:table-cell>
          <table:table-cell table:formula="of:=CONCATENATE(&quot;UPDATE stocks set moneycontrol_sym='&quot;;TRIM([.B371]);&quot;' where symbol='&quot;;[.A371];&quot;';&quot;)" office:value-type="string" office:string-value="UPDATE stocks set moneycontrol_sym='QC' where symbol='QUESS';" calcext:value-type="string">
            <text:p>UPDATE stocks set moneycontrol_sym='QC' where symbol='QUESS';</text:p>
          </table:table-cell>
        </table:table-row>
        <table:table-row table:style-name="ro1">
          <table:table-cell office:value-type="string" calcext:value-type="string">
            <text:p>RBLBANK</text:p>
          </table:table-cell>
          <table:table-cell office:value-type="string" calcext:value-type="string">
            <text:p><text:s/>RB02</text:p>
          </table:table-cell>
          <table:table-cell table:formula="of:=CONCATENATE(&quot;UPDATE stocks set moneycontrol_sym='&quot;;TRIM([.B372]);&quot;' where symbol='&quot;;[.A372];&quot;';&quot;)" office:value-type="string" office:string-value="UPDATE stocks set moneycontrol_sym='RB02' where symbol='RBLBANK';" calcext:value-type="string">
            <text:p>UPDATE stocks set moneycontrol_sym='RB02' where symbol='RBLBANK';</text:p>
          </table:table-cell>
        </table:table-row>
        <table:table-row table:style-name="ro1">
          <table:table-cell office:value-type="string" calcext:value-type="string">
            <text:p>RECLTD</text:p>
          </table:table-cell>
          <table:table-cell office:value-type="string" calcext:value-type="string">
            <text:p><text:s/>REC02</text:p>
          </table:table-cell>
          <table:table-cell table:formula="of:=CONCATENATE(&quot;UPDATE stocks set moneycontrol_sym='&quot;;TRIM([.B373]);&quot;' where symbol='&quot;;[.A373];&quot;';&quot;)" office:value-type="string" office:string-value="UPDATE stocks set moneycontrol_sym='REC02' where symbol='RECLTD';" calcext:value-type="string">
            <text:p>UPDATE stocks set moneycontrol_sym='REC02' where symbol='RECLTD';</text:p>
          </table:table-cell>
        </table:table-row>
        <table:table-row table:style-name="ro1">
          <table:table-cell office:value-type="string" calcext:value-type="string">
            <text:p>RITES</text:p>
          </table:table-cell>
          <table:table-cell office:value-type="string" calcext:value-type="string">
            <text:p><text:s/>R06</text:p>
          </table:table-cell>
          <table:table-cell table:formula="of:=CONCATENATE(&quot;UPDATE stocks set moneycontrol_sym='&quot;;TRIM([.B374]);&quot;' where symbol='&quot;;[.A374];&quot;';&quot;)" office:value-type="string" office:string-value="UPDATE stocks set moneycontrol_sym='R06' where symbol='RITES';" calcext:value-type="string">
            <text:p>UPDATE stocks set moneycontrol_sym='R06' where symbol='RITES';</text:p>
          </table:table-cell>
        </table:table-row>
        <table:table-row table:style-name="ro1">
          <table:table-cell office:value-type="string" calcext:value-type="string">
            <text:p>RADICO</text:p>
          </table:table-cell>
          <table:table-cell office:value-type="string" calcext:value-type="string">
            <text:p><text:s/>RK01</text:p>
          </table:table-cell>
          <table:table-cell table:formula="of:=CONCATENATE(&quot;UPDATE stocks set moneycontrol_sym='&quot;;TRIM([.B375]);&quot;' where symbol='&quot;;[.A375];&quot;';&quot;)" office:value-type="string" office:string-value="UPDATE stocks set moneycontrol_sym='RK01' where symbol='RADICO';" calcext:value-type="string">
            <text:p>UPDATE stocks set moneycontrol_sym='RK01' where symbol='RADICO';</text:p>
          </table:table-cell>
        </table:table-row>
        <table:table-row table:style-name="ro1">
          <table:table-cell office:value-type="string" calcext:value-type="string">
            <text:p>RVNL</text:p>
          </table:table-cell>
          <table:table-cell office:value-type="string" calcext:value-type="string">
            <text:p><text:s/>RVN</text:p>
          </table:table-cell>
          <table:table-cell table:formula="of:=CONCATENATE(&quot;UPDATE stocks set moneycontrol_sym='&quot;;TRIM([.B376]);&quot;' where symbol='&quot;;[.A376];&quot;';&quot;)" office:value-type="string" office:string-value="UPDATE stocks set moneycontrol_sym='RVN' where symbol='RVNL';" calcext:value-type="string">
            <text:p>UPDATE stocks set moneycontrol_sym='RVN' where symbol='RVNL';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<text:s/>PC13</text:p>
          </table:table-cell>
          <table:table-cell table:formula="of:=CONCATENATE(&quot;UPDATE stocks set moneycontrol_sym='&quot;;TRIM([.B377]);&quot;' where symbol='&quot;;[.A377];&quot;';&quot;)" office:value-type="string" office:string-value="UPDATE stocks set moneycontrol_sym='PC13' where symbol='RAIN';" calcext:value-type="string">
            <text:p>UPDATE stocks set moneycontrol_sym='PC13' where symbol='RAIN';</text:p>
          </table:table-cell>
        </table:table-row>
        <table:table-row table:style-name="ro1">
          <table:table-cell office:value-type="string" calcext:value-type="string">
            <text:p>RAJESHEXPO</text:p>
          </table:table-cell>
          <table:table-cell office:value-type="string" calcext:value-type="string">
            <text:p><text:s/>RE07</text:p>
          </table:table-cell>
          <table:table-cell table:formula="of:=CONCATENATE(&quot;UPDATE stocks set moneycontrol_sym='&quot;;TRIM([.B378]);&quot;' where symbol='&quot;;[.A378];&quot;';&quot;)" office:value-type="string" office:string-value="UPDATE stocks set moneycontrol_sym='RE07' where symbol='RAJESHEXPO';" calcext:value-type="string">
            <text:p>UPDATE stocks set moneycontrol_sym='RE07' where symbol='RAJESHEXPO';</text:p>
          </table:table-cell>
        </table:table-row>
        <table:table-row table:style-name="ro1">
          <table:table-cell office:value-type="string" calcext:value-type="string">
            <text:p>RALLIS</text:p>
          </table:table-cell>
          <table:table-cell office:value-type="string" calcext:value-type="string">
            <text:p><text:s/>RI03</text:p>
          </table:table-cell>
          <table:table-cell table:formula="of:=CONCATENATE(&quot;UPDATE stocks set moneycontrol_sym='&quot;;TRIM([.B379]);&quot;' where symbol='&quot;;[.A379];&quot;';&quot;)" office:value-type="string" office:string-value="UPDATE stocks set moneycontrol_sym='RI03' where symbol='RALLIS';" calcext:value-type="string">
            <text:p>UPDATE stocks set moneycontrol_sym='RI03' where symbol='RALLIS';</text:p>
          </table:table-cell>
        </table:table-row>
        <table:table-row table:style-name="ro1">
          <table:table-cell office:value-type="string" calcext:value-type="string">
            <text:p>RCF</text:p>
          </table:table-cell>
          <table:table-cell office:value-type="string" calcext:value-type="string">
            <text:p><text:s/>RCF01</text:p>
          </table:table-cell>
          <table:table-cell table:formula="of:=CONCATENATE(&quot;UPDATE stocks set moneycontrol_sym='&quot;;TRIM([.B380]);&quot;' where symbol='&quot;;[.A380];&quot;';&quot;)" office:value-type="string" office:string-value="UPDATE stocks set moneycontrol_sym='RCF01' where symbol='RCF';" calcext:value-type="string">
            <text:p>UPDATE stocks set moneycontrol_sym='RCF01' where symbol='RCF';</text:p>
          </table:table-cell>
        </table:table-row>
        <table:table-row table:style-name="ro1">
          <table:table-cell office:value-type="string" calcext:value-type="string">
            <text:p>RATNAMANI</text:p>
          </table:table-cell>
          <table:table-cell office:value-type="string" calcext:value-type="string">
            <text:p><text:s/>RMT</text:p>
          </table:table-cell>
          <table:table-cell table:formula="of:=CONCATENATE(&quot;UPDATE stocks set moneycontrol_sym='&quot;;TRIM([.B381]);&quot;' where symbol='&quot;;[.A381];&quot;';&quot;)" office:value-type="string" office:string-value="UPDATE stocks set moneycontrol_sym='RMT' where symbol='RATNAMANI';" calcext:value-type="string">
            <text:p>UPDATE stocks set moneycontrol_sym='RMT' where symbol='RATNAMANI';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<text:s/>R</text:p>
          </table:table-cell>
          <table:table-cell table:formula="of:=CONCATENATE(&quot;UPDATE stocks set moneycontrol_sym='&quot;;TRIM([.B382]);&quot;' where symbol='&quot;;[.A382];&quot;';&quot;)" office:value-type="string" office:string-value="UPDATE stocks set moneycontrol_sym='R' where symbol='RAYMOND';" calcext:value-type="string">
            <text:p>UPDATE stocks set moneycontrol_sym='R' where symbol='RAYMOND';</text:p>
          </table:table-cell>
        </table:table-row>
        <table:table-row table:style-name="ro1">
          <table:table-cell office:value-type="string" calcext:value-type="string">
            <text:p>REDINGTON</text:p>
          </table:table-cell>
          <table:table-cell office:value-type="string" calcext:value-type="string">
            <text:p><text:s/>RI37</text:p>
          </table:table-cell>
          <table:table-cell table:formula="of:=CONCATENATE(&quot;UPDATE stocks set moneycontrol_sym='&quot;;TRIM([.B383]);&quot;' where symbol='&quot;;[.A383];&quot;';&quot;)" office:value-type="string" office:string-value="UPDATE stocks set moneycontrol_sym='RI37' where symbol='REDINGTON';" calcext:value-type="string">
            <text:p>UPDATE stocks set moneycontrol_sym='RI37' where symbol='REDINGTON';</text:p>
          </table:table-cell>
        </table:table-row>
        <table:table-row table:style-name="ro1">
          <table:table-cell office:value-type="string" calcext:value-type="string">
            <text:p>RELAXO</text:p>
          </table:table-cell>
          <table:table-cell office:value-type="string" calcext:value-type="string">
            <text:p><text:s/>RF07</text:p>
          </table:table-cell>
          <table:table-cell table:formula="of:=CONCATENATE(&quot;UPDATE stocks set moneycontrol_sym='&quot;;TRIM([.B384]);&quot;' where symbol='&quot;;[.A384];&quot;';&quot;)" office:value-type="string" office:string-value="UPDATE stocks set moneycontrol_sym='RF07' where symbol='RELAXO';" calcext:value-type="string">
            <text:p>UPDATE stocks set moneycontrol_sym='RF07' where symbol='RELAXO';</text:p>
          </table:table-cell>
        </table:table-row>
        <table:table-row table:style-name="ro1">
          <table:table-cell office:value-type="string" calcext:value-type="string">
            <text:p>RELCAPITAL</text:p>
          </table:table-cell>
          <table:table-cell office:value-type="string" calcext:value-type="string">
            <text:p><text:s/>RCF</text:p>
          </table:table-cell>
          <table:table-cell table:formula="of:=CONCATENATE(&quot;UPDATE stocks set moneycontrol_sym='&quot;;TRIM([.B385]);&quot;' where symbol='&quot;;[.A385];&quot;';&quot;)" office:value-type="string" office:string-value="UPDATE stocks set moneycontrol_sym='RCF' where symbol='RELCAPITAL';" calcext:value-type="string">
            <text:p>UPDATE stocks set moneycontrol_sym='RCF' where symbol='RELCAPITAL';</text:p>
          </table:table-cell>
        </table:table-row>
        <table:table-row table:style-name="ro1">
          <table:table-cell office:value-type="string" calcext:value-type="string">
            <text:p>RELIANCE</text:p>
          </table:table-cell>
          <table:table-cell office:value-type="string" calcext:value-type="string">
            <text:p><text:s/>RI</text:p>
          </table:table-cell>
          <table:table-cell table:formula="of:=CONCATENATE(&quot;UPDATE stocks set moneycontrol_sym='&quot;;TRIM([.B386]);&quot;' where symbol='&quot;;[.A386];&quot;';&quot;)" office:value-type="string" office:string-value="UPDATE stocks set moneycontrol_sym='RI' where symbol='RELIANCE';" calcext:value-type="string">
            <text:p>UPDATE stocks set moneycontrol_sym='RI' where symbol='RELIANCE';</text:p>
          </table:table-cell>
        </table:table-row>
        <table:table-row table:style-name="ro1">
          <table:table-cell office:value-type="string" calcext:value-type="string">
            <text:p>RELINFRA</text:p>
          </table:table-cell>
          <table:table-cell office:value-type="string" calcext:value-type="string">
            <text:p><text:s/>BSE</text:p>
          </table:table-cell>
          <table:table-cell table:formula="of:=CONCATENATE(&quot;UPDATE stocks set moneycontrol_sym='&quot;;TRIM([.B387]);&quot;' where symbol='&quot;;[.A387];&quot;';&quot;)" office:value-type="string" office:string-value="UPDATE stocks set moneycontrol_sym='BSE' where symbol='RELINFRA';" calcext:value-type="string">
            <text:p>UPDATE stocks set moneycontrol_sym='BSE' where symbol='RELINFRA';</text:p>
          </table:table-cell>
        </table:table-row>
        <table:table-row table:style-name="ro1">
          <table:table-cell office:value-type="string" calcext:value-type="string">
            <text:p>RPOWER</text:p>
          </table:table-cell>
          <table:table-cell office:value-type="string" calcext:value-type="string">
            <text:p><text:s/>RP</text:p>
          </table:table-cell>
          <table:table-cell table:formula="of:=CONCATENATE(&quot;UPDATE stocks set moneycontrol_sym='&quot;;TRIM([.B388]);&quot;' where symbol='&quot;;[.A388];&quot;';&quot;)" office:value-type="string" office:string-value="UPDATE stocks set moneycontrol_sym='RP' where symbol='RPOWER';" calcext:value-type="string">
            <text:p>UPDATE stocks set moneycontrol_sym='RP' where symbol='RPOWER';</text:p>
          </table:table-cell>
        </table:table-row>
        <table:table-row table:style-name="ro1">
          <table:table-cell office:value-type="string" calcext:value-type="string">
            <text:p>REPCOHOME</text:p>
          </table:table-cell>
          <table:table-cell office:value-type="string" calcext:value-type="string">
            <text:p><text:s/>RHF01</text:p>
          </table:table-cell>
          <table:table-cell table:formula="of:=CONCATENATE(&quot;UPDATE stocks set moneycontrol_sym='&quot;;TRIM([.B389]);&quot;' where symbol='&quot;;[.A389];&quot;';&quot;)" office:value-type="string" office:string-value="UPDATE stocks set moneycontrol_sym='RHF01' where symbol='REPCOHOME';" calcext:value-type="string">
            <text:p>UPDATE stocks set moneycontrol_sym='RHF01' where symbol='REPCOHOME';</text:p>
          </table:table-cell>
        </table:table-row>
        <table:table-row table:style-name="ro1">
          <table:table-cell office:value-type="string" calcext:value-type="string">
            <text:p>RESPONIND</text:p>
          </table:table-cell>
          <table:table-cell office:value-type="string" calcext:value-type="string">
            <text:p><text:s/>SH10</text:p>
          </table:table-cell>
          <table:table-cell table:formula="of:=CONCATENATE(&quot;UPDATE stocks set moneycontrol_sym='&quot;;TRIM([.B390]);&quot;' where symbol='&quot;;[.A390];&quot;';&quot;)" office:value-type="string" office:string-value="UPDATE stocks set moneycontrol_sym='SH10' where symbol='RESPONIND';" calcext:value-type="string">
            <text:p>UPDATE stocks set moneycontrol_sym='SH10' where symbol='RESPONIND';</text:p>
          </table:table-cell>
        </table:table-row>
        <table:table-row table:style-name="ro1">
          <table:table-cell office:value-type="string" calcext:value-type="string">
            <text:p>SHK</text:p>
          </table:table-cell>
          <table:table-cell office:value-type="string" calcext:value-type="string">
            <text:p><text:s/>KC17</text:p>
          </table:table-cell>
          <table:table-cell table:formula="of:=CONCATENATE(&quot;UPDATE stocks set moneycontrol_sym='&quot;;TRIM([.B391]);&quot;' where symbol='&quot;;[.A391];&quot;';&quot;)" office:value-type="string" office:string-value="UPDATE stocks set moneycontrol_sym='KC17' where symbol='SHK';" calcext:value-type="string">
            <text:p>UPDATE stocks set moneycontrol_sym='KC17' where symbol='SHK';</text:p>
          </table:table-cell>
        </table:table-row>
        <table:table-row table:style-name="ro1">
          <table:table-cell office:value-type="string" calcext:value-type="string">
            <text:p>SBILIFE</text:p>
          </table:table-cell>
          <table:table-cell office:value-type="string" calcext:value-type="string">
            <text:p><text:s/>SLI03</text:p>
          </table:table-cell>
          <table:table-cell table:formula="of:=CONCATENATE(&quot;UPDATE stocks set moneycontrol_sym='&quot;;TRIM([.B392]);&quot;' where symbol='&quot;;[.A392];&quot;';&quot;)" office:value-type="string" office:string-value="UPDATE stocks set moneycontrol_sym='SLI03' where symbol='SBILIFE';" calcext:value-type="string">
            <text:p>UPDATE stocks set moneycontrol_sym='SLI03' where symbol='SBILIFE';</text:p>
          </table:table-cell>
        </table:table-row>
        <table:table-row table:style-name="ro1">
          <table:table-cell office:value-type="string" calcext:value-type="string">
            <text:p>SJVN</text:p>
          </table:table-cell>
          <table:table-cell office:value-type="string" calcext:value-type="string">
            <text:p><text:s/>S14</text:p>
          </table:table-cell>
          <table:table-cell table:formula="of:=CONCATENATE(&quot;UPDATE stocks set moneycontrol_sym='&quot;;TRIM([.B393]);&quot;' where symbol='&quot;;[.A393];&quot;';&quot;)" office:value-type="string" office:string-value="UPDATE stocks set moneycontrol_sym='S14' where symbol='SJVN';" calcext:value-type="string">
            <text:p>UPDATE stocks set moneycontrol_sym='S14' where symbol='SJVN';</text:p>
          </table:table-cell>
        </table:table-row>
        <table:table-row table:style-name="ro1">
          <table:table-cell office:value-type="string" calcext:value-type="string">
            <text:p>SKFINDIA</text:p>
          </table:table-cell>
          <table:table-cell office:value-type="string" calcext:value-type="string">
            <text:p><text:s/>SKF</text:p>
          </table:table-cell>
          <table:table-cell table:formula="of:=CONCATENATE(&quot;UPDATE stocks set moneycontrol_sym='&quot;;TRIM([.B394]);&quot;' where symbol='&quot;;[.A394];&quot;';&quot;)" office:value-type="string" office:string-value="UPDATE stocks set moneycontrol_sym='SKF' where symbol='SKFINDIA';" calcext:value-type="string">
            <text:p>UPDATE stocks set moneycontrol_sym='SKF' where symbol='SKFINDIA';</text:p>
          </table:table-cell>
        </table:table-row>
        <table:table-row table:style-name="ro1">
          <table:table-cell office:value-type="string" calcext:value-type="string">
            <text:p>SRF</text:p>
          </table:table-cell>
          <table:table-cell office:value-type="string" calcext:value-type="string">
            <text:p><text:s/>SRF</text:p>
          </table:table-cell>
          <table:table-cell table:formula="of:=CONCATENATE(&quot;UPDATE stocks set moneycontrol_sym='&quot;;TRIM([.B395]);&quot;' where symbol='&quot;;[.A395];&quot;';&quot;)" office:value-type="string" office:string-value="UPDATE stocks set moneycontrol_sym='SRF' where symbol='SRF';" calcext:value-type="string">
            <text:p>UPDATE stocks set moneycontrol_sym='SRF' where symbol='SRF';</text:p>
          </table:table-cell>
        </table:table-row>
        <table:table-row table:style-name="ro1">
          <table:table-cell office:value-type="string" calcext:value-type="string">
            <text:p>SADBHAV</text:p>
          </table:table-cell>
          <table:table-cell office:value-type="string" calcext:value-type="string">
            <text:p><text:s/>SE19</text:p>
          </table:table-cell>
          <table:table-cell table:formula="of:=CONCATENATE(&quot;UPDATE stocks set moneycontrol_sym='&quot;;TRIM([.B396]);&quot;' where symbol='&quot;;[.A396];&quot;';&quot;)" office:value-type="string" office:string-value="UPDATE stocks set moneycontrol_sym='SE19' where symbol='SADBHAV';" calcext:value-type="string">
            <text:p>UPDATE stocks set moneycontrol_sym='SE19' where symbol='SADBHAV';</text:p>
          </table:table-cell>
        </table:table-row>
        <table:table-row table:style-name="ro1">
          <table:table-cell office:value-type="string" calcext:value-type="string">
            <text:p>SANOFI</text:p>
          </table:table-cell>
          <table:table-cell office:value-type="string" calcext:value-type="string">
            <text:p><text:s/>HMR</text:p>
          </table:table-cell>
          <table:table-cell table:formula="of:=CONCATENATE(&quot;UPDATE stocks set moneycontrol_sym='&quot;;TRIM([.B397]);&quot;' where symbol='&quot;;[.A397];&quot;';&quot;)" office:value-type="string" office:string-value="UPDATE stocks set moneycontrol_sym='HMR' where symbol='SANOFI';" calcext:value-type="string">
            <text:p>UPDATE stocks set moneycontrol_sym='HMR' where symbol='SANOFI';</text:p>
          </table:table-cell>
        </table:table-row>
        <table:table-row table:style-name="ro1">
          <table:table-cell office:value-type="string" calcext:value-type="string">
            <text:p>SCHAEFFLER</text:p>
          </table:table-cell>
          <table:table-cell office:value-type="string" calcext:value-type="string">
            <text:p><text:s/>FPB</text:p>
          </table:table-cell>
          <table:table-cell table:formula="of:=CONCATENATE(&quot;UPDATE stocks set moneycontrol_sym='&quot;;TRIM([.B398]);&quot;' where symbol='&quot;;[.A398];&quot;';&quot;)" office:value-type="string" office:string-value="UPDATE stocks set moneycontrol_sym='FPB' where symbol='SCHAEFFLER';" calcext:value-type="string">
            <text:p>UPDATE stocks set moneycontrol_sym='FPB' where symbol='SCHAEFFLER';</text:p>
          </table:table-cell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<text:s/>SIS07</text:p>
          </table:table-cell>
          <table:table-cell table:formula="of:=CONCATENATE(&quot;UPDATE stocks set moneycontrol_sym='&quot;;TRIM([.B399]);&quot;' where symbol='&quot;;[.A399];&quot;';&quot;)" office:value-type="string" office:string-value="UPDATE stocks set moneycontrol_sym='SIS07' where symbol='SIS';" calcext:value-type="string">
            <text:p>UPDATE stocks set moneycontrol_sym='SIS07' where symbol='SIS';</text:p>
          </table:table-cell>
        </table:table-row>
        <table:table-row table:style-name="ro1">
          <table:table-cell office:value-type="string" calcext:value-type="string">
            <text:p>SFL</text:p>
          </table:table-cell>
          <table:table-cell office:value-type="string" calcext:value-type="string">
            <text:p><text:s/>SF30</text:p>
          </table:table-cell>
          <table:table-cell table:formula="of:=CONCATENATE(&quot;UPDATE stocks set moneycontrol_sym='&quot;;TRIM([.B400]);&quot;' where symbol='&quot;;[.A400];&quot;';&quot;)" office:value-type="string" office:string-value="UPDATE stocks set moneycontrol_sym='SF30' where symbol='SFL';" calcext:value-type="string">
            <text:p>UPDATE stocks set moneycontrol_sym='SF30' where symbol='SFL';</text:p>
          </table:table-cell>
        </table:table-row>
        <table:table-row table:style-name="ro1">
          <table:table-cell office:value-type="string" calcext:value-type="string">
            <text:p>SHILPAMED</text:p>
          </table:table-cell>
          <table:table-cell office:value-type="string" calcext:value-type="string">
            <text:p><text:s/>SA04</text:p>
          </table:table-cell>
          <table:table-cell table:formula="of:=CONCATENATE(&quot;UPDATE stocks set moneycontrol_sym='&quot;;TRIM([.B401]);&quot;' where symbol='&quot;;[.A401];&quot;';&quot;)" office:value-type="string" office:string-value="UPDATE stocks set moneycontrol_sym='SA04' where symbol='SHILPAMED';" calcext:value-type="string">
            <text:p>UPDATE stocks set moneycontrol_sym='SA04' where symbol='SHILPAMED';</text:p>
          </table:table-cell>
        </table:table-row>
        <table:table-row table:style-name="ro1">
          <table:table-cell office:value-type="string" calcext:value-type="string">
            <text:p>SHOPERSTOP</text:p>
          </table:table-cell>
          <table:table-cell office:value-type="string" calcext:value-type="string">
            <text:p><text:s/>SS51</text:p>
          </table:table-cell>
          <table:table-cell table:formula="of:=CONCATENATE(&quot;UPDATE stocks set moneycontrol_sym='&quot;;TRIM([.B402]);&quot;' where symbol='&quot;;[.A402];&quot;';&quot;)" office:value-type="string" office:string-value="UPDATE stocks set moneycontrol_sym='SS51' where symbol='SHOPERSTOP';" calcext:value-type="string">
            <text:p>UPDATE stocks set moneycontrol_sym='SS51' where symbol='SHOPERSTOP';</text:p>
          </table:table-cell>
        </table:table-row>
        <table:table-row table:style-name="ro1">
          <table:table-cell office:value-type="string" calcext:value-type="string">
            <text:p>SHREECEM</text:p>
          </table:table-cell>
          <table:table-cell office:value-type="string" calcext:value-type="string">
            <text:p><text:s/>SC12</text:p>
          </table:table-cell>
          <table:table-cell table:formula="of:=CONCATENATE(&quot;UPDATE stocks set moneycontrol_sym='&quot;;TRIM([.B403]);&quot;' where symbol='&quot;;[.A403];&quot;';&quot;)" office:value-type="string" office:string-value="UPDATE stocks set moneycontrol_sym='SC12' where symbol='SHREECEM';" calcext:value-type="string">
            <text:p>UPDATE stocks set moneycontrol_sym='SC12' where symbol='SHREECEM';</text:p>
          </table:table-cell>
        </table:table-row>
        <table:table-row table:style-name="ro1">
          <table:table-cell office:value-type="string" calcext:value-type="string">
            <text:p>RENUKA</text:p>
          </table:table-cell>
          <table:table-cell office:value-type="string" calcext:value-type="string">
            <text:p><text:s/>SRS03</text:p>
          </table:table-cell>
          <table:table-cell table:formula="of:=CONCATENATE(&quot;UPDATE stocks set moneycontrol_sym='&quot;;TRIM([.B404]);&quot;' where symbol='&quot;;[.A404];&quot;';&quot;)" office:value-type="string" office:string-value="UPDATE stocks set moneycontrol_sym='SRS03' where symbol='RENUKA';" calcext:value-type="string">
            <text:p>UPDATE stocks set moneycontrol_sym='SRS03' where symbol='RENUKA';</text:p>
          </table:table-cell>
        </table:table-row>
        <table:table-row table:style-name="ro1">
          <table:table-cell office:value-type="string" calcext:value-type="string">
            <text:p>SHRIRAMCIT</text:p>
          </table:table-cell>
          <table:table-cell office:value-type="string" calcext:value-type="string">
            <text:p><text:s/>SCU</text:p>
          </table:table-cell>
          <table:table-cell table:formula="of:=CONCATENATE(&quot;UPDATE stocks set moneycontrol_sym='&quot;;TRIM([.B405]);&quot;' where symbol='&quot;;[.A405];&quot;';&quot;)" office:value-type="string" office:string-value="UPDATE stocks set moneycontrol_sym='SCU' where symbol='SHRIRAMCIT';" calcext:value-type="string">
            <text:p>UPDATE stocks set moneycontrol_sym='SCU' where symbol='SHRIRAMCIT';</text:p>
          </table:table-cell>
        </table:table-row>
        <table:table-row table:style-name="ro1">
          <table:table-cell office:value-type="string" calcext:value-type="string">
            <text:p>SRTRANSFIN</text:p>
          </table:table-cell>
          <table:table-cell office:value-type="string" calcext:value-type="string">
            <text:p><text:s/>STF</text:p>
          </table:table-cell>
          <table:table-cell table:formula="of:=CONCATENATE(&quot;UPDATE stocks set moneycontrol_sym='&quot;;TRIM([.B406]);&quot;' where symbol='&quot;;[.A406];&quot;';&quot;)" office:value-type="string" office:string-value="UPDATE stocks set moneycontrol_sym='STF' where symbol='SRTRANSFIN';" calcext:value-type="string">
            <text:p>UPDATE stocks set moneycontrol_sym='STF' where symbol='SRTRANSFIN';</text:p>
          </table:table-cell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<text:s/>S</text:p>
          </table:table-cell>
          <table:table-cell table:formula="of:=CONCATENATE(&quot;UPDATE stocks set moneycontrol_sym='&quot;;TRIM([.B407]);&quot;' where symbol='&quot;;[.A407];&quot;';&quot;)" office:value-type="string" office:string-value="UPDATE stocks set moneycontrol_sym='S' where symbol='SIEMENS';" calcext:value-type="string">
            <text:p>UPDATE stocks set moneycontrol_sym='S' where symbol='SIEMENS';</text:p>
          </table:table-cell>
        </table:table-row>
        <table:table-row table:style-name="ro1">
          <table:table-cell office:value-type="string" calcext:value-type="string">
            <text:p>SOBHA</text:p>
          </table:table-cell>
          <table:table-cell office:value-type="string" calcext:value-type="string">
            <text:p><text:s/>SD6</text:p>
          </table:table-cell>
          <table:table-cell table:formula="of:=CONCATENATE(&quot;UPDATE stocks set moneycontrol_sym='&quot;;TRIM([.B408]);&quot;' where symbol='&quot;;[.A408];&quot;';&quot;)" office:value-type="string" office:string-value="UPDATE stocks set moneycontrol_sym='SD6' where symbol='SOBHA';" calcext:value-type="string">
            <text:p>UPDATE stocks set moneycontrol_sym='SD6' where symbol='SOBHA';</text:p>
          </table:table-cell>
        </table:table-row>
        <table:table-row table:style-name="ro1">
          <table:table-cell office:value-type="string" calcext:value-type="string">
            <text:p>SOLARINDS</text:p>
          </table:table-cell>
          <table:table-cell office:value-type="string" calcext:value-type="string">
            <text:p><text:s/>SE20</text:p>
          </table:table-cell>
          <table:table-cell table:formula="of:=CONCATENATE(&quot;UPDATE stocks set moneycontrol_sym='&quot;;TRIM([.B409]);&quot;' where symbol='&quot;;[.A409];&quot;';&quot;)" office:value-type="string" office:string-value="UPDATE stocks set moneycontrol_sym='SE20' where symbol='SOLARINDS';" calcext:value-type="string">
            <text:p>UPDATE stocks set moneycontrol_sym='SE20' where symbol='SOLARINDS';</text:p>
          </table:table-cell>
        </table:table-row>
        <table:table-row table:style-name="ro1">
          <table:table-cell office:value-type="string" calcext:value-type="string">
            <text:p>SONATSOFTW</text:p>
          </table:table-cell>
          <table:table-cell office:value-type="string" calcext:value-type="string">
            <text:p><text:s/>SS42</text:p>
          </table:table-cell>
          <table:table-cell table:formula="of:=CONCATENATE(&quot;UPDATE stocks set moneycontrol_sym='&quot;;TRIM([.B410]);&quot;' where symbol='&quot;;[.A410];&quot;';&quot;)" office:value-type="string" office:string-value="UPDATE stocks set moneycontrol_sym='SS42' where symbol='SONATSOFTW';" calcext:value-type="string">
            <text:p>UPDATE stocks set moneycontrol_sym='SS42' where symbol='SONATSOFTW';</text:p>
          </table:table-cell>
        </table:table-row>
        <table:table-row table:style-name="ro1">
          <table:table-cell office:value-type="string" calcext:value-type="string">
            <text:p>SOUTHBANK</text:p>
          </table:table-cell>
          <table:table-cell office:value-type="string" calcext:value-type="string">
            <text:p><text:s/>SIB</text:p>
          </table:table-cell>
          <table:table-cell table:formula="of:=CONCATENATE(&quot;UPDATE stocks set moneycontrol_sym='&quot;;TRIM([.B411]);&quot;' where symbol='&quot;;[.A411];&quot;';&quot;)" office:value-type="string" office:string-value="UPDATE stocks set moneycontrol_sym='SIB' where symbol='SOUTHBANK';" calcext:value-type="string">
            <text:p>UPDATE stocks set moneycontrol_sym='SIB' where symbol='SOUTHBANK';</text:p>
          </table:table-cell>
        </table:table-row>
        <table:table-row table:style-name="ro1">
          <table:table-cell office:value-type="string" calcext:value-type="string">
            <text:p>SPANDANA</text:p>
          </table:table-cell>
          <table:table-cell office:value-type="string" calcext:value-type="string">
            <text:p><text:s/>SSF07</text:p>
          </table:table-cell>
          <table:table-cell table:formula="of:=CONCATENATE(&quot;UPDATE stocks set moneycontrol_sym='&quot;;TRIM([.B412]);&quot;' where symbol='&quot;;[.A412];&quot;';&quot;)" office:value-type="string" office:string-value="UPDATE stocks set moneycontrol_sym='SSF07' where symbol='SPANDANA';" calcext:value-type="string">
            <text:p>UPDATE stocks set moneycontrol_sym='SSF07' where symbol='SPANDANA';</text:p>
          </table:table-cell>
        </table:table-row>
        <table:table-row table:style-name="ro1">
          <table:table-cell office:value-type="string" calcext:value-type="string">
            <text:p>SPICEJET</text:p>
          </table:table-cell>
          <table:table-cell office:value-type="string" calcext:value-type="string">
            <text:p><text:s/>ML04</text:p>
          </table:table-cell>
          <table:table-cell table:formula="of:=CONCATENATE(&quot;UPDATE stocks set moneycontrol_sym='&quot;;TRIM([.B413]);&quot;' where symbol='&quot;;[.A413];&quot;';&quot;)" office:value-type="string" office:string-value="UPDATE stocks set moneycontrol_sym='ML04' where symbol='SPICEJET';" calcext:value-type="string">
            <text:p>UPDATE stocks set moneycontrol_sym='ML04' where symbol='SPICEJET';</text:p>
          </table:table-cell>
        </table:table-row>
        <table:table-row table:style-name="ro1">
          <table:table-cell office:value-type="string" calcext:value-type="string">
            <text:p>STARCEMENT</text:p>
          </table:table-cell>
          <table:table-cell office:value-type="string" calcext:value-type="string">
            <text:p><text:s/>SFC02</text:p>
          </table:table-cell>
          <table:table-cell table:formula="of:=CONCATENATE(&quot;UPDATE stocks set moneycontrol_sym='&quot;;TRIM([.B414]);&quot;' where symbol='&quot;;[.A414];&quot;';&quot;)" office:value-type="string" office:string-value="UPDATE stocks set moneycontrol_sym='SFC02' where symbol='STARCEMENT';" calcext:value-type="string">
            <text:p>UPDATE stocks set moneycontrol_sym='SFC02' where symbol='STARCEMENT';</text:p>
          </table:table-cell>
        </table:table-row>
        <table:table-row table:style-name="ro1">
          <table:table-cell office:value-type="string" calcext:value-type="string">
            <text:p>SBIN</text:p>
          </table:table-cell>
          <table:table-cell office:value-type="string" calcext:value-type="string">
            <text:p><text:s/>SBI</text:p>
          </table:table-cell>
          <table:table-cell table:formula="of:=CONCATENATE(&quot;UPDATE stocks set moneycontrol_sym='&quot;;TRIM([.B415]);&quot;' where symbol='&quot;;[.A415];&quot;';&quot;)" office:value-type="string" office:string-value="UPDATE stocks set moneycontrol_sym='SBI' where symbol='SBIN';" calcext:value-type="string">
            <text:p>UPDATE stocks set moneycontrol_sym='SBI' where symbol='SBIN';</text:p>
          </table:table-cell>
        </table:table-row>
        <table:table-row table:style-name="ro1">
          <table:table-cell office:value-type="string" calcext:value-type="string">
            <text:p>SAIL</text:p>
          </table:table-cell>
          <table:table-cell office:value-type="string" calcext:value-type="string">
            <text:p><text:s/>SAI</text:p>
          </table:table-cell>
          <table:table-cell table:formula="of:=CONCATENATE(&quot;UPDATE stocks set moneycontrol_sym='&quot;;TRIM([.B416]);&quot;' where symbol='&quot;;[.A416];&quot;';&quot;)" office:value-type="string" office:string-value="UPDATE stocks set moneycontrol_sym='SAI' where symbol='SAIL';" calcext:value-type="string">
            <text:p>UPDATE stocks set moneycontrol_sym='SAI' where symbol='SAIL';</text:p>
          </table:table-cell>
        </table:table-row>
        <table:table-row table:style-name="ro1">
          <table:table-cell office:value-type="string" calcext:value-type="string">
            <text:p>STRTECH</text:p>
          </table:table-cell>
          <table:table-cell office:value-type="string" calcext:value-type="string">
            <text:p><text:s/>SO03</text:p>
          </table:table-cell>
          <table:table-cell table:formula="of:=CONCATENATE(&quot;UPDATE stocks set moneycontrol_sym='&quot;;TRIM([.B417]);&quot;' where symbol='&quot;;[.A417];&quot;';&quot;)" office:value-type="string" office:string-value="UPDATE stocks set moneycontrol_sym='SO03' where symbol='STRTECH';" calcext:value-type="string">
            <text:p>UPDATE stocks set moneycontrol_sym='SO03' where symbol='STRTECH';</text:p>
          </table:table-cell>
        </table:table-row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<text:s/>SA10</text:p>
          </table:table-cell>
          <table:table-cell table:formula="of:=CONCATENATE(&quot;UPDATE stocks set moneycontrol_sym='&quot;;TRIM([.B418]);&quot;' where symbol='&quot;;[.A418];&quot;';&quot;)" office:value-type="string" office:string-value="UPDATE stocks set moneycontrol_sym='SA10' where symbol='STAR';" calcext:value-type="string">
            <text:p>UPDATE stocks set moneycontrol_sym='SA10' where symbol='STAR';</text:p>
          </table:table-cell>
        </table:table-row>
        <table:table-row table:style-name="ro1">
          <table:table-cell office:value-type="string" calcext:value-type="string">
            <text:p>SUDARSCHEM</text:p>
          </table:table-cell>
          <table:table-cell office:value-type="string" calcext:value-type="string">
            <text:p><text:s/>SCI05</text:p>
          </table:table-cell>
          <table:table-cell table:formula="of:=CONCATENATE(&quot;UPDATE stocks set moneycontrol_sym='&quot;;TRIM([.B419]);&quot;' where symbol='&quot;;[.A419];&quot;';&quot;)" office:value-type="string" office:string-value="UPDATE stocks set moneycontrol_sym='SCI05' where symbol='SUDARSCHEM';" calcext:value-type="string">
            <text:p>UPDATE stocks set moneycontrol_sym='SCI05' where symbol='SUDARSCHEM';</text:p>
          </table:table-cell>
        </table:table-row>
        <table:table-row table:style-name="ro1">
          <table:table-cell office:value-type="string" calcext:value-type="string">
            <text:p>SPARC</text:p>
          </table:table-cell>
          <table:table-cell office:value-type="string" calcext:value-type="string">
            <text:p><text:s/>SPA</text:p>
          </table:table-cell>
          <table:table-cell table:formula="of:=CONCATENATE(&quot;UPDATE stocks set moneycontrol_sym='&quot;;TRIM([.B420]);&quot;' where symbol='&quot;;[.A420];&quot;';&quot;)" office:value-type="string" office:string-value="UPDATE stocks set moneycontrol_sym='SPA' where symbol='SPARC';" calcext:value-type="string">
            <text:p>UPDATE stocks set moneycontrol_sym='SPA' where symbol='SPARC';</text:p>
          </table:table-cell>
        </table:table-row>
        <table:table-row table:style-name="ro1">
          <table:table-cell office:value-type="string" calcext:value-type="string">
            <text:p>SUNPHARMA</text:p>
          </table:table-cell>
          <table:table-cell office:value-type="string" calcext:value-type="string">
            <text:p><text:s/>SPI</text:p>
          </table:table-cell>
          <table:table-cell table:formula="of:=CONCATENATE(&quot;UPDATE stocks set moneycontrol_sym='&quot;;TRIM([.B421]);&quot;' where symbol='&quot;;[.A421];&quot;';&quot;)" office:value-type="string" office:string-value="UPDATE stocks set moneycontrol_sym='SPI' where symbol='SUNPHARMA';" calcext:value-type="string">
            <text:p>UPDATE stocks set moneycontrol_sym='SPI' where symbol='SUNPHARMA';</text:p>
          </table:table-cell>
        </table:table-row>
        <table:table-row table:style-name="ro1">
          <table:table-cell office:value-type="string" calcext:value-type="string">
            <text:p>SUNTV</text:p>
          </table:table-cell>
          <table:table-cell office:value-type="string" calcext:value-type="string">
            <text:p><text:s/>STV01</text:p>
          </table:table-cell>
          <table:table-cell table:formula="of:=CONCATENATE(&quot;UPDATE stocks set moneycontrol_sym='&quot;;TRIM([.B422]);&quot;' where symbol='&quot;;[.A422];&quot;';&quot;)" office:value-type="string" office:string-value="UPDATE stocks set moneycontrol_sym='STV01' where symbol='SUNTV';" calcext:value-type="string">
            <text:p>UPDATE stocks set moneycontrol_sym='STV01' where symbol='SUNTV';</text:p>
          </table:table-cell>
        </table:table-row>
        <table:table-row table:style-name="ro1">
          <table:table-cell office:value-type="string" calcext:value-type="string">
            <text:p>SUNCLAYLTD</text:p>
          </table:table-cell>
          <table:table-cell office:value-type="string" calcext:value-type="string">
            <text:p><text:s/>SC</text:p>
          </table:table-cell>
          <table:table-cell table:formula="of:=CONCATENATE(&quot;UPDATE stocks set moneycontrol_sym='&quot;;TRIM([.B423]);&quot;' where symbol='&quot;;[.A423];&quot;';&quot;)" office:value-type="string" office:string-value="UPDATE stocks set moneycontrol_sym='SC' where symbol='SUNCLAYLTD';" calcext:value-type="string">
            <text:p>UPDATE stocks set moneycontrol_sym='SC' where symbol='SUNCLAYLTD';</text:p>
          </table:table-cell>
        </table:table-row>
        <table:table-row table:style-name="ro1">
          <table:table-cell office:value-type="string" calcext:value-type="string">
            <text:p>SUNDARMFIN</text:p>
          </table:table-cell>
          <table:table-cell office:value-type="string" calcext:value-type="string">
            <text:p><text:s/>SF20</text:p>
          </table:table-cell>
          <table:table-cell table:formula="of:=CONCATENATE(&quot;UPDATE stocks set moneycontrol_sym='&quot;;TRIM([.B424]);&quot;' where symbol='&quot;;[.A424];&quot;';&quot;)" office:value-type="string" office:string-value="UPDATE stocks set moneycontrol_sym='SF20' where symbol='SUNDARMFIN';" calcext:value-type="string">
            <text:p>UPDATE stocks set moneycontrol_sym='SF20' where symbol='SUNDARMFIN';</text:p>
          </table:table-cell>
        </table:table-row>
        <table:table-row table:style-name="ro1">
          <table:table-cell office:value-type="string" calcext:value-type="string">
            <text:p>SUNDRMFAST</text:p>
          </table:table-cell>
          <table:table-cell office:value-type="string" calcext:value-type="string">
            <text:p><text:s/>SF</text:p>
          </table:table-cell>
          <table:table-cell table:formula="of:=CONCATENATE(&quot;UPDATE stocks set moneycontrol_sym='&quot;;TRIM([.B425]);&quot;' where symbol='&quot;;[.A425];&quot;';&quot;)" office:value-type="string" office:string-value="UPDATE stocks set moneycontrol_sym='SF' where symbol='SUNDRMFAST';" calcext:value-type="string">
            <text:p>UPDATE stocks set moneycontrol_sym='SF' where symbol='SUNDRMFAST';</text:p>
          </table:table-cell>
        </table:table-row>
        <table:table-row table:style-name="ro1">
          <table:table-cell office:value-type="string" calcext:value-type="string">
            <text:p>SUNTECK</text:p>
          </table:table-cell>
          <table:table-cell office:value-type="string" calcext:value-type="string">
            <text:p><text:s/>IE06</text:p>
          </table:table-cell>
          <table:table-cell table:formula="of:=CONCATENATE(&quot;UPDATE stocks set moneycontrol_sym='&quot;;TRIM([.B426]);&quot;' where symbol='&quot;;[.A426];&quot;';&quot;)" office:value-type="string" office:string-value="UPDATE stocks set moneycontrol_sym='IE06' where symbol='SUNTECK';" calcext:value-type="string">
            <text:p>UPDATE stocks set moneycontrol_sym='IE06' where symbol='SUNTECK';</text:p>
          </table:table-cell>
        </table:table-row>
        <table:table-row table:style-name="ro1">
          <table:table-cell office:value-type="string" calcext:value-type="string">
            <text:p>SUPRAJIT</text:p>
          </table:table-cell>
          <table:table-cell office:value-type="string" calcext:value-type="string">
            <text:p><text:s/>SE15</text:p>
          </table:table-cell>
          <table:table-cell table:formula="of:=CONCATENATE(&quot;UPDATE stocks set moneycontrol_sym='&quot;;TRIM([.B427]);&quot;' where symbol='&quot;;[.A427];&quot;';&quot;)" office:value-type="string" office:string-value="UPDATE stocks set moneycontrol_sym='SE15' where symbol='SUPRAJIT';" calcext:value-type="string">
            <text:p>UPDATE stocks set moneycontrol_sym='SE15' where symbol='SUPRAJIT';</text:p>
          </table:table-cell>
        </table:table-row>
        <table:table-row table:style-name="ro1">
          <table:table-cell office:value-type="string" calcext:value-type="string">
            <text:p>SUPREMEIND</text:p>
          </table:table-cell>
          <table:table-cell office:value-type="string" calcext:value-type="string">
            <text:p><text:s/>SI48</text:p>
          </table:table-cell>
          <table:table-cell table:formula="of:=CONCATENATE(&quot;UPDATE stocks set moneycontrol_sym='&quot;;TRIM([.B428]);&quot;' where symbol='&quot;;[.A428];&quot;';&quot;)" office:value-type="string" office:string-value="UPDATE stocks set moneycontrol_sym='SI48' where symbol='SUPREMEIND';" calcext:value-type="string">
            <text:p>UPDATE stocks set moneycontrol_sym='SI48' where symbol='SUPREMEIND';</text:p>
          </table:table-cell>
        </table:table-row>
        <table:table-row table:style-name="ro1">
          <table:table-cell office:value-type="string" calcext:value-type="string">
            <text:p>SUZLON</text:p>
          </table:table-cell>
          <table:table-cell office:value-type="string" calcext:value-type="string">
            <text:p><text:s/>SE17</text:p>
          </table:table-cell>
          <table:table-cell table:formula="of:=CONCATENATE(&quot;UPDATE stocks set moneycontrol_sym='&quot;;TRIM([.B429]);&quot;' where symbol='&quot;;[.A429];&quot;';&quot;)" office:value-type="string" office:string-value="UPDATE stocks set moneycontrol_sym='SE17' where symbol='SUZLON';" calcext:value-type="string">
            <text:p>UPDATE stocks set moneycontrol_sym='SE17' where symbol='SUZLON';</text:p>
          </table:table-cell>
        </table:table-row>
        <table:table-row table:style-name="ro1">
          <table:table-cell office:value-type="string" calcext:value-type="string">
            <text:p>SWANENERGY</text:p>
          </table:table-cell>
          <table:table-cell office:value-type="string" calcext:value-type="string">
            <text:p><text:s/>SM09</text:p>
          </table:table-cell>
          <table:table-cell table:formula="of:=CONCATENATE(&quot;UPDATE stocks set moneycontrol_sym='&quot;;TRIM([.B430]);&quot;' where symbol='&quot;;[.A430];&quot;';&quot;)" office:value-type="string" office:string-value="UPDATE stocks set moneycontrol_sym='SM09' where symbol='SWANENERGY';" calcext:value-type="string">
            <text:p>UPDATE stocks set moneycontrol_sym='SM09' where symbol='SWANENERGY';</text:p>
          </table:table-cell>
        </table:table-row>
        <table:table-row table:style-name="ro1">
          <table:table-cell office:value-type="string" calcext:value-type="string">
            <text:p>SYMPHONY</text:p>
          </table:table-cell>
          <table:table-cell office:value-type="string" calcext:value-type="string">
            <text:p><text:s/>SCS04</text:p>
          </table:table-cell>
          <table:table-cell table:formula="of:=CONCATENATE(&quot;UPDATE stocks set moneycontrol_sym='&quot;;TRIM([.B431]);&quot;' where symbol='&quot;;[.A431];&quot;';&quot;)" office:value-type="string" office:string-value="UPDATE stocks set moneycontrol_sym='SCS04' where symbol='SYMPHONY';" calcext:value-type="string">
            <text:p>UPDATE stocks set moneycontrol_sym='SCS04' where symbol='SYMPHONY';</text:p>
          </table:table-cell>
        </table:table-row>
        <table:table-row table:style-name="ro1">
          <table:table-cell office:value-type="string" calcext:value-type="string">
            <text:p>SYNGENE</text:p>
          </table:table-cell>
          <table:table-cell office:value-type="string" calcext:value-type="string">
            <text:p><text:s/>SI62</text:p>
          </table:table-cell>
          <table:table-cell table:formula="of:=CONCATENATE(&quot;UPDATE stocks set moneycontrol_sym='&quot;;TRIM([.B432]);&quot;' where symbol='&quot;;[.A432];&quot;';&quot;)" office:value-type="string" office:string-value="UPDATE stocks set moneycontrol_sym='SI62' where symbol='SYNGENE';" calcext:value-type="string">
            <text:p>UPDATE stocks set moneycontrol_sym='SI62' where symbol='SYNGENE';</text:p>
          </table:table-cell>
        </table:table-row>
        <table:table-row table:style-name="ro1">
          <table:table-cell office:value-type="string" calcext:value-type="string">
            <text:p>TCIEXP</text:p>
          </table:table-cell>
          <table:table-cell office:value-type="string" calcext:value-type="string">
            <text:p><text:s/>TCI08</text:p>
          </table:table-cell>
          <table:table-cell table:formula="of:=CONCATENATE(&quot;UPDATE stocks set moneycontrol_sym='&quot;;TRIM([.B433]);&quot;' where symbol='&quot;;[.A433];&quot;';&quot;)" office:value-type="string" office:string-value="UPDATE stocks set moneycontrol_sym='TCI08' where symbol='TCIEXP';" calcext:value-type="string">
            <text:p>UPDATE stocks set moneycontrol_sym='TCI08' where symbol='TCIEXP';</text:p>
          </table:table-cell>
        </table:table-row>
        <table:table-row table:style-name="ro1">
          <table:table-cell office:value-type="string" calcext:value-type="string">
            <text:p>TCNSBRANDS</text:p>
          </table:table-cell>
          <table:table-cell office:value-type="string" calcext:value-type="string">
            <text:p><text:s/>TCC</text:p>
          </table:table-cell>
          <table:table-cell table:formula="of:=CONCATENATE(&quot;UPDATE stocks set moneycontrol_sym='&quot;;TRIM([.B434]);&quot;' where symbol='&quot;;[.A434];&quot;';&quot;)" office:value-type="string" office:string-value="UPDATE stocks set moneycontrol_sym='TCC' where symbol='TCNSBRANDS';" calcext:value-type="string">
            <text:p>UPDATE stocks set moneycontrol_sym='TCC' where symbol='TCNSBRANDS';</text:p>
          </table:table-cell>
        </table:table-row>
        <table:table-row table:style-name="ro1">
          <table:table-cell office:value-type="string" calcext:value-type="string">
            <text:p>TTKPRESTIG</text:p>
          </table:table-cell>
          <table:table-cell office:value-type="string" calcext:value-type="string">
            <text:p><text:s/>TTK02</text:p>
          </table:table-cell>
          <table:table-cell table:formula="of:=CONCATENATE(&quot;UPDATE stocks set moneycontrol_sym='&quot;;TRIM([.B435]);&quot;' where symbol='&quot;;[.A435];&quot;';&quot;)" office:value-type="string" office:string-value="UPDATE stocks set moneycontrol_sym='TTK02' where symbol='TTKPRESTIG';" calcext:value-type="string">
            <text:p>UPDATE stocks set moneycontrol_sym='TTK02' where symbol='TTKPRESTIG';</text:p>
          </table:table-cell>
        </table:table-row>
        <table:table-row table:style-name="ro1">
          <table:table-cell office:value-type="string" calcext:value-type="string">
            <text:p>TVTODAY</text:p>
          </table:table-cell>
          <table:table-cell office:value-type="string" calcext:value-type="string">
            <text:p><text:s/>TVT</text:p>
          </table:table-cell>
          <table:table-cell table:formula="of:=CONCATENATE(&quot;UPDATE stocks set moneycontrol_sym='&quot;;TRIM([.B436]);&quot;' where symbol='&quot;;[.A436];&quot;';&quot;)" office:value-type="string" office:string-value="UPDATE stocks set moneycontrol_sym='TVT' where symbol='TVTODAY';" calcext:value-type="string">
            <text:p>UPDATE stocks set moneycontrol_sym='TVT' where symbol='TVTODAY';</text:p>
          </table:table-cell>
        </table:table-row>
        <table:table-row table:style-name="ro1">
          <table:table-cell office:value-type="string" calcext:value-type="string">
            <text:p>TV18BRDCST</text:p>
          </table:table-cell>
          <table:table-cell office:value-type="string" calcext:value-type="string">
            <text:p><text:s/>GBN</text:p>
          </table:table-cell>
          <table:table-cell table:formula="of:=CONCATENATE(&quot;UPDATE stocks set moneycontrol_sym='&quot;;TRIM([.B437]);&quot;' where symbol='&quot;;[.A437];&quot;';&quot;)" office:value-type="string" office:string-value="UPDATE stocks set moneycontrol_sym='GBN' where symbol='TV18BRDCST';" calcext:value-type="string">
            <text:p>UPDATE stocks set moneycontrol_sym='GBN' where symbol='TV18BRDCST';</text:p>
          </table:table-cell>
        </table:table-row>
        <table:table-row table:style-name="ro1">
          <table:table-cell office:value-type="string" calcext:value-type="string">
            <text:p>TVSMOTOR</text:p>
          </table:table-cell>
          <table:table-cell office:value-type="string" calcext:value-type="string">
            <text:p><text:s/>TVS</text:p>
          </table:table-cell>
          <table:table-cell table:formula="of:=CONCATENATE(&quot;UPDATE stocks set moneycontrol_sym='&quot;;TRIM([.B438]);&quot;' where symbol='&quot;;[.A438];&quot;';&quot;)" office:value-type="string" office:string-value="UPDATE stocks set moneycontrol_sym='TVS' where symbol='TVSMOTOR';" calcext:value-type="string">
            <text:p>UPDATE stocks set moneycontrol_sym='TVS' where symbol='TVSMOTOR';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<text:s/>TS09</text:p>
          </table:table-cell>
          <table:table-cell table:formula="of:=CONCATENATE(&quot;UPDATE stocks set moneycontrol_sym='&quot;;TRIM([.B439]);&quot;' where symbol='&quot;;[.A439];&quot;';&quot;)" office:value-type="string" office:string-value="UPDATE stocks set moneycontrol_sym='TS09' where symbol='TAKE';" calcext:value-type="string">
            <text:p>UPDATE stocks set moneycontrol_sym='TS09' where symbol='TAKE';</text:p>
          </table:table-cell>
        </table:table-row>
        <table:table-row table:style-name="ro1">
          <table:table-cell office:value-type="string" calcext:value-type="string">
            <text:p>TASTYBITE</text:p>
          </table:table-cell>
          <table:table-cell office:value-type="string" calcext:value-type="string">
            <text:p><text:s/>TBE</text:p>
          </table:table-cell>
          <table:table-cell table:formula="of:=CONCATENATE(&quot;UPDATE stocks set moneycontrol_sym='&quot;;TRIM([.B440]);&quot;' where symbol='&quot;;[.A440];&quot;';&quot;)" office:value-type="string" office:string-value="UPDATE stocks set moneycontrol_sym='TBE' where symbol='TASTYBITE';" calcext:value-type="string">
            <text:p>UPDATE stocks set moneycontrol_sym='TBE' where symbol='TASTYBITE';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<text:s/>TCS</text:p>
          </table:table-cell>
          <table:table-cell table:formula="of:=CONCATENATE(&quot;UPDATE stocks set moneycontrol_sym='&quot;;TRIM([.B441]);&quot;' where symbol='&quot;;[.A441];&quot;';&quot;)" office:value-type="string" office:string-value="UPDATE stocks set moneycontrol_sym='TCS' where symbol='TCS';" calcext:value-type="string">
            <text:p>UPDATE stocks set moneycontrol_sym='TCS' where symbol='TCS';</text:p>
          </table:table-cell>
        </table:table-row>
        <table:table-row table:style-name="ro1">
          <table:table-cell office:value-type="string" calcext:value-type="string">
            <text:p>TATAELXSI</text:p>
          </table:table-cell>
          <table:table-cell office:value-type="string" calcext:value-type="string">
            <text:p><text:s/>TEI</text:p>
          </table:table-cell>
          <table:table-cell table:formula="of:=CONCATENATE(&quot;UPDATE stocks set moneycontrol_sym='&quot;;TRIM([.B442]);&quot;' where symbol='&quot;;[.A442];&quot;';&quot;)" office:value-type="string" office:string-value="UPDATE stocks set moneycontrol_sym='TEI' where symbol='TATAELXSI';" calcext:value-type="string">
            <text:p>UPDATE stocks set moneycontrol_sym='TEI' where symbol='TATAELXSI';</text:p>
          </table:table-cell>
        </table:table-row>
        <table:table-row table:style-name="ro1">
          <table:table-cell office:value-type="string" calcext:value-type="string">
            <text:p>TATAGLOBAL</text:p>
          </table:table-cell>
          <table:table-cell office:value-type="string" calcext:value-type="string">
            <text:p><text:s/>TT</text:p>
          </table:table-cell>
          <table:table-cell table:formula="of:=CONCATENATE(&quot;UPDATE stocks set moneycontrol_sym='&quot;;TRIM([.B443]);&quot;' where symbol='&quot;;[.A443];&quot;';&quot;)" office:value-type="string" office:string-value="UPDATE stocks set moneycontrol_sym='TT' where symbol='TATAGLOBAL';" calcext:value-type="string">
            <text:p>UPDATE stocks set moneycontrol_sym='TT' where symbol='TATAGLOBAL';</text:p>
          </table:table-cell>
        </table:table-row>
        <table:table-row table:style-name="ro1">
          <table:table-cell office:value-type="string" calcext:value-type="string">
            <text:p>TATAINVEST</text:p>
          </table:table-cell>
          <table:table-cell office:value-type="string" calcext:value-type="string">
            <text:p><text:s/>TIC</text:p>
          </table:table-cell>
          <table:table-cell table:formula="of:=CONCATENATE(&quot;UPDATE stocks set moneycontrol_sym='&quot;;TRIM([.B444]);&quot;' where symbol='&quot;;[.A444];&quot;';&quot;)" office:value-type="string" office:string-value="UPDATE stocks set moneycontrol_sym='TIC' where symbol='TATAINVEST';" calcext:value-type="string">
            <text:p>UPDATE stocks set moneycontrol_sym='TIC' where symbol='TATAINVEST';</text:p>
          </table:table-cell>
        </table:table-row>
        <table:table-row table:style-name="ro1">
          <table:table-cell office:value-type="string" calcext:value-type="string">
            <text:p>TATAMTRDVR</text:p>
          </table:table-cell>
          <table:table-cell office:value-type="string" calcext:value-type="string">
            <text:p><text:s/>TMD</text:p>
          </table:table-cell>
          <table:table-cell table:formula="of:=CONCATENATE(&quot;UPDATE stocks set moneycontrol_sym='&quot;;TRIM([.B445]);&quot;' where symbol='&quot;;[.A445];&quot;';&quot;)" office:value-type="string" office:string-value="UPDATE stocks set moneycontrol_sym='TMD' where symbol='TATAMTRDVR';" calcext:value-type="string">
            <text:p>UPDATE stocks set moneycontrol_sym='TMD' where symbol='TATAMTRDVR';</text:p>
          </table:table-cell>
        </table:table-row>
        <table:table-row table:style-name="ro1">
          <table:table-cell office:value-type="string" calcext:value-type="string">
            <text:p>TATAMOTORS</text:p>
          </table:table-cell>
          <table:table-cell office:value-type="string" calcext:value-type="string">
            <text:p><text:s/>TEL</text:p>
          </table:table-cell>
          <table:table-cell table:formula="of:=CONCATENATE(&quot;UPDATE stocks set moneycontrol_sym='&quot;;TRIM([.B446]);&quot;' where symbol='&quot;;[.A446];&quot;';&quot;)" office:value-type="string" office:string-value="UPDATE stocks set moneycontrol_sym='TEL' where symbol='TATAMOTORS';" calcext:value-type="string">
            <text:p>UPDATE stocks set moneycontrol_sym='TEL' where symbol='TATAMOTORS';</text:p>
          </table:table-cell>
        </table:table-row>
        <table:table-row table:style-name="ro1">
          <table:table-cell office:value-type="string" calcext:value-type="string">
            <text:p>TATAPOWER</text:p>
          </table:table-cell>
          <table:table-cell office:value-type="string" calcext:value-type="string">
            <text:p><text:s/>TPC</text:p>
          </table:table-cell>
          <table:table-cell table:formula="of:=CONCATENATE(&quot;UPDATE stocks set moneycontrol_sym='&quot;;TRIM([.B447]);&quot;' where symbol='&quot;;[.A447];&quot;';&quot;)" office:value-type="string" office:string-value="UPDATE stocks set moneycontrol_sym='TPC' where symbol='TATAPOWER';" calcext:value-type="string">
            <text:p>UPDATE stocks set moneycontrol_sym='TPC' where symbol='TATAPOWER';</text:p>
          </table:table-cell>
        </table:table-row>
        <table:table-row table:style-name="ro1">
          <table:table-cell office:value-type="string" calcext:value-type="string">
            <text:p>TATASTLBSL</text:p>
          </table:table-cell>
          <table:table-cell office:value-type="string" calcext:value-type="string">
            <text:p><text:s/>BSS</text:p>
          </table:table-cell>
          <table:table-cell table:formula="of:=CONCATENATE(&quot;UPDATE stocks set moneycontrol_sym='&quot;;TRIM([.B448]);&quot;' where symbol='&quot;;[.A448];&quot;';&quot;)" office:value-type="string" office:string-value="UPDATE stocks set moneycontrol_sym='BSS' where symbol='TATASTLBSL';" calcext:value-type="string">
            <text:p>UPDATE stocks set moneycontrol_sym='BSS' where symbol='TATASTLBSL';</text:p>
          </table:table-cell>
        </table:table-row>
        <table:table-row table:style-name="ro1">
          <table:table-cell office:value-type="string" calcext:value-type="string">
            <text:p>TATASTEEL</text:p>
          </table:table-cell>
          <table:table-cell office:value-type="string" calcext:value-type="string">
            <text:p><text:s/>TIS</text:p>
          </table:table-cell>
          <table:table-cell table:formula="of:=CONCATENATE(&quot;UPDATE stocks set moneycontrol_sym='&quot;;TRIM([.B449]);&quot;' where symbol='&quot;;[.A449];&quot;';&quot;)" office:value-type="string" office:string-value="UPDATE stocks set moneycontrol_sym='TIS' where symbol='TATASTEEL';" calcext:value-type="string">
            <text:p>UPDATE stocks set moneycontrol_sym='TIS' where symbol='TATASTEEL';</text:p>
          </table:table-cell>
        </table:table-row>
        <table:table-row table:style-name="ro1">
          <table:table-cell office:value-type="string" calcext:value-type="string">
            <text:p>TEAMLEASE</text:p>
          </table:table-cell>
          <table:table-cell office:value-type="string" calcext:value-type="string">
            <text:p><text:s/>TS15</text:p>
          </table:table-cell>
          <table:table-cell table:formula="of:=CONCATENATE(&quot;UPDATE stocks set moneycontrol_sym='&quot;;TRIM([.B450]);&quot;' where symbol='&quot;;[.A450];&quot;';&quot;)" office:value-type="string" office:string-value="UPDATE stocks set moneycontrol_sym='TS15' where symbol='TEAMLEASE';" calcext:value-type="string">
            <text:p>UPDATE stocks set moneycontrol_sym='TS15' where symbol='TEAMLEASE';</text:p>
          </table:table-cell>
        </table:table-row>
        <table:table-row table:style-name="ro1">
          <table:table-cell office:value-type="string" calcext:value-type="string">
            <text:p>TECHM</text:p>
          </table:table-cell>
          <table:table-cell office:value-type="string" calcext:value-type="string">
            <text:p><text:s/>TM4</text:p>
          </table:table-cell>
          <table:table-cell table:formula="of:=CONCATENATE(&quot;UPDATE stocks set moneycontrol_sym='&quot;;TRIM([.B451]);&quot;' where symbol='&quot;;[.A451];&quot;';&quot;)" office:value-type="string" office:string-value="UPDATE stocks set moneycontrol_sym='TM4' where symbol='TECHM';" calcext:value-type="string">
            <text:p>UPDATE stocks set moneycontrol_sym='TM4' where symbol='TECHM';</text:p>
          </table:table-cell>
        </table:table-row>
        <table:table-row table:style-name="ro1">
          <table:table-cell office:value-type="string" calcext:value-type="string">
            <text:p>TECHNOE</text:p>
          </table:table-cell>
          <table:table-cell office:value-type="string" calcext:value-type="string">
            <text:p><text:s/>TEE</text:p>
          </table:table-cell>
          <table:table-cell table:formula="of:=CONCATENATE(&quot;UPDATE stocks set moneycontrol_sym='&quot;;TRIM([.B452]);&quot;' where symbol='&quot;;[.A452];&quot;';&quot;)" office:value-type="string" office:string-value="UPDATE stocks set moneycontrol_sym='TEE' where symbol='TECHNOE';" calcext:value-type="string">
            <text:p>UPDATE stocks set moneycontrol_sym='TEE' where symbol='TECHNOE';</text:p>
          </table:table-cell>
        </table:table-row>
        <table:table-row table:style-name="ro1">
          <table:table-cell office:value-type="string" calcext:value-type="string">
            <text:p>NIACL</text:p>
          </table:table-cell>
          <table:table-cell office:value-type="string" calcext:value-type="string">
            <text:p><text:s/>NIA</text:p>
          </table:table-cell>
          <table:table-cell table:formula="of:=CONCATENATE(&quot;UPDATE stocks set moneycontrol_sym='&quot;;TRIM([.B453]);&quot;' where symbol='&quot;;[.A453];&quot;';&quot;)" office:value-type="string" office:string-value="UPDATE stocks set moneycontrol_sym='NIA' where symbol='NIACL';" calcext:value-type="string">
            <text:p>UPDATE stocks set moneycontrol_sym='NIA' where symbol='NIACL';</text:p>
          </table:table-cell>
        </table:table-row>
        <table:table-row table:style-name="ro1">
          <table:table-cell office:value-type="string" calcext:value-type="string">
            <text:p>RAMCOCEM</text:p>
          </table:table-cell>
          <table:table-cell office:value-type="string" calcext:value-type="string">
            <text:p><text:s/>MC</text:p>
          </table:table-cell>
          <table:table-cell table:formula="of:=CONCATENATE(&quot;UPDATE stocks set moneycontrol_sym='&quot;;TRIM([.B454]);&quot;' where symbol='&quot;;[.A454];&quot;';&quot;)" office:value-type="string" office:string-value="UPDATE stocks set moneycontrol_sym='MC' where symbol='RAMCOCEM';" calcext:value-type="string">
            <text:p>UPDATE stocks set moneycontrol_sym='MC' where symbol='RAMCOCEM';</text:p>
          </table:table-cell>
        </table:table-row>
        <table:table-row table:style-name="ro1">
          <table:table-cell office:value-type="string" calcext:value-type="string">
            <text:p>THERMAX</text:p>
          </table:table-cell>
          <table:table-cell office:value-type="string" calcext:value-type="string">
            <text:p><text:s/>T</text:p>
          </table:table-cell>
          <table:table-cell table:formula="of:=CONCATENATE(&quot;UPDATE stocks set moneycontrol_sym='&quot;;TRIM([.B455]);&quot;' where symbol='&quot;;[.A455];&quot;';&quot;)" office:value-type="string" office:string-value="UPDATE stocks set moneycontrol_sym='T' where symbol='THERMAX';" calcext:value-type="string">
            <text:p>UPDATE stocks set moneycontrol_sym='T' where symbol='THERMAX';</text:p>
          </table:table-cell>
        </table:table-row>
        <table:table-row table:style-name="ro1">
          <table:table-cell office:value-type="string" calcext:value-type="string">
            <text:p>THYROCARE</text:p>
          </table:table-cell>
          <table:table-cell office:value-type="string" calcext:value-type="string">
            <text:p><text:s/>TT14</text:p>
          </table:table-cell>
          <table:table-cell table:formula="of:=CONCATENATE(&quot;UPDATE stocks set moneycontrol_sym='&quot;;TRIM([.B456]);&quot;' where symbol='&quot;;[.A456];&quot;';&quot;)" office:value-type="string" office:string-value="UPDATE stocks set moneycontrol_sym='TT14' where symbol='THYROCARE';" calcext:value-type="string">
            <text:p>UPDATE stocks set moneycontrol_sym='TT14' where symbol='THYROCARE';</text:p>
          </table:table-cell>
        </table:table-row>
        <table:table-row table:style-name="ro1">
          <table:table-cell office:value-type="string" calcext:value-type="string">
            <text:p>TIMETECHNO</text:p>
          </table:table-cell>
          <table:table-cell office:value-type="string" calcext:value-type="string">
            <text:p><text:s/>TT08</text:p>
          </table:table-cell>
          <table:table-cell table:formula="of:=CONCATENATE(&quot;UPDATE stocks set moneycontrol_sym='&quot;;TRIM([.B457]);&quot;' where symbol='&quot;;[.A457];&quot;';&quot;)" office:value-type="string" office:string-value="UPDATE stocks set moneycontrol_sym='TT08' where symbol='TIMETECHNO';" calcext:value-type="string">
            <text:p>UPDATE stocks set moneycontrol_sym='TT08' where symbol='TIMETECHNO';</text:p>
          </table:table-cell>
        </table:table-row>
        <table:table-row table:style-name="ro1">
          <table:table-cell office:value-type="string" calcext:value-type="string">
            <text:p>TIMKEN</text:p>
          </table:table-cell>
          <table:table-cell office:value-type="string" calcext:value-type="string">
            <text:p><text:s/>TT04</text:p>
          </table:table-cell>
          <table:table-cell table:formula="of:=CONCATENATE(&quot;UPDATE stocks set moneycontrol_sym='&quot;;TRIM([.B458]);&quot;' where symbol='&quot;;[.A458];&quot;';&quot;)" office:value-type="string" office:string-value="UPDATE stocks set moneycontrol_sym='TT04' where symbol='TIMKEN';" calcext:value-type="string">
            <text:p>UPDATE stocks set moneycontrol_sym='TT04' where symbol='TIMKEN';</text:p>
          </table:table-cell>
        </table:table-row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<text:s/>TI01</text:p>
          </table:table-cell>
          <table:table-cell table:formula="of:=CONCATENATE(&quot;UPDATE stocks set moneycontrol_sym='&quot;;TRIM([.B459]);&quot;' where symbol='&quot;;[.A459];&quot;';&quot;)" office:value-type="string" office:string-value="UPDATE stocks set moneycontrol_sym='TI01' where symbol='TITAN';" calcext:value-type="string">
            <text:p>UPDATE stocks set moneycontrol_sym='TI01' where symbol='TITAN';</text:p>
          </table:table-cell>
        </table:table-row>
        <table:table-row table:style-name="ro1">
          <table:table-cell office:value-type="string" calcext:value-type="string">
            <text:p>TORNTPHARM</text:p>
          </table:table-cell>
          <table:table-cell office:value-type="string" calcext:value-type="string">
            <text:p><text:s/>TP06</text:p>
          </table:table-cell>
          <table:table-cell table:formula="of:=CONCATENATE(&quot;UPDATE stocks set moneycontrol_sym='&quot;;TRIM([.B460]);&quot;' where symbol='&quot;;[.A460];&quot;';&quot;)" office:value-type="string" office:string-value="UPDATE stocks set moneycontrol_sym='TP06' where symbol='TORNTPHARM';" calcext:value-type="string">
            <text:p>UPDATE stocks set moneycontrol_sym='TP06' where symbol='TORNTPHARM';</text:p>
          </table:table-cell>
        </table:table-row>
        <table:table-row table:style-name="ro1">
          <table:table-cell office:value-type="string" calcext:value-type="string">
            <text:p>TORNTPOWER</text:p>
          </table:table-cell>
          <table:table-cell office:value-type="string" calcext:value-type="string">
            <text:p><text:s/>TP13</text:p>
          </table:table-cell>
          <table:table-cell table:formula="of:=CONCATENATE(&quot;UPDATE stocks set moneycontrol_sym='&quot;;TRIM([.B461]);&quot;' where symbol='&quot;;[.A461];&quot;';&quot;)" office:value-type="string" office:string-value="UPDATE stocks set moneycontrol_sym='TP13' where symbol='TORNTPOWER';" calcext:value-type="string">
            <text:p>UPDATE stocks set moneycontrol_sym='TP13' where symbol='TORNTPOWER';</text:p>
          </table:table-cell>
        </table:table-row>
        <table:table-row table:style-name="ro1">
          <table:table-cell office:value-type="string" calcext:value-type="string">
            <text:p>TRENT</text:p>
          </table:table-cell>
          <table:table-cell office:value-type="string" calcext:value-type="string">
            <text:p><text:s/>L</text:p>
          </table:table-cell>
          <table:table-cell table:formula="of:=CONCATENATE(&quot;UPDATE stocks set moneycontrol_sym='&quot;;TRIM([.B462]);&quot;' where symbol='&quot;;[.A462];&quot;';&quot;)" office:value-type="string" office:string-value="UPDATE stocks set moneycontrol_sym='L' where symbol='TRENT';" calcext:value-type="string">
            <text:p>UPDATE stocks set moneycontrol_sym='L' where symbol='TRENT';</text:p>
          </table:table-cell>
        </table:table-row>
        <table:table-row table:style-name="ro1">
          <table:table-cell office:value-type="string" calcext:value-type="string">
            <text:p>TRIDENT</text:p>
          </table:table-cell>
          <table:table-cell office:value-type="string" calcext:value-type="string">
            <text:p><text:s/>AI01</text:p>
          </table:table-cell>
          <table:table-cell table:formula="of:=CONCATENATE(&quot;UPDATE stocks set moneycontrol_sym='&quot;;TRIM([.B463]);&quot;' where symbol='&quot;;[.A463];&quot;';&quot;)" office:value-type="string" office:string-value="UPDATE stocks set moneycontrol_sym='AI01' where symbol='TRIDENT';" calcext:value-type="string">
            <text:p>UPDATE stocks set moneycontrol_sym='AI01' where symbol='TRIDENT';</text:p>
          </table:table-cell>
        </table:table-row>
        <table:table-row table:style-name="ro1">
          <table:table-cell office:value-type="string" calcext:value-type="string">
            <text:p>TRITURBINE</text:p>
          </table:table-cell>
          <table:table-cell office:value-type="string" calcext:value-type="string">
            <text:p><text:s/>TT12</text:p>
          </table:table-cell>
          <table:table-cell table:formula="of:=CONCATENATE(&quot;UPDATE stocks set moneycontrol_sym='&quot;;TRIM([.B464]);&quot;' where symbol='&quot;;[.A464];&quot;';&quot;)" office:value-type="string" office:string-value="UPDATE stocks set moneycontrol_sym='TT12' where symbol='TRITURBINE';" calcext:value-type="string">
            <text:p>UPDATE stocks set moneycontrol_sym='TT12' where symbol='TRITURBINE';</text:p>
          </table:table-cell>
        </table:table-row>
        <table:table-row table:style-name="ro1">
          <table:table-cell office:value-type="string" calcext:value-type="string">
            <text:p>TIINDIA</text:p>
          </table:table-cell>
          <table:table-cell office:value-type="string" calcext:value-type="string">
            <text:p><text:s/>TIIND54076</text:p>
          </table:table-cell>
          <table:table-cell table:formula="of:=CONCATENATE(&quot;UPDATE stocks set moneycontrol_sym='&quot;;TRIM([.B465]);&quot;' where symbol='&quot;;[.A465];&quot;';&quot;)" office:value-type="string" office:string-value="UPDATE stocks set moneycontrol_sym='TIIND54076' where symbol='TIINDIA';" calcext:value-type="string">
            <text:p>UPDATE stocks set moneycontrol_sym='TIIND54076' where symbol='TIINDIA';</text:p>
          </table:table-cell>
        </table:table-row>
        <table:table-row table:style-name="ro1">
          <table:table-cell office:value-type="string" calcext:value-type="string">
            <text:p>UCOBANK</text:p>
          </table:table-cell>
          <table:table-cell office:value-type="string" calcext:value-type="string">
            <text:p><text:s/>UCO</text:p>
          </table:table-cell>
          <table:table-cell table:formula="of:=CONCATENATE(&quot;UPDATE stocks set moneycontrol_sym='&quot;;TRIM([.B466]);&quot;' where symbol='&quot;;[.A466];&quot;';&quot;)" office:value-type="string" office:string-value="UPDATE stocks set moneycontrol_sym='UCO' where symbol='UCOBANK';" calcext:value-type="string">
            <text:p>UPDATE stocks set moneycontrol_sym='UCO' where symbol='UCOBANK';</text:p>
          </table:table-cell>
        </table:table-row>
        <table:table-row table:style-name="ro1">
          <table:table-cell office:value-type="string" calcext:value-type="string">
            <text:p>UFLEX</text:p>
          </table:table-cell>
          <table:table-cell office:value-type="string" calcext:value-type="string">
            <text:p><text:s/>FI08</text:p>
          </table:table-cell>
          <table:table-cell table:formula="of:=CONCATENATE(&quot;UPDATE stocks set moneycontrol_sym='&quot;;TRIM([.B467]);&quot;' where symbol='&quot;;[.A467];&quot;';&quot;)" office:value-type="string" office:string-value="UPDATE stocks set moneycontrol_sym='FI08' where symbol='UFLEX';" calcext:value-type="string">
            <text:p>UPDATE stocks set moneycontrol_sym='FI08' where symbol='UFLEX';</text:p>
          </table:table-cell>
        </table:table-row>
        <table:table-row table:style-name="ro1">
          <table:table-cell office:value-type="string" calcext:value-type="string">
            <text:p>UPL</text:p>
          </table:table-cell>
          <table:table-cell office:value-type="string" calcext:value-type="string">
            <text:p><text:s/>SI10</text:p>
          </table:table-cell>
          <table:table-cell table:formula="of:=CONCATENATE(&quot;UPDATE stocks set moneycontrol_sym='&quot;;TRIM([.B468]);&quot;' where symbol='&quot;;[.A468];&quot;';&quot;)" office:value-type="string" office:string-value="UPDATE stocks set moneycontrol_sym='SI10' where symbol='UPL';" calcext:value-type="string">
            <text:p>UPDATE stocks set moneycontrol_sym='SI10' where symbol='UPL';</text:p>
          </table:table-cell>
        </table:table-row>
        <table:table-row table:style-name="ro1">
          <table:table-cell office:value-type="string" calcext:value-type="string">
            <text:p>UJJIVAN</text:p>
          </table:table-cell>
          <table:table-cell office:value-type="string" calcext:value-type="string">
            <text:p><text:s/>USF</text:p>
          </table:table-cell>
          <table:table-cell table:formula="of:=CONCATENATE(&quot;UPDATE stocks set moneycontrol_sym='&quot;;TRIM([.B469]);&quot;' where symbol='&quot;;[.A469];&quot;';&quot;)" office:value-type="string" office:string-value="UPDATE stocks set moneycontrol_sym='USF' where symbol='UJJIVAN';" calcext:value-type="string">
            <text:p>UPDATE stocks set moneycontrol_sym='USF' where symbol='UJJIVAN';</text:p>
          </table:table-cell>
        </table:table-row>
        <table:table-row table:style-name="ro1">
          <table:table-cell office:value-type="string" calcext:value-type="string">
            <text:p>ULTRACEMCO</text:p>
          </table:table-cell>
          <table:table-cell office:value-type="string" calcext:value-type="string">
            <text:p><text:s/>UTC</text:p>
          </table:table-cell>
          <table:table-cell table:formula="of:=CONCATENATE(&quot;UPDATE stocks set moneycontrol_sym='&quot;;TRIM([.B470]);&quot;' where symbol='&quot;;[.A470];&quot;';&quot;)" office:value-type="string" office:string-value="UPDATE stocks set moneycontrol_sym='UTC' where symbol='ULTRACEMCO';" calcext:value-type="string">
            <text:p>UPDATE stocks set moneycontrol_sym='UTC' where symbol='ULTRACEMCO';</text:p>
          </table:table-cell>
        </table:table-row>
        <table:table-row table:style-name="ro1">
          <table:table-cell office:value-type="string" calcext:value-type="string">
            <text:p>UNIONBANK</text:p>
          </table:table-cell>
          <table:table-cell office:value-type="string" calcext:value-type="string">
            <text:p><text:s/>UBI01</text:p>
          </table:table-cell>
          <table:table-cell table:formula="of:=CONCATENATE(&quot;UPDATE stocks set moneycontrol_sym='&quot;;TRIM([.B471]);&quot;' where symbol='&quot;;[.A471];&quot;';&quot;)" office:value-type="string" office:string-value="UPDATE stocks set moneycontrol_sym='UBI01' where symbol='UNIONBANK';" calcext:value-type="string">
            <text:p>UPDATE stocks set moneycontrol_sym='UBI01' where symbol='UNIONBANK';</text:p>
          </table:table-cell>
        </table:table-row>
        <table:table-row table:style-name="ro1">
          <table:table-cell office:value-type="string" calcext:value-type="string">
            <text:p>UBL</text:p>
          </table:table-cell>
          <table:table-cell office:value-type="string" calcext:value-type="string">
            <text:p><text:s/>UBB</text:p>
          </table:table-cell>
          <table:table-cell table:formula="of:=CONCATENATE(&quot;UPDATE stocks set moneycontrol_sym='&quot;;TRIM([.B472]);&quot;' where symbol='&quot;;[.A472];&quot;';&quot;)" office:value-type="string" office:string-value="UPDATE stocks set moneycontrol_sym='UBB' where symbol='UBL';" calcext:value-type="string">
            <text:p>UPDATE stocks set moneycontrol_sym='UBB' where symbol='UBL';</text:p>
          </table:table-cell>
        </table:table-row>
        <table:table-row table:style-name="ro1">
          <table:table-cell office:value-type="string" calcext:value-type="string">
            <text:p>MCDOWELL-N</text:p>
          </table:table-cell>
          <table:table-cell office:value-type="string" calcext:value-type="string">
            <text:p><text:s/>MC08</text:p>
          </table:table-cell>
          <table:table-cell table:formula="of:=CONCATENATE(&quot;UPDATE stocks set moneycontrol_sym='&quot;;TRIM([.B473]);&quot;' where symbol='&quot;;[.A473];&quot;';&quot;)" office:value-type="string" office:string-value="UPDATE stocks set moneycontrol_sym='MC08' where symbol='MCDOWELL-N';" calcext:value-type="string">
            <text:p>UPDATE stocks set moneycontrol_sym='MC08' where symbol='MCDOWELL-N';</text:p>
          </table:table-cell>
        </table:table-row>
        <table:table-row table:style-name="ro1">
          <table:table-cell office:value-type="string" calcext:value-type="string">
            <text:p>VGUARD</text:p>
          </table:table-cell>
          <table:table-cell office:value-type="string" calcext:value-type="string">
            <text:p><text:s/>VI16</text:p>
          </table:table-cell>
          <table:table-cell table:formula="of:=CONCATENATE(&quot;UPDATE stocks set moneycontrol_sym='&quot;;TRIM([.B474]);&quot;' where symbol='&quot;;[.A474];&quot;';&quot;)" office:value-type="string" office:string-value="UPDATE stocks set moneycontrol_sym='VI16' where symbol='VGUARD';" calcext:value-type="string">
            <text:p>UPDATE stocks set moneycontrol_sym='VI16' where symbol='VGUARD';</text:p>
          </table:table-cell>
        </table:table-row>
        <table:table-row table:style-name="ro1">
          <table:table-cell office:value-type="string" calcext:value-type="string">
            <text:p>VMART</text:p>
          </table:table-cell>
          <table:table-cell office:value-type="string" calcext:value-type="string">
            <text:p><text:s/>VR03</text:p>
          </table:table-cell>
          <table:table-cell table:formula="of:=CONCATENATE(&quot;UPDATE stocks set moneycontrol_sym='&quot;;TRIM([.B475]);&quot;' where symbol='&quot;;[.A475];&quot;';&quot;)" office:value-type="string" office:string-value="UPDATE stocks set moneycontrol_sym='VR03' where symbol='VMART';" calcext:value-type="string">
            <text:p>UPDATE stocks set moneycontrol_sym='VR03' where symbol='VMART';</text:p>
          </table:table-cell>
        </table:table-row>
        <table:table-row table:style-name="ro1">
          <table:table-cell office:value-type="string" calcext:value-type="string">
            <text:p>VIPIND</text:p>
          </table:table-cell>
          <table:table-cell office:value-type="string" calcext:value-type="string">
            <text:p><text:s/>VIP</text:p>
          </table:table-cell>
          <table:table-cell table:formula="of:=CONCATENATE(&quot;UPDATE stocks set moneycontrol_sym='&quot;;TRIM([.B476]);&quot;' where symbol='&quot;;[.A476];&quot;';&quot;)" office:value-type="string" office:string-value="UPDATE stocks set moneycontrol_sym='VIP' where symbol='VIPIND';" calcext:value-type="string">
            <text:p>UPDATE stocks set moneycontrol_sym='VIP' where symbol='VIPIND';</text:p>
          </table:table-cell>
        </table:table-row>
        <table:table-row table:style-name="ro1">
          <table:table-cell office:value-type="string" calcext:value-type="string">
            <text:p>VRLLOG</text:p>
          </table:table-cell>
          <table:table-cell office:value-type="string" calcext:value-type="string">
            <text:p><text:s/>VL08</text:p>
          </table:table-cell>
          <table:table-cell table:formula="of:=CONCATENATE(&quot;UPDATE stocks set moneycontrol_sym='&quot;;TRIM([.B477]);&quot;' where symbol='&quot;;[.A477];&quot;';&quot;)" office:value-type="string" office:string-value="UPDATE stocks set moneycontrol_sym='VL08' where symbol='VRLLOG';" calcext:value-type="string">
            <text:p>UPDATE stocks set moneycontrol_sym='VL08' where symbol='VRLLOG';</text:p>
          </table:table-cell>
        </table:table-row>
        <table:table-row table:style-name="ro1">
          <table:table-cell office:value-type="string" calcext:value-type="string">
            <text:p>VSTIND</text:p>
          </table:table-cell>
          <table:table-cell office:value-type="string" calcext:value-type="string">
            <text:p><text:s/>VST</text:p>
          </table:table-cell>
          <table:table-cell table:formula="of:=CONCATENATE(&quot;UPDATE stocks set moneycontrol_sym='&quot;;TRIM([.B478]);&quot;' where symbol='&quot;;[.A478];&quot;';&quot;)" office:value-type="string" office:string-value="UPDATE stocks set moneycontrol_sym='VST' where symbol='VSTIND';" calcext:value-type="string">
            <text:p>UPDATE stocks set moneycontrol_sym='VST' where symbol='VSTIND';</text:p>
          </table:table-cell>
        </table:table-row>
        <table:table-row table:style-name="ro1">
          <table:table-cell office:value-type="string" calcext:value-type="string">
            <text:p>WABAG</text:p>
          </table:table-cell>
          <table:table-cell office:value-type="string" calcext:value-type="string">
            <text:p><text:s/>VTW</text:p>
          </table:table-cell>
          <table:table-cell table:formula="of:=CONCATENATE(&quot;UPDATE stocks set moneycontrol_sym='&quot;;TRIM([.B479]);&quot;' where symbol='&quot;;[.A479];&quot;';&quot;)" office:value-type="string" office:string-value="UPDATE stocks set moneycontrol_sym='VTW' where symbol='WABAG';" calcext:value-type="string">
            <text:p>UPDATE stocks set moneycontrol_sym='VTW' where symbol='WABAG';</text:p>
          </table:table-cell>
        </table:table-row>
        <table:table-row table:style-name="ro1">
          <table:table-cell office:value-type="string" calcext:value-type="string">
            <text:p>VAIBHAVGBL</text:p>
          </table:table-cell>
          <table:table-cell office:value-type="string" calcext:value-type="string">
            <text:p><text:s/>VG02</text:p>
          </table:table-cell>
          <table:table-cell table:formula="of:=CONCATENATE(&quot;UPDATE stocks set moneycontrol_sym='&quot;;TRIM([.B480]);&quot;' where symbol='&quot;;[.A480];&quot;';&quot;)" office:value-type="string" office:string-value="UPDATE stocks set moneycontrol_sym='VG02' where symbol='VAIBHAVGBL';" calcext:value-type="string">
            <text:p>UPDATE stocks set moneycontrol_sym='VG02' where symbol='VAIBHAVGBL';</text:p>
          </table:table-cell>
        </table:table-row>
        <table:table-row table:style-name="ro1">
          <table:table-cell office:value-type="string" calcext:value-type="string">
            <text:p>VAKRANGEE</text:p>
          </table:table-cell>
          <table:table-cell office:value-type="string" calcext:value-type="string">
            <text:p><text:s/>VI02</text:p>
          </table:table-cell>
          <table:table-cell table:formula="of:=CONCATENATE(&quot;UPDATE stocks set moneycontrol_sym='&quot;;TRIM([.B481]);&quot;' where symbol='&quot;;[.A481];&quot;';&quot;)" office:value-type="string" office:string-value="UPDATE stocks set moneycontrol_sym='VI02' where symbol='VAKRANGEE';" calcext:value-type="string">
            <text:p>UPDATE stocks set moneycontrol_sym='VI02' where symbol='VAKRANGEE';</text:p>
          </table:table-cell>
        </table:table-row>
        <table:table-row table:style-name="ro1">
          <table:table-cell office:value-type="string" calcext:value-type="string">
            <text:p>VTL</text:p>
          </table:table-cell>
          <table:table-cell office:value-type="string" calcext:value-type="string">
            <text:p><text:s/>MSM</text:p>
          </table:table-cell>
          <table:table-cell table:formula="of:=CONCATENATE(&quot;UPDATE stocks set moneycontrol_sym='&quot;;TRIM([.B482]);&quot;' where symbol='&quot;;[.A482];&quot;';&quot;)" office:value-type="string" office:string-value="UPDATE stocks set moneycontrol_sym='MSM' where symbol='VTL';" calcext:value-type="string">
            <text:p>UPDATE stocks set moneycontrol_sym='MSM' where symbol='VTL';</text:p>
          </table:table-cell>
        </table:table-row>
        <table:table-row table:style-name="ro1">
          <table:table-cell office:value-type="string" calcext:value-type="string">
            <text:p>VARROC</text:p>
          </table:table-cell>
          <table:table-cell office:value-type="string" calcext:value-type="string">
            <text:p><text:s/>VE08</text:p>
          </table:table-cell>
          <table:table-cell table:formula="of:=CONCATENATE(&quot;UPDATE stocks set moneycontrol_sym='&quot;;TRIM([.B483]);&quot;' where symbol='&quot;;[.A483];&quot;';&quot;)" office:value-type="string" office:string-value="UPDATE stocks set moneycontrol_sym='VE08' where symbol='VARROC';" calcext:value-type="string">
            <text:p>UPDATE stocks set moneycontrol_sym='VE08' where symbol='VARROC';</text:p>
          </table:table-cell>
        </table:table-row>
        <table:table-row table:style-name="ro1">
          <table:table-cell office:value-type="string" calcext:value-type="string">
            <text:p>VBL</text:p>
          </table:table-cell>
          <table:table-cell office:value-type="string" calcext:value-type="string">
            <text:p><text:s/>VB05</text:p>
          </table:table-cell>
          <table:table-cell table:formula="of:=CONCATENATE(&quot;UPDATE stocks set moneycontrol_sym='&quot;;TRIM([.B484]);&quot;' where symbol='&quot;;[.A484];&quot;';&quot;)" office:value-type="string" office:string-value="UPDATE stocks set moneycontrol_sym='VB05' where symbol='VBL';" calcext:value-type="string">
            <text:p>UPDATE stocks set moneycontrol_sym='VB05' where symbol='VBL';</text:p>
          </table:table-cell>
        </table:table-row>
        <table:table-row table:style-name="ro1">
          <table:table-cell office:value-type="string" calcext:value-type="string">
            <text:p>VEDL</text:p>
          </table:table-cell>
          <table:table-cell office:value-type="string" calcext:value-type="string">
            <text:p><text:s/>SG</text:p>
          </table:table-cell>
          <table:table-cell table:formula="of:=CONCATENATE(&quot;UPDATE stocks set moneycontrol_sym='&quot;;TRIM([.B485]);&quot;' where symbol='&quot;;[.A485];&quot;';&quot;)" office:value-type="string" office:string-value="UPDATE stocks set moneycontrol_sym='SG' where symbol='VEDL';" calcext:value-type="string">
            <text:p>UPDATE stocks set moneycontrol_sym='SG' where symbol='VEDL';</text:p>
          </table:table-cell>
        </table:table-row>
        <table:table-row table:style-name="ro1">
          <table:table-cell office:value-type="string" calcext:value-type="string">
            <text:p>VENKEYS</text:p>
          </table:table-cell>
          <table:table-cell office:value-type="string" calcext:value-type="string">
            <text:p><text:s/>WH01</text:p>
          </table:table-cell>
          <table:table-cell table:formula="of:=CONCATENATE(&quot;UPDATE stocks set moneycontrol_sym='&quot;;TRIM([.B486]);&quot;' where symbol='&quot;;[.A486];&quot;';&quot;)" office:value-type="string" office:string-value="UPDATE stocks set moneycontrol_sym='WH01' where symbol='VENKEYS';" calcext:value-type="string">
            <text:p>UPDATE stocks set moneycontrol_sym='WH01' where symbol='VENKEYS';</text:p>
          </table:table-cell>
        </table:table-row>
        <table:table-row table:style-name="ro1">
          <table:table-cell office:value-type="string" calcext:value-type="string">
            <text:p>VINATIORGA</text:p>
          </table:table-cell>
          <table:table-cell office:value-type="string" calcext:value-type="string">
            <text:p><text:s/>VO01</text:p>
          </table:table-cell>
          <table:table-cell table:formula="of:=CONCATENATE(&quot;UPDATE stocks set moneycontrol_sym='&quot;;TRIM([.B487]);&quot;' where symbol='&quot;;[.A487];&quot;';&quot;)" office:value-type="string" office:string-value="UPDATE stocks set moneycontrol_sym='VO01' where symbol='VINATIORGA';" calcext:value-type="string">
            <text:p>UPDATE stocks set moneycontrol_sym='VO01' where symbol='VINATIORGA';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<text:s/>IC8</text:p>
          </table:table-cell>
          <table:table-cell table:formula="of:=CONCATENATE(&quot;UPDATE stocks set moneycontrol_sym='&quot;;TRIM([.B488]);&quot;' where symbol='&quot;;[.A488];&quot;';&quot;)" office:value-type="string" office:string-value="UPDATE stocks set moneycontrol_sym='IC8' where symbol='IDEA';" calcext:value-type="string">
            <text:p>UPDATE stocks set moneycontrol_sym='IC8' where symbol='IDEA';</text:p>
          </table:table-cell>
        </table:table-row>
        <table:table-row table:style-name="ro1">
          <table:table-cell office:value-type="string" calcext:value-type="string">
            <text:p>VOLTAS</text:p>
          </table:table-cell>
          <table:table-cell office:value-type="string" calcext:value-type="string">
            <text:p><text:s/>V</text:p>
          </table:table-cell>
          <table:table-cell table:formula="of:=CONCATENATE(&quot;UPDATE stocks set moneycontrol_sym='&quot;;TRIM([.B489]);&quot;' where symbol='&quot;;[.A489];&quot;';&quot;)" office:value-type="string" office:string-value="UPDATE stocks set moneycontrol_sym='V' where symbol='VOLTAS';" calcext:value-type="string">
            <text:p>UPDATE stocks set moneycontrol_sym='V' where symbol='VOLTAS';</text:p>
          </table:table-cell>
        </table:table-row>
        <table:table-row table:style-name="ro1">
          <table:table-cell office:value-type="string" calcext:value-type="string">
            <text:p>WABCOINDIA</text:p>
          </table:table-cell>
          <table:table-cell office:value-type="string" calcext:value-type="string">
            <text:p><text:s/>WAB</text:p>
          </table:table-cell>
          <table:table-cell table:formula="of:=CONCATENATE(&quot;UPDATE stocks set moneycontrol_sym='&quot;;TRIM([.B490]);&quot;' where symbol='&quot;;[.A490];&quot;';&quot;)" office:value-type="string" office:string-value="UPDATE stocks set moneycontrol_sym='WAB' where symbol='WABCOINDIA';" calcext:value-type="string">
            <text:p>UPDATE stocks set moneycontrol_sym='WAB' where symbol='WABCOINDIA';</text:p>
          </table:table-cell>
        </table:table-row>
        <table:table-row table:style-name="ro1">
          <table:table-cell office:value-type="string" calcext:value-type="string">
            <text:p>WELCORP</text:p>
          </table:table-cell>
          <table:table-cell office:value-type="string" calcext:value-type="string">
            <text:p><text:s/>WGS</text:p>
          </table:table-cell>
          <table:table-cell table:formula="of:=CONCATENATE(&quot;UPDATE stocks set moneycontrol_sym='&quot;;TRIM([.B491]);&quot;' where symbol='&quot;;[.A491];&quot;';&quot;)" office:value-type="string" office:string-value="UPDATE stocks set moneycontrol_sym='WGS' where symbol='WELCORP';" calcext:value-type="string">
            <text:p>UPDATE stocks set moneycontrol_sym='WGS' where symbol='WELCORP';</text:p>
          </table:table-cell>
        </table:table-row>
        <table:table-row table:style-name="ro1">
          <table:table-cell office:value-type="string" calcext:value-type="string">
            <text:p>WELSPUNIND</text:p>
          </table:table-cell>
          <table:table-cell office:value-type="string" calcext:value-type="string">
            <text:p><text:s/>WI03</text:p>
          </table:table-cell>
          <table:table-cell table:formula="of:=CONCATENATE(&quot;UPDATE stocks set moneycontrol_sym='&quot;;TRIM([.B492]);&quot;' where symbol='&quot;;[.A492];&quot;';&quot;)" office:value-type="string" office:string-value="UPDATE stocks set moneycontrol_sym='WI03' where symbol='WELSPUNIND';" calcext:value-type="string">
            <text:p>UPDATE stocks set moneycontrol_sym='WI03' where symbol='WELSPUNIND';</text:p>
          </table:table-cell>
        </table:table-row>
        <table:table-row table:style-name="ro1">
          <table:table-cell office:value-type="string" calcext:value-type="string">
            <text:p>WESTLIFE</text:p>
          </table:table-cell>
          <table:table-cell office:value-type="string" calcext:value-type="string">
            <text:p><text:s/>DIC</text:p>
          </table:table-cell>
          <table:table-cell table:formula="of:=CONCATENATE(&quot;UPDATE stocks set moneycontrol_sym='&quot;;TRIM([.B493]);&quot;' where symbol='&quot;;[.A493];&quot;';&quot;)" office:value-type="string" office:string-value="UPDATE stocks set moneycontrol_sym='DIC' where symbol='WESTLIFE';" calcext:value-type="string">
            <text:p>UPDATE stocks set moneycontrol_sym='DIC' where symbol='WESTLIFE';</text:p>
          </table:table-cell>
        </table:table-row>
        <table:table-row table:style-name="ro1">
          <table:table-cell office:value-type="string" calcext:value-type="string">
            <text:p>WHIRLPOOL</text:p>
          </table:table-cell>
          <table:table-cell office:value-type="string" calcext:value-type="string">
            <text:p><text:s/>WI</text:p>
          </table:table-cell>
          <table:table-cell table:formula="of:=CONCATENATE(&quot;UPDATE stocks set moneycontrol_sym='&quot;;TRIM([.B494]);&quot;' where symbol='&quot;;[.A494];&quot;';&quot;)" office:value-type="string" office:string-value="UPDATE stocks set moneycontrol_sym='WI' where symbol='WHIRLPOOL';" calcext:value-type="string">
            <text:p>UPDATE stocks set moneycontrol_sym='WI' where symbol='WHIRLPOOL';</text:p>
          </table:table-cell>
        </table:table-row>
        <table:table-row table:style-name="ro1">
          <table:table-cell office:value-type="string" calcext:value-type="string">
            <text:p>WIPRO</text:p>
          </table:table-cell>
          <table:table-cell office:value-type="string" calcext:value-type="string">
            <text:p><text:s/>W</text:p>
          </table:table-cell>
          <table:table-cell table:formula="of:=CONCATENATE(&quot;UPDATE stocks set moneycontrol_sym='&quot;;TRIM([.B495]);&quot;' where symbol='&quot;;[.A495];&quot;';&quot;)" office:value-type="string" office:string-value="UPDATE stocks set moneycontrol_sym='W' where symbol='WIPRO';" calcext:value-type="string">
            <text:p>UPDATE stocks set moneycontrol_sym='W' where symbol='WIPRO';</text:p>
          </table:table-cell>
        </table:table-row>
        <table:table-row table:style-name="ro1">
          <table:table-cell office:value-type="string" calcext:value-type="string">
            <text:p>WOCKPHARMA</text:p>
          </table:table-cell>
          <table:table-cell office:value-type="string" calcext:value-type="string">
            <text:p><text:s/>W05</text:p>
          </table:table-cell>
          <table:table-cell table:formula="of:=CONCATENATE(&quot;UPDATE stocks set moneycontrol_sym='&quot;;TRIM([.B496]);&quot;' where symbol='&quot;;[.A496];&quot;';&quot;)" office:value-type="string" office:string-value="UPDATE stocks set moneycontrol_sym='W05' where symbol='WOCKPHARMA';" calcext:value-type="string">
            <text:p>UPDATE stocks set moneycontrol_sym='W05' where symbol='WOCKPHARMA';</text:p>
          </table:table-cell>
        </table:table-row>
        <table:table-row table:style-name="ro1">
          <table:table-cell office:value-type="string" calcext:value-type="string">
            <text:p>YESBANK</text:p>
          </table:table-cell>
          <table:table-cell office:value-type="string" calcext:value-type="string">
            <text:p><text:s/>YB</text:p>
          </table:table-cell>
          <table:table-cell table:formula="of:=CONCATENATE(&quot;UPDATE stocks set moneycontrol_sym='&quot;;TRIM([.B497]);&quot;' where symbol='&quot;;[.A497];&quot;';&quot;)" office:value-type="string" office:string-value="UPDATE stocks set moneycontrol_sym='YB' where symbol='YESBANK';" calcext:value-type="string">
            <text:p>UPDATE stocks set moneycontrol_sym='YB' where symbol='YESBANK';</text:p>
          </table:table-cell>
        </table:table-row>
        <table:table-row table:style-name="ro1">
          <table:table-cell office:value-type="string" calcext:value-type="string">
            <text:p>ZEEL</text:p>
          </table:table-cell>
          <table:table-cell office:value-type="string" calcext:value-type="string">
            <text:p><text:s/>ZT</text:p>
          </table:table-cell>
          <table:table-cell table:formula="of:=CONCATENATE(&quot;UPDATE stocks set moneycontrol_sym='&quot;;TRIM([.B498]);&quot;' where symbol='&quot;;[.A498];&quot;';&quot;)" office:value-type="string" office:string-value="UPDATE stocks set moneycontrol_sym='ZT' where symbol='ZEEL';" calcext:value-type="string">
            <text:p>UPDATE stocks set moneycontrol_sym='ZT' where symbol='ZEEL';</text:p>
          </table:table-cell>
        </table:table-row>
        <table:table-row table:style-name="ro1">
          <table:table-cell office:value-type="string" calcext:value-type="string">
            <text:p>ZENSARTECH</text:p>
          </table:table-cell>
          <table:table-cell office:value-type="string" calcext:value-type="string">
            <text:p><text:s/>FIC</text:p>
          </table:table-cell>
          <table:table-cell table:formula="of:=CONCATENATE(&quot;UPDATE stocks set moneycontrol_sym='&quot;;TRIM([.B499]);&quot;' where symbol='&quot;;[.A499];&quot;';&quot;)" office:value-type="string" office:string-value="UPDATE stocks set moneycontrol_sym='FIC' where symbol='ZENSARTECH';" calcext:value-type="string">
            <text:p>UPDATE stocks set moneycontrol_sym='FIC' where symbol='ZENSARTECH';</text:p>
          </table:table-cell>
        </table:table-row>
        <table:table-row table:style-name="ro1">
          <table:table-cell office:value-type="string" calcext:value-type="string">
            <text:p>ZYDUSWELL</text:p>
          </table:table-cell>
          <table:table-cell office:value-type="string" calcext:value-type="string">
            <text:p><text:s/>CNA</text:p>
          </table:table-cell>
          <table:table-cell table:formula="of:=CONCATENATE(&quot;UPDATE stocks set moneycontrol_sym='&quot;;TRIM([.B500]);&quot;' where symbol='&quot;;[.A500];&quot;';&quot;)" office:value-type="string" office:string-value="UPDATE stocks set moneycontrol_sym='CNA' where symbol='ZYDUSWELL';" calcext:value-type="string">
            <text:p>UPDATE stocks set moneycontrol_sym='CNA' where symbol='ZYDUSWELL';</text:p>
          </table:table-cell>
        </table:table-row>
        <table:table-row table:style-name="ro1">
          <table:table-cell office:value-type="string" calcext:value-type="string">
            <text:p>ECLERX</text:p>
          </table:table-cell>
          <table:table-cell office:value-type="string" calcext:value-type="string">
            <text:p><text:s/>ES07</text:p>
          </table:table-cell>
          <table:table-cell table:formula="of:=CONCATENATE(&quot;UPDATE stocks set moneycontrol_sym='&quot;;TRIM([.B501]);&quot;' where symbol='&quot;;[.A501];&quot;';&quot;)" office:value-type="string" office:string-value="UPDATE stocks set moneycontrol_sym='ES07' where symbol='ECLERX';" calcext:value-type="string">
            <text:p>UPDATE stocks set moneycontrol_sym='ES07' where symbol='ECLERX'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0:55:40.848826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9T10:54:11.500893950</dc:date>
    <meta:editing-duration>PT10M16S</meta:editing-duration>
    <meta:editing-cycles>2</meta:editing-cycles>
    <meta:generator>LibreOffice/6.0.7.3$Linux_X86_64 LibreOffice_project/00m0$Build-3</meta:generator>
    <meta:document-statistic meta:table-count="1" meta:cell-count="1503" meta:object-count="0"/>
  </office:meta>
</office:document-meta>
</file>